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4fdb04" officeooo:paragraph-rsid="274fdb04"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fo:font-style="italic" style:text-underline-style="none" officeooo:rsid="2337940f" officeooo:paragraph-rsid="2337940f" style:font-style-asian="italic" style:font-style-complex="italic"/>
    </style:style>
    <style:style style:name="P56" style:family="paragraph" style:parent-style-name="Text_20_body">
      <style:text-properties fo:font-style="italic" style:text-underline-style="none" officeooo:paragraph-rsid="23fb4823" style:font-style-asian="italic" style:font-style-complex="italic"/>
    </style:style>
    <style:style style:name="P57" style:family="paragraph" style:parent-style-name="Text_20_body">
      <style:text-properties fo:language="cs" fo:country="CZ" fo:font-style="italic" officeooo:rsid="176aaf3b" officeooo:paragraph-rsid="176aaf3b" style:font-style-asian="italic" style:font-style-complex="italic"/>
    </style:style>
    <style:style style:name="P58" style:family="paragraph" style:parent-style-name="Text_20_body">
      <style:text-properties fo:language="cs" fo:country="CZ" fo:font-style="italic" officeooo:rsid="1ad54024" officeooo:paragraph-rsid="1ad54024" style:font-style-asian="italic" style:font-style-complex="italic"/>
    </style:style>
    <style:style style:name="P5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6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61"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62" style:family="paragraph" style:parent-style-name="Text_20_body">
      <style:text-properties fo:language="cs" fo:country="CZ" fo:font-style="normal" officeooo:rsid="17e6c942" officeooo:paragraph-rsid="235f2c9e" style:font-style-asian="normal" style:font-style-complex="normal"/>
    </style:style>
    <style:style style:name="P63" style:family="paragraph" style:parent-style-name="Text_20_body">
      <style:text-properties fo:language="cs" fo:country="CZ" fo:font-style="normal" officeooo:rsid="24596855" style:font-style-asian="normal" style:font-style-complex="normal"/>
    </style:style>
    <style:style style:name="P64" style:family="paragraph" style:parent-style-name="Text_20_body">
      <style:text-properties fo:font-style="normal" officeooo:rsid="1543b540" officeooo:paragraph-rsid="1aac0adc" style:font-style-asian="normal" style:font-style-complex="normal"/>
    </style:style>
    <style:style style:name="P65" style:family="paragraph" style:parent-style-name="Text_20_body">
      <style:text-properties fo:font-style="normal" officeooo:rsid="20b57a92" officeooo:paragraph-rsid="20b57a92" style:font-style-asian="normal" style:font-style-complex="normal"/>
    </style:style>
    <style:style style:name="P66" style:family="paragraph" style:parent-style-name="Text_20_body">
      <style:text-properties fo:font-style="normal" officeooo:rsid="18f8f928" officeooo:paragraph-rsid="22b24f50" style:font-style-asian="normal" style:font-style-complex="normal"/>
    </style:style>
    <style:style style:name="P67" style:family="paragraph" style:parent-style-name="Text_20_body">
      <style:text-properties fo:font-style="normal" officeooo:rsid="1d13a54a" officeooo:paragraph-rsid="229e2479" style:font-style-asian="normal" style:font-style-complex="normal"/>
    </style:style>
    <style:style style:name="P68" style:family="paragraph" style:parent-style-name="Text_20_body">
      <style:text-properties fo:font-style="normal" officeooo:rsid="18a629ed" officeooo:paragraph-rsid="22a02bc1" style:font-style-asian="normal" style:font-style-complex="normal"/>
    </style:style>
    <style:style style:name="P69" style:family="paragraph" style:parent-style-name="Text_20_body">
      <style:text-properties fo:font-style="normal" officeooo:rsid="229adfe8" officeooo:paragraph-rsid="229e2479" style:font-style-asian="normal" style:font-style-complex="normal"/>
    </style:style>
    <style:style style:name="P70" style:family="paragraph" style:parent-style-name="Text_20_body">
      <style:text-properties fo:font-style="normal" officeooo:paragraph-rsid="229e2479" style:font-style-asian="normal" style:font-style-complex="normal"/>
    </style:style>
    <style:style style:name="P71" style:family="paragraph" style:parent-style-name="Text_20_body">
      <style:text-properties fo:font-style="normal" officeooo:rsid="1d8a2e78" officeooo:paragraph-rsid="22fbd21c" style:font-style-asian="normal" style:font-style-complex="normal"/>
    </style:style>
    <style:style style:name="P72" style:family="paragraph" style:parent-style-name="Text_20_body">
      <style:text-properties fo:font-style="normal" officeooo:rsid="17480cd3" officeooo:paragraph-rsid="233a4f3d" style:font-style-asian="normal" style:font-style-complex="normal"/>
    </style:style>
    <style:style style:name="P73" style:family="paragraph" style:parent-style-name="Text_20_body">
      <style:text-properties fo:font-style="normal" officeooo:rsid="1b1a5bf4" officeooo:paragraph-rsid="23826af7" style:font-style-asian="normal" style:font-style-complex="normal"/>
    </style:style>
    <style:style style:name="P74" style:family="paragraph" style:parent-style-name="Text_20_body">
      <style:text-properties fo:font-style="normal" officeooo:rsid="1c81d622" officeooo:paragraph-rsid="23e714e7" style:font-style-asian="normal" style:font-style-complex="normal"/>
    </style:style>
    <style:style style:name="P75" style:family="paragraph" style:parent-style-name="Text_20_body">
      <style:text-properties fo:font-style="normal" officeooo:rsid="1bd0abba" officeooo:paragraph-rsid="23ff19ee" style:font-style-asian="normal" style:font-style-complex="normal"/>
    </style:style>
    <style:style style:name="P76" style:family="paragraph" style:parent-style-name="Text_20_body">
      <style:text-properties fo:font-style="normal" officeooo:rsid="14b72b10" officeooo:paragraph-rsid="23a5779e" style:font-style-asian="normal" style:font-style-complex="normal"/>
    </style:style>
    <style:style style:name="P77" style:family="paragraph" style:parent-style-name="Text_20_body">
      <style:text-properties fo:font-style="normal" officeooo:rsid="14b72b10" officeooo:paragraph-rsid="23ca212b" style:font-style-asian="normal" style:font-style-complex="normal"/>
    </style:style>
    <style:style style:name="P78" style:family="paragraph" style:parent-style-name="Text_20_body">
      <style:text-properties fo:font-style="normal" officeooo:rsid="191f564a" officeooo:paragraph-rsid="23d38cee" style:font-style-asian="normal" style:font-style-complex="normal"/>
    </style:style>
    <style:style style:name="P79" style:family="paragraph" style:parent-style-name="Text_20_body">
      <style:text-properties fo:font-style="normal" officeooo:rsid="19168136" officeooo:paragraph-rsid="23db23da" style:font-style-asian="normal" style:font-style-complex="normal"/>
    </style:style>
    <style:style style:name="P80" style:family="paragraph" style:parent-style-name="Text_20_body">
      <style:text-properties fo:font-style="normal" officeooo:rsid="2411030d" officeooo:paragraph-rsid="242378e4" style:font-style-asian="normal" style:font-style-complex="normal"/>
    </style:style>
    <style:style style:name="P81" style:family="paragraph" style:parent-style-name="Text_20_body">
      <style:text-properties fo:font-style="normal" officeooo:rsid="1a303286" officeooo:paragraph-rsid="2484bd5f" style:font-style-asian="normal" style:font-style-complex="normal"/>
    </style:style>
    <style:style style:name="P82" style:family="paragraph" style:parent-style-name="Text_20_body">
      <style:text-properties fo:font-style="normal" officeooo:rsid="202d51f4" officeooo:paragraph-rsid="24cd52ec" style:font-style-asian="normal" style:font-style-complex="normal"/>
    </style:style>
    <style:style style:name="P83"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4"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7"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8"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9"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90"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91" style:family="paragraph" style:parent-style-name="Text_20_body">
      <style:text-properties officeooo:rsid="142dd805" officeooo:paragraph-rsid="17205437"/>
    </style:style>
    <style:style style:name="P92" style:family="paragraph" style:parent-style-name="Text_20_body">
      <style:text-properties officeooo:rsid="1470ab33" officeooo:paragraph-rsid="17205437"/>
    </style:style>
    <style:style style:name="P93" style:family="paragraph" style:parent-style-name="Text_20_body">
      <style:text-properties officeooo:rsid="12bd1159" officeooo:paragraph-rsid="17205437"/>
    </style:style>
    <style:style style:name="P94" style:family="paragraph" style:parent-style-name="Text_20_body">
      <style:text-properties officeooo:rsid="1215a39f" officeooo:paragraph-rsid="17205437"/>
    </style:style>
    <style:style style:name="P95" style:family="paragraph" style:parent-style-name="Text_20_body">
      <style:text-properties officeooo:rsid="18059df4" officeooo:paragraph-rsid="1aaab28b"/>
    </style:style>
    <style:style style:name="P96" style:family="paragraph" style:parent-style-name="Text_20_body">
      <style:text-properties fo:font-weight="bold" officeooo:rsid="1b155c13" officeooo:paragraph-rsid="1b155c13" style:font-weight-asian="bold" style:font-weight-complex="bold"/>
    </style:style>
    <style:style style:name="P97" style:family="paragraph" style:parent-style-name="Text_20_body">
      <style:text-properties officeooo:rsid="1b611a13" officeooo:paragraph-rsid="1b611a13"/>
    </style:style>
    <style:style style:name="P98" style:family="paragraph" style:parent-style-name="Text_20_body">
      <style:text-properties officeooo:paragraph-rsid="1d11026e"/>
    </style:style>
    <style:style style:name="P99" style:family="paragraph" style:parent-style-name="Text_20_body">
      <style:text-properties officeooo:rsid="1471fc0d" officeooo:paragraph-rsid="1e573006"/>
    </style:style>
    <style:style style:name="P100" style:family="paragraph" style:parent-style-name="Text_20_body">
      <style:text-properties officeooo:rsid="1e650113" officeooo:paragraph-rsid="1e650113"/>
    </style:style>
    <style:style style:name="P101" style:family="paragraph" style:parent-style-name="Text_20_body">
      <style:text-properties officeooo:rsid="1ac3a729" officeooo:paragraph-rsid="1eae0bfd"/>
    </style:style>
    <style:style style:name="P102" style:family="paragraph" style:parent-style-name="Text_20_body">
      <style:text-properties officeooo:paragraph-rsid="1a894516"/>
    </style:style>
    <style:style style:name="P103" style:family="paragraph" style:parent-style-name="Text_20_body">
      <style:text-properties officeooo:rsid="20ae9233" officeooo:paragraph-rsid="20b3c77a"/>
    </style:style>
    <style:style style:name="P104" style:family="paragraph" style:parent-style-name="Text_20_body">
      <style:text-properties officeooo:rsid="20ae9233" officeooo:paragraph-rsid="20b868e0"/>
    </style:style>
    <style:style style:name="P105" style:family="paragraph" style:parent-style-name="Text_20_body">
      <style:text-properties officeooo:rsid="20c1dfbe" officeooo:paragraph-rsid="20cc0cde"/>
    </style:style>
    <style:style style:name="P106" style:family="paragraph" style:parent-style-name="Text_20_body">
      <style:text-properties style:font-name="Georgia3"/>
    </style:style>
    <style:style style:name="P10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8" style:family="paragraph" style:parent-style-name="Text_20_body">
      <style:text-properties officeooo:rsid="2162cbc8" officeooo:paragraph-rsid="2162cbc8"/>
    </style:style>
    <style:style style:name="P109" style:family="paragraph" style:parent-style-name="Text_20_body">
      <style:text-properties officeooo:rsid="2147fd05" officeooo:paragraph-rsid="218a0d09"/>
    </style:style>
    <style:style style:name="P110" style:family="paragraph" style:parent-style-name="Text_20_body">
      <style:text-properties officeooo:paragraph-rsid="1a59fbf0"/>
    </style:style>
    <style:style style:name="P111" style:family="paragraph" style:parent-style-name="Text_20_body">
      <style:text-properties officeooo:paragraph-rsid="21e78584"/>
    </style:style>
    <style:style style:name="P112" style:family="paragraph" style:parent-style-name="Text_20_body">
      <style:text-properties officeooo:rsid="21ebec9f" officeooo:paragraph-rsid="21ebec9f"/>
    </style:style>
    <style:style style:name="P113" style:family="paragraph" style:parent-style-name="Text_20_body">
      <style:text-properties officeooo:rsid="21499c1b" officeooo:paragraph-rsid="218d7d64"/>
    </style:style>
    <style:style style:name="P114" style:family="paragraph" style:parent-style-name="Text_20_body">
      <style:text-properties officeooo:rsid="215ff24d" officeooo:paragraph-rsid="215ff24d"/>
    </style:style>
    <style:style style:name="P115" style:family="paragraph" style:parent-style-name="Text_20_body">
      <style:text-properties officeooo:rsid="17beb1df" officeooo:paragraph-rsid="22b75f06"/>
    </style:style>
    <style:style style:name="P116" style:family="paragraph" style:parent-style-name="Text_20_body">
      <style:text-properties officeooo:paragraph-rsid="2251c340"/>
    </style:style>
    <style:style style:name="P117" style:family="paragraph" style:parent-style-name="Text_20_body">
      <style:text-properties officeooo:rsid="226129cb" officeooo:paragraph-rsid="22a02bc1"/>
    </style:style>
    <style:style style:name="P118" style:family="paragraph" style:parent-style-name="Text_20_body">
      <style:text-properties officeooo:paragraph-rsid="2288d7d1"/>
    </style:style>
    <style:style style:name="P119" style:family="paragraph" style:parent-style-name="Text_20_body">
      <style:text-properties officeooo:paragraph-rsid="22a02bc1"/>
    </style:style>
    <style:style style:name="P120" style:family="paragraph" style:parent-style-name="Text_20_body">
      <style:text-properties officeooo:paragraph-rsid="22a72b9c"/>
    </style:style>
    <style:style style:name="P121" style:family="paragraph" style:parent-style-name="Text_20_body">
      <style:text-properties officeooo:paragraph-rsid="22b209a1"/>
    </style:style>
    <style:style style:name="P122" style:family="paragraph" style:parent-style-name="Text_20_body">
      <style:text-properties officeooo:rsid="1d433671" officeooo:paragraph-rsid="22b75f06"/>
    </style:style>
    <style:style style:name="P123" style:family="paragraph" style:parent-style-name="Text_20_body">
      <style:text-properties officeooo:rsid="1d69db0a" officeooo:paragraph-rsid="22b75f06"/>
    </style:style>
    <style:style style:name="P124" style:family="paragraph" style:parent-style-name="Text_20_body">
      <style:text-properties officeooo:paragraph-rsid="22b8f4cb"/>
    </style:style>
    <style:style style:name="P125" style:family="paragraph" style:parent-style-name="Text_20_body">
      <style:text-properties officeooo:paragraph-rsid="2291ef2b"/>
    </style:style>
    <style:style style:name="P126" style:family="paragraph" style:parent-style-name="Text_20_body">
      <style:text-properties officeooo:paragraph-rsid="22d22cb7"/>
    </style:style>
    <style:style style:name="P127" style:family="paragraph" style:parent-style-name="Text_20_body">
      <style:text-properties officeooo:rsid="1c81d622" officeooo:paragraph-rsid="22f8e413"/>
    </style:style>
    <style:style style:name="P128" style:family="paragraph" style:parent-style-name="Text_20_body">
      <style:text-properties officeooo:rsid="1c81d622" officeooo:paragraph-rsid="22f8efa9"/>
    </style:style>
    <style:style style:name="P129" style:family="paragraph" style:parent-style-name="Text_20_body">
      <style:text-properties officeooo:rsid="1c81d622" officeooo:paragraph-rsid="23e714e7"/>
    </style:style>
    <style:style style:name="P130" style:family="paragraph" style:parent-style-name="Text_20_body">
      <style:text-properties officeooo:rsid="1c81d622" officeooo:paragraph-rsid="23f063d8"/>
    </style:style>
    <style:style style:name="P131" style:family="paragraph" style:parent-style-name="Text_20_body">
      <style:text-properties officeooo:paragraph-rsid="22f7c55a"/>
    </style:style>
    <style:style style:name="P132" style:family="paragraph" style:parent-style-name="Text_20_body">
      <style:text-properties officeooo:rsid="1d8fe60c" officeooo:paragraph-rsid="22fbd21c"/>
    </style:style>
    <style:style style:name="P133" style:family="paragraph" style:parent-style-name="Text_20_body">
      <style:text-properties officeooo:paragraph-rsid="230435b4"/>
    </style:style>
    <style:style style:name="P134" style:family="paragraph" style:parent-style-name="Text_20_body">
      <style:text-properties officeooo:rsid="151cf1f3" officeooo:paragraph-rsid="230fa82d"/>
    </style:style>
    <style:style style:name="P135" style:family="paragraph" style:parent-style-name="Text_20_body">
      <style:text-properties officeooo:paragraph-rsid="231efd0a"/>
    </style:style>
    <style:style style:name="P136" style:family="paragraph" style:parent-style-name="Text_20_body">
      <style:text-properties officeooo:paragraph-rsid="231f564e"/>
    </style:style>
    <style:style style:name="P137" style:family="paragraph" style:parent-style-name="Text_20_body">
      <style:text-properties officeooo:paragraph-rsid="23205b56"/>
    </style:style>
    <style:style style:name="P138" style:family="paragraph" style:parent-style-name="Text_20_body">
      <style:text-properties officeooo:paragraph-rsid="23234b40"/>
    </style:style>
    <style:style style:name="P139"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40" style:family="paragraph" style:parent-style-name="Text_20_body">
      <style:text-properties officeooo:paragraph-rsid="17205437"/>
    </style:style>
    <style:style style:name="P141" style:family="paragraph" style:parent-style-name="Text_20_body">
      <style:text-properties officeooo:rsid="160397eb" officeooo:paragraph-rsid="23db23da"/>
    </style:style>
    <style:style style:name="P142" style:family="paragraph" style:parent-style-name="Text_20_body">
      <style:text-properties officeooo:rsid="1ad6edef" officeooo:paragraph-rsid="237eec38"/>
    </style:style>
    <style:style style:name="P143" style:family="paragraph" style:parent-style-name="Text_20_body">
      <style:text-properties officeooo:rsid="20df05fc" officeooo:paragraph-rsid="237eec38"/>
    </style:style>
    <style:style style:name="P144" style:family="paragraph" style:parent-style-name="Text_20_body">
      <style:text-properties officeooo:rsid="122829e6" officeooo:paragraph-rsid="237eec38"/>
    </style:style>
    <style:style style:name="P145" style:family="paragraph" style:parent-style-name="Text_20_body">
      <style:text-properties officeooo:rsid="1c83c954" officeooo:paragraph-rsid="23e7dff0"/>
    </style:style>
    <style:style style:name="P146" style:family="paragraph" style:parent-style-name="Text_20_body">
      <style:text-properties officeooo:paragraph-rsid="1b3aa9da"/>
    </style:style>
    <style:style style:name="P147" style:family="paragraph" style:parent-style-name="Text_20_body">
      <style:text-properties officeooo:paragraph-rsid="1f480d51"/>
    </style:style>
    <style:style style:name="P148" style:family="paragraph" style:parent-style-name="Text_20_body">
      <style:text-properties officeooo:rsid="23849229" officeooo:paragraph-rsid="23855347"/>
    </style:style>
    <style:style style:name="P149" style:family="paragraph" style:parent-style-name="Text_20_body">
      <style:text-properties officeooo:rsid="23849229" officeooo:paragraph-rsid="2385ba7b"/>
    </style:style>
    <style:style style:name="P150" style:family="paragraph" style:parent-style-name="Text_20_body">
      <style:text-properties officeooo:rsid="14b72b10" officeooo:paragraph-rsid="23a4842d"/>
    </style:style>
    <style:style style:name="P151" style:family="paragraph" style:parent-style-name="Text_20_body">
      <style:text-properties officeooo:rsid="18162dee" officeooo:paragraph-rsid="1aac0adc"/>
    </style:style>
    <style:style style:name="P152" style:family="paragraph" style:parent-style-name="Text_20_body">
      <style:text-properties officeooo:rsid="179fb25b" officeooo:paragraph-rsid="23ba8e30"/>
    </style:style>
    <style:style style:name="P153" style:family="paragraph" style:parent-style-name="Text_20_body">
      <style:text-properties officeooo:rsid="1b5e1c0d" officeooo:paragraph-rsid="1b5e1c0d"/>
    </style:style>
    <style:style style:name="P154" style:family="paragraph" style:parent-style-name="Text_20_body">
      <style:text-properties officeooo:rsid="191f564a" officeooo:paragraph-rsid="23c6a097"/>
    </style:style>
    <style:style style:name="P155" style:family="paragraph" style:parent-style-name="Text_20_body">
      <style:text-properties officeooo:rsid="19306b54" officeooo:paragraph-rsid="23cd2eb0"/>
    </style:style>
    <style:style style:name="P156" style:family="paragraph" style:parent-style-name="Text_20_body">
      <style:text-properties officeooo:rsid="19306b54" officeooo:paragraph-rsid="23cf0c44"/>
    </style:style>
    <style:style style:name="P157" style:family="paragraph" style:parent-style-name="Text_20_body">
      <style:text-properties officeooo:paragraph-rsid="23ca7a68"/>
    </style:style>
    <style:style style:name="P158" style:family="paragraph" style:parent-style-name="Text_20_body">
      <style:text-properties officeooo:paragraph-rsid="23cd2eb0"/>
    </style:style>
    <style:style style:name="P159" style:family="paragraph" style:parent-style-name="Text_20_body">
      <style:text-properties officeooo:paragraph-rsid="23db23da"/>
    </style:style>
    <style:style style:name="P160" style:family="paragraph" style:parent-style-name="Text_20_body">
      <style:text-properties officeooo:rsid="23f188a5" officeooo:paragraph-rsid="23f219d6"/>
    </style:style>
    <style:style style:name="P161" style:family="paragraph" style:parent-style-name="Text_20_body">
      <style:text-properties officeooo:paragraph-rsid="23ff19ee"/>
    </style:style>
    <style:style style:name="P162" style:family="paragraph" style:parent-style-name="Text_20_body">
      <style:text-properties officeooo:paragraph-rsid="2406d03d"/>
    </style:style>
    <style:style style:name="P163" style:family="paragraph" style:parent-style-name="Text_20_body">
      <style:text-properties officeooo:rsid="1d67446e" officeooo:paragraph-rsid="22ba8833"/>
    </style:style>
    <style:style style:name="P164" style:family="paragraph" style:parent-style-name="Text_20_body">
      <style:text-properties officeooo:paragraph-rsid="242df0d0"/>
    </style:style>
    <style:style style:name="P165" style:family="paragraph" style:parent-style-name="Text_20_body">
      <style:text-properties officeooo:paragraph-rsid="2434619c"/>
    </style:style>
    <style:style style:name="P166" style:family="paragraph" style:parent-style-name="Text_20_body">
      <style:text-properties officeooo:rsid="21ce11c9" officeooo:paragraph-rsid="22044d38"/>
    </style:style>
    <style:style style:name="P167" style:family="paragraph" style:parent-style-name="Text_20_body">
      <style:text-properties officeooo:rsid="2285c2f2" officeooo:paragraph-rsid="249284c7"/>
    </style:style>
    <style:style style:name="P168" style:family="paragraph" style:parent-style-name="Text_20_body">
      <style:text-properties officeooo:paragraph-rsid="2484bd5f"/>
    </style:style>
    <style:style style:name="P169" style:family="paragraph" style:parent-style-name="Text_20_body">
      <style:text-properties officeooo:paragraph-rsid="229e95b5"/>
    </style:style>
    <style:style style:name="P170" style:family="paragraph" style:parent-style-name="Text_20_body">
      <style:text-properties officeooo:paragraph-rsid="251015d1"/>
    </style:style>
    <style:style style:name="P171" style:family="paragraph" style:parent-style-name="Text_20_body">
      <style:text-properties officeooo:paragraph-rsid="0ce95318"/>
    </style:style>
    <style:style style:name="P172" style:family="paragraph" style:parent-style-name="Text_20_body">
      <style:text-properties officeooo:rsid="14c38be7" officeooo:paragraph-rsid="2206d47c"/>
    </style:style>
    <style:style style:name="P173" style:family="paragraph" style:parent-style-name="Text_20_body">
      <style:text-properties officeooo:rsid="21267627" officeooo:paragraph-rsid="21267627"/>
    </style:style>
    <style:style style:name="P174" style:family="paragraph" style:parent-style-name="Text_20_body">
      <style:text-properties officeooo:paragraph-rsid="252621ad"/>
    </style:style>
    <style:style style:name="P175" style:family="paragraph" style:parent-style-name="Text_20_body">
      <style:text-properties officeooo:rsid="256f641d" officeooo:paragraph-rsid="256f641d"/>
    </style:style>
    <style:style style:name="P176" style:family="paragraph" style:parent-style-name="Text_20_body">
      <style:text-properties officeooo:rsid="257d445a" officeooo:paragraph-rsid="257d445a"/>
    </style:style>
    <style:style style:name="P177" style:family="paragraph" style:parent-style-name="Text_20_body">
      <style:text-properties officeooo:rsid="14f3c9c1" officeooo:paragraph-rsid="25a7c326"/>
    </style:style>
    <style:style style:name="P178" style:family="paragraph" style:parent-style-name="Text_20_body">
      <style:text-properties officeooo:paragraph-rsid="25b23a01"/>
    </style:style>
    <style:style style:name="P179" style:family="paragraph" style:parent-style-name="Text_20_body">
      <style:text-properties officeooo:rsid="25b23a01" officeooo:paragraph-rsid="25b23a01"/>
    </style:style>
    <style:style style:name="P180"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81" style:family="paragraph" style:parent-style-name="Text_20_body">
      <style:text-properties officeooo:rsid="25e0cf9e" officeooo:paragraph-rsid="25e0cf9e"/>
    </style:style>
    <style:style style:name="P182" style:family="paragraph" style:parent-style-name="Text_20_body">
      <style:text-properties officeooo:rsid="25e0d5bd" officeooo:paragraph-rsid="25e0d5bd"/>
    </style:style>
    <style:style style:name="P183" style:family="paragraph" style:parent-style-name="Text_20_body">
      <style:text-properties officeooo:rsid="25e48602" officeooo:paragraph-rsid="25e48602"/>
    </style:style>
    <style:style style:name="P184" style:family="paragraph" style:parent-style-name="Text_20_body">
      <style:text-properties officeooo:rsid="25e60bac" officeooo:paragraph-rsid="25e60bac"/>
    </style:style>
    <style:style style:name="P185" style:family="paragraph" style:parent-style-name="Text_20_body">
      <style:text-properties officeooo:rsid="25e75731" officeooo:paragraph-rsid="25e75731"/>
    </style:style>
    <style:style style:name="P186" style:family="paragraph" style:parent-style-name="Text_20_body">
      <style:text-properties officeooo:rsid="25e839c4" officeooo:paragraph-rsid="25e839c4"/>
    </style:style>
    <style:style style:name="P187" style:family="paragraph" style:parent-style-name="Text_20_body">
      <style:text-properties officeooo:rsid="25ed5f28" officeooo:paragraph-rsid="25ed5f28"/>
    </style:style>
    <style:style style:name="P188" style:family="paragraph" style:parent-style-name="Text_20_body">
      <style:text-properties officeooo:rsid="25ef4ca3" officeooo:paragraph-rsid="25ef4ca3"/>
    </style:style>
    <style:style style:name="P189" style:family="paragraph" style:parent-style-name="Text_20_body">
      <style:text-properties officeooo:rsid="25f386e9" officeooo:paragraph-rsid="25f386e9"/>
    </style:style>
    <style:style style:name="P190" style:family="paragraph" style:parent-style-name="Text_20_body">
      <style:text-properties officeooo:rsid="25f7b767" officeooo:paragraph-rsid="25f7b767"/>
    </style:style>
    <style:style style:name="P191" style:family="paragraph" style:parent-style-name="Text_20_body">
      <style:text-properties officeooo:rsid="25f8f740" officeooo:paragraph-rsid="25f8f740"/>
    </style:style>
    <style:style style:name="P192" style:family="paragraph" style:parent-style-name="Text_20_body">
      <style:text-properties officeooo:rsid="25fb237b" officeooo:paragraph-rsid="25fb237b"/>
    </style:style>
    <style:style style:name="P193" style:family="paragraph" style:parent-style-name="Text_20_body">
      <style:text-properties officeooo:rsid="25fdccce" officeooo:paragraph-rsid="25fdccce"/>
    </style:style>
    <style:style style:name="P194" style:family="paragraph" style:parent-style-name="Text_20_body">
      <style:text-properties officeooo:rsid="25ff8605" officeooo:paragraph-rsid="25ff8605"/>
    </style:style>
    <style:style style:name="P195" style:family="paragraph" style:parent-style-name="Text_20_body">
      <style:text-properties officeooo:rsid="260157e2" officeooo:paragraph-rsid="260157e2"/>
    </style:style>
    <style:style style:name="P196" style:family="paragraph" style:parent-style-name="Text_20_body">
      <style:text-properties officeooo:rsid="26033fbd" officeooo:paragraph-rsid="26033fbd"/>
    </style:style>
    <style:style style:name="P197" style:family="paragraph" style:parent-style-name="Text_20_body">
      <style:text-properties officeooo:rsid="260585fe" officeooo:paragraph-rsid="260585fe"/>
    </style:style>
    <style:style style:name="P198" style:family="paragraph" style:parent-style-name="Text_20_body">
      <style:text-properties officeooo:rsid="2606d677" officeooo:paragraph-rsid="2606d677"/>
    </style:style>
    <style:style style:name="P199" style:family="paragraph" style:parent-style-name="Text_20_body">
      <style:text-properties officeooo:rsid="260cf115" officeooo:paragraph-rsid="260cf115"/>
    </style:style>
    <style:style style:name="P200" style:family="paragraph" style:parent-style-name="Text_20_body">
      <style:text-properties officeooo:rsid="26117f9b" officeooo:paragraph-rsid="26117f9b"/>
    </style:style>
    <style:style style:name="P201" style:family="paragraph" style:parent-style-name="Text_20_body">
      <style:text-properties officeooo:rsid="2612f682" officeooo:paragraph-rsid="261c4802"/>
    </style:style>
    <style:style style:name="P202" style:family="paragraph" style:parent-style-name="Text_20_body">
      <style:text-properties officeooo:rsid="26150323" officeooo:paragraph-rsid="26150323"/>
    </style:style>
    <style:style style:name="P203" style:family="paragraph" style:parent-style-name="Text_20_body">
      <style:text-properties officeooo:rsid="261c2577" officeooo:paragraph-rsid="261c2577"/>
    </style:style>
    <style:style style:name="P204" style:family="paragraph" style:parent-style-name="Text_20_body">
      <style:text-properties officeooo:rsid="25fe59a7" officeooo:paragraph-rsid="25fe59a7"/>
    </style:style>
    <style:style style:name="P205" style:family="paragraph" style:parent-style-name="Text_20_body">
      <style:text-properties officeooo:rsid="25f0fa22" officeooo:paragraph-rsid="25f0fa22"/>
    </style:style>
    <style:style style:name="P206" style:family="paragraph" style:parent-style-name="Text_20_body">
      <style:text-properties officeooo:rsid="262ab00f" officeooo:paragraph-rsid="262ab00f"/>
    </style:style>
    <style:style style:name="P207" style:family="paragraph" style:parent-style-name="Text_20_body">
      <style:text-properties officeooo:rsid="26279b66" officeooo:paragraph-rsid="26279b66"/>
    </style:style>
    <style:style style:name="P208" style:family="paragraph" style:parent-style-name="Text_20_body">
      <style:text-properties officeooo:rsid="262bf9b6" officeooo:paragraph-rsid="262bf9b6"/>
    </style:style>
    <style:style style:name="P209" style:family="paragraph" style:parent-style-name="Text_20_body">
      <style:text-properties officeooo:rsid="262fbde6" officeooo:paragraph-rsid="262fbde6"/>
    </style:style>
    <style:style style:name="P210" style:family="paragraph" style:parent-style-name="Text_20_body">
      <style:text-properties officeooo:rsid="262fcd63" officeooo:paragraph-rsid="262fcd63"/>
    </style:style>
    <style:style style:name="P211" style:family="paragraph" style:parent-style-name="Text_20_body">
      <style:text-properties officeooo:rsid="2630337a" officeooo:paragraph-rsid="2630337a"/>
    </style:style>
    <style:style style:name="P212" style:family="paragraph" style:parent-style-name="Text_20_body">
      <style:text-properties officeooo:rsid="2630337a" officeooo:paragraph-rsid="263211f9"/>
    </style:style>
    <style:style style:name="P213" style:family="paragraph" style:parent-style-name="Text_20_body">
      <style:text-properties officeooo:rsid="263211f9" officeooo:paragraph-rsid="263211f9"/>
    </style:style>
    <style:style style:name="P214" style:family="paragraph" style:parent-style-name="Text_20_body">
      <style:text-properties officeooo:rsid="2636761b" officeooo:paragraph-rsid="2636761b"/>
    </style:style>
    <style:style style:name="P215" style:family="paragraph" style:parent-style-name="Text_20_body">
      <style:text-properties officeooo:rsid="2638215c" officeooo:paragraph-rsid="2638215c"/>
    </style:style>
    <style:style style:name="P216" style:family="paragraph" style:parent-style-name="Text_20_body">
      <style:text-properties officeooo:rsid="2638ce14" officeooo:paragraph-rsid="2638ce14"/>
    </style:style>
    <style:style style:name="P217" style:family="paragraph" style:parent-style-name="Text_20_body">
      <style:text-properties officeooo:rsid="263917c4" officeooo:paragraph-rsid="263917c4"/>
    </style:style>
    <style:style style:name="P218" style:family="paragraph" style:parent-style-name="Text_20_body">
      <style:text-properties officeooo:rsid="263ac6b4" officeooo:paragraph-rsid="263ac6b4"/>
    </style:style>
    <style:style style:name="P219" style:family="paragraph" style:parent-style-name="Text_20_body">
      <style:text-properties officeooo:rsid="263e6dde" officeooo:paragraph-rsid="263e6dde"/>
    </style:style>
    <style:style style:name="P220" style:family="paragraph" style:parent-style-name="Text_20_body">
      <style:text-properties officeooo:rsid="263ed273" officeooo:paragraph-rsid="263ed273"/>
    </style:style>
    <style:style style:name="P221" style:family="paragraph" style:parent-style-name="Text_20_body">
      <style:text-properties officeooo:rsid="263f6e6e" officeooo:paragraph-rsid="263f6e6e"/>
    </style:style>
    <style:style style:name="P222" style:family="paragraph" style:parent-style-name="Text_20_body">
      <style:text-properties officeooo:rsid="262e1703" officeooo:paragraph-rsid="262e1703"/>
    </style:style>
    <style:style style:name="P223" style:family="paragraph" style:parent-style-name="Text_20_body">
      <style:text-properties officeooo:rsid="265a6876" officeooo:paragraph-rsid="265a6876"/>
    </style:style>
    <style:style style:name="P224" style:family="paragraph" style:parent-style-name="Text_20_body">
      <style:text-properties officeooo:rsid="265a6876" officeooo:paragraph-rsid="265b9925"/>
    </style:style>
    <style:style style:name="P225" style:family="paragraph" style:parent-style-name="Text_20_body">
      <style:text-properties officeooo:rsid="265ce525" officeooo:paragraph-rsid="265ce525"/>
    </style:style>
    <style:style style:name="P226" style:family="paragraph" style:parent-style-name="Text_20_body">
      <style:text-properties officeooo:rsid="2657f009" officeooo:paragraph-rsid="2657f009"/>
    </style:style>
    <style:style style:name="P227" style:family="paragraph" style:parent-style-name="Text_20_body">
      <style:text-properties officeooo:rsid="26601ee3" officeooo:paragraph-rsid="26601ee3"/>
    </style:style>
    <style:style style:name="P228" style:family="paragraph" style:parent-style-name="Text_20_body">
      <style:text-properties officeooo:rsid="266e12c9" officeooo:paragraph-rsid="266e12c9"/>
    </style:style>
    <style:style style:name="P229" style:family="paragraph" style:parent-style-name="Text_20_body">
      <style:text-properties officeooo:rsid="26736913" officeooo:paragraph-rsid="26736913"/>
    </style:style>
    <style:style style:name="P230" style:family="paragraph" style:parent-style-name="Text_20_body">
      <style:text-properties officeooo:rsid="26217364" officeooo:paragraph-rsid="26217364"/>
    </style:style>
    <style:style style:name="P231" style:family="paragraph" style:parent-style-name="Text_20_body">
      <style:text-properties officeooo:rsid="269c1a18" officeooo:paragraph-rsid="26ae7694"/>
    </style:style>
    <style:style style:name="P232" style:family="paragraph" style:parent-style-name="Text_20_body">
      <style:text-properties officeooo:rsid="17e6c942" officeooo:paragraph-rsid="26d15f04"/>
    </style:style>
    <style:style style:name="P233" style:family="paragraph" style:parent-style-name="Text_20_body">
      <style:text-properties officeooo:rsid="17e6c942" officeooo:paragraph-rsid="26ecb252"/>
    </style:style>
    <style:style style:name="P234" style:family="paragraph" style:parent-style-name="Text_20_body">
      <style:text-properties officeooo:rsid="17e6c942" officeooo:paragraph-rsid="27018d5e"/>
    </style:style>
    <style:style style:name="P235" style:family="paragraph" style:parent-style-name="Text_20_body">
      <style:text-properties officeooo:rsid="17e6c942" officeooo:paragraph-rsid="275bfdba"/>
    </style:style>
    <style:style style:name="P236" style:family="paragraph" style:parent-style-name="Text_20_body">
      <style:text-properties officeooo:paragraph-rsid="26a9ee82"/>
    </style:style>
    <style:style style:name="P237" style:family="paragraph" style:parent-style-name="Text_20_body">
      <style:text-properties officeooo:rsid="26c0ea8a" officeooo:paragraph-rsid="26c0ea8a"/>
    </style:style>
    <style:style style:name="P238" style:family="paragraph" style:parent-style-name="Text_20_body">
      <style:text-properties officeooo:rsid="26da25e0" officeooo:paragraph-rsid="26da25e0"/>
    </style:style>
    <style:style style:name="P239" style:family="paragraph" style:parent-style-name="Text_20_body">
      <style:text-properties officeooo:rsid="26da25e0" officeooo:paragraph-rsid="2702a9f6"/>
    </style:style>
    <style:style style:name="P240" style:family="paragraph" style:parent-style-name="Text_20_body">
      <style:text-properties officeooo:rsid="26da25e0" officeooo:paragraph-rsid="272bf80e"/>
    </style:style>
    <style:style style:name="P241" style:family="paragraph" style:parent-style-name="Text_20_body">
      <style:text-properties officeooo:rsid="2707d48d" officeooo:paragraph-rsid="2707d48d"/>
    </style:style>
    <style:style style:name="P242" style:family="paragraph" style:parent-style-name="Text_20_body">
      <style:text-properties officeooo:rsid="2707d48d" officeooo:paragraph-rsid="2709ce9e"/>
    </style:style>
    <style:style style:name="P243" style:family="paragraph" style:parent-style-name="Text_20_body">
      <style:text-properties officeooo:rsid="2707d48d" officeooo:paragraph-rsid="272c2712"/>
    </style:style>
    <style:style style:name="P244" style:family="paragraph" style:parent-style-name="Text_20_body">
      <style:text-properties officeooo:rsid="17d7660b" officeooo:paragraph-rsid="272cb78a"/>
    </style:style>
    <style:style style:name="P245" style:family="paragraph" style:parent-style-name="Text_20_body">
      <style:text-properties officeooo:rsid="1ff514e4" officeooo:paragraph-rsid="272cb78a"/>
    </style:style>
    <style:style style:name="P246" style:family="paragraph" style:parent-style-name="Text_20_body">
      <style:text-properties officeooo:rsid="27342c7a" officeooo:paragraph-rsid="27342c7a"/>
    </style:style>
    <style:style style:name="P247" style:family="paragraph" style:parent-style-name="Text_20_body">
      <style:text-properties officeooo:rsid="27350553" officeooo:paragraph-rsid="27441d1e"/>
    </style:style>
    <style:style style:name="P248" style:family="paragraph" style:parent-style-name="Text_20_body">
      <style:text-properties officeooo:rsid="273c4cea" officeooo:paragraph-rsid="27342c7a"/>
    </style:style>
    <style:style style:name="P249" style:family="paragraph" style:parent-style-name="Text_20_body">
      <style:text-properties officeooo:paragraph-rsid="2742f671"/>
    </style:style>
    <style:style style:name="P250" style:family="paragraph" style:parent-style-name="Text_20_body">
      <style:text-properties officeooo:paragraph-rsid="2745d62c"/>
    </style:style>
    <style:style style:name="P251" style:family="paragraph" style:parent-style-name="Text_20_body">
      <style:text-properties officeooo:rsid="274b62ce" officeooo:paragraph-rsid="274b62ce"/>
    </style:style>
    <style:style style:name="P252" style:family="paragraph" style:parent-style-name="Text_20_body">
      <style:text-properties officeooo:paragraph-rsid="274ebbe9"/>
    </style:style>
    <style:style style:name="P253" style:family="paragraph" style:parent-style-name="Text_20_body">
      <style:text-properties officeooo:rsid="274fdb04" officeooo:paragraph-rsid="274fdb04"/>
    </style:style>
    <style:style style:name="P254" style:family="paragraph" style:parent-style-name="Text_20_body">
      <style:text-properties officeooo:rsid="2750f31d" officeooo:paragraph-rsid="2750f31d"/>
    </style:style>
    <style:style style:name="P255" style:family="paragraph" style:parent-style-name="Text_20_body">
      <style:text-properties officeooo:rsid="275a5bf3" officeooo:paragraph-rsid="275ad60f"/>
    </style:style>
    <style:style style:name="P256" style:family="paragraph" style:parent-style-name="Text_20_body">
      <style:text-properties officeooo:rsid="276654f6" officeooo:paragraph-rsid="276654f6"/>
    </style:style>
    <style:style style:name="P257" style:family="paragraph" style:parent-style-name="Text_20_body">
      <style:text-properties officeooo:rsid="2664b5d2" officeooo:paragraph-rsid="2664b5d2"/>
    </style:style>
    <style:style style:name="P258" style:family="paragraph" style:parent-style-name="Text_20_body">
      <style:text-properties officeooo:rsid="27723657" officeooo:paragraph-rsid="27723657"/>
    </style:style>
    <style:style style:name="P259" style:family="paragraph" style:parent-style-name="Example_20_Header">
      <style:text-properties officeooo:paragraph-rsid="0ce95318"/>
    </style:style>
    <style:style style:name="P260" style:family="paragraph" style:parent-style-name="Example_20_Header">
      <style:text-properties fo:font-style="italic" style:font-style-asian="italic" style:font-style-complex="italic"/>
    </style:style>
    <style:style style:name="P261" style:family="paragraph" style:parent-style-name="Example_20_Header">
      <style:text-properties fo:font-style="italic" officeooo:paragraph-rsid="22e0370d" style:font-style-asian="italic" style:font-style-complex="italic"/>
    </style:style>
    <style:style style:name="P262" style:family="paragraph" style:parent-style-name="Text_20_Body_20_Full_20_Page">
      <style:text-properties officeooo:paragraph-rsid="17205437"/>
    </style:style>
    <style:style style:name="P2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5" style:family="paragraph" style:parent-style-name="Standard">
      <style:paragraph-properties fo:text-align="center" style:justify-single-word="false"/>
      <style:text-properties style:font-name="Georgia3" officeooo:rsid="057aae1d" officeooo:paragraph-rsid="057aae1d"/>
    </style:style>
    <style:style style:name="P266"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7"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68" style:family="paragraph" style:parent-style-name="Text_20_body">
      <style:paragraph-properties fo:margin-left="1.251cm" fo:margin-right="0cm" fo:text-indent="0cm" style:auto-text-indent="false"/>
      <style:text-properties officeooo:rsid="189c7ad6" officeooo:paragraph-rsid="226129cb"/>
    </style:style>
    <style:style style:name="P269"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70"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71" style:family="paragraph" style:parent-style-name="Text_20_body">
      <style:paragraph-properties fo:margin-left="0cm" fo:margin-right="0cm" fo:text-indent="0cm" style:auto-text-indent="false"/>
      <style:text-properties officeooo:rsid="160397eb" officeooo:paragraph-rsid="22a55d57"/>
    </style:style>
    <style:style style:name="P272" style:family="paragraph" style:parent-style-name="Contents_20_1">
      <style:paragraph-properties>
        <style:tab-stops>
          <style:tab-stop style:position="14.801cm" style:type="right" style:leader-style="dotted" style:leader-text="."/>
        </style:tab-stops>
      </style:paragraph-properties>
    </style:style>
    <style:style style:name="P273" style:family="paragraph" style:parent-style-name="Contents_20_2">
      <style:paragraph-properties>
        <style:tab-stops>
          <style:tab-stop style:position="14.801cm" style:type="right" style:leader-style="dotted" style:leader-text="."/>
        </style:tab-stops>
      </style:paragraph-properties>
    </style:style>
    <style:style style:name="P274"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275" style:family="paragraph" style:parent-style-name="Table_20_Contents">
      <style:text-properties fo:font-style="normal" officeooo:rsid="24596855" officeooo:paragraph-rsid="272cb78a" style:font-style-asian="normal" style:font-style-complex="normal"/>
    </style:style>
    <style:style style:name="P276" style:family="paragraph" style:parent-style-name="Table_20_Contents">
      <style:text-properties fo:font-style="normal" officeooo:rsid="24596855" officeooo:paragraph-rsid="272eb2f1" style:font-style-asian="normal" style:font-style-complex="normal"/>
    </style:style>
    <style:style style:name="P277" style:family="paragraph" style:parent-style-name="Table_20_Contents">
      <style:text-properties fo:font-style="normal" officeooo:rsid="2548e0e4" officeooo:paragraph-rsid="272eb2f1" style:font-style-asian="normal" style:font-style-complex="normal"/>
    </style:style>
    <style:style style:name="P278" style:family="paragraph" style:parent-style-name="Table_20_Contents">
      <style:text-properties fo:font-style="normal" officeooo:rsid="254f25e9" officeooo:paragraph-rsid="272eb2f1" style:font-style-asian="normal" style:font-style-complex="normal"/>
    </style:style>
    <style:style style:name="P279" style:family="paragraph" style:parent-style-name="Table_20_Contents">
      <style:text-properties fo:font-style="normal" officeooo:rsid="254595b0" officeooo:paragraph-rsid="272cb78a" style:font-style-asian="normal" style:font-style-complex="normal"/>
    </style:style>
    <style:style style:name="P280" style:family="paragraph" style:parent-style-name="Table_20_Contents">
      <style:text-properties fo:font-style="normal" officeooo:rsid="254595b0" officeooo:paragraph-rsid="272eb2f1" style:font-style-asian="normal" style:font-style-complex="normal"/>
    </style:style>
    <style:style style:name="P281" style:family="paragraph" style:parent-style-name="Table_20_Contents">
      <style:text-properties fo:font-style="normal" officeooo:rsid="24580707" officeooo:paragraph-rsid="272eb2f1" style:font-style-asian="normal" style:font-style-complex="normal"/>
    </style:style>
    <style:style style:name="P282" style:family="paragraph" style:parent-style-name="Table_20_Contents">
      <style:text-properties fo:font-style="normal" officeooo:rsid="2553481e" officeooo:paragraph-rsid="272eb2f1" style:font-style-asian="normal" style:font-style-complex="normal"/>
    </style:style>
    <style:style style:name="P283" style:family="paragraph" style:parent-style-name="Table_20_Contents">
      <style:text-properties fo:font-style="normal" officeooo:rsid="1ff80449" officeooo:paragraph-rsid="272eb2f1" style:font-style-asian="normal" style:font-style-complex="normal"/>
    </style:style>
    <style:style style:name="P284"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85"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286"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87"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288"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89"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290" style:family="paragraph" style:parent-style-name="Table_20_Contents">
      <style:text-properties fo:font-weight="normal" officeooo:rsid="254755a5" officeooo:paragraph-rsid="272cb78a" style:font-weight-asian="normal" style:font-weight-complex="normal"/>
    </style:style>
    <style:style style:name="P291" style:family="paragraph" style:parent-style-name="Table_20_Contents">
      <style:text-properties fo:font-weight="normal" officeooo:rsid="254755a5" officeooo:paragraph-rsid="272eb2f1" style:font-weight-asian="normal" style:font-weight-complex="normal"/>
    </style:style>
    <style:style style:name="P292"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293"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294" style:family="paragraph" style:parent-style-name="Table_20_Contents">
      <style:text-properties fo:font-weight="normal" officeooo:rsid="254ef978" officeooo:paragraph-rsid="272eb2f1" style:font-weight-asian="normal" style:font-weight-complex="normal"/>
    </style:style>
    <style:style style:name="P295"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296" style:family="paragraph" style:parent-style-name="Table_20_Contents">
      <style:text-properties fo:font-weight="normal" officeooo:rsid="254f8fe8" officeooo:paragraph-rsid="272eb2f1" style:font-weight-asian="normal" style:font-weight-complex="normal"/>
    </style:style>
    <style:style style:name="P297"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298" style:family="paragraph" style:parent-style-name="Table_20_Contents">
      <style:text-properties fo:font-weight="normal" officeooo:rsid="2550cbf2" officeooo:paragraph-rsid="272eb2f1" style:font-weight-asian="normal" style:font-weight-complex="normal"/>
    </style:style>
    <style:style style:name="P299"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00" style:family="paragraph" style:parent-style-name="Table_20_Contents">
      <style:text-properties fo:font-weight="normal" officeooo:rsid="2551b634" officeooo:paragraph-rsid="272eb2f1" style:font-weight-asian="normal" style:font-weight-complex="normal"/>
    </style:style>
    <style:style style:name="P301" style:family="paragraph" style:parent-style-name="Table_20_Contents">
      <style:text-properties fo:font-weight="normal" officeooo:paragraph-rsid="272cb78a" style:font-weight-asian="normal" style:font-weight-complex="normal"/>
    </style:style>
    <style:style style:name="P302" style:family="paragraph" style:parent-style-name="Table_20_Contents">
      <style:text-properties fo:font-weight="normal" officeooo:rsid="272cb78a" officeooo:paragraph-rsid="272cb78a" style:font-weight-asian="normal" style:font-weight-complex="normal"/>
    </style:style>
    <style:style style:name="P303" style:family="paragraph" style:parent-style-name="Table_20_Contents">
      <style:text-properties fo:font-weight="normal" officeooo:rsid="272cb78a" officeooo:paragraph-rsid="272eb2f1" style:font-weight-asian="normal" style:font-weight-complex="normal"/>
    </style:style>
    <style:style style:name="P304" style:family="paragraph" style:parent-style-name="Table_20_Contents">
      <style:text-properties fo:font-weight="normal" officeooo:paragraph-rsid="272eb2f1" style:font-weight-asian="normal" style:font-weight-complex="normal"/>
    </style:style>
    <style:style style:name="P305" style:family="paragraph" style:parent-style-name="Table_20_Contents">
      <style:paragraph-properties fo:text-align="center" style:justify-single-word="false"/>
      <style:text-properties fo:language="en" fo:country="US" officeooo:rsid="20207a9f" officeooo:paragraph-rsid="272cb78a"/>
    </style:style>
    <style:style style:name="P306" style:family="paragraph" style:parent-style-name="Table_20_Contents">
      <style:paragraph-properties fo:text-align="center" style:justify-single-word="false"/>
      <style:text-properties fo:language="en" fo:country="US" officeooo:rsid="20207a9f" officeooo:paragraph-rsid="272eb2f1"/>
    </style:style>
    <style:style style:name="P307" style:family="paragraph" style:parent-style-name="Table_20_Contents">
      <style:paragraph-properties fo:text-align="center" style:justify-single-word="false"/>
      <style:text-properties fo:language="en" fo:country="US" officeooo:rsid="201faea2" officeooo:paragraph-rsid="272cb78a"/>
    </style:style>
    <style:style style:name="P308" style:family="paragraph" style:parent-style-name="Table_20_Contents">
      <style:paragraph-properties fo:text-align="center" style:justify-single-word="false"/>
      <style:text-properties fo:language="en" fo:country="US" officeooo:rsid="201faea2" officeooo:paragraph-rsid="272eb2f1"/>
    </style:style>
    <style:style style:name="P309" style:family="paragraph" style:parent-style-name="Table_20_Contents">
      <style:paragraph-properties fo:text-align="center" style:justify-single-word="false"/>
      <style:text-properties fo:language="en" fo:country="US" officeooo:rsid="2026f42c" officeooo:paragraph-rsid="272cb78a"/>
    </style:style>
    <style:style style:name="P310" style:family="paragraph" style:parent-style-name="Table_20_Contents">
      <style:paragraph-properties fo:text-align="center" style:justify-single-word="false"/>
      <style:text-properties fo:language="en" fo:country="US" officeooo:rsid="2026f42c" officeooo:paragraph-rsid="272eb2f1"/>
    </style:style>
    <style:style style:name="P311" style:family="paragraph" style:parent-style-name="Table_20_Contents">
      <style:paragraph-properties fo:text-align="center" style:justify-single-word="false"/>
      <style:text-properties fo:language="en" fo:country="US" officeooo:rsid="201ff5b0" officeooo:paragraph-rsid="272eb2f1"/>
    </style:style>
    <style:style style:name="P312" style:family="paragraph" style:parent-style-name="Table_20_Contents">
      <style:paragraph-properties fo:text-align="center" style:justify-single-word="false"/>
      <style:text-properties fo:language="en" fo:country="US" officeooo:rsid="201be08f" officeooo:paragraph-rsid="272eb2f1"/>
    </style:style>
    <style:style style:name="P313" style:family="paragraph" style:parent-style-name="Table_20_Contents">
      <style:paragraph-properties fo:text-align="center" style:justify-single-word="false"/>
      <style:text-properties fo:language="en" fo:country="US" officeooo:rsid="201a2cb0" officeooo:paragraph-rsid="272eb2f1"/>
    </style:style>
    <style:style style:name="P314" style:family="paragraph" style:parent-style-name="Table_20_Contents">
      <style:paragraph-properties fo:text-align="center" style:justify-single-word="false"/>
      <style:text-properties fo:language="en" fo:country="US" officeooo:rsid="201d1026" officeooo:paragraph-rsid="272eb2f1"/>
    </style:style>
    <style:style style:name="P315" style:family="paragraph" style:parent-style-name="Table_20_Contents">
      <style:paragraph-properties fo:text-align="center" style:justify-single-word="false"/>
      <style:text-properties fo:language="en" fo:country="US" officeooo:rsid="2019174a" officeooo:paragraph-rsid="272eb2f1"/>
    </style:style>
    <style:style style:name="P316" style:family="paragraph" style:parent-style-name="Table_20_Contents">
      <style:paragraph-properties fo:text-align="center" style:justify-single-word="false"/>
      <style:text-properties fo:language="en" fo:country="US" officeooo:rsid="20242577" officeooo:paragraph-rsid="272eb2f1"/>
    </style:style>
    <style:style style:name="P317" style:family="paragraph" style:parent-style-name="Table_20_Contents">
      <style:paragraph-properties fo:text-align="center" style:justify-single-word="false"/>
      <style:text-properties fo:language="en" fo:country="US" officeooo:rsid="20249fc0" officeooo:paragraph-rsid="272eb2f1"/>
    </style:style>
    <style:style style:name="P318" style:family="paragraph" style:parent-style-name="Table_20_Contents">
      <style:paragraph-properties fo:text-align="center" style:justify-single-word="false"/>
      <style:text-properties officeooo:rsid="200a9156" officeooo:paragraph-rsid="272cb78a"/>
    </style:style>
    <style:style style:name="P319" style:family="paragraph" style:parent-style-name="Table_20_Contents">
      <style:paragraph-properties fo:text-align="center" style:justify-single-word="false"/>
      <style:text-properties officeooo:rsid="200a9156" officeooo:paragraph-rsid="272eb2f1"/>
    </style:style>
    <style:style style:name="P320" style:family="paragraph" style:parent-style-name="Table_20_Contents">
      <style:paragraph-properties fo:text-align="center" style:justify-single-word="false"/>
      <style:text-properties fo:language="cs" fo:country="CZ" officeooo:rsid="254755a5" officeooo:paragraph-rsid="272cb78a"/>
    </style:style>
    <style:style style:name="P321" style:family="paragraph" style:parent-style-name="Table_20_Contents">
      <style:paragraph-properties fo:text-align="center" style:justify-single-word="false"/>
      <style:text-properties fo:language="cs" fo:country="CZ" officeooo:rsid="254755a5" officeooo:paragraph-rsid="272eb2f1"/>
    </style:style>
    <style:style style:name="P322" style:family="paragraph" style:parent-style-name="Table_20_Contents">
      <style:paragraph-properties fo:text-align="center" style:justify-single-word="false"/>
      <style:text-properties fo:language="cs" fo:country="CZ" officeooo:rsid="272cb78a" officeooo:paragraph-rsid="272cb78a"/>
    </style:style>
    <style:style style:name="P323" style:family="paragraph" style:parent-style-name="Table_20_Contents">
      <style:paragraph-properties fo:text-align="center" style:justify-single-word="false"/>
      <style:text-properties fo:language="cs" fo:country="CZ" officeooo:rsid="272cb78a" officeooo:paragraph-rsid="272eb2f1"/>
    </style:style>
    <style:style style:name="P324" style:family="paragraph" style:parent-style-name="Table_20_Contents">
      <style:text-properties fo:language="cs" fo:country="CZ" fo:font-style="normal" officeooo:rsid="24596855" officeooo:paragraph-rsid="272eb2f1" style:font-style-asian="normal" style:font-style-complex="normal"/>
    </style:style>
    <style:style style:name="P325" style:family="paragraph" style:parent-style-name="Table_20_Contents">
      <style:paragraph-properties fo:text-align="center" style:justify-single-word="false"/>
      <style:text-properties officeooo:rsid="25363e2d" officeooo:paragraph-rsid="272cb78a"/>
    </style:style>
    <style:style style:name="P326" style:family="paragraph" style:parent-style-name="Table_20_Contents">
      <style:paragraph-properties fo:text-align="center" style:justify-single-word="false"/>
      <style:text-properties officeooo:rsid="25363e2d" officeooo:paragraph-rsid="272eb2f1"/>
    </style:style>
    <style:style style:name="P327" style:family="paragraph" style:parent-style-name="Table_20_Contents">
      <style:paragraph-properties fo:text-align="center" style:justify-single-word="false"/>
      <style:text-properties officeooo:rsid="2538f9a2" officeooo:paragraph-rsid="272cb78a"/>
    </style:style>
    <style:style style:name="P328" style:family="paragraph" style:parent-style-name="Table_20_Contents">
      <style:paragraph-properties fo:text-align="center" style:justify-single-word="false"/>
      <style:text-properties officeooo:rsid="2538f9a2" officeooo:paragraph-rsid="272eb2f1"/>
    </style:style>
    <style:style style:name="P329"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30"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31" style:family="paragraph" style:parent-style-name="Table_20_Contents">
      <style:paragraph-properties fo:text-align="center" style:justify-single-word="false"/>
      <style:text-properties officeooo:rsid="1ffbbadf" officeooo:paragraph-rsid="272eb2f1"/>
    </style:style>
    <style:style style:name="P332" style:family="paragraph" style:parent-style-name="Table_20_Contents">
      <style:paragraph-properties fo:text-align="center" style:justify-single-word="false"/>
      <style:text-properties officeooo:rsid="2008c822" officeooo:paragraph-rsid="272eb2f1"/>
    </style:style>
    <style:style style:name="P333" style:family="paragraph" style:parent-style-name="Table_20_Contents">
      <style:paragraph-properties fo:text-align="center" style:justify-single-word="false"/>
      <style:text-properties officeooo:rsid="253282c8" officeooo:paragraph-rsid="272eb2f1"/>
    </style:style>
    <style:style style:name="P334" style:family="paragraph" style:parent-style-name="Table_20_Contents">
      <style:paragraph-properties fo:text-align="center" style:justify-single-word="false"/>
      <style:text-properties officeooo:rsid="2548e0e4" officeooo:paragraph-rsid="272eb2f1"/>
    </style:style>
    <style:style style:name="P335" style:family="paragraph" style:parent-style-name="Table_20_Contents">
      <style:text-properties officeooo:rsid="2548e0e4" officeooo:paragraph-rsid="272eb2f1"/>
    </style:style>
    <style:style style:name="P336" style:family="paragraph" style:parent-style-name="Table_20_Contents">
      <style:paragraph-properties fo:text-align="center" style:justify-single-word="false"/>
      <style:text-properties officeooo:rsid="2003ce8f" officeooo:paragraph-rsid="272eb2f1"/>
    </style:style>
    <style:style style:name="P337" style:family="paragraph" style:parent-style-name="Table_20_Contents">
      <style:paragraph-properties fo:text-align="center" style:justify-single-word="false"/>
      <style:text-properties officeooo:rsid="2006169d" officeooo:paragraph-rsid="272eb2f1"/>
    </style:style>
    <style:style style:name="P338" style:family="paragraph" style:parent-style-name="Table_20_Contents">
      <style:paragraph-properties fo:text-align="center" style:justify-single-word="false"/>
      <style:text-properties officeooo:rsid="254ad7b5" officeooo:paragraph-rsid="272eb2f1"/>
    </style:style>
    <style:style style:name="P339" style:family="paragraph" style:parent-style-name="Table_20_Contents">
      <style:text-properties officeooo:rsid="254ad7b5" officeooo:paragraph-rsid="272eb2f1"/>
    </style:style>
    <style:style style:name="P340" style:family="paragraph" style:parent-style-name="Table_20_Contents">
      <style:paragraph-properties fo:text-align="center" style:justify-single-word="false"/>
      <style:text-properties officeooo:rsid="1ffda665" officeooo:paragraph-rsid="272eb2f1"/>
    </style:style>
    <style:style style:name="P341" style:family="paragraph" style:parent-style-name="Table_20_Contents">
      <style:paragraph-properties fo:text-align="center" style:justify-single-word="false"/>
      <style:text-properties officeooo:rsid="254beaf1" officeooo:paragraph-rsid="272eb2f1"/>
    </style:style>
    <style:style style:name="P342" style:family="paragraph" style:parent-style-name="Table_20_Contents">
      <style:text-properties officeooo:rsid="254beaf1" officeooo:paragraph-rsid="272eb2f1"/>
    </style:style>
    <style:style style:name="P343" style:family="paragraph" style:parent-style-name="Table_20_Contents">
      <style:paragraph-properties fo:text-align="center" style:justify-single-word="false"/>
      <style:text-properties officeooo:rsid="2007af55" officeooo:paragraph-rsid="272eb2f1"/>
    </style:style>
    <style:style style:name="P344" style:family="paragraph" style:parent-style-name="Table_20_Contents">
      <style:paragraph-properties fo:text-align="center" style:justify-single-word="false"/>
      <style:text-properties officeooo:rsid="200c7bd7" officeooo:paragraph-rsid="272eb2f1"/>
    </style:style>
    <style:style style:name="P345" style:family="paragraph" style:parent-style-name="Table_20_Contents">
      <style:paragraph-properties fo:text-align="center" style:justify-single-word="false"/>
      <style:text-properties officeooo:rsid="1ffce479" officeooo:paragraph-rsid="272eb2f1"/>
    </style:style>
    <style:style style:name="P346" style:family="paragraph" style:parent-style-name="Table_20_Contents">
      <style:paragraph-properties fo:text-align="center" style:justify-single-word="false"/>
      <style:text-properties officeooo:rsid="200f5d25" officeooo:paragraph-rsid="272eb2f1"/>
    </style:style>
    <style:style style:name="P347" style:family="paragraph" style:parent-style-name="Table_20_Contents">
      <style:paragraph-properties fo:text-align="center" style:justify-single-word="false"/>
      <style:text-properties officeooo:rsid="254ddab3" officeooo:paragraph-rsid="272eb2f1"/>
    </style:style>
    <style:style style:name="P348" style:family="paragraph" style:parent-style-name="Table_20_Contents">
      <style:text-properties officeooo:rsid="254ddab3" officeooo:paragraph-rsid="272eb2f1"/>
    </style:style>
    <style:style style:name="P349" style:family="paragraph" style:parent-style-name="Table_20_Contents">
      <style:paragraph-properties fo:text-align="center" style:justify-single-word="false"/>
      <style:text-properties officeooo:rsid="20027fda" officeooo:paragraph-rsid="272eb2f1"/>
    </style:style>
    <style:style style:name="P350" style:family="paragraph" style:parent-style-name="Table_20_Contents">
      <style:paragraph-properties fo:text-align="center" style:justify-single-word="false"/>
      <style:text-properties officeooo:rsid="2532e3cf" officeooo:paragraph-rsid="272eb2f1"/>
    </style:style>
    <style:style style:name="P351" style:family="paragraph" style:parent-style-name="Table_20_Contents">
      <style:paragraph-properties fo:text-align="center" style:justify-single-word="false"/>
      <style:text-properties officeooo:rsid="253467f0" officeooo:paragraph-rsid="272eb2f1"/>
    </style:style>
    <style:style style:name="P352" style:family="paragraph" style:parent-style-name="Table_20_Contents">
      <style:paragraph-properties fo:text-align="center" style:justify-single-word="false"/>
      <style:text-properties officeooo:rsid="1fff41cd" officeooo:paragraph-rsid="272eb2f1"/>
    </style:style>
    <style:style style:name="P353" style:family="paragraph" style:parent-style-name="Table_20_Contents">
      <style:paragraph-properties fo:text-align="center" style:justify-single-word="false"/>
      <style:text-properties officeooo:rsid="254f25e9" officeooo:paragraph-rsid="272eb2f1"/>
    </style:style>
    <style:style style:name="P354" style:family="paragraph" style:parent-style-name="Table_20_Contents">
      <style:paragraph-properties fo:text-align="center" style:justify-single-word="false"/>
      <style:text-properties officeooo:rsid="254755a5" officeooo:paragraph-rsid="272eb2f1"/>
    </style:style>
    <style:style style:name="P355" style:family="paragraph" style:parent-style-name="Table_20_Contents">
      <style:paragraph-properties fo:text-align="center" style:justify-single-word="false"/>
      <style:text-properties officeooo:rsid="1ffb9ff7" officeooo:paragraph-rsid="272eb2f1"/>
    </style:style>
    <style:style style:name="P356" style:family="paragraph" style:parent-style-name="Table_20_Contents">
      <style:paragraph-properties fo:text-align="center" style:justify-single-word="false"/>
      <style:text-properties officeooo:rsid="2531cc25" officeooo:paragraph-rsid="272eb2f1"/>
    </style:style>
    <style:style style:name="P357" style:family="paragraph" style:parent-style-name="Table_20_Contents">
      <style:paragraph-properties fo:text-align="center" style:justify-single-word="false"/>
      <style:text-properties officeooo:rsid="200644d6" officeooo:paragraph-rsid="272cb78a"/>
    </style:style>
    <style:style style:name="P358" style:family="paragraph" style:parent-style-name="Table_20_Contents">
      <style:paragraph-properties fo:text-align="center" style:justify-single-word="false"/>
      <style:text-properties officeooo:rsid="200644d6" officeooo:paragraph-rsid="272eb2f1"/>
    </style:style>
    <style:style style:name="P359" style:family="paragraph" style:parent-style-name="Table_20_Contents">
      <style:paragraph-properties fo:text-align="center" style:justify-single-word="false"/>
      <style:text-properties officeooo:rsid="200e0280" officeooo:paragraph-rsid="272eb2f1"/>
    </style:style>
    <style:style style:name="P360" style:family="paragraph" style:parent-style-name="Table_20_Contents">
      <style:paragraph-properties fo:text-align="center" style:justify-single-word="false"/>
      <style:text-properties officeooo:paragraph-rsid="272eb2f1"/>
    </style:style>
    <style:style style:name="P361" style:family="paragraph" style:parent-style-name="Table_20_Contents">
      <style:paragraph-properties fo:text-align="center" style:justify-single-word="false"/>
      <style:text-properties officeooo:rsid="2002d8d3" officeooo:paragraph-rsid="272eb2f1"/>
    </style:style>
    <style:style style:name="P362" style:family="paragraph" style:parent-style-name="Table_20_Contents">
      <style:paragraph-properties fo:text-align="center" style:justify-single-word="false"/>
      <style:text-properties officeooo:rsid="2553481e" officeooo:paragraph-rsid="272eb2f1"/>
    </style:style>
    <style:style style:name="P363" style:family="paragraph" style:parent-style-name="Table_20_Contents">
      <style:paragraph-properties fo:text-align="center" style:justify-single-word="false"/>
      <style:text-properties officeooo:rsid="20004e49" officeooo:paragraph-rsid="272eb2f1"/>
    </style:style>
    <style:style style:name="P364" style:family="paragraph" style:parent-style-name="Table_20_Contents">
      <style:paragraph-properties fo:text-align="center" style:justify-single-word="false"/>
      <style:text-properties officeooo:rsid="2004a8e4" officeooo:paragraph-rsid="272eb2f1"/>
    </style:style>
    <style:style style:name="P365" style:family="paragraph" style:parent-style-name="Table_20_Contents">
      <style:paragraph-properties fo:text-align="center" style:justify-single-word="false"/>
      <style:text-properties officeooo:rsid="1ffa3fc7" officeooo:paragraph-rsid="272eb2f1"/>
    </style:style>
    <style:style style:name="P366" style:family="paragraph" style:parent-style-name="Table_20_Contents">
      <style:text-properties officeooo:paragraph-rsid="272cb78a"/>
    </style:style>
    <style:style style:name="P367" style:family="paragraph" style:parent-style-name="Table_20_Contents">
      <style:text-properties officeooo:rsid="272cb78a" officeooo:paragraph-rsid="272cb78a"/>
    </style:style>
    <style:style style:name="P368" style:family="paragraph" style:parent-style-name="Table_20_Contents">
      <style:paragraph-properties fo:text-align="center" style:justify-single-word="false"/>
      <style:text-properties officeooo:rsid="272cb78a" officeooo:paragraph-rsid="272cb78a"/>
    </style:style>
    <style:style style:name="P369" style:family="paragraph" style:parent-style-name="Table_20_Contents">
      <style:paragraph-properties fo:text-align="center" style:justify-single-word="false"/>
      <style:text-properties officeooo:rsid="272cb78a" officeooo:paragraph-rsid="272eb2f1"/>
    </style:style>
    <style:style style:name="P370" style:family="paragraph" style:parent-style-name="Table_20_Contents">
      <style:text-properties officeooo:rsid="272cb78a" officeooo:paragraph-rsid="272eb2f1"/>
    </style:style>
    <style:style style:name="P371" style:family="paragraph" style:parent-style-name="Table_20_Contents">
      <style:text-properties officeooo:paragraph-rsid="272eb2f1"/>
    </style:style>
    <style:style style:name="P372" style:family="paragraph" style:parent-style-name="Heading_20_4">
      <style:text-properties officeooo:rsid="1543b540" officeooo:paragraph-rsid="1aac0adc"/>
    </style:style>
    <style:style style:name="P373" style:family="paragraph" style:parent-style-name="Heading_20_4">
      <style:text-properties officeooo:paragraph-rsid="1aac0adc"/>
    </style:style>
    <style:style style:name="P374" style:family="paragraph" style:parent-style-name="Heading_20_4">
      <style:text-properties fo:font-style="italic" officeooo:rsid="19306b54" officeooo:paragraph-rsid="1f6bfdc1" style:font-style-asian="italic" style:font-style-complex="italic"/>
    </style:style>
    <style:style style:name="P375" style:family="paragraph" style:parent-style-name="Heading_20_3">
      <style:text-properties officeooo:rsid="261c4802" officeooo:paragraph-rsid="261c4802"/>
    </style:style>
    <style:style style:name="P376" style:family="paragraph" style:parent-style-name="Heading_20_3">
      <style:text-properties officeooo:rsid="2758e530" officeooo:paragraph-rsid="2758e530"/>
    </style:style>
    <style:style style:name="P377" style:family="paragraph" style:parent-style-name="Heading_20_3">
      <style:text-properties officeooo:paragraph-rsid="17205437"/>
    </style:style>
    <style:style style:name="P378" style:family="paragraph" style:parent-style-name="Heading_20_3">
      <style:text-properties officeooo:rsid="199c9f8e" officeooo:paragraph-rsid="199c9f8e"/>
    </style:style>
    <style:style style:name="P379" style:family="paragraph" style:parent-style-name="Heading_20_3">
      <style:text-properties officeooo:rsid="196348ba" officeooo:paragraph-rsid="196348ba"/>
    </style:style>
    <style:style style:name="P380" style:family="paragraph" style:parent-style-name="Heading_20_3">
      <style:text-properties officeooo:rsid="199ecb14" officeooo:paragraph-rsid="199ecb14"/>
    </style:style>
    <style:style style:name="P381" style:family="paragraph" style:parent-style-name="Heading_20_3">
      <style:text-properties officeooo:rsid="1963ff4f" officeooo:paragraph-rsid="1963ff4f"/>
    </style:style>
    <style:style style:name="P382" style:family="paragraph" style:parent-style-name="Heading_20_3">
      <style:text-properties officeooo:rsid="189c7ad6" officeooo:paragraph-rsid="189c7ad6"/>
    </style:style>
    <style:style style:name="P383" style:family="paragraph" style:parent-style-name="Heading_20_3">
      <style:text-properties officeooo:rsid="1c9e1742" officeooo:paragraph-rsid="1c9e1742"/>
    </style:style>
    <style:style style:name="P384" style:family="paragraph" style:parent-style-name="Heading_20_3">
      <style:text-properties officeooo:rsid="18e87d0d" officeooo:paragraph-rsid="18e87d0d"/>
    </style:style>
    <style:style style:name="P385" style:family="paragraph" style:parent-style-name="Heading_20_3">
      <style:text-properties officeooo:rsid="18ebce8e" officeooo:paragraph-rsid="18ebce8e"/>
    </style:style>
    <style:style style:name="P386" style:family="paragraph" style:parent-style-name="Heading_20_3">
      <style:text-properties officeooo:rsid="192584cc" officeooo:paragraph-rsid="192584cc"/>
    </style:style>
    <style:style style:name="P387" style:family="paragraph" style:parent-style-name="Heading_20_3">
      <style:text-properties officeooo:paragraph-rsid="1bc6ea06"/>
    </style:style>
    <style:style style:name="P388" style:family="paragraph" style:parent-style-name="Heading_20_3">
      <style:text-properties officeooo:paragraph-rsid="1da85e96"/>
    </style:style>
    <style:style style:name="P389" style:family="paragraph" style:parent-style-name="Heading_20_3">
      <style:text-properties officeooo:rsid="1c9c170c" officeooo:paragraph-rsid="1c9c170c"/>
    </style:style>
    <style:style style:name="P390" style:family="paragraph" style:parent-style-name="Heading_20_3">
      <style:text-properties officeooo:paragraph-rsid="1bc785f1"/>
    </style:style>
    <style:style style:name="P391" style:family="paragraph" style:parent-style-name="Heading_20_3">
      <style:text-properties officeooo:paragraph-rsid="1aa9a78a"/>
    </style:style>
    <style:style style:name="P392" style:family="paragraph" style:parent-style-name="Heading_20_3">
      <style:text-properties officeooo:paragraph-rsid="1aaab28b"/>
    </style:style>
    <style:style style:name="P393" style:family="paragraph" style:parent-style-name="Heading_20_3">
      <style:text-properties officeooo:rsid="17ca5d5b" officeooo:paragraph-rsid="1a894516"/>
    </style:style>
    <style:style style:name="P394" style:family="paragraph" style:parent-style-name="Heading_20_3">
      <style:text-properties officeooo:paragraph-rsid="1aac0adc"/>
    </style:style>
    <style:style style:name="P395" style:family="paragraph" style:parent-style-name="Heading_20_3">
      <style:text-properties officeooo:rsid="17a0e9db" officeooo:paragraph-rsid="1aac0adc"/>
    </style:style>
    <style:style style:name="P396" style:family="paragraph" style:parent-style-name="Heading_20_3">
      <style:text-properties officeooo:rsid="1836b5be" officeooo:paragraph-rsid="1836b5be"/>
    </style:style>
    <style:style style:name="P397" style:family="paragraph" style:parent-style-name="Heading_20_3">
      <style:text-properties officeooo:rsid="190c854f" officeooo:paragraph-rsid="1aac0adc"/>
    </style:style>
    <style:style style:name="P398" style:family="paragraph" style:parent-style-name="Heading_20_3">
      <style:text-properties officeooo:rsid="1bc3a86a" officeooo:paragraph-rsid="1bc3a86a"/>
    </style:style>
    <style:style style:name="P399" style:family="paragraph" style:parent-style-name="Heading_20_3">
      <style:text-properties officeooo:rsid="1bc3a86a" officeooo:paragraph-rsid="1c9dbd6e"/>
    </style:style>
    <style:style style:name="P400" style:family="paragraph" style:parent-style-name="Heading_20_3">
      <style:text-properties officeooo:rsid="1bc3a86a" officeooo:paragraph-rsid="1bc6ea06"/>
    </style:style>
    <style:style style:name="P401" style:family="paragraph" style:parent-style-name="Heading_20_3">
      <style:text-properties officeooo:paragraph-rsid="1ac21d32"/>
    </style:style>
    <style:style style:name="P402" style:family="paragraph" style:parent-style-name="Heading_20_3">
      <style:text-properties officeooo:rsid="1c9dbd6e" officeooo:paragraph-rsid="1c9dbd6e"/>
    </style:style>
    <style:style style:name="P403" style:family="paragraph" style:parent-style-name="Heading_20_3">
      <style:text-properties officeooo:paragraph-rsid="1c9dbd6e"/>
    </style:style>
    <style:style style:name="P404" style:family="paragraph" style:parent-style-name="Heading_20_2">
      <style:text-properties officeooo:rsid="274ebbe9" officeooo:paragraph-rsid="274ebbe9"/>
    </style:style>
    <style:style style:name="P405" style:family="paragraph" style:parent-style-name="Heading_20_2">
      <style:text-properties officeooo:rsid="2742f671" officeooo:paragraph-rsid="2742f671"/>
    </style:style>
    <style:style style:name="P406" style:family="paragraph" style:parent-style-name="Heading_20_2">
      <style:text-properties officeooo:rsid="1e738991" officeooo:paragraph-rsid="272cb78a"/>
    </style:style>
    <style:style style:name="P407" style:family="paragraph" style:parent-style-name="Heading_20_2">
      <style:text-properties officeooo:rsid="146d70b4" officeooo:paragraph-rsid="17205437"/>
    </style:style>
    <style:style style:name="P408" style:family="paragraph" style:parent-style-name="Heading_20_2">
      <style:text-properties officeooo:paragraph-rsid="210134c1"/>
    </style:style>
    <style:style style:name="P409" style:family="paragraph" style:parent-style-name="Heading_20_1">
      <style:text-properties officeooo:rsid="2733ba03" officeooo:paragraph-rsid="2733ba03"/>
    </style:style>
    <style:style style:name="P410" style:family="paragraph" style:parent-style-name="Heading_20_1">
      <style:text-properties officeooo:rsid="263ed273" officeooo:paragraph-rsid="263ed273"/>
    </style:style>
    <style:style style:name="P411" style:family="paragraph" style:parent-style-name="Heading_20_1">
      <style:text-properties officeooo:rsid="25fe59a7" officeooo:paragraph-rsid="25fe59a7"/>
    </style:style>
    <style:style style:name="P412" style:family="paragraph" style:parent-style-name="Heading_20_1">
      <style:text-properties officeooo:rsid="25f713e6" officeooo:paragraph-rsid="25f713e6"/>
    </style:style>
    <style:style style:name="P413" style:family="paragraph" style:parent-style-name="Heading_20_1">
      <style:text-properties officeooo:rsid="26c0ea8a" officeooo:paragraph-rsid="26c0ea8a"/>
    </style:style>
    <style:style style:name="P414" style:family="paragraph" style:parent-style-name="Heading_20_1">
      <style:text-properties officeooo:rsid="266e12c9" officeooo:paragraph-rsid="266e12c9"/>
    </style:style>
    <style:style style:name="P415" style:family="paragraph" style:parent-style-name="Heading_20_1">
      <style:text-properties officeooo:rsid="25e60bac" officeooo:paragraph-rsid="25e60bac"/>
    </style:style>
    <style:style style:name="P416" style:family="paragraph" style:parent-style-name="Heading_20_1">
      <style:text-properties officeooo:rsid="25e839c4" officeooo:paragraph-rsid="25e839c4"/>
    </style:style>
    <style:style style:name="P417" style:family="paragraph" style:parent-style-name="Heading_20_1">
      <style:text-properties officeooo:rsid="25e7e065" officeooo:paragraph-rsid="25e7e065"/>
    </style:style>
    <style:style style:name="P418" style:family="paragraph" style:parent-style-name="Heading_20_1">
      <style:text-properties officeooo:rsid="260cf115" officeooo:paragraph-rsid="260cf115"/>
    </style:style>
    <style:style style:name="P419" style:family="paragraph" style:parent-style-name="Heading_20_1">
      <style:text-properties officeooo:rsid="268cf146" officeooo:paragraph-rsid="268cf146"/>
    </style:style>
    <style:style style:name="P420" style:family="paragraph" style:parent-style-name="Heading_20_1">
      <style:text-properties officeooo:paragraph-rsid="272cb78a"/>
    </style:style>
    <style:style style:name="P421" style:family="paragraph" style:parent-style-name="Heading_20_1">
      <style:text-properties officeooo:rsid="2563c458" officeooo:paragraph-rsid="2563c458"/>
    </style:style>
    <style:style style:name="P422" style:family="paragraph" style:parent-style-name="Heading_20_1" style:master-page-name="Standard">
      <style:paragraph-properties style:page-number="auto" fo:break-before="page"/>
      <style:text-properties officeooo:rsid="26716ded" officeooo:paragraph-rsid="26716ded"/>
    </style:style>
    <style:style style:name="P423"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24" style:family="paragraph" style:parent-style-name="Text_20_body" style:list-style-name="L1">
      <style:text-properties officeooo:rsid="26716ded" officeooo:paragraph-rsid="26716ded"/>
    </style:style>
    <style:style style:name="P425" style:family="paragraph" style:parent-style-name="Text_20_body" style:list-style-name="L1">
      <style:text-properties officeooo:rsid="267200fc" officeooo:paragraph-rsid="267200fc"/>
    </style:style>
    <style:style style:name="P426" style:family="paragraph" style:parent-style-name="Text_20_body" style:list-style-name="L1">
      <style:text-properties officeooo:rsid="26763df2" officeooo:paragraph-rsid="26763df2"/>
    </style:style>
    <style:style style:name="P427" style:family="paragraph" style:parent-style-name="Text_20_body" style:list-style-name="L1">
      <style:text-properties officeooo:rsid="26764fc1" officeooo:paragraph-rsid="26764fc1"/>
    </style:style>
    <style:style style:name="P428" style:family="paragraph" style:parent-style-name="Text_20_body" style:list-style-name="L1">
      <style:text-properties officeooo:rsid="267725cd" officeooo:paragraph-rsid="267725cd"/>
    </style:style>
    <style:style style:name="P429" style:family="paragraph" style:parent-style-name="Text_20_body" style:list-style-name="L2">
      <style:text-properties officeooo:paragraph-rsid="266e12c9"/>
    </style:style>
    <style:style style:name="P430" style:family="paragraph" style:parent-style-name="Text_20_body" style:list-style-name="L2">
      <style:text-properties officeooo:rsid="266e12c9" officeooo:paragraph-rsid="266e12c9"/>
    </style:style>
    <style:style style:name="P431" style:family="paragraph" style:parent-style-name="Text_20_body" style:list-style-name="L3">
      <style:text-properties officeooo:paragraph-rsid="27611167"/>
    </style:style>
    <style:style style:name="P432" style:family="paragraph" style:parent-style-name="Text_20_body" style:list-style-name="L3">
      <style:text-properties officeooo:paragraph-rsid="2770d5a7"/>
    </style:style>
    <style:style style:name="P433" style:family="paragraph" style:parent-style-name="Text_20_body" style:list-style-name="L4">
      <style:text-properties officeooo:paragraph-rsid="2738801d"/>
    </style:style>
    <style:style style:name="P434" style:family="paragraph" style:parent-style-name="Text_20_body" style:list-style-name="L4">
      <style:text-properties officeooo:rsid="273ae6ca" officeooo:paragraph-rsid="273ae6ca"/>
    </style:style>
    <style:style style:name="P435" style:family="paragraph" style:parent-style-name="Text_20_body" style:list-style-name="L4">
      <style:text-properties officeooo:rsid="273e3f29" officeooo:paragraph-rsid="273e3f29"/>
    </style:style>
    <style:style style:name="P436" style:family="paragraph" style:parent-style-name="Text_20_body" style:list-style-name="L4">
      <style:text-properties fo:font-style="normal" officeooo:rsid="2738801d" officeooo:paragraph-rsid="2738801d" style:font-style-asian="normal" style:font-style-complex="normal"/>
    </style:style>
    <style:style style:name="P437" style:family="paragraph" style:parent-style-name="Text_20_body" style:list-style-name="L26">
      <style:text-properties fo:font-style="normal" officeooo:rsid="15c3be93" officeooo:paragraph-rsid="19dd4a30" style:font-style-asian="normal" style:font-style-complex="normal"/>
    </style:style>
    <style:style style:name="P438" style:family="paragraph" style:parent-style-name="Text_20_body" style:list-style-name="L26">
      <style:text-properties fo:font-style="normal" officeooo:rsid="15c64218" officeooo:paragraph-rsid="19dd4a30" style:font-style-asian="normal" style:font-style-complex="normal"/>
    </style:style>
    <style:style style:name="P439" style:family="paragraph" style:parent-style-name="Text_20_body" style:list-style-name="L26">
      <style:text-properties fo:font-style="normal" officeooo:rsid="2473116f" officeooo:paragraph-rsid="2473116f" style:font-style-asian="normal" style:font-style-complex="normal"/>
    </style:style>
    <style:style style:name="P440" style:family="paragraph" style:parent-style-name="Text_20_body" style:list-style-name="L26">
      <style:text-properties fo:font-style="normal" officeooo:rsid="2213b7d1" officeooo:paragraph-rsid="2213b7d1" style:font-style-asian="normal" style:font-style-complex="normal"/>
    </style:style>
    <style:style style:name="P441" style:family="paragraph" style:parent-style-name="Text_20_body" style:list-style-name="L27">
      <style:text-properties fo:font-style="normal" officeooo:rsid="25cc2abb" officeooo:paragraph-rsid="25cc2abb" style:font-style-asian="normal" style:font-style-complex="normal"/>
    </style:style>
    <style:style style:name="P442" style:family="paragraph" style:parent-style-name="Text_20_body" style:list-style-name="L27">
      <style:text-properties fo:font-style="normal" officeooo:rsid="198998f7" officeooo:paragraph-rsid="25cc2abb" style:font-style-asian="normal" style:font-style-complex="normal"/>
    </style:style>
    <style:style style:name="P443" style:family="paragraph" style:parent-style-name="Text_20_body" style:list-style-name="L27">
      <style:text-properties fo:font-style="normal" officeooo:rsid="19856c73" officeooo:paragraph-rsid="19d69cdb" style:font-style-asian="normal" style:font-style-complex="normal"/>
    </style:style>
    <style:style style:name="P444" style:family="paragraph" style:parent-style-name="Text_20_body" style:list-style-name="L27">
      <style:text-properties fo:font-style="normal" officeooo:rsid="19856c73" officeooo:paragraph-rsid="2390bdfe" style:font-style-asian="normal" style:font-style-complex="normal"/>
    </style:style>
    <style:style style:name="P445" style:family="paragraph" style:parent-style-name="Text_20_body" style:list-style-name="L28">
      <style:text-properties fo:font-style="normal" officeooo:rsid="19870822" officeooo:paragraph-rsid="19870822" style:font-style-asian="normal" style:font-style-complex="normal"/>
    </style:style>
    <style:style style:name="P446" style:family="paragraph" style:parent-style-name="Text_20_body" style:list-style-name="L28">
      <style:text-properties fo:font-style="normal" officeooo:rsid="19910f6e" officeooo:paragraph-rsid="22c00e24" style:font-style-asian="normal" style:font-style-complex="normal"/>
    </style:style>
    <style:style style:name="P447" style:family="paragraph" style:parent-style-name="Text_20_body" style:list-style-name="L28">
      <style:text-properties fo:font-style="normal" officeooo:rsid="19910f6e" officeooo:paragraph-rsid="19d5448a" style:font-style-asian="normal" style:font-style-complex="normal"/>
    </style:style>
    <style:style style:name="P448" style:family="paragraph" style:parent-style-name="Text_20_body" style:list-style-name="L33">
      <style:text-properties fo:font-style="normal" officeooo:rsid="1b903f5a" officeooo:paragraph-rsid="1bb576b5" style:font-style-asian="normal" style:font-style-complex="normal"/>
    </style:style>
    <style:style style:name="P449" style:family="paragraph" style:parent-style-name="Text_20_body" style:list-style-name="L36">
      <style:text-properties fo:font-style="normal" officeooo:rsid="18bc925c" officeooo:paragraph-rsid="1cba1e95" style:font-style-asian="normal" style:font-style-complex="normal"/>
    </style:style>
    <style:style style:name="P450" style:family="paragraph" style:parent-style-name="Text_20_body" style:list-style-name="L36">
      <style:text-properties fo:font-style="normal" officeooo:rsid="18db3469" officeooo:paragraph-rsid="224ac421" style:font-style-asian="normal" style:font-style-complex="normal"/>
    </style:style>
    <style:style style:name="P451" style:family="paragraph" style:parent-style-name="Text_20_body" style:list-style-name="L36">
      <style:text-properties fo:font-style="normal" officeooo:rsid="224ad583" officeooo:paragraph-rsid="224ad583" style:font-style-asian="normal" style:font-style-complex="normal"/>
    </style:style>
    <style:style style:name="P452" style:family="paragraph" style:parent-style-name="Text_20_body" style:list-style-name="L37">
      <style:text-properties fo:font-style="normal" officeooo:rsid="127cc581" officeooo:paragraph-rsid="249d9de9" style:font-style-asian="normal" style:font-style-complex="normal"/>
    </style:style>
    <style:style style:name="P453" style:family="paragraph" style:parent-style-name="Text_20_body" style:list-style-name="L37">
      <style:text-properties fo:font-style="normal" officeooo:rsid="127cc581" officeooo:paragraph-rsid="249ec84e" style:font-style-asian="normal" style:font-style-complex="normal"/>
    </style:style>
    <style:style style:name="P454" style:family="paragraph" style:parent-style-name="Text_20_body" style:list-style-name="L37">
      <style:text-properties fo:font-style="normal" officeooo:rsid="127cc581" officeooo:paragraph-rsid="249f3598" style:font-style-asian="normal" style:font-style-complex="normal"/>
    </style:style>
    <style:style style:name="P455" style:family="paragraph" style:parent-style-name="Text_20_body" style:list-style-name="L37">
      <style:text-properties fo:font-style="normal" officeooo:rsid="127cc581" officeooo:paragraph-rsid="1d721808" style:font-style-asian="normal" style:font-style-complex="normal"/>
    </style:style>
    <style:style style:name="P456" style:family="paragraph" style:parent-style-name="Text_20_body" style:list-style-name="L37">
      <style:text-properties fo:font-style="normal" officeooo:rsid="127cc581" officeooo:paragraph-rsid="249d7ef7" style:font-style-asian="normal" style:font-style-complex="normal"/>
    </style:style>
    <style:style style:name="P457" style:family="paragraph" style:parent-style-name="Text_20_body" style:list-style-name="L112">
      <style:text-properties fo:font-style="normal" officeooo:rsid="127cc581" officeooo:paragraph-rsid="249d7ef7" style:font-style-asian="normal" style:font-style-complex="normal"/>
    </style:style>
    <style:style style:name="P458" style:family="paragraph" style:parent-style-name="Text_20_body" style:list-style-name="L36">
      <style:text-properties fo:font-style="normal" officeooo:rsid="1db71e7f" officeooo:paragraph-rsid="2247e1ed" style:font-style-asian="normal" style:font-style-complex="normal"/>
    </style:style>
    <style:style style:name="P459" style:family="paragraph" style:parent-style-name="Text_20_body" style:list-style-name="L39">
      <style:text-properties fo:font-style="normal" officeooo:rsid="1cba1e95" officeooo:paragraph-rsid="2265474c" style:font-style-asian="normal" style:font-style-complex="normal"/>
    </style:style>
    <style:style style:name="P460" style:family="paragraph" style:parent-style-name="Text_20_body" style:list-style-name="L39">
      <style:text-properties fo:font-style="normal" officeooo:rsid="18d199ee" officeooo:paragraph-rsid="2265474c" style:font-style-asian="normal" style:font-style-complex="normal"/>
    </style:style>
    <style:style style:name="P461" style:family="paragraph" style:parent-style-name="Text_20_body" style:list-style-name="L39">
      <style:text-properties fo:font-style="normal" officeooo:rsid="18cf0f68" officeooo:paragraph-rsid="2265474c" style:font-style-asian="normal" style:font-style-complex="normal"/>
    </style:style>
    <style:style style:name="P462" style:family="paragraph" style:parent-style-name="Text_20_body" style:list-style-name="L39">
      <style:text-properties fo:font-style="normal" officeooo:rsid="22729f49" officeooo:paragraph-rsid="22729f49" style:font-style-asian="normal" style:font-style-complex="normal"/>
    </style:style>
    <style:style style:name="P463" style:family="paragraph" style:parent-style-name="Text_20_body" style:list-style-name="L40">
      <style:text-properties fo:font-style="normal" officeooo:rsid="1de227ab" officeooo:paragraph-rsid="1de227ab" style:font-style-asian="normal" style:font-style-complex="normal"/>
    </style:style>
    <style:style style:name="P464" style:family="paragraph" style:parent-style-name="Text_20_body" style:list-style-name="L37">
      <style:text-properties fo:font-style="normal" officeooo:rsid="1d734c79" officeooo:paragraph-rsid="1d734c79" style:font-style-asian="normal" style:font-style-complex="normal"/>
    </style:style>
    <style:style style:name="P465" style:family="paragraph" style:parent-style-name="Text_20_body" style:list-style-name="L45">
      <style:text-properties fo:font-style="normal" officeooo:rsid="1d13a54a" officeooo:paragraph-rsid="1d1a6e80" style:font-style-asian="normal" style:font-style-complex="normal"/>
    </style:style>
    <style:style style:name="P466" style:family="paragraph" style:parent-style-name="Text_20_body" style:list-style-name="L46">
      <style:text-properties fo:font-style="normal" officeooo:paragraph-rsid="1ec97f10" style:font-style-asian="normal" style:font-style-complex="normal"/>
    </style:style>
    <style:style style:name="P467" style:family="paragraph" style:parent-style-name="Text_20_body" style:list-style-name="L37">
      <style:text-properties fo:font-style="normal" officeooo:rsid="18f8f928" officeooo:paragraph-rsid="1d721808" style:font-style-asian="normal" style:font-style-complex="normal"/>
    </style:style>
    <style:style style:name="P468" style:family="paragraph" style:parent-style-name="Text_20_body" style:list-style-name="L37">
      <style:text-properties fo:font-style="normal" officeooo:rsid="1eec2ec2" officeooo:paragraph-rsid="1f88d5b8" style:font-style-asian="normal" style:font-style-complex="normal"/>
    </style:style>
    <style:style style:name="P469" style:family="paragraph" style:parent-style-name="Text_20_body" style:list-style-name="L50">
      <style:text-properties fo:font-style="normal" officeooo:rsid="1538965f" officeooo:paragraph-rsid="17205437" style:font-style-asian="normal" style:font-style-complex="normal"/>
    </style:style>
    <style:style style:name="P470" style:family="paragraph" style:parent-style-name="Text_20_body" style:list-style-name="L50">
      <style:text-properties fo:font-style="normal" officeooo:rsid="15399d64" officeooo:paragraph-rsid="17205437" style:font-style-asian="normal" style:font-style-complex="normal"/>
    </style:style>
    <style:style style:name="P471" style:family="paragraph" style:parent-style-name="Text_20_body" style:list-style-name="L51">
      <style:text-properties fo:font-style="normal" officeooo:rsid="1d977631" officeooo:paragraph-rsid="1d977631" style:font-style-asian="normal" style:font-style-complex="normal"/>
    </style:style>
    <style:style style:name="P472" style:family="paragraph" style:parent-style-name="Text_20_body" style:list-style-name="L51">
      <style:text-properties fo:font-style="normal" officeooo:rsid="1533db2f" officeooo:paragraph-rsid="22abde92" style:font-style-asian="normal" style:font-style-complex="normal"/>
    </style:style>
    <style:style style:name="P473" style:family="paragraph" style:parent-style-name="Text_20_body" style:list-style-name="L52">
      <style:text-properties fo:font-style="normal" officeooo:rsid="1d85c671" officeooo:paragraph-rsid="22d5cebb" style:font-style-asian="normal" style:font-style-complex="normal"/>
    </style:style>
    <style:style style:name="P474" style:family="paragraph" style:parent-style-name="Text_20_body" style:list-style-name="L52">
      <style:text-properties fo:font-style="normal" officeooo:rsid="1dcd09fb" officeooo:paragraph-rsid="1f15a314" style:font-style-asian="normal" style:font-style-complex="normal"/>
    </style:style>
    <style:style style:name="P475" style:family="paragraph" style:parent-style-name="Text_20_body" style:list-style-name="L52">
      <style:text-properties fo:font-style="normal" officeooo:rsid="1dcd3388" officeooo:paragraph-rsid="1dcd3388" style:font-style-asian="normal" style:font-style-complex="normal"/>
    </style:style>
    <style:style style:name="P476" style:family="paragraph" style:parent-style-name="Text_20_body" style:list-style-name="L52">
      <style:text-properties fo:font-style="normal" officeooo:rsid="1dd04c24" officeooo:paragraph-rsid="1dd04c24" style:font-style-asian="normal" style:font-style-complex="normal"/>
    </style:style>
    <style:style style:name="P477" style:family="paragraph" style:parent-style-name="Text_20_body" style:list-style-name="L52">
      <style:text-properties fo:font-style="normal" officeooo:rsid="1fa44ad3" officeooo:paragraph-rsid="1fa44ad3" style:font-style-asian="normal" style:font-style-complex="normal"/>
    </style:style>
    <style:style style:name="P478" style:family="paragraph" style:parent-style-name="Text_20_body" style:list-style-name="L53">
      <style:text-properties fo:font-style="normal" officeooo:rsid="1dc770a7" officeooo:paragraph-rsid="2046eee1" style:font-style-asian="normal" style:font-style-complex="normal"/>
    </style:style>
    <style:style style:name="P479" style:family="paragraph" style:parent-style-name="Text_20_body" style:list-style-name="L55">
      <style:text-properties fo:font-style="normal" officeooo:paragraph-rsid="22fed6ea" style:font-style-asian="normal" style:font-style-complex="normal"/>
    </style:style>
    <style:style style:name="P480" style:family="paragraph" style:parent-style-name="Text_20_body" style:list-style-name="L61">
      <style:text-properties fo:font-style="normal" officeooo:rsid="1d89163c" officeooo:paragraph-rsid="1d89163c" style:font-style-asian="normal" style:font-style-complex="normal"/>
    </style:style>
    <style:style style:name="P481" style:family="paragraph" style:parent-style-name="Text_20_body" style:list-style-name="L61">
      <style:text-properties fo:font-style="normal" officeooo:rsid="1d89163c" officeooo:paragraph-rsid="1d892528" style:font-style-asian="normal" style:font-style-complex="normal"/>
    </style:style>
    <style:style style:name="P482" style:family="paragraph" style:parent-style-name="Text_20_body" style:list-style-name="L62">
      <style:text-properties fo:font-style="normal" officeooo:rsid="1caa881e" officeooo:paragraph-rsid="1caca17b" style:font-style-asian="normal" style:font-style-complex="normal"/>
    </style:style>
    <style:style style:name="P483" style:family="paragraph" style:parent-style-name="Text_20_body" style:list-style-name="L62">
      <style:text-properties fo:font-style="normal" officeooo:rsid="1caa881e" officeooo:paragraph-rsid="1caa881e" style:font-style-asian="normal" style:font-style-complex="normal"/>
    </style:style>
    <style:style style:name="P484" style:family="paragraph" style:parent-style-name="Text_20_body" style:list-style-name="L63">
      <style:text-properties fo:font-style="normal" officeooo:rsid="160397eb" officeooo:paragraph-rsid="1e1b5da9" style:font-style-asian="normal" style:font-style-complex="normal"/>
    </style:style>
    <style:style style:name="P485" style:family="paragraph" style:parent-style-name="Text_20_body" style:list-style-name="L27">
      <style:text-properties fo:font-style="normal" officeooo:rsid="1af5d4e9" officeooo:paragraph-rsid="25cc2abb" style:font-style-asian="normal" style:font-style-complex="normal"/>
    </style:style>
    <style:style style:name="P486" style:family="paragraph" style:parent-style-name="Text_20_body" style:list-style-name="L27">
      <style:text-properties fo:font-style="normal" officeooo:rsid="1525a965" officeooo:paragraph-rsid="23849229" style:font-style-asian="normal" style:font-style-complex="normal"/>
    </style:style>
    <style:style style:name="P487" style:family="paragraph" style:parent-style-name="Text_20_body" style:list-style-name="L82">
      <style:text-properties fo:font-style="normal" officeooo:rsid="20b9279a" officeooo:paragraph-rsid="20b1c869" style:font-style-asian="normal" style:font-style-complex="normal"/>
    </style:style>
    <style:style style:name="P488" style:family="paragraph" style:parent-style-name="Text_20_body" style:list-style-name="L82">
      <style:text-properties fo:font-style="normal" officeooo:rsid="179f3282" officeooo:paragraph-rsid="20b1c869" style:font-style-asian="normal" style:font-style-complex="normal"/>
    </style:style>
    <style:style style:name="P489" style:family="paragraph" style:parent-style-name="Text_20_body" style:list-style-name="L90">
      <style:text-properties fo:font-style="normal" officeooo:rsid="179f3282" officeooo:paragraph-rsid="20b57a92" style:font-style-asian="normal" style:font-style-complex="normal"/>
    </style:style>
    <style:style style:name="P490" style:family="paragraph" style:parent-style-name="Text_20_body" style:list-style-name="L83">
      <style:text-properties fo:font-style="normal" officeooo:rsid="20b3bca1" officeooo:paragraph-rsid="20b3c77a" style:font-style-asian="normal" style:font-style-complex="normal"/>
    </style:style>
    <style:style style:name="P491" style:family="paragraph" style:parent-style-name="Text_20_body" style:list-style-name="L88">
      <style:text-properties fo:font-style="normal" officeooo:rsid="1b51e26a" officeooo:paragraph-rsid="1b51e26a" style:font-style-asian="normal" style:font-style-complex="normal"/>
    </style:style>
    <style:style style:name="P492" style:family="paragraph" style:parent-style-name="Text_20_body" style:list-style-name="L90">
      <style:text-properties fo:font-style="normal" officeooo:rsid="1543b540" officeooo:paragraph-rsid="20b57a92" style:font-style-asian="normal" style:font-style-complex="normal"/>
    </style:style>
    <style:style style:name="P493" style:family="paragraph" style:parent-style-name="Text_20_body" style:list-style-name="L91">
      <style:text-properties fo:font-style="normal" officeooo:rsid="209eba3a" officeooo:paragraph-rsid="209eba3a" style:font-style-asian="normal" style:font-style-complex="normal"/>
    </style:style>
    <style:style style:name="P494" style:family="paragraph" style:parent-style-name="Text_20_body" style:list-style-name="L93">
      <style:text-properties fo:font-style="normal" officeooo:rsid="17b228f5" officeooo:paragraph-rsid="1aac0adc" style:font-style-asian="normal" style:font-style-complex="normal"/>
    </style:style>
    <style:style style:name="P495" style:family="paragraph" style:parent-style-name="Text_20_body" style:list-style-name="L96">
      <style:text-properties fo:font-style="normal" officeooo:paragraph-rsid="20ac0c9a" style:font-style-asian="normal" style:font-style-complex="normal"/>
    </style:style>
    <style:style style:name="P496" style:family="paragraph" style:parent-style-name="Text_20_body" style:list-style-name="L97">
      <style:text-properties fo:font-style="normal" officeooo:rsid="181bac4f" officeooo:paragraph-rsid="1aac0adc" style:font-style-asian="normal" style:font-style-complex="normal"/>
    </style:style>
    <style:style style:name="P497" style:family="paragraph" style:parent-style-name="Text_20_body" style:list-style-name="L97">
      <style:text-properties fo:font-style="normal" officeooo:rsid="181bac4f" officeooo:paragraph-rsid="23a3e8a5" style:font-style-asian="normal" style:font-style-complex="normal"/>
    </style:style>
    <style:style style:name="P498" style:family="paragraph" style:parent-style-name="Text_20_body" style:list-style-name="L97">
      <style:text-properties fo:font-style="normal" officeooo:rsid="18259e4c" officeooo:paragraph-rsid="1aac0adc" style:font-style-asian="normal" style:font-style-complex="normal"/>
    </style:style>
    <style:style style:name="P499" style:family="paragraph" style:parent-style-name="Text_20_body" style:list-style-name="L97">
      <style:text-properties fo:font-style="normal" officeooo:rsid="23b7bab3" officeooo:paragraph-rsid="23b7bab3" style:font-style-asian="normal" style:font-style-complex="normal"/>
    </style:style>
    <style:style style:name="P500" style:family="paragraph" style:parent-style-name="Text_20_body" style:list-style-name="L97">
      <style:text-properties fo:font-style="normal" officeooo:rsid="18247580" officeooo:paragraph-rsid="1b196b46" style:font-style-asian="normal" style:font-style-complex="normal"/>
    </style:style>
    <style:style style:name="P501" style:family="paragraph" style:parent-style-name="Text_20_body" style:list-style-name="L98">
      <style:text-properties fo:font-style="normal" officeooo:rsid="20c5a179" officeooo:paragraph-rsid="20c5a179" style:font-style-asian="normal" style:font-style-complex="normal"/>
    </style:style>
    <style:style style:name="P502" style:family="paragraph" style:parent-style-name="Text_20_body" style:list-style-name="L98">
      <style:text-properties fo:font-style="normal" officeooo:rsid="20c8833a" officeooo:paragraph-rsid="20cd57eb" style:font-style-asian="normal" style:font-style-complex="normal"/>
    </style:style>
    <style:style style:name="P503" style:family="paragraph" style:parent-style-name="Text_20_body" style:list-style-name="L98">
      <style:text-properties fo:font-style="normal" officeooo:rsid="20ced250" officeooo:paragraph-rsid="20cd57eb" style:font-style-asian="normal" style:font-style-complex="normal"/>
    </style:style>
    <style:style style:name="P504" style:family="paragraph" style:parent-style-name="Text_20_body" style:list-style-name="L100">
      <style:text-properties fo:font-style="normal" officeooo:rsid="17beb1df" officeooo:paragraph-rsid="1aac0adc" style:font-style-asian="normal" style:font-style-complex="normal"/>
    </style:style>
    <style:style style:name="P505" style:family="paragraph" style:parent-style-name="Text_20_body" style:list-style-name="L100">
      <style:text-properties fo:font-style="normal" officeooo:rsid="17c0f50a" officeooo:paragraph-rsid="1aac0adc" style:font-style-asian="normal" style:font-style-complex="normal"/>
    </style:style>
    <style:style style:name="P506" style:family="paragraph" style:parent-style-name="Text_20_body" style:list-style-name="L100">
      <style:text-properties fo:font-style="normal" officeooo:rsid="17c2b6ff" officeooo:paragraph-rsid="1aac0adc" style:font-style-asian="normal" style:font-style-complex="normal"/>
    </style:style>
    <style:style style:name="P507" style:family="paragraph" style:parent-style-name="Text_20_body" style:list-style-name="L100">
      <style:text-properties fo:font-style="normal" officeooo:rsid="17aa8f57" officeooo:paragraph-rsid="1c4b0366" style:font-style-asian="normal" style:font-style-complex="normal"/>
    </style:style>
    <style:style style:name="P508" style:family="paragraph" style:parent-style-name="Text_20_body" style:list-style-name="L100">
      <style:text-properties fo:font-style="normal" officeooo:rsid="17c5a5ad" officeooo:paragraph-rsid="209c91af" style:font-style-asian="normal" style:font-style-complex="normal"/>
    </style:style>
    <style:style style:name="P509" style:family="paragraph" style:parent-style-name="Text_20_body" style:list-style-name="L102">
      <style:text-properties fo:font-style="normal" officeooo:rsid="192ade04" officeooo:paragraph-rsid="1b62eac8" style:font-style-asian="normal" style:font-style-complex="normal"/>
    </style:style>
    <style:style style:name="P510" style:family="paragraph" style:parent-style-name="Text_20_body" style:list-style-name="L104">
      <style:text-properties fo:font-style="normal" officeooo:rsid="1f6efd45" officeooo:paragraph-rsid="1f6efd45" style:font-style-asian="normal" style:font-style-complex="normal"/>
    </style:style>
    <style:style style:name="P511" style:family="paragraph" style:parent-style-name="Text_20_body" style:list-style-name="L104">
      <style:text-properties fo:font-style="normal" officeooo:rsid="191e0ba0" officeooo:paragraph-rsid="1b6d2e97" style:font-style-asian="normal" style:font-style-complex="normal"/>
    </style:style>
    <style:style style:name="P512" style:family="paragraph" style:parent-style-name="Text_20_body" style:list-style-name="L108">
      <style:text-properties fo:font-style="normal" officeooo:rsid="1f700409" officeooo:paragraph-rsid="1f7f789a" style:font-style-asian="normal" style:font-style-complex="normal"/>
    </style:style>
    <style:style style:name="P513" style:family="paragraph" style:parent-style-name="Text_20_body" style:list-style-name="L108">
      <style:text-properties fo:font-style="normal" officeooo:rsid="19168136" officeooo:paragraph-rsid="23db23da" style:font-style-asian="normal" style:font-style-complex="normal"/>
    </style:style>
    <style:style style:name="P514" style:family="paragraph" style:parent-style-name="Text_20_body" style:list-style-name="L42">
      <style:text-properties fo:font-style="normal" officeooo:rsid="207cef49" officeooo:paragraph-rsid="231752cf" style:font-style-asian="normal" style:font-style-complex="normal"/>
    </style:style>
    <style:style style:name="P515" style:family="paragraph" style:parent-style-name="Text_20_body" style:list-style-name="L42">
      <style:text-properties fo:font-style="normal" officeooo:rsid="207cef49" officeooo:paragraph-rsid="23192e8c" style:font-style-asian="normal" style:font-style-complex="normal"/>
    </style:style>
    <style:style style:name="P516" style:family="paragraph" style:parent-style-name="Text_20_body" style:list-style-name="L109">
      <style:text-properties fo:font-style="normal" officeooo:rsid="1d69db0a" officeooo:paragraph-rsid="208f8933" style:font-style-asian="normal" style:font-style-complex="normal"/>
    </style:style>
    <style:style style:name="P517" style:family="paragraph" style:parent-style-name="Text_20_body" style:list-style-name="L112">
      <style:text-properties fo:font-style="normal" officeooo:rsid="208f684b" officeooo:paragraph-rsid="208f684b" style:font-style-asian="normal" style:font-style-complex="normal"/>
    </style:style>
    <style:style style:name="P518" style:family="paragraph" style:parent-style-name="Text_20_body" style:list-style-name="L112">
      <style:text-properties fo:font-style="normal" officeooo:rsid="208f684b" officeooo:paragraph-rsid="23ed4657" style:font-style-asian="normal" style:font-style-complex="normal"/>
    </style:style>
    <style:style style:name="P519" style:family="paragraph" style:parent-style-name="Text_20_body" style:list-style-name="L124">
      <style:text-properties fo:font-style="normal" officeooo:rsid="1bfffc6a" officeooo:paragraph-rsid="1bfffc6a" style:font-style-asian="normal" style:font-style-complex="normal"/>
    </style:style>
    <style:style style:name="P520" style:family="paragraph" style:parent-style-name="Text_20_body" style:list-style-name="L124">
      <style:text-properties fo:font-style="normal" officeooo:rsid="1bfb018b" officeooo:paragraph-rsid="1bfffc6a" style:font-style-asian="normal" style:font-style-complex="normal"/>
    </style:style>
    <style:style style:name="P521" style:family="paragraph" style:parent-style-name="Text_20_body" style:list-style-name="L129">
      <style:text-properties fo:font-style="normal" officeooo:rsid="1b3aa9da" officeooo:paragraph-rsid="1b3aa9da" style:font-style-asian="normal" style:font-style-complex="normal"/>
    </style:style>
    <style:style style:name="P522" style:family="paragraph" style:parent-style-name="Text_20_body" style:list-style-name="L130">
      <style:text-properties fo:font-style="normal" officeooo:rsid="2063dbc4" officeooo:paragraph-rsid="2426212f" style:font-style-asian="normal" style:font-style-complex="normal"/>
    </style:style>
    <style:style style:name="P523" style:family="paragraph" style:parent-style-name="Text_20_body" style:list-style-name="L130">
      <style:text-properties fo:font-style="normal" officeooo:rsid="1b3e0f8c" officeooo:paragraph-rsid="1b3e0f8c" style:font-style-asian="normal" style:font-style-complex="normal"/>
    </style:style>
    <style:style style:name="P524" style:family="paragraph" style:parent-style-name="Text_20_body" style:list-style-name="L130">
      <style:text-properties fo:font-style="normal" officeooo:rsid="1fb16c04" officeooo:paragraph-rsid="1fb16c04" style:font-style-asian="normal" style:font-style-complex="normal"/>
    </style:style>
    <style:style style:name="P525" style:family="paragraph" style:parent-style-name="Text_20_body" style:list-style-name="L36">
      <style:text-properties fo:font-style="normal" fo:font-weight="bold" officeooo:rsid="1db71e7f" officeooo:paragraph-rsid="2247e1ed" style:font-style-asian="normal" style:font-weight-asian="bold" style:font-style-complex="normal" style:font-weight-complex="bold"/>
    </style:style>
    <style:style style:name="P526" style:family="paragraph" style:parent-style-name="Text_20_body" style:list-style-name="L44">
      <style:text-properties fo:font-style="normal" fo:font-weight="normal" officeooo:rsid="1d23c4af" officeooo:paragraph-rsid="228e1efa" style:font-style-asian="normal" style:font-weight-asian="normal" style:font-style-complex="normal" style:font-weight-complex="normal"/>
    </style:style>
    <style:style style:name="P527" style:family="paragraph" style:parent-style-name="Text_20_body" style:list-style-name="L44">
      <style:text-properties fo:font-style="normal" fo:font-weight="normal" officeooo:rsid="1d24f741" officeooo:paragraph-rsid="24950990" style:font-style-asian="normal" style:font-weight-asian="normal" style:font-style-complex="normal" style:font-weight-complex="normal"/>
    </style:style>
    <style:style style:name="P528" style:family="paragraph" style:parent-style-name="Text_20_body" style:list-style-name="L44">
      <style:text-properties fo:font-style="normal" fo:font-weight="normal" officeooo:rsid="1d24f741" officeooo:paragraph-rsid="228e1efa" style:font-style-asian="normal" style:font-weight-asian="normal" style:font-style-complex="normal" style:font-weight-complex="normal"/>
    </style:style>
    <style:style style:name="P529" style:family="paragraph" style:parent-style-name="Text_20_body" style:list-style-name="L59">
      <style:text-properties fo:font-style="normal" fo:font-weight="normal" officeooo:rsid="1fc33efa" officeooo:paragraph-rsid="22fbd21c" style:font-style-asian="normal" style:font-weight-asian="normal" style:font-style-complex="normal" style:font-weight-complex="normal"/>
    </style:style>
    <style:style style:name="P530" style:family="paragraph" style:parent-style-name="Text_20_body" style:list-style-name="L95">
      <style:text-properties fo:font-style="normal" fo:font-weight="normal" officeooo:rsid="20aa26b3" officeooo:paragraph-rsid="20aa26b3" style:font-style-asian="normal" style:font-weight-asian="normal" style:font-style-complex="normal" style:font-weight-complex="normal"/>
    </style:style>
    <style:style style:name="P531" style:family="paragraph" style:parent-style-name="Text_20_body" style:list-style-name="L96">
      <style:text-properties fo:font-style="normal" fo:font-weight="normal" officeooo:rsid="1814175e" officeooo:paragraph-rsid="1aac0adc" style:font-style-asian="normal" style:font-weight-asian="normal" style:font-style-complex="normal" style:font-weight-complex="normal"/>
    </style:style>
    <style:style style:name="P532" style:family="paragraph" style:parent-style-name="Text_20_body" style:list-style-name="L5">
      <style:text-properties officeooo:paragraph-rsid="26c7af33"/>
    </style:style>
    <style:style style:name="P533" style:family="paragraph" style:parent-style-name="Text_20_body" style:list-style-name="L5">
      <style:text-properties officeooo:rsid="26ae7694" officeooo:paragraph-rsid="2775f45a"/>
    </style:style>
    <style:style style:name="P534" style:family="paragraph" style:parent-style-name="Text_20_body" style:list-style-name="L5">
      <style:text-properties officeooo:rsid="26f9802d" officeooo:paragraph-rsid="26fbf756"/>
    </style:style>
    <style:style style:name="P535" style:family="paragraph" style:parent-style-name="Text_20_body" style:list-style-name="L6">
      <style:text-properties officeooo:rsid="17e6c942" officeooo:paragraph-rsid="26ec1902"/>
    </style:style>
    <style:style style:name="P536" style:family="paragraph" style:parent-style-name="Text_20_body" style:list-style-name="L6">
      <style:text-properties officeooo:rsid="17e6c942" officeooo:paragraph-rsid="26ee21f9"/>
    </style:style>
    <style:style style:name="P537" style:family="paragraph" style:parent-style-name="Text_20_body" style:list-style-name="L6">
      <style:text-properties officeooo:rsid="17e6c942" officeooo:paragraph-rsid="26ecb252"/>
    </style:style>
    <style:style style:name="P538" style:family="paragraph" style:parent-style-name="Text_20_body" style:list-style-name="L7">
      <style:text-properties officeooo:rsid="17e6c942" officeooo:paragraph-rsid="26d15f04"/>
    </style:style>
    <style:style style:name="P539" style:family="paragraph" style:parent-style-name="Text_20_body" style:list-style-name="L7">
      <style:text-properties officeooo:rsid="17e6c942" officeooo:paragraph-rsid="26d36516"/>
    </style:style>
    <style:style style:name="P540" style:family="paragraph" style:parent-style-name="Text_20_body" style:list-style-name="L8">
      <style:text-properties officeooo:rsid="2706f839" officeooo:paragraph-rsid="2706f839"/>
    </style:style>
    <style:style style:name="P541" style:family="paragraph" style:parent-style-name="Text_20_body" style:list-style-name="L8">
      <style:text-properties officeooo:rsid="2705f4df" officeooo:paragraph-rsid="26a8d4af"/>
    </style:style>
    <style:style style:name="P542" style:family="paragraph" style:parent-style-name="Text_20_body" style:list-style-name="L9">
      <style:text-properties fo:font-style="italic" officeooo:rsid="26da25e0" officeooo:paragraph-rsid="26e6e731" style:font-style-asian="italic" style:font-style-complex="italic"/>
    </style:style>
    <style:style style:name="P543" style:family="paragraph" style:parent-style-name="Text_20_body" style:list-style-name="L33">
      <style:text-properties fo:font-style="italic" officeooo:rsid="20440fb0" officeooo:paragraph-rsid="20440fb0" style:font-style-asian="italic" style:font-style-complex="italic"/>
    </style:style>
    <style:style style:name="P544" style:family="paragraph" style:parent-style-name="Text_20_body" style:list-style-name="L39">
      <style:text-properties fo:font-style="italic" officeooo:rsid="18e0c1bb" officeooo:paragraph-rsid="2265474c" style:font-style-asian="italic" style:font-style-complex="italic"/>
    </style:style>
    <style:style style:name="P545" style:family="paragraph" style:parent-style-name="Text_20_body" style:list-style-name="L39">
      <style:text-properties fo:font-style="italic" officeooo:rsid="18e7f060" officeooo:paragraph-rsid="2265474c" style:font-style-asian="italic" style:font-style-complex="italic"/>
    </style:style>
    <style:style style:name="P546" style:family="paragraph" style:parent-style-name="Text_20_body" style:list-style-name="L39">
      <style:text-properties fo:font-style="italic" officeooo:rsid="1fccba84" officeooo:paragraph-rsid="248ed1d1" style:font-style-asian="italic" style:font-style-complex="italic"/>
    </style:style>
    <style:style style:name="P547" style:family="paragraph" style:parent-style-name="Text_20_body" style:list-style-name="L52">
      <style:text-properties fo:font-style="italic" officeooo:rsid="1dbb95e8" officeooo:paragraph-rsid="22da86ee" style:font-style-asian="italic" style:font-style-complex="italic"/>
    </style:style>
    <style:style style:name="P548" style:family="paragraph" style:parent-style-name="Text_20_body" style:list-style-name="L67">
      <style:text-properties fo:font-style="italic" officeooo:paragraph-rsid="2337940f" style:font-style-asian="italic" style:font-style-complex="italic"/>
    </style:style>
    <style:style style:name="P549" style:family="paragraph" style:parent-style-name="Text_20_body" style:list-style-name="L83">
      <style:text-properties fo:font-style="italic" officeooo:rsid="20b97fcf" officeooo:paragraph-rsid="20b97fcf" style:font-style-asian="italic" style:font-style-complex="italic"/>
    </style:style>
    <style:style style:name="P550" style:family="paragraph" style:parent-style-name="Text_20_body" style:list-style-name="L124">
      <style:text-properties fo:font-style="italic" officeooo:rsid="1bfb018b" officeooo:paragraph-rsid="1bfffc6a" style:font-style-asian="italic" style:font-style-complex="italic"/>
    </style:style>
    <style:style style:name="P551" style:family="paragraph" style:parent-style-name="Text_20_body" style:list-style-name="L10">
      <style:text-properties officeooo:paragraph-rsid="2726737a"/>
    </style:style>
    <style:style style:name="P552" style:family="paragraph" style:parent-style-name="Text_20_body" style:list-style-name="L11">
      <style:text-properties officeooo:rsid="26da25e0" officeooo:paragraph-rsid="26e58a3c"/>
    </style:style>
    <style:style style:name="P553" style:family="paragraph" style:parent-style-name="Text_20_body" style:list-style-name="L12">
      <style:text-properties officeooo:rsid="26936a8c" officeooo:paragraph-rsid="26e03ca8"/>
    </style:style>
    <style:style style:name="P554" style:family="paragraph" style:parent-style-name="Text_20_body" style:list-style-name="L12">
      <style:text-properties officeooo:rsid="26d8fc9c" officeooo:paragraph-rsid="26e15b30"/>
    </style:style>
    <style:style style:name="P555" style:family="paragraph" style:parent-style-name="Text_20_body" style:list-style-name="L12">
      <style:text-properties officeooo:rsid="26d8fc9c" officeooo:paragraph-rsid="26e0b8c7"/>
    </style:style>
    <style:style style:name="P556" style:family="paragraph" style:parent-style-name="Text_20_body" style:list-style-name="L13">
      <style:text-properties officeooo:rsid="17d7660b" officeooo:paragraph-rsid="272cb78a"/>
    </style:style>
    <style:style style:name="P557" style:family="paragraph" style:parent-style-name="Text_20_body" style:list-style-name="L13">
      <style:text-properties officeooo:rsid="1b81f85d" officeooo:paragraph-rsid="272cb78a"/>
    </style:style>
    <style:style style:name="P558" style:family="paragraph" style:parent-style-name="Text_20_body" style:list-style-name="L14">
      <style:text-properties officeooo:rsid="25d0c8bf" officeooo:paragraph-rsid="25d0c8bf"/>
    </style:style>
    <style:style style:name="P559" style:family="paragraph" style:parent-style-name="Text_20_body" style:list-style-name="L15">
      <style:text-properties officeooo:rsid="25865f94" officeooo:paragraph-rsid="25865f94"/>
    </style:style>
    <style:style style:name="P560" style:family="paragraph" style:parent-style-name="Text_20_body" style:list-style-name="L15">
      <style:text-properties officeooo:rsid="25865f94" officeooo:paragraph-rsid="2588ac46"/>
    </style:style>
    <style:style style:name="P561" style:family="paragraph" style:parent-style-name="Text_20_body" style:list-style-name="L15">
      <style:text-properties officeooo:rsid="2590097d" officeooo:paragraph-rsid="2592f7f5"/>
    </style:style>
    <style:style style:name="P562" style:family="paragraph" style:parent-style-name="Text_20_body" style:list-style-name="L15">
      <style:text-properties officeooo:rsid="258814b5" officeooo:paragraph-rsid="258814b5"/>
    </style:style>
    <style:style style:name="P563" style:family="paragraph" style:parent-style-name="Text_20_body" style:list-style-name="L15">
      <style:text-properties officeooo:rsid="257d445a" officeooo:paragraph-rsid="257d445a"/>
    </style:style>
    <style:style style:name="P564" style:family="paragraph" style:parent-style-name="Text_20_body" style:list-style-name="L15">
      <style:text-properties officeooo:rsid="25839afd" officeooo:paragraph-rsid="25839afd"/>
    </style:style>
    <style:style style:name="P565" style:family="paragraph" style:parent-style-name="Text_20_body" style:list-style-name="L16">
      <style:text-properties officeooo:rsid="256f641d" officeooo:paragraph-rsid="256f641d"/>
    </style:style>
    <style:style style:name="P566" style:family="paragraph" style:parent-style-name="Text_20_body" style:list-style-name="L16">
      <style:text-properties officeooo:rsid="2563c458" officeooo:paragraph-rsid="2563c458"/>
    </style:style>
    <style:style style:name="P567" style:family="paragraph" style:parent-style-name="Text_20_body" style:list-style-name="L16">
      <style:text-properties officeooo:rsid="2568c76b" officeooo:paragraph-rsid="2568c76b"/>
    </style:style>
    <style:style style:name="P568" style:family="paragraph" style:parent-style-name="Text_20_body" style:list-style-name="L16">
      <style:text-properties officeooo:rsid="2569f6f2" officeooo:paragraph-rsid="2569f6f2"/>
    </style:style>
    <style:style style:name="P569" style:family="paragraph" style:parent-style-name="Text_20_body" style:list-style-name="L16">
      <style:text-properties officeooo:rsid="256a4421" officeooo:paragraph-rsid="256a4421"/>
    </style:style>
    <style:style style:name="P570" style:family="paragraph" style:parent-style-name="Text_20_body" style:list-style-name="L17">
      <style:text-properties officeooo:rsid="14585935" officeooo:paragraph-rsid="17205437"/>
    </style:style>
    <style:style style:name="P571" style:family="paragraph" style:parent-style-name="Text_20_body" style:list-style-name="L18">
      <style:text-properties officeooo:rsid="14585935" officeooo:paragraph-rsid="259ebf17"/>
    </style:style>
    <style:style style:name="P572" style:family="paragraph" style:parent-style-name="Text_20_body" style:list-style-name="L18">
      <style:text-properties officeooo:rsid="1455f337" officeooo:paragraph-rsid="17205437"/>
    </style:style>
    <style:style style:name="P573" style:family="paragraph" style:parent-style-name="Text_20_body" style:list-style-name="L18">
      <style:text-properties officeooo:rsid="145c504d" officeooo:paragraph-rsid="17205437"/>
    </style:style>
    <style:style style:name="P574" style:family="paragraph" style:parent-style-name="Text_20_body" style:list-style-name="L18">
      <style:text-properties officeooo:rsid="14d526cd" officeooo:paragraph-rsid="1e5d0c9f"/>
    </style:style>
    <style:style style:name="P575" style:family="paragraph" style:parent-style-name="Text_20_body" style:list-style-name="L18">
      <style:text-properties officeooo:rsid="145722f9" officeooo:paragraph-rsid="17205437"/>
    </style:style>
    <style:style style:name="P576" style:family="paragraph" style:parent-style-name="Text_20_body" style:list-style-name="L18">
      <style:text-properties officeooo:rsid="14d3e335" officeooo:paragraph-rsid="17205437"/>
    </style:style>
    <style:style style:name="P577" style:family="paragraph" style:parent-style-name="Text_20_body" style:list-style-name="L18">
      <style:text-properties officeooo:rsid="14641de2" officeooo:paragraph-rsid="17205437"/>
    </style:style>
    <style:style style:name="P578" style:family="paragraph" style:parent-style-name="Text_20_body" style:list-style-name="L19">
      <style:text-properties officeooo:rsid="25b23a01" officeooo:paragraph-rsid="25b23a01"/>
    </style:style>
    <style:style style:name="P579" style:family="paragraph" style:parent-style-name="Text_20_body" style:list-style-name="L20">
      <style:text-properties officeooo:rsid="21499c1b" officeooo:paragraph-rsid="218a0d09"/>
    </style:style>
    <style:style style:name="P580" style:family="paragraph" style:parent-style-name="Text_20_body" style:list-style-name="L21">
      <style:text-properties officeooo:rsid="218de9e7" officeooo:paragraph-rsid="218de9e7"/>
    </style:style>
    <style:style style:name="P581" style:family="paragraph" style:parent-style-name="Text_20_body" style:list-style-name="L22">
      <style:text-properties officeooo:rsid="1e650113" officeooo:paragraph-rsid="1e650113"/>
    </style:style>
    <style:style style:name="P582" style:family="paragraph" style:parent-style-name="Text_20_body" style:list-style-name="L22">
      <style:text-properties officeooo:rsid="25b78c76" officeooo:paragraph-rsid="25bd75a1"/>
    </style:style>
    <style:style style:name="P583" style:family="paragraph" style:parent-style-name="Text_20_body" style:list-style-name="L22">
      <style:text-properties officeooo:rsid="25b8e817" officeooo:paragraph-rsid="25b8e817"/>
    </style:style>
    <style:style style:name="P584" style:family="paragraph" style:parent-style-name="Text_20_body" style:list-style-name="L22">
      <style:text-properties officeooo:rsid="25bbdb0e" officeooo:paragraph-rsid="25bd75a1"/>
    </style:style>
    <style:style style:name="P585" style:family="paragraph" style:parent-style-name="Text_20_body" style:list-style-name="L22">
      <style:text-properties officeooo:rsid="25ba81c7" officeooo:paragraph-rsid="25ba81c7"/>
    </style:style>
    <style:style style:name="P586" style:family="paragraph" style:parent-style-name="Text_20_body" style:list-style-name="L23">
      <style:text-properties officeooo:rsid="1ac3a729" officeooo:paragraph-rsid="1eb1ccb8"/>
    </style:style>
    <style:style style:name="P587" style:family="paragraph" style:parent-style-name="Text_20_body" style:list-style-name="L23">
      <style:text-properties officeooo:rsid="1ac3a729" officeooo:paragraph-rsid="1eae0bfd"/>
    </style:style>
    <style:style style:name="P588" style:family="paragraph" style:parent-style-name="Text_20_body" style:list-style-name="L23">
      <style:text-properties officeooo:rsid="1eaf2fd7" officeooo:paragraph-rsid="1eaf2fd7"/>
    </style:style>
    <style:style style:name="P589" style:family="paragraph" style:parent-style-name="Text_20_body" style:list-style-name="L23">
      <style:text-properties officeooo:rsid="214bec0f" officeooo:paragraph-rsid="214bec0f"/>
    </style:style>
    <style:style style:name="P590" style:family="paragraph" style:parent-style-name="Text_20_body" style:list-style-name="L23">
      <style:text-properties fo:language="cs" fo:country="CZ" officeooo:rsid="215f927b" officeooo:paragraph-rsid="215f927b"/>
    </style:style>
    <style:style style:name="P591" style:family="paragraph" style:parent-style-name="Text_20_body" style:list-style-name="L23">
      <style:text-properties fo:language="cs" fo:country="CZ" officeooo:rsid="214bec0f" officeooo:paragraph-rsid="214bec0f"/>
    </style:style>
    <style:style style:name="P592" style:family="paragraph" style:parent-style-name="Text_20_body" style:list-style-name="L70">
      <style:text-properties fo:language="cs" fo:country="CZ" fo:font-style="normal" officeooo:rsid="174f078d" officeooo:paragraph-rsid="1f3a304a" style:font-style-asian="normal" style:font-style-complex="normal"/>
    </style:style>
    <style:style style:name="P593" style:family="paragraph" style:parent-style-name="Text_20_body" style:list-style-name="L76">
      <style:text-properties fo:language="cs" fo:country="CZ" fo:font-style="normal" officeooo:rsid="151696fd" officeooo:paragraph-rsid="1f482e4a" style:font-style-asian="normal" style:font-style-complex="normal"/>
    </style:style>
    <style:style style:name="P594" style:family="paragraph" style:parent-style-name="Text_20_body" style:list-style-name="L77">
      <style:text-properties fo:language="cs" fo:country="CZ" fo:font-style="normal" officeooo:rsid="17e650e7" officeooo:paragraph-rsid="1f482e4a" style:font-style-asian="normal" style:font-style-complex="normal"/>
    </style:style>
    <style:style style:name="P595" style:family="paragraph" style:parent-style-name="Text_20_body" style:list-style-name="L116">
      <style:text-properties fo:language="cs" fo:country="CZ" fo:font-style="normal" officeooo:rsid="205c320c" officeooo:paragraph-rsid="2092837f" style:font-style-asian="normal" style:font-style-complex="normal"/>
    </style:style>
    <style:style style:name="P596" style:family="paragraph" style:parent-style-name="Text_20_body" style:list-style-name="L117">
      <style:text-properties fo:language="cs" fo:country="CZ" fo:font-style="normal" officeooo:rsid="17aa8f57" officeooo:paragraph-rsid="1d7b3ad9" style:font-style-asian="normal" style:font-style-complex="normal"/>
    </style:style>
    <style:style style:name="P597" style:family="paragraph" style:parent-style-name="Text_20_body" style:list-style-name="L71">
      <style:text-properties fo:language="cs" fo:country="CZ" fo:font-style="normal" style:text-underline-style="none" officeooo:rsid="17545d44" officeooo:paragraph-rsid="17545d44" style:font-style-asian="normal" style:font-style-complex="normal"/>
    </style:style>
    <style:style style:name="P598" style:family="paragraph" style:parent-style-name="Text_20_body" style:list-style-name="L78">
      <style:text-properties fo:language="cs" fo:country="CZ" fo:font-style="normal" fo:font-weight="normal" officeooo:rsid="23662674" officeooo:paragraph-rsid="24bad1eb" style:font-style-asian="normal" style:font-weight-asian="normal" style:font-style-complex="normal" style:font-weight-complex="normal"/>
    </style:style>
    <style:style style:name="P599" style:family="paragraph" style:parent-style-name="Text_20_body" style:list-style-name="L78">
      <style:text-properties fo:language="cs" fo:country="CZ" officeooo:rsid="19498945" officeooo:paragraph-rsid="236d9f31"/>
    </style:style>
    <style:style style:name="P600" style:family="paragraph" style:parent-style-name="Text_20_body" style:list-style-name="L24">
      <style:text-properties officeooo:rsid="21ccc7c3" officeooo:paragraph-rsid="216180ca"/>
    </style:style>
    <style:style style:name="P601" style:family="paragraph" style:parent-style-name="Text_20_body" style:list-style-name="L24">
      <style:text-properties officeooo:rsid="21ccc7c3" officeooo:paragraph-rsid="220cf1ba"/>
    </style:style>
    <style:style style:name="P602" style:family="paragraph" style:parent-style-name="Text_20_body" style:list-style-name="L25">
      <style:text-properties officeooo:paragraph-rsid="21ccc7c3"/>
    </style:style>
    <style:style style:name="P603" style:family="paragraph" style:parent-style-name="Text_20_body" style:list-style-name="L26">
      <style:text-properties officeooo:rsid="15c9b72a" officeooo:paragraph-rsid="19dd4a30"/>
    </style:style>
    <style:style style:name="P604" style:family="paragraph" style:parent-style-name="Text_20_body" style:list-style-name="L26">
      <style:text-properties officeooo:rsid="13e91469" officeooo:paragraph-rsid="19dd4a30"/>
    </style:style>
    <style:style style:name="P605" style:family="paragraph" style:parent-style-name="Text_20_body" style:list-style-name="L26">
      <style:text-properties officeooo:rsid="2215eb3a" officeooo:paragraph-rsid="2215eb3a"/>
    </style:style>
    <style:style style:name="P606" style:family="paragraph" style:parent-style-name="Text_20_body" style:list-style-name="L26">
      <style:text-properties officeooo:rsid="19e265e8" officeooo:paragraph-rsid="247b566a"/>
    </style:style>
    <style:style style:name="P607" style:family="paragraph" style:parent-style-name="Text_20_body" style:list-style-name="L26">
      <style:text-properties officeooo:rsid="15cc79cb" officeooo:paragraph-rsid="19e68ce2"/>
    </style:style>
    <style:style style:name="P608" style:family="paragraph" style:parent-style-name="Text_20_body" style:list-style-name="L27">
      <style:text-properties officeooo:paragraph-rsid="23849229"/>
    </style:style>
    <style:style style:name="P609" style:family="paragraph" style:parent-style-name="Text_20_body" style:list-style-name="L28">
      <style:text-properties officeooo:rsid="1998598a" officeooo:paragraph-rsid="24763692"/>
    </style:style>
    <style:style style:name="P610" style:family="paragraph" style:parent-style-name="Text_20_body" style:list-style-name="L28">
      <style:text-properties officeooo:rsid="19b7a33a" officeooo:paragraph-rsid="19bc978f"/>
    </style:style>
    <style:style style:name="P611" style:family="paragraph" style:parent-style-name="Text_20_body" style:list-style-name="L28">
      <style:text-properties officeooo:rsid="19a4955f" officeooo:paragraph-rsid="2222afba"/>
    </style:style>
    <style:style style:name="P612" style:family="paragraph" style:parent-style-name="Text_20_body" style:list-style-name="L28">
      <style:text-properties officeooo:rsid="19a4955f" officeooo:paragraph-rsid="19a4955f"/>
    </style:style>
    <style:style style:name="P613" style:family="paragraph" style:parent-style-name="Text_20_body" style:list-style-name="L28">
      <style:text-properties fo:font-weight="bold" officeooo:rsid="1ec1b859" officeooo:paragraph-rsid="217393d7" style:font-weight-asian="bold" style:font-weight-complex="bold"/>
    </style:style>
    <style:style style:name="P614" style:family="paragraph" style:parent-style-name="Text_20_body" style:list-style-name="L5">
      <style:text-properties fo:font-weight="bold" officeooo:rsid="2774dace" officeooo:paragraph-rsid="2774dace" style:font-weight-asian="bold" style:font-weight-complex="bold"/>
    </style:style>
    <style:style style:name="P615" style:family="paragraph" style:parent-style-name="Text_20_body" style:list-style-name="L28">
      <style:text-properties officeooo:rsid="19a8efca" officeooo:paragraph-rsid="19ca2dd9"/>
    </style:style>
    <style:style style:name="P616" style:family="paragraph" style:parent-style-name="Text_20_body" style:list-style-name="L29">
      <style:text-properties officeooo:paragraph-rsid="1a69b621"/>
    </style:style>
    <style:style style:name="P617" style:family="paragraph" style:parent-style-name="Text_20_body" style:list-style-name="L30">
      <style:text-properties officeooo:paragraph-rsid="17205437"/>
    </style:style>
    <style:style style:name="P618" style:family="paragraph" style:parent-style-name="Text_20_body" style:list-style-name="L30">
      <style:text-properties officeooo:rsid="159eb076" officeooo:paragraph-rsid="17205437"/>
    </style:style>
    <style:style style:name="P619" style:family="paragraph" style:parent-style-name="Text_20_body" style:list-style-name="L30">
      <style:text-properties officeooo:rsid="1accddd3" officeooo:paragraph-rsid="1accddd3"/>
    </style:style>
    <style:style style:name="P620" style:family="paragraph" style:parent-style-name="Text_20_body" style:list-style-name="L30">
      <style:text-properties officeooo:rsid="1a6e7b0f" officeooo:paragraph-rsid="1a70b518"/>
    </style:style>
    <style:style style:name="P621" style:family="paragraph" style:parent-style-name="Text_20_body" style:list-style-name="L30">
      <style:text-properties officeooo:rsid="1579f5c3" officeooo:paragraph-rsid="17205437"/>
    </style:style>
    <style:style style:name="P622" style:family="paragraph" style:parent-style-name="Text_20_body" style:list-style-name="L30">
      <style:text-properties officeooo:rsid="1a6edc2a" officeooo:paragraph-rsid="1a72118f"/>
    </style:style>
    <style:style style:name="P623" style:family="paragraph" style:parent-style-name="Text_20_body" style:list-style-name="L31">
      <style:text-properties officeooo:paragraph-rsid="1a23b97d"/>
    </style:style>
    <style:style style:name="P624" style:family="paragraph" style:parent-style-name="Text_20_body" style:list-style-name="L31">
      <style:text-properties officeooo:paragraph-rsid="23c5247a"/>
    </style:style>
    <style:style style:name="P625" style:family="paragraph" style:parent-style-name="Text_20_body" style:list-style-name="L31">
      <style:text-properties officeooo:paragraph-rsid="17205437"/>
    </style:style>
    <style:style style:name="P626" style:family="paragraph" style:parent-style-name="Text_20_body" style:list-style-name="L31">
      <style:text-properties officeooo:paragraph-rsid="1a75920c"/>
    </style:style>
    <style:style style:name="P627" style:family="paragraph" style:parent-style-name="Text_20_body" style:list-style-name="L32">
      <style:text-properties officeooo:paragraph-rsid="222ed222"/>
    </style:style>
    <style:style style:name="P628" style:family="paragraph" style:parent-style-name="Text_20_body" style:list-style-name="L33">
      <style:text-properties officeooo:paragraph-rsid="1ed2af3d"/>
    </style:style>
    <style:style style:name="P629" style:family="paragraph" style:parent-style-name="Text_20_body" style:list-style-name="L33">
      <style:text-properties officeooo:rsid="1dc34ca7" officeooo:paragraph-rsid="1dc34ca7"/>
    </style:style>
    <style:style style:name="P630" style:family="paragraph" style:parent-style-name="Text_20_body" style:list-style-name="L33">
      <style:text-properties officeooo:rsid="1dcb8979" officeooo:paragraph-rsid="1dcb8979"/>
    </style:style>
    <style:style style:name="P631" style:family="paragraph" style:parent-style-name="Text_20_body" style:list-style-name="L33">
      <style:text-properties officeooo:rsid="1bb712fc" officeooo:paragraph-rsid="1bb712fc"/>
    </style:style>
    <style:style style:name="P632" style:family="paragraph" style:parent-style-name="Text_20_body" style:list-style-name="L34">
      <style:text-properties officeooo:rsid="12bd1159" officeooo:paragraph-rsid="17205437"/>
    </style:style>
    <style:style style:name="P633" style:family="paragraph" style:parent-style-name="Text_20_body" style:list-style-name="L34">
      <style:text-properties officeooo:rsid="15957b2a" officeooo:paragraph-rsid="17205437"/>
    </style:style>
    <style:style style:name="P634" style:family="paragraph" style:parent-style-name="Text_20_body" style:list-style-name="L34">
      <style:text-properties officeooo:rsid="12c83cea" officeooo:paragraph-rsid="17205437"/>
    </style:style>
    <style:style style:name="P635" style:family="paragraph" style:parent-style-name="Text_20_body" style:list-style-name="L34">
      <style:text-properties officeooo:rsid="12c8c6da" officeooo:paragraph-rsid="17205437"/>
    </style:style>
    <style:style style:name="P636" style:family="paragraph" style:parent-style-name="Text_20_body" style:list-style-name="L35">
      <style:text-properties officeooo:rsid="15947fdc" officeooo:paragraph-rsid="17205437"/>
    </style:style>
    <style:style style:name="P637" style:family="paragraph" style:parent-style-name="Text_20_body" style:list-style-name="L37">
      <style:text-properties officeooo:paragraph-rsid="1f821cc4"/>
    </style:style>
    <style:style style:name="P638" style:family="paragraph" style:parent-style-name="Text_20_body" style:list-style-name="L38">
      <style:text-properties officeooo:paragraph-rsid="2564454c"/>
    </style:style>
    <style:style style:name="P639" style:family="paragraph" style:parent-style-name="Text_20_body" style:list-style-name="L39">
      <style:text-properties officeooo:paragraph-rsid="2265474c"/>
    </style:style>
    <style:style style:name="P640" style:family="paragraph" style:parent-style-name="Text_20_body" style:list-style-name="L39">
      <style:text-properties officeooo:rsid="18d00879" officeooo:paragraph-rsid="2265474c"/>
    </style:style>
    <style:style style:name="P641" style:family="paragraph" style:parent-style-name="Text_20_body" style:list-style-name="L39">
      <style:text-properties officeooo:rsid="18d25fda" officeooo:paragraph-rsid="2265474c"/>
    </style:style>
    <style:style style:name="P642" style:family="paragraph" style:parent-style-name="Text_20_body" style:list-style-name="L39">
      <style:text-properties officeooo:rsid="18df89f8" officeooo:paragraph-rsid="2265474c"/>
    </style:style>
    <style:style style:name="P643" style:family="paragraph" style:parent-style-name="Text_20_body" style:list-style-name="L39">
      <style:text-properties officeooo:rsid="186b3e8b" officeooo:paragraph-rsid="2265474c"/>
    </style:style>
    <style:style style:name="P644" style:family="paragraph" style:parent-style-name="Text_20_body" style:list-style-name="L40">
      <style:text-properties officeooo:paragraph-rsid="1de1c071"/>
    </style:style>
    <style:style style:name="P645" style:family="paragraph" style:parent-style-name="Text_20_body" style:list-style-name="L40">
      <style:text-properties officeooo:paragraph-rsid="1908efad"/>
    </style:style>
    <style:style style:name="P646" style:family="paragraph" style:parent-style-name="Text_20_body" style:list-style-name="L41">
      <style:text-properties officeooo:paragraph-rsid="18a8ff71"/>
    </style:style>
    <style:style style:name="P647" style:family="paragraph" style:parent-style-name="Text_20_body" style:list-style-name="L42">
      <style:text-properties officeooo:paragraph-rsid="231752cf"/>
    </style:style>
    <style:style style:name="P648" style:family="paragraph" style:parent-style-name="Text_20_body" style:list-style-name="L42">
      <style:text-properties officeooo:paragraph-rsid="207da7e6"/>
    </style:style>
    <style:style style:name="P649" style:family="paragraph" style:parent-style-name="Text_20_body" style:list-style-name="L43">
      <style:text-properties officeooo:paragraph-rsid="2493d017"/>
    </style:style>
    <style:style style:name="P650" style:family="paragraph" style:parent-style-name="Text_20_body" style:list-style-name="L37">
      <style:text-properties officeooo:rsid="18f8f928" officeooo:paragraph-rsid="18f8f928"/>
    </style:style>
    <style:style style:name="P651" style:family="paragraph" style:parent-style-name="Text_20_body" style:list-style-name="L44">
      <style:text-properties officeooo:paragraph-rsid="2496d6a4"/>
    </style:style>
    <style:style style:name="P652" style:family="paragraph" style:parent-style-name="Text_20_body" style:list-style-name="L46">
      <style:text-properties officeooo:paragraph-rsid="1d1b1210"/>
    </style:style>
    <style:style style:name="P653" style:family="paragraph" style:parent-style-name="Text_20_body" style:list-style-name="L46">
      <style:text-properties officeooo:paragraph-rsid="229c3c92"/>
    </style:style>
    <style:style style:name="P654" style:family="paragraph" style:parent-style-name="Text_20_body" style:list-style-name="L37">
      <style:text-properties officeooo:rsid="1eec2ec2" officeooo:paragraph-rsid="22aa4c13"/>
    </style:style>
    <style:style style:name="P655" style:family="paragraph" style:parent-style-name="Text_20_body" style:list-style-name="L48">
      <style:text-properties officeooo:rsid="160397eb" officeooo:paragraph-rsid="1d384bdc"/>
    </style:style>
    <style:style style:name="P656" style:family="paragraph" style:parent-style-name="Text_20_body" style:list-style-name="L49">
      <style:text-properties officeooo:paragraph-rsid="1d2fdeb8"/>
    </style:style>
    <style:style style:name="P657" style:family="paragraph" style:parent-style-name="Text_20_body" style:list-style-name="L52">
      <style:text-properties officeooo:paragraph-rsid="1da85e96"/>
    </style:style>
    <style:style style:name="P658" style:family="paragraph" style:parent-style-name="Text_20_body" style:list-style-name="L52">
      <style:text-properties officeooo:paragraph-rsid="1fa44ad3"/>
    </style:style>
    <style:style style:name="P659" style:family="paragraph" style:parent-style-name="Text_20_body" style:list-style-name="L52">
      <style:text-properties officeooo:rsid="1e05238b" officeooo:paragraph-rsid="22db9fb8"/>
    </style:style>
    <style:style style:name="P660" style:family="paragraph" style:parent-style-name="Text_20_body" style:list-style-name="L52">
      <style:text-properties officeooo:rsid="1d7c05dc" officeooo:paragraph-rsid="1fa44ad3"/>
    </style:style>
    <style:style style:name="P661" style:family="paragraph" style:parent-style-name="Text_20_body" style:list-style-name="L53">
      <style:text-properties officeooo:paragraph-rsid="1dd51cea"/>
    </style:style>
    <style:style style:name="P662" style:family="paragraph" style:parent-style-name="Text_20_body" style:list-style-name="L53">
      <style:text-properties officeooo:paragraph-rsid="2169e26d"/>
    </style:style>
    <style:style style:name="P663" style:family="paragraph" style:parent-style-name="Text_20_body" style:list-style-name="L53">
      <style:text-properties officeooo:rsid="2169e26d" officeooo:paragraph-rsid="2169e26d"/>
    </style:style>
    <style:style style:name="P664" style:family="paragraph" style:parent-style-name="Text_20_body" style:list-style-name="L56">
      <style:text-properties officeooo:paragraph-rsid="22fa9233"/>
    </style:style>
    <style:style style:name="P665" style:family="paragraph" style:parent-style-name="Text_20_body" style:list-style-name="L57">
      <style:text-properties officeooo:rsid="1d8eb544" officeooo:paragraph-rsid="22f3f7df"/>
    </style:style>
    <style:style style:name="P666" style:family="paragraph" style:parent-style-name="Text_20_body" style:list-style-name="L58">
      <style:text-properties officeooo:rsid="1d8a2e78" officeooo:paragraph-rsid="22f3f7df"/>
    </style:style>
    <style:style style:name="P667" style:family="paragraph" style:parent-style-name="Text_20_body" style:list-style-name="L58">
      <style:text-properties officeooo:rsid="1d8d7a2b" officeooo:paragraph-rsid="22f3f7df"/>
    </style:style>
    <style:style style:name="P668" style:family="paragraph" style:parent-style-name="Text_20_body" style:list-style-name="L59">
      <style:text-properties officeooo:paragraph-rsid="1d8fe60c"/>
    </style:style>
    <style:style style:name="P669" style:family="paragraph" style:parent-style-name="Text_20_body" style:list-style-name="L59">
      <style:text-properties officeooo:rsid="1d91cd2c" officeooo:paragraph-rsid="24a85f77"/>
    </style:style>
    <style:style style:name="P670" style:family="paragraph" style:parent-style-name="Text_20_body" style:list-style-name="L59">
      <style:text-properties officeooo:rsid="1d91cd2c" officeooo:paragraph-rsid="1d91cd2c"/>
    </style:style>
    <style:style style:name="P671" style:family="paragraph" style:parent-style-name="Text_20_body" style:list-style-name="L59">
      <style:text-properties officeooo:rsid="21bfca62" officeooo:paragraph-rsid="25d686f2"/>
    </style:style>
    <style:style style:name="P672" style:family="paragraph" style:parent-style-name="Text_20_body" style:list-style-name="L59">
      <style:text-properties officeooo:rsid="1d931637" officeooo:paragraph-rsid="1d931637"/>
    </style:style>
    <style:style style:name="P673" style:family="paragraph" style:parent-style-name="Text_20_body" style:list-style-name="L59">
      <style:text-properties officeooo:rsid="25d686f2" officeooo:paragraph-rsid="25d686f2"/>
    </style:style>
    <style:style style:name="P674" style:family="paragraph" style:parent-style-name="Text_20_body" style:list-style-name="L60">
      <style:text-properties officeooo:paragraph-rsid="230435b4"/>
    </style:style>
    <style:style style:name="P675" style:family="paragraph" style:parent-style-name="Text_20_body" style:list-style-name="L61">
      <style:text-properties officeooo:rsid="1d9fbd07" officeooo:paragraph-rsid="1d9fbd07"/>
    </style:style>
    <style:style style:name="P676" style:family="paragraph" style:parent-style-name="Text_20_body" style:list-style-name="L62">
      <style:text-properties officeooo:paragraph-rsid="1cab484f"/>
    </style:style>
    <style:style style:name="P677" style:family="paragraph" style:parent-style-name="Text_20_body" style:list-style-name="L63">
      <style:text-properties officeooo:paragraph-rsid="1e1dfaf6"/>
    </style:style>
    <style:style style:name="P678" style:family="paragraph" style:parent-style-name="Text_20_body" style:list-style-name="L63">
      <style:text-properties officeooo:paragraph-rsid="1e1438b4"/>
    </style:style>
    <style:style style:name="P679" style:family="paragraph" style:parent-style-name="Text_20_body" style:list-style-name="L63">
      <style:text-properties officeooo:paragraph-rsid="174ff3af"/>
    </style:style>
    <style:style style:name="P680" style:family="paragraph" style:parent-style-name="Text_20_body" style:list-style-name="L63">
      <style:text-properties officeooo:paragraph-rsid="1e1b5da9"/>
    </style:style>
    <style:style style:name="P681" style:family="paragraph" style:parent-style-name="Text_20_body" style:list-style-name="L63">
      <style:text-properties officeooo:paragraph-rsid="1e19bebe"/>
    </style:style>
    <style:style style:name="P682" style:family="paragraph" style:parent-style-name="Text_20_body" style:list-style-name="L64">
      <style:text-properties officeooo:rsid="2326216b" officeooo:paragraph-rsid="2326216b"/>
    </style:style>
    <style:style style:name="P683" style:family="paragraph" style:parent-style-name="Text_20_body" style:list-style-name="L64">
      <style:text-properties officeooo:rsid="1d09d581" officeooo:paragraph-rsid="1d09d581"/>
    </style:style>
    <style:style style:name="P684" style:family="paragraph" style:parent-style-name="Text_20_body" style:list-style-name="L64">
      <style:text-properties officeooo:rsid="1d082209" officeooo:paragraph-rsid="1d082209"/>
    </style:style>
    <style:style style:name="P685" style:family="paragraph" style:parent-style-name="Text_20_body" style:list-style-name="L64">
      <style:text-properties style:use-window-font-color="true" fo:font-style="normal" style:text-underline-style="none" officeooo:rsid="1d09d581" officeooo:paragraph-rsid="1d09d581" style:font-style-asian="normal" style:font-style-complex="normal"/>
    </style:style>
    <style:style style:name="P686" style:family="paragraph" style:parent-style-name="Text_20_body" style:list-style-name="L64">
      <style:text-properties style:use-window-font-color="true" fo:font-style="normal" style:text-underline-style="none" officeooo:rsid="1d09d581" officeooo:paragraph-rsid="2327c794" style:font-style-asian="normal" style:font-style-complex="normal"/>
    </style:style>
    <style:style style:name="P687" style:family="paragraph" style:parent-style-name="Text_20_body" style:list-style-name="L65">
      <style:text-properties officeooo:paragraph-rsid="21b09f8b"/>
    </style:style>
    <style:style style:name="P688" style:family="paragraph" style:parent-style-name="Text_20_body" style:list-style-name="L65">
      <style:text-properties officeooo:paragraph-rsid="21b23126"/>
    </style:style>
    <style:style style:name="P689" style:family="paragraph" style:parent-style-name="Text_20_body" style:list-style-name="L65">
      <style:text-properties officeooo:paragraph-rsid="21b508ac"/>
    </style:style>
    <style:style style:name="P690" style:family="paragraph" style:parent-style-name="Text_20_body" style:list-style-name="L65">
      <style:text-properties officeooo:rsid="24cb7abc" officeooo:paragraph-rsid="24d09093"/>
    </style:style>
    <style:style style:name="P691" style:family="paragraph" style:parent-style-name="Text_20_body" style:list-style-name="L88">
      <style:text-properties officeooo:rsid="24cb7abc" officeooo:paragraph-rsid="24cb7abc"/>
    </style:style>
    <style:style style:name="P692" style:family="paragraph" style:parent-style-name="Text_20_body" style:list-style-name="L68">
      <style:text-properties officeooo:paragraph-rsid="1e0f74a1"/>
    </style:style>
    <style:style style:name="P693" style:family="paragraph" style:parent-style-name="Text_20_body" style:list-style-name="L68">
      <style:text-properties officeooo:paragraph-rsid="1e1308a6"/>
    </style:style>
    <style:style style:name="P694" style:family="paragraph" style:parent-style-name="Text_20_body" style:list-style-name="L68">
      <style:text-properties officeooo:paragraph-rsid="1e0d2c3e"/>
    </style:style>
    <style:style style:name="P695" style:family="paragraph" style:parent-style-name="Text_20_body" style:list-style-name="L68">
      <style:text-properties officeooo:paragraph-rsid="1e294604"/>
    </style:style>
    <style:style style:name="P696" style:family="paragraph" style:parent-style-name="Text_20_body" style:list-style-name="L69">
      <style:text-properties officeooo:paragraph-rsid="17205437"/>
    </style:style>
    <style:style style:name="P697" style:family="paragraph" style:parent-style-name="Text_20_body" style:list-style-name="L71">
      <style:text-properties officeooo:paragraph-rsid="17535250"/>
    </style:style>
    <style:style style:name="P698" style:family="paragraph" style:parent-style-name="Text_20_body" style:list-style-name="L71">
      <style:text-properties officeooo:paragraph-rsid="1755ab69"/>
    </style:style>
    <style:style style:name="P699" style:family="paragraph" style:parent-style-name="Text_20_body" style:list-style-name="L71">
      <style:text-properties officeooo:rsid="23417ac1" officeooo:paragraph-rsid="23417ac1"/>
    </style:style>
    <style:style style:name="P700" style:family="paragraph" style:parent-style-name="Text_20_body" style:list-style-name="L73">
      <style:text-properties officeooo:paragraph-rsid="234b21d6"/>
    </style:style>
    <style:style style:name="P701" style:family="paragraph" style:parent-style-name="Text_20_body" style:list-style-name="L73">
      <style:text-properties officeooo:paragraph-rsid="1aced976"/>
    </style:style>
    <style:style style:name="P702" style:family="paragraph" style:parent-style-name="Text_20_body" style:list-style-name="L74">
      <style:text-properties officeooo:rsid="1ad7191a" officeooo:paragraph-rsid="1ad7191a"/>
    </style:style>
    <style:style style:name="P703" style:family="paragraph" style:parent-style-name="Text_20_body" style:list-style-name="L75">
      <style:text-properties officeooo:paragraph-rsid="1f4956fd"/>
    </style:style>
    <style:style style:name="P704" style:family="paragraph" style:parent-style-name="Text_20_body" style:list-style-name="L75">
      <style:text-properties officeooo:paragraph-rsid="24b5f8ac"/>
    </style:style>
    <style:style style:name="P705" style:family="paragraph" style:parent-style-name="Text_20_body" style:list-style-name="L76">
      <style:text-properties officeooo:paragraph-rsid="1f482e4a"/>
    </style:style>
    <style:style style:name="P706" style:family="paragraph" style:parent-style-name="Text_20_body" style:list-style-name="L78">
      <style:text-properties officeooo:paragraph-rsid="1f480d51"/>
    </style:style>
    <style:style style:name="P707" style:family="paragraph" style:parent-style-name="Text_20_body" style:list-style-name="L78">
      <style:text-properties officeooo:rsid="2364fac6" officeooo:paragraph-rsid="2364fac6"/>
    </style:style>
    <style:style style:name="P708" style:family="paragraph" style:parent-style-name="Text_20_body" style:list-style-name="L78">
      <style:text-properties officeooo:rsid="237308b9" officeooo:paragraph-rsid="237308b9"/>
    </style:style>
    <style:style style:name="P709" style:family="paragraph" style:parent-style-name="Text_20_body" style:list-style-name="L79">
      <style:text-properties officeooo:paragraph-rsid="237c94c3"/>
    </style:style>
    <style:style style:name="P710" style:family="paragraph" style:parent-style-name="Text_20_body" style:list-style-name="L79">
      <style:text-properties officeooo:paragraph-rsid="24c1ced7"/>
    </style:style>
    <style:style style:name="P711" style:family="paragraph" style:parent-style-name="Text_20_body" style:list-style-name="L80">
      <style:text-properties officeooo:paragraph-rsid="1dc83763"/>
    </style:style>
    <style:style style:name="P712" style:family="paragraph" style:parent-style-name="Text_20_body" style:list-style-name="L80">
      <style:text-properties officeooo:rsid="2376f780" officeooo:paragraph-rsid="1f4ef3d0"/>
    </style:style>
    <style:style style:name="P713" style:family="paragraph" style:parent-style-name="Text_20_body" style:list-style-name="L80">
      <style:text-properties officeooo:rsid="2376f780" officeooo:paragraph-rsid="1dc83763"/>
    </style:style>
    <style:style style:name="P714" style:family="paragraph" style:parent-style-name="Text_20_body" style:list-style-name="L80">
      <style:text-properties officeooo:rsid="24c255aa" officeooo:paragraph-rsid="24c255aa"/>
    </style:style>
    <style:style style:name="P715" style:family="paragraph" style:parent-style-name="Text_20_body" style:list-style-name="L27">
      <style:text-properties officeooo:rsid="182d5c9f" officeooo:paragraph-rsid="23849229"/>
    </style:style>
    <style:style style:name="P716" style:family="paragraph" style:parent-style-name="Text_20_body" style:list-style-name="L27">
      <style:text-properties officeooo:rsid="19a2aeb2" officeooo:paragraph-rsid="23849229"/>
    </style:style>
    <style:style style:name="P717" style:family="paragraph" style:parent-style-name="Text_20_body" style:list-style-name="L27">
      <style:text-properties officeooo:rsid="1b05055c" officeooo:paragraph-rsid="23849229"/>
    </style:style>
    <style:style style:name="P718" style:family="paragraph" style:parent-style-name="Text_20_body" style:list-style-name="L27">
      <style:text-properties officeooo:rsid="1dabf4fa" officeooo:paragraph-rsid="23849229"/>
    </style:style>
    <style:style style:name="P719" style:family="paragraph" style:parent-style-name="Text_20_body" style:list-style-name="L27">
      <style:text-properties officeooo:rsid="1b06fee0" officeooo:paragraph-rsid="23849229"/>
    </style:style>
    <style:style style:name="P720" style:family="paragraph" style:parent-style-name="Text_20_body" style:list-style-name="L81">
      <style:text-properties officeooo:paragraph-rsid="1afc31a1"/>
    </style:style>
    <style:style style:name="P721" style:family="paragraph" style:parent-style-name="Text_20_body" style:list-style-name="L81">
      <style:text-properties officeooo:paragraph-rsid="1d9d7e7c"/>
    </style:style>
    <style:style style:name="P722" style:family="paragraph" style:parent-style-name="Text_20_body" style:list-style-name="L82">
      <style:text-properties officeooo:rsid="1543b540" officeooo:paragraph-rsid="20b1c869"/>
    </style:style>
    <style:style style:name="P723" style:family="paragraph" style:parent-style-name="Text_20_body" style:list-style-name="L83">
      <style:text-properties officeooo:rsid="20b3c77a" officeooo:paragraph-rsid="20b3c77a"/>
    </style:style>
    <style:style style:name="P724" style:family="paragraph" style:parent-style-name="Text_20_body" style:list-style-name="L83">
      <style:text-properties officeooo:rsid="20b3c77a" officeooo:paragraph-rsid="20b97fcf"/>
    </style:style>
    <style:style style:name="P725" style:family="paragraph" style:parent-style-name="Text_20_body" style:list-style-name="L84">
      <style:text-properties officeooo:rsid="196e73ef" officeooo:paragraph-rsid="1b2f5bad"/>
    </style:style>
    <style:style style:name="P726" style:family="paragraph" style:parent-style-name="Text_20_body" style:list-style-name="L84">
      <style:text-properties officeooo:rsid="1b2f5bad" officeooo:paragraph-rsid="1b2f5bad"/>
    </style:style>
    <style:style style:name="P727" style:family="paragraph" style:parent-style-name="Text_20_body" style:list-style-name="L84">
      <style:text-properties officeooo:rsid="1b2f5bad" officeooo:paragraph-rsid="1b32103b"/>
    </style:style>
    <style:style style:name="P728" style:family="paragraph" style:parent-style-name="Text_20_body" style:list-style-name="L84">
      <style:text-properties officeooo:rsid="1970535f" officeooo:paragraph-rsid="1aac0adc"/>
    </style:style>
    <style:style style:name="P729" style:family="paragraph" style:parent-style-name="Text_20_body" style:list-style-name="L85">
      <style:text-properties officeooo:rsid="182c35b1" officeooo:paragraph-rsid="1aac0adc"/>
    </style:style>
    <style:style style:name="P730" style:family="paragraph" style:parent-style-name="Text_20_body" style:list-style-name="L85">
      <style:text-properties officeooo:rsid="1b155c13" officeooo:paragraph-rsid="1b155c13"/>
    </style:style>
    <style:style style:name="P731" style:family="paragraph" style:parent-style-name="Text_20_body" style:list-style-name="L86">
      <style:text-properties officeooo:rsid="15426ded" officeooo:paragraph-rsid="1c2c0b62"/>
    </style:style>
    <style:style style:name="P732" style:family="paragraph" style:parent-style-name="Text_20_body" style:list-style-name="L86">
      <style:text-properties officeooo:rsid="1c2f2361" officeooo:paragraph-rsid="1c2c0b62"/>
    </style:style>
    <style:style style:name="P733" style:family="paragraph" style:parent-style-name="Text_20_body" style:list-style-name="L86">
      <style:text-properties officeooo:rsid="15458082" officeooo:paragraph-rsid="1b12493f"/>
    </style:style>
    <style:style style:name="P734" style:family="paragraph" style:parent-style-name="Text_20_body" style:list-style-name="L86">
      <style:text-properties officeooo:rsid="1546b8d6" officeooo:paragraph-rsid="1aac0adc"/>
    </style:style>
    <style:style style:name="P735" style:family="paragraph" style:parent-style-name="Text_20_body" style:list-style-name="L86">
      <style:text-properties officeooo:rsid="18247580" officeooo:paragraph-rsid="1aac0adc"/>
    </style:style>
    <style:style style:name="P736" style:family="paragraph" style:parent-style-name="Text_20_body" style:list-style-name="L87">
      <style:text-properties officeooo:rsid="18c97d53" officeooo:paragraph-rsid="1aac0adc"/>
    </style:style>
    <style:style style:name="P737" style:family="paragraph" style:parent-style-name="Text_20_body" style:list-style-name="L88">
      <style:text-properties officeooo:paragraph-rsid="1c371f82"/>
    </style:style>
    <style:style style:name="P738" style:family="paragraph" style:parent-style-name="Text_20_body" style:list-style-name="L88">
      <style:text-properties officeooo:rsid="1c1a5de7" officeooo:paragraph-rsid="1c1a5de7"/>
    </style:style>
    <style:style style:name="P739" style:family="paragraph" style:parent-style-name="Text_20_body" style:list-style-name="L88">
      <style:text-properties officeooo:rsid="1c23eac8" officeooo:paragraph-rsid="1c23eac8"/>
    </style:style>
    <style:style style:name="P740" style:family="paragraph" style:parent-style-name="Text_20_body" style:list-style-name="L89">
      <style:text-properties officeooo:paragraph-rsid="23aeadde"/>
    </style:style>
    <style:style style:name="P741" style:family="paragraph" style:parent-style-name="Text_20_body" style:list-style-name="L89">
      <style:text-properties officeooo:paragraph-rsid="202e522f"/>
    </style:style>
    <style:style style:name="P742" style:family="paragraph" style:parent-style-name="Text_20_body" style:list-style-name="L89">
      <style:text-properties officeooo:paragraph-rsid="20325278"/>
    </style:style>
    <style:style style:name="P743" style:family="paragraph" style:parent-style-name="Text_20_body" style:list-style-name="L89">
      <style:text-properties officeooo:rsid="18cd6c9e" officeooo:paragraph-rsid="1aac0adc"/>
    </style:style>
    <style:style style:name="P744" style:family="paragraph" style:parent-style-name="Text_20_body" style:list-style-name="L89">
      <style:text-properties officeooo:rsid="202d51f4" officeooo:paragraph-rsid="23aeadde"/>
    </style:style>
    <style:style style:name="P745" style:family="paragraph" style:parent-style-name="Text_20_body" style:list-style-name="L89">
      <style:text-properties officeooo:rsid="23a93cdc" officeooo:paragraph-rsid="202d51f4"/>
    </style:style>
    <style:style style:name="P746" style:family="paragraph" style:parent-style-name="Text_20_body" style:list-style-name="L89">
      <style:text-properties officeooo:rsid="202e522f" officeooo:paragraph-rsid="20325278"/>
    </style:style>
    <style:style style:name="P747" style:family="paragraph" style:parent-style-name="Text_20_body" style:list-style-name="L89">
      <style:text-properties officeooo:rsid="20325278" officeooo:paragraph-rsid="20325278"/>
    </style:style>
    <style:style style:name="P748" style:family="paragraph" style:parent-style-name="Text_20_body" style:list-style-name="L90">
      <style:text-properties officeooo:paragraph-rsid="20b57a92"/>
    </style:style>
    <style:style style:name="P749" style:family="paragraph" style:parent-style-name="Text_20_body" style:list-style-name="L91">
      <style:text-properties officeooo:rsid="209eba3a" officeooo:paragraph-rsid="209eba3a"/>
    </style:style>
    <style:style style:name="P750" style:family="paragraph" style:parent-style-name="Text_20_body" style:list-style-name="L91">
      <style:text-properties officeooo:rsid="17b228f5" officeooo:paragraph-rsid="1aac0adc"/>
    </style:style>
    <style:style style:name="P751" style:family="paragraph" style:parent-style-name="Text_20_body" style:list-style-name="L92">
      <style:text-properties officeooo:rsid="17aa8f57" officeooo:paragraph-rsid="1aac0adc"/>
    </style:style>
    <style:style style:name="P752" style:family="paragraph" style:parent-style-name="Text_20_body" style:list-style-name="L91">
      <style:text-properties officeooo:rsid="17aa8f57" officeooo:paragraph-rsid="1c497a43"/>
    </style:style>
    <style:style style:name="P753" style:family="paragraph" style:parent-style-name="Text_20_body" style:list-style-name="L94">
      <style:text-properties officeooo:rsid="23bff578" officeooo:paragraph-rsid="23bff578"/>
    </style:style>
    <style:style style:name="P754" style:family="paragraph" style:parent-style-name="Text_20_body" style:list-style-name="L94">
      <style:text-properties officeooo:rsid="20cf89bc" officeooo:paragraph-rsid="23bdc1ce"/>
    </style:style>
    <style:style style:name="P755" style:family="paragraph" style:parent-style-name="Text_20_body" style:list-style-name="L95">
      <style:text-properties officeooo:paragraph-rsid="20aa26b3"/>
    </style:style>
    <style:style style:name="P756" style:family="paragraph" style:parent-style-name="Text_20_body" style:list-style-name="L95">
      <style:text-properties officeooo:rsid="23b66973" officeooo:paragraph-rsid="23b66973"/>
    </style:style>
    <style:style style:name="P757" style:family="paragraph" style:parent-style-name="Text_20_body" style:list-style-name="L99">
      <style:text-properties officeooo:paragraph-rsid="1aac0adc"/>
    </style:style>
    <style:style style:name="P758" style:family="paragraph" style:parent-style-name="Text_20_body" style:list-style-name="L101">
      <style:text-properties officeooo:paragraph-rsid="1e32191f"/>
    </style:style>
    <style:style style:name="P759" style:family="paragraph" style:parent-style-name="Text_20_body" style:list-style-name="L103">
      <style:text-properties officeooo:rsid="18303271" officeooo:paragraph-rsid="1aac0adc"/>
    </style:style>
    <style:style style:name="P760" style:family="paragraph" style:parent-style-name="Text_20_body" style:list-style-name="L103">
      <style:text-properties officeooo:rsid="18303271" officeooo:paragraph-rsid="24e2370e"/>
    </style:style>
    <style:style style:name="P761" style:family="paragraph" style:parent-style-name="Text_20_body" style:list-style-name="L103">
      <style:text-properties officeooo:rsid="1c546527" officeooo:paragraph-rsid="1aac0adc"/>
    </style:style>
    <style:style style:name="P762" style:family="paragraph" style:parent-style-name="Text_20_body" style:list-style-name="L105">
      <style:text-properties officeooo:rsid="1927fafa" officeooo:paragraph-rsid="23cd2eb0"/>
    </style:style>
    <style:style style:name="P763" style:family="paragraph" style:parent-style-name="Text_20_body" style:list-style-name="L106">
      <style:text-properties officeooo:paragraph-rsid="1cf1f7ac"/>
    </style:style>
    <style:style style:name="P764" style:family="paragraph" style:parent-style-name="Text_20_body" style:list-style-name="L107">
      <style:text-properties officeooo:rsid="190d6d44" officeooo:paragraph-rsid="23df0c02"/>
    </style:style>
    <style:style style:name="P765" style:family="paragraph" style:parent-style-name="Text_20_body" style:list-style-name="L107">
      <style:text-properties officeooo:rsid="191bb4a6" officeooo:paragraph-rsid="23df0c02"/>
    </style:style>
    <style:style style:name="P766" style:family="paragraph" style:parent-style-name="Text_20_body" style:list-style-name="L110">
      <style:text-properties officeooo:paragraph-rsid="1f88f818"/>
    </style:style>
    <style:style style:name="P767" style:family="paragraph" style:parent-style-name="Text_20_body" style:list-style-name="L111">
      <style:text-properties officeooo:paragraph-rsid="1c9dbd6e"/>
    </style:style>
    <style:style style:name="P768" style:family="paragraph" style:parent-style-name="Text_20_body" style:list-style-name="L111">
      <style:text-properties officeooo:paragraph-rsid="23e7dff0"/>
    </style:style>
    <style:style style:name="P769" style:family="paragraph" style:parent-style-name="Text_20_body" style:list-style-name="L111">
      <style:text-properties officeooo:rsid="1f8bdeef" officeooo:paragraph-rsid="23e7dff0"/>
    </style:style>
    <style:style style:name="P770" style:family="paragraph" style:parent-style-name="Text_20_body" style:list-style-name="L113">
      <style:text-properties officeooo:paragraph-rsid="23f063d8"/>
    </style:style>
    <style:style style:name="P771" style:family="paragraph" style:parent-style-name="Text_20_body" style:list-style-name="L113">
      <style:text-properties officeooo:rsid="1d75ffc5" officeooo:paragraph-rsid="23f063d8"/>
    </style:style>
    <style:style style:name="P772" style:family="paragraph" style:parent-style-name="Text_20_body" style:list-style-name="L114">
      <style:text-properties officeooo:rsid="23f219d6" officeooo:paragraph-rsid="23f219d6"/>
    </style:style>
    <style:style style:name="P773" style:family="paragraph" style:parent-style-name="Text_20_body" style:list-style-name="L115">
      <style:text-properties officeooo:paragraph-rsid="1dbcba3f"/>
    </style:style>
    <style:style style:name="P774" style:family="paragraph" style:parent-style-name="Text_20_body" style:list-style-name="L115">
      <style:text-properties officeooo:paragraph-rsid="1d5ab5e3"/>
    </style:style>
    <style:style style:name="P775" style:family="paragraph" style:parent-style-name="Text_20_body" style:list-style-name="L115">
      <style:text-properties officeooo:paragraph-rsid="1d5cf261"/>
    </style:style>
    <style:style style:name="P776" style:family="paragraph" style:parent-style-name="Text_20_body" style:list-style-name="L115">
      <style:text-properties officeooo:paragraph-rsid="1d5f65ab"/>
    </style:style>
    <style:style style:name="P777" style:family="paragraph" style:parent-style-name="Text_20_body" style:list-style-name="L115">
      <style:text-properties officeooo:paragraph-rsid="1d5df106"/>
    </style:style>
    <style:style style:name="P778" style:family="paragraph" style:parent-style-name="Text_20_body" style:list-style-name="L115">
      <style:text-properties officeooo:paragraph-rsid="1d55c6b1"/>
    </style:style>
    <style:style style:name="P779" style:family="paragraph" style:parent-style-name="Text_20_body" style:list-style-name="L115">
      <style:text-properties officeooo:paragraph-rsid="1d610f62"/>
    </style:style>
    <style:style style:name="P780" style:family="paragraph" style:parent-style-name="Text_20_body" style:list-style-name="L115">
      <style:text-properties officeooo:paragraph-rsid="1d53e4a5"/>
    </style:style>
    <style:style style:name="P781" style:family="paragraph" style:parent-style-name="Text_20_body" style:list-style-name="L115">
      <style:text-properties officeooo:rsid="23fa170b" officeooo:paragraph-rsid="23fa170b"/>
    </style:style>
    <style:style style:name="P782" style:family="paragraph" style:parent-style-name="Text_20_body" style:list-style-name="L117">
      <style:text-properties officeooo:paragraph-rsid="1d7b3ad9"/>
    </style:style>
    <style:style style:name="P783" style:family="paragraph" style:parent-style-name="Text_20_body" style:list-style-name="L118">
      <style:text-properties officeooo:paragraph-rsid="1f8ea03e"/>
    </style:style>
    <style:style style:name="P784" style:family="paragraph" style:parent-style-name="Text_20_body" style:list-style-name="L119">
      <style:text-properties officeooo:paragraph-rsid="1bd9fc7c"/>
    </style:style>
    <style:style style:name="P785" style:family="paragraph" style:parent-style-name="Text_20_body" style:list-style-name="L119">
      <style:text-properties officeooo:paragraph-rsid="1de43098"/>
    </style:style>
    <style:style style:name="P786" style:family="paragraph" style:parent-style-name="Text_20_body" style:list-style-name="L120">
      <style:text-properties officeooo:paragraph-rsid="23fd5e13"/>
    </style:style>
    <style:style style:name="P787" style:family="paragraph" style:parent-style-name="Text_20_body" style:list-style-name="L120">
      <style:text-properties officeooo:paragraph-rsid="2409d79a"/>
    </style:style>
    <style:style style:name="P788" style:family="paragraph" style:parent-style-name="Text_20_body" style:list-style-name="L120">
      <style:text-properties officeooo:paragraph-rsid="1be5456a"/>
    </style:style>
    <style:style style:name="P789" style:family="paragraph" style:parent-style-name="Text_20_body" style:list-style-name="L120">
      <style:text-properties officeooo:paragraph-rsid="1ddf5a6c"/>
    </style:style>
    <style:style style:name="P790" style:family="paragraph" style:parent-style-name="Text_20_body" style:list-style-name="L121"/>
    <style:style style:name="P791" style:family="paragraph" style:parent-style-name="Text_20_body" style:list-style-name="L121">
      <style:text-properties officeooo:paragraph-rsid="1b9e4095"/>
    </style:style>
    <style:style style:name="P792" style:family="paragraph" style:parent-style-name="Text_20_body" style:list-style-name="L121">
      <style:text-properties officeooo:paragraph-rsid="1b9fea33"/>
    </style:style>
    <style:style style:name="P793" style:family="paragraph" style:parent-style-name="Text_20_body" style:list-style-name="L121">
      <style:text-properties officeooo:paragraph-rsid="239f8843"/>
    </style:style>
    <style:style style:name="P794" style:family="paragraph" style:parent-style-name="Text_20_body" style:list-style-name="L121">
      <style:text-properties officeooo:rsid="1b9f2b38" officeooo:paragraph-rsid="1b9f2b38"/>
    </style:style>
    <style:style style:name="P795" style:family="paragraph" style:parent-style-name="Text_20_body" style:list-style-name="L121">
      <style:text-properties officeooo:rsid="1bb2ed99" officeooo:paragraph-rsid="1bb2ed99"/>
    </style:style>
    <style:style style:name="P796" style:family="paragraph" style:parent-style-name="Text_20_body" style:list-style-name="L122">
      <style:text-properties officeooo:paragraph-rsid="1ddb0704"/>
    </style:style>
    <style:style style:name="P797" style:family="paragraph" style:parent-style-name="Text_20_body" style:list-style-name="L122">
      <style:text-properties officeooo:paragraph-rsid="240c97a7"/>
    </style:style>
    <style:style style:name="P798" style:family="paragraph" style:parent-style-name="Text_20_body" style:list-style-name="L122">
      <style:text-properties officeooo:rsid="1dd7f1d6" officeooo:paragraph-rsid="1bac8c7c"/>
    </style:style>
    <style:style style:name="P799" style:family="paragraph" style:parent-style-name="Text_20_body" style:list-style-name="L122">
      <style:text-properties officeooo:rsid="2506d1ff" officeooo:paragraph-rsid="2506d1ff"/>
    </style:style>
    <style:style style:name="P800" style:family="paragraph" style:parent-style-name="Text_20_body" style:list-style-name="L122">
      <style:text-properties officeooo:rsid="1d648cfa" officeooo:paragraph-rsid="240c97a7"/>
    </style:style>
    <style:style style:name="P801" style:family="paragraph" style:parent-style-name="Text_20_body" style:list-style-name="L123">
      <style:text-properties officeooo:paragraph-rsid="1fa1e491"/>
    </style:style>
    <style:style style:name="P802" style:family="paragraph" style:parent-style-name="Text_20_body" style:list-style-name="L124">
      <style:text-properties officeooo:paragraph-rsid="2416422c"/>
    </style:style>
    <style:style style:name="P803" style:family="paragraph" style:parent-style-name="Text_20_body" style:list-style-name="L124">
      <style:text-properties officeooo:paragraph-rsid="17205437"/>
    </style:style>
    <style:style style:name="P804" style:family="paragraph" style:parent-style-name="Text_20_body" style:list-style-name="L125">
      <style:text-properties officeooo:paragraph-rsid="17205437"/>
    </style:style>
    <style:style style:name="P805" style:family="paragraph" style:parent-style-name="Text_20_body" style:list-style-name="L126">
      <style:text-properties officeooo:paragraph-rsid="1b401306"/>
    </style:style>
    <style:style style:name="P806" style:family="paragraph" style:parent-style-name="Text_20_body" style:list-style-name="L126">
      <style:text-properties officeooo:paragraph-rsid="1b41f3e2"/>
    </style:style>
    <style:style style:name="P807" style:family="paragraph" style:parent-style-name="Text_20_body" style:list-style-name="L127">
      <style:text-properties officeooo:paragraph-rsid="1b3c40f8"/>
    </style:style>
    <style:style style:name="P808" style:family="paragraph" style:parent-style-name="Text_20_body" style:list-style-name="L128">
      <style:text-properties officeooo:paragraph-rsid="1b3c40f8"/>
    </style:style>
    <style:style style:name="P809" style:family="paragraph" style:parent-style-name="Text_20_body" style:list-style-name="L129">
      <style:text-properties officeooo:paragraph-rsid="1b3aa9da"/>
    </style:style>
    <style:style style:name="P810" style:family="paragraph" style:parent-style-name="Text_20_body" style:list-style-name="L129">
      <style:text-properties officeooo:rsid="1b3c0e07" officeooo:paragraph-rsid="1b3c0e07"/>
    </style:style>
    <style:style style:name="P811" style:family="paragraph" style:parent-style-name="Text_20_body" style:list-style-name="L129">
      <style:text-properties officeooo:rsid="2435b3b9" officeooo:paragraph-rsid="2435b3b9"/>
    </style:style>
    <style:style style:name="P812" style:family="paragraph" style:parent-style-name="Text_20_body" style:list-style-name="L130">
      <style:text-properties officeooo:paragraph-rsid="1b3c40f8"/>
    </style:style>
    <style:style style:name="P813" style:family="paragraph" style:parent-style-name="Text_20_body" style:list-style-name="L5">
      <style:text-properties officeooo:rsid="2774dace" officeooo:paragraph-rsid="2774dace"/>
    </style:style>
    <style:style style:name="P814" style:family="paragraph" style:parent-style-name="Text_20_body" style:list-style-name="L63">
      <style:paragraph-properties fo:margin-left="1.251cm" fo:margin-right="0cm" fo:text-indent="0cm" style:auto-text-indent="false"/>
      <style:text-properties officeooo:paragraph-rsid="1e2448da"/>
    </style:style>
    <style:style style:name="P815" style:family="paragraph" style:parent-style-name="Example" style:list-style-name="L47"/>
    <style:style style:name="P816" style:family="paragraph" style:parent-style-name="Example" style:list-style-name="L54"/>
    <style:style style:name="P817" style:family="paragraph" style:parent-style-name="Example" style:list-style-name="L66"/>
    <style:style style:name="P818" style:family="paragraph" style:parent-style-name="Example" style:list-style-name="L66">
      <style:text-properties officeooo:paragraph-rsid="2333a4c4"/>
    </style:style>
    <style:style style:name="P819" style:family="paragraph" style:parent-style-name="Example" style:list-style-name="L72"/>
    <style:style style:name="P820" style:family="paragraph" style:parent-style-name="Example" style:list-style-name="L130"/>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language="cs" fo:country="CZ" officeooo:rsid="273164f3"/>
    </style:style>
    <style:style style:name="T296" style:family="text">
      <style:text-properties fo:font-style="italic" style:font-style-asian="italic" style:font-style-complex="italic"/>
    </style:style>
    <style:style style:name="T297" style:family="text">
      <style:text-properties fo:font-style="italic" officeooo:rsid="15ca5cf7" style:font-style-asian="italic" style:font-style-complex="italic"/>
    </style:style>
    <style:style style:name="T298" style:family="text">
      <style:text-properties fo:font-style="italic" officeooo:rsid="1546b8d6" style:font-style-asian="italic" style:font-style-complex="italic"/>
    </style:style>
    <style:style style:name="T299" style:family="text">
      <style:text-properties fo:font-style="italic" officeooo:rsid="155bfa62" style:font-style-asian="italic" style:font-style-complex="italic"/>
    </style:style>
    <style:style style:name="T300" style:family="text">
      <style:text-properties fo:font-style="italic" officeooo:rsid="15ad6f72" style:font-style-asian="italic" style:font-style-complex="italic"/>
    </style:style>
    <style:style style:name="T301" style:family="text">
      <style:text-properties fo:font-style="italic" officeooo:rsid="17afd51a" style:font-style-asian="italic" style:font-style-complex="italic"/>
    </style:style>
    <style:style style:name="T302" style:family="text">
      <style:text-properties fo:font-style="italic" officeooo:rsid="17b028a0" style:font-style-asian="italic" style:font-style-complex="italic"/>
    </style:style>
    <style:style style:name="T303" style:family="text">
      <style:text-properties fo:font-style="italic" officeooo:rsid="17bd95d7" style:font-style-asian="italic" style:font-style-complex="italic"/>
    </style:style>
    <style:style style:name="T304" style:family="text">
      <style:text-properties fo:font-style="italic" officeooo:rsid="17c02a13" style:font-style-asian="italic" style:font-style-complex="italic"/>
    </style:style>
    <style:style style:name="T305" style:family="text">
      <style:text-properties fo:font-style="italic" officeooo:rsid="18c20de8" style:font-style-asian="italic" style:font-style-complex="italic"/>
    </style:style>
    <style:style style:name="T306" style:family="text">
      <style:text-properties fo:font-style="italic" officeooo:rsid="18c5858c" style:font-style-asian="italic" style:font-style-complex="italic"/>
    </style:style>
    <style:style style:name="T307" style:family="text">
      <style:text-properties fo:font-style="italic" officeooo:rsid="18f3e874" style:font-style-asian="italic" style:font-style-complex="italic"/>
    </style:style>
    <style:style style:name="T308" style:family="text">
      <style:text-properties fo:font-style="italic" officeooo:rsid="1836b5be" style:font-style-asian="italic" style:font-style-complex="italic"/>
    </style:style>
    <style:style style:name="T309" style:family="text">
      <style:text-properties fo:font-style="italic" officeooo:rsid="19345964" style:font-style-asian="italic" style:font-style-complex="italic"/>
    </style:style>
    <style:style style:name="T310" style:family="text">
      <style:text-properties fo:font-style="italic" officeooo:rsid="19b2a3c4" style:font-style-asian="italic" style:font-style-complex="italic"/>
    </style:style>
    <style:style style:name="T311" style:family="text">
      <style:text-properties fo:font-style="italic" officeooo:rsid="19ebca23" style:font-style-asian="italic" style:font-style-complex="italic"/>
    </style:style>
    <style:style style:name="T312" style:family="text">
      <style:text-properties fo:font-style="italic" officeooo:rsid="1a499233" style:font-style-asian="italic" style:font-style-complex="italic"/>
    </style:style>
    <style:style style:name="T313" style:family="text">
      <style:text-properties fo:font-style="italic" officeooo:rsid="1a4b20e6" style:font-style-asian="italic" style:font-style-complex="italic"/>
    </style:style>
    <style:style style:name="T314" style:family="text">
      <style:text-properties fo:font-style="italic" officeooo:rsid="1a85820d" style:font-style-asian="italic" style:font-style-complex="italic"/>
    </style:style>
    <style:style style:name="T315" style:family="text">
      <style:text-properties fo:font-style="italic" officeooo:rsid="1af5d4e9" style:font-style-asian="italic" style:font-style-complex="italic"/>
    </style:style>
    <style:style style:name="T316" style:family="text">
      <style:text-properties fo:font-style="italic" officeooo:rsid="1b6e1d4e" style:font-style-asian="italic" style:font-style-complex="italic"/>
    </style:style>
    <style:style style:name="T317" style:family="text">
      <style:text-properties fo:font-style="italic" officeooo:rsid="15b53645" style:font-style-asian="italic" style:font-style-complex="italic"/>
    </style:style>
    <style:style style:name="T318" style:family="text">
      <style:text-properties fo:font-style="italic" officeooo:rsid="1b3aa9da" style:font-style-asian="italic" style:font-style-complex="italic"/>
    </style:style>
    <style:style style:name="T319" style:family="text">
      <style:text-properties fo:font-style="italic" officeooo:rsid="187d6a64" style:font-style-asian="italic" style:font-style-complex="italic"/>
    </style:style>
    <style:style style:name="T320" style:family="text">
      <style:text-properties fo:font-style="italic" officeooo:rsid="1c1d58ec" style:font-style-asian="italic" style:font-style-complex="italic"/>
    </style:style>
    <style:style style:name="T321" style:family="text">
      <style:text-properties fo:font-style="italic" officeooo:rsid="1c81d622" style:font-style-asian="italic" style:font-style-complex="italic"/>
    </style:style>
    <style:style style:name="T322" style:family="text">
      <style:text-properties fo:font-style="italic" officeooo:rsid="1c82dd2c" style:font-style-asian="italic" style:font-style-complex="italic"/>
    </style:style>
    <style:style style:name="T323" style:family="text">
      <style:text-properties fo:font-style="italic" officeooo:rsid="1c86fdc4" style:font-style-asian="italic" style:font-style-complex="italic"/>
    </style:style>
    <style:style style:name="T324" style:family="text">
      <style:text-properties fo:font-style="italic" officeooo:rsid="1c88d371" style:font-style-asian="italic" style:font-style-complex="italic"/>
    </style:style>
    <style:style style:name="T325" style:family="text">
      <style:text-properties fo:font-style="italic" officeooo:rsid="18bc925c" style:font-style-asian="italic" style:font-style-complex="italic"/>
    </style:style>
    <style:style style:name="T326" style:family="text">
      <style:text-properties fo:font-style="italic" officeooo:rsid="18fe4bc9" style:font-style-asian="italic" style:font-style-complex="italic"/>
    </style:style>
    <style:style style:name="T327" style:family="text">
      <style:text-properties fo:font-style="italic" officeooo:rsid="18db1cd7" style:font-style-asian="italic" style:font-style-complex="italic"/>
    </style:style>
    <style:style style:name="T328" style:family="text">
      <style:text-properties fo:font-style="italic" officeooo:rsid="1cba1e95" style:font-style-asian="italic" style:font-style-complex="italic"/>
    </style:style>
    <style:style style:name="T329" style:family="text">
      <style:text-properties fo:font-style="italic" officeooo:rsid="1d2520de" style:font-style-asian="italic" style:font-style-complex="italic"/>
    </style:style>
    <style:style style:name="T330" style:family="text">
      <style:text-properties fo:font-style="italic" officeooo:rsid="1d1a7fb6" style:font-style-asian="italic" style:font-style-complex="italic"/>
    </style:style>
    <style:style style:name="T331" style:family="text">
      <style:text-properties fo:font-style="italic" officeooo:rsid="1d422cc8" style:font-style-asian="italic" style:font-style-complex="italic"/>
    </style:style>
    <style:style style:name="T332" style:family="text">
      <style:text-properties fo:font-style="italic" officeooo:rsid="1d485295" style:font-style-asian="italic" style:font-style-complex="italic"/>
    </style:style>
    <style:style style:name="T333" style:family="text">
      <style:text-properties fo:font-style="italic" officeooo:rsid="1d57a0b4" style:font-style-asian="italic" style:font-style-complex="italic"/>
    </style:style>
    <style:style style:name="T334" style:family="text">
      <style:text-properties fo:font-style="italic" officeooo:rsid="1d8be3b7" style:font-style-asian="italic" style:font-style-complex="italic"/>
    </style:style>
    <style:style style:name="T335" style:family="text">
      <style:text-properties fo:font-style="italic" officeooo:rsid="1d8fe60c" style:font-style-asian="italic" style:font-style-complex="italic"/>
    </style:style>
    <style:style style:name="T336" style:family="text">
      <style:text-properties fo:font-style="italic" officeooo:rsid="1b9263bf" style:font-style-asian="italic" style:font-style-complex="italic"/>
    </style:style>
    <style:style style:name="T337" style:family="text">
      <style:text-properties fo:font-style="italic" officeooo:rsid="1db5e0be" style:font-style-asian="italic" style:font-style-complex="italic"/>
    </style:style>
    <style:style style:name="T338" style:family="text">
      <style:text-properties fo:font-style="italic" officeooo:rsid="136c9d2e" style:font-style-asian="italic" style:font-style-complex="italic"/>
    </style:style>
    <style:style style:name="T339" style:family="text">
      <style:text-properties fo:font-style="italic" officeooo:rsid="1dd7f1d6" style:font-style-asian="italic" style:font-style-complex="italic"/>
    </style:style>
    <style:style style:name="T340" style:family="text">
      <style:text-properties fo:font-style="italic" officeooo:rsid="1e1308a6" style:font-style-asian="italic" style:font-style-complex="italic"/>
    </style:style>
    <style:style style:name="T341" style:family="text">
      <style:text-properties fo:font-style="italic" officeooo:rsid="1f6098e6" style:font-style-asian="italic" style:font-style-complex="italic"/>
    </style:style>
    <style:style style:name="T342" style:family="text">
      <style:text-properties fo:font-style="italic" officeooo:rsid="1f6c3ca4" style:font-style-asian="italic" style:font-style-complex="italic"/>
    </style:style>
    <style:style style:name="T343" style:family="text">
      <style:text-properties fo:font-style="italic" officeooo:rsid="1927fafa" style:font-style-asian="italic" style:font-style-complex="italic"/>
    </style:style>
    <style:style style:name="T344" style:family="text">
      <style:text-properties fo:font-style="italic" officeooo:rsid="1c582428" style:font-style-asian="italic" style:font-style-complex="italic"/>
    </style:style>
    <style:style style:name="T345" style:family="text">
      <style:text-properties fo:font-style="italic" officeooo:rsid="1c58478d" style:font-style-asian="italic" style:font-style-complex="italic"/>
    </style:style>
    <style:style style:name="T346" style:family="text">
      <style:text-properties fo:font-style="italic" officeooo:rsid="1f9a54db" style:font-style-asian="italic" style:font-style-complex="italic"/>
    </style:style>
    <style:style style:name="T347" style:family="text">
      <style:text-properties fo:font-style="italic" officeooo:rsid="1fc32909" style:font-style-asian="italic" style:font-style-complex="italic"/>
    </style:style>
    <style:style style:name="T348" style:family="text">
      <style:text-properties fo:font-style="italic" officeooo:rsid="1fd02f39" style:font-style-asian="italic" style:font-style-complex="italic"/>
    </style:style>
    <style:style style:name="T349" style:family="text">
      <style:text-properties fo:font-style="italic" officeooo:rsid="1f036c10" style:font-style-asian="italic" style:font-style-complex="italic"/>
    </style:style>
    <style:style style:name="T350" style:family="text">
      <style:text-properties fo:font-style="italic" officeooo:rsid="1fd1feea" style:font-style-asian="italic" style:font-style-complex="italic"/>
    </style:style>
    <style:style style:name="T351" style:family="text">
      <style:text-properties fo:font-style="italic" officeooo:rsid="1d220948" style:font-style-asian="italic" style:font-style-complex="italic"/>
    </style:style>
    <style:style style:name="T352" style:family="text">
      <style:text-properties fo:font-style="italic" officeooo:rsid="1fdf4d99" style:font-style-asian="italic" style:font-style-complex="italic"/>
    </style:style>
    <style:style style:name="T353" style:family="text">
      <style:text-properties fo:font-style="italic" officeooo:rsid="1fe38860" style:font-style-asian="italic" style:font-style-complex="italic"/>
    </style:style>
    <style:style style:name="T354" style:family="text">
      <style:text-properties fo:font-style="italic" officeooo:rsid="1fef5b9a" style:font-style-asian="italic" style:font-style-complex="italic"/>
    </style:style>
    <style:style style:name="T355" style:family="text">
      <style:text-properties fo:font-style="italic" officeooo:rsid="1fe0bfc8" style:font-style-asian="italic" style:font-style-complex="italic"/>
    </style:style>
    <style:style style:name="T356" style:family="text">
      <style:text-properties fo:font-style="italic" officeooo:rsid="202f608a" style:font-style-asian="italic" style:font-style-complex="italic"/>
    </style:style>
    <style:style style:name="T357" style:family="text">
      <style:text-properties fo:font-style="italic" officeooo:rsid="20325278" style:font-style-asian="italic" style:font-style-complex="italic"/>
    </style:style>
    <style:style style:name="T358" style:family="text">
      <style:text-properties fo:font-style="italic" officeooo:rsid="208f8933" style:font-style-asian="italic" style:font-style-complex="italic"/>
    </style:style>
    <style:style style:name="T359" style:family="text">
      <style:text-properties fo:font-style="italic" officeooo:rsid="209b1e9c" style:font-style-asian="italic" style:font-style-complex="italic"/>
    </style:style>
    <style:style style:name="T360" style:family="text">
      <style:text-properties fo:font-style="italic" officeooo:rsid="15426ded" style:font-style-asian="italic" style:font-style-complex="italic"/>
    </style:style>
    <style:style style:name="T361" style:family="text">
      <style:text-properties fo:font-style="italic" officeooo:rsid="20cf89bc" style:font-style-asian="italic" style:font-style-complex="italic"/>
    </style:style>
    <style:style style:name="T362" style:family="text">
      <style:text-properties fo:font-style="italic" officeooo:rsid="20d32fec" style:font-style-asian="italic" style:font-style-complex="italic"/>
    </style:style>
    <style:style style:name="T363" style:family="text">
      <style:text-properties fo:font-style="italic" officeooo:rsid="15b247f5" style:font-style-asian="italic" style:font-style-complex="italic"/>
    </style:style>
    <style:style style:name="T364" style:family="text">
      <style:text-properties fo:font-style="italic" officeooo:rsid="1b7d8805" style:font-style-asian="italic" style:font-style-complex="italic"/>
    </style:style>
    <style:style style:name="T365" style:family="text">
      <style:text-properties fo:font-style="italic" officeooo:rsid="1bf9beb5" style:font-style-asian="italic" style:font-style-complex="italic"/>
    </style:style>
    <style:style style:name="T366" style:family="text">
      <style:text-properties fo:font-style="italic" officeooo:rsid="1bfb018b" style:font-style-asian="italic" style:font-style-complex="italic"/>
    </style:style>
    <style:style style:name="T367" style:family="text">
      <style:text-properties fo:font-style="italic" officeooo:rsid="2169e26d" style:font-style-asian="italic" style:font-style-complex="italic"/>
    </style:style>
    <style:style style:name="T368" style:family="text">
      <style:text-properties fo:font-style="italic" officeooo:rsid="2175f02f" style:font-style-asian="italic" style:font-style-complex="italic"/>
    </style:style>
    <style:style style:name="T369" style:family="text">
      <style:text-properties fo:font-style="italic" officeooo:rsid="219fc813" style:font-style-asian="italic" style:font-style-complex="italic"/>
    </style:style>
    <style:style style:name="T370" style:family="text">
      <style:text-properties fo:font-style="italic" officeooo:rsid="1cbdcdfa" style:font-style-asian="italic" style:font-style-complex="italic"/>
    </style:style>
    <style:style style:name="T371" style:family="text">
      <style:text-properties fo:font-style="italic" officeooo:rsid="1a579e39" style:font-style-asian="italic" style:font-style-complex="italic"/>
    </style:style>
    <style:style style:name="T372" style:family="text">
      <style:text-properties fo:font-style="italic" officeooo:rsid="1a590d15" style:font-style-asian="italic" style:font-style-complex="italic"/>
    </style:style>
    <style:style style:name="T373" style:family="text">
      <style:text-properties fo:font-style="italic" officeooo:rsid="220198f3" style:font-style-asian="italic" style:font-style-complex="italic"/>
    </style:style>
    <style:style style:name="T374" style:family="text">
      <style:text-properties fo:font-style="italic" officeooo:rsid="18bbb28d" style:font-style-asian="italic" style:font-style-complex="italic"/>
    </style:style>
    <style:style style:name="T375" style:family="text">
      <style:text-properties fo:font-style="italic" officeooo:rsid="18bab3a2" style:font-style-asian="italic" style:font-style-complex="italic"/>
    </style:style>
    <style:style style:name="T376" style:family="text">
      <style:text-properties fo:font-style="italic" officeooo:rsid="2291ef2b" style:font-style-asian="italic" style:font-style-complex="italic"/>
    </style:style>
    <style:style style:name="T377" style:family="text">
      <style:text-properties fo:font-style="italic" officeooo:rsid="22b209a1" style:font-style-asian="italic" style:font-style-complex="italic"/>
    </style:style>
    <style:style style:name="T378" style:family="text">
      <style:text-properties fo:font-style="italic" officeooo:rsid="22b24f50" style:font-style-asian="italic" style:font-style-complex="italic"/>
    </style:style>
    <style:style style:name="T379" style:family="text">
      <style:text-properties fo:font-style="italic" officeooo:rsid="22b75f06" style:font-style-asian="italic" style:font-style-complex="italic"/>
    </style:style>
    <style:style style:name="T380" style:family="text">
      <style:text-properties fo:font-style="italic" officeooo:rsid="15520144" style:font-style-asian="italic" style:font-style-complex="italic"/>
    </style:style>
    <style:style style:name="T381" style:family="text">
      <style:text-properties fo:font-style="italic" officeooo:rsid="155a7c25" style:font-style-asian="italic" style:font-style-complex="italic"/>
    </style:style>
    <style:style style:name="T382" style:family="text">
      <style:text-properties fo:font-style="italic" officeooo:rsid="155bb90d" style:font-style-asian="italic" style:font-style-complex="italic"/>
    </style:style>
    <style:style style:name="T383" style:family="text">
      <style:text-properties fo:font-style="italic" officeooo:rsid="1d97e66e" style:font-style-asian="italic" style:font-style-complex="italic"/>
    </style:style>
    <style:style style:name="T384" style:family="text">
      <style:text-properties fo:font-style="italic" officeooo:rsid="1dd51cea" style:font-style-asian="italic" style:font-style-complex="italic"/>
    </style:style>
    <style:style style:name="T385" style:family="text">
      <style:text-properties fo:font-style="italic" officeooo:rsid="1de83d6e" style:font-style-asian="italic" style:font-style-complex="italic"/>
    </style:style>
    <style:style style:name="T386" style:family="text">
      <style:text-properties fo:font-style="italic" officeooo:rsid="23855347" style:font-style-asian="italic" style:font-style-complex="italic"/>
    </style:style>
    <style:style style:name="T387" style:family="text">
      <style:text-properties fo:font-style="italic" officeooo:rsid="1c32db2b" style:font-style-asian="italic" style:font-style-complex="italic"/>
    </style:style>
    <style:style style:name="T388" style:family="text">
      <style:text-properties fo:font-style="italic" officeooo:rsid="1c3482e3" style:font-style-asian="italic" style:font-style-complex="italic"/>
    </style:style>
    <style:style style:name="T389" style:family="text">
      <style:text-properties fo:font-style="italic" officeooo:rsid="20bccecb" style:font-style-asian="italic" style:font-style-complex="italic"/>
    </style:style>
    <style:style style:name="T390" style:family="text">
      <style:text-properties fo:font-style="italic" officeooo:rsid="23a4842d" style:font-style-asian="italic" style:font-style-complex="italic"/>
    </style:style>
    <style:style style:name="T391" style:family="text">
      <style:text-properties fo:font-style="italic" officeooo:rsid="1c335e66" style:font-style-asian="italic" style:font-style-complex="italic"/>
    </style:style>
    <style:style style:name="T392" style:family="text">
      <style:text-properties fo:font-style="italic" officeooo:rsid="202e522f" style:font-style-asian="italic" style:font-style-complex="italic"/>
    </style:style>
    <style:style style:name="T393" style:family="text">
      <style:text-properties fo:font-style="italic" officeooo:rsid="23b613a4" style:font-style-asian="italic" style:font-style-complex="italic"/>
    </style:style>
    <style:style style:name="T394" style:family="text">
      <style:text-properties fo:font-style="italic" officeooo:rsid="23bd11b6" style:font-style-asian="italic" style:font-style-complex="italic"/>
    </style:style>
    <style:style style:name="T395" style:family="text">
      <style:text-properties fo:font-style="italic" officeooo:rsid="23bff578" style:font-style-asian="italic" style:font-style-complex="italic"/>
    </style:style>
    <style:style style:name="T396" style:family="text">
      <style:text-properties fo:font-style="italic" officeooo:rsid="23c98ed9" style:font-style-asian="italic" style:font-style-complex="italic"/>
    </style:style>
    <style:style style:name="T397" style:family="text">
      <style:text-properties fo:font-style="italic" officeooo:rsid="23ca212b" style:font-style-asian="italic" style:font-style-complex="italic"/>
    </style:style>
    <style:style style:name="T398" style:family="text">
      <style:text-properties fo:font-style="italic" officeooo:rsid="23cb732e" style:font-style-asian="italic" style:font-style-complex="italic"/>
    </style:style>
    <style:style style:name="T399" style:family="text">
      <style:text-properties fo:font-style="italic" officeooo:rsid="19168136" style:font-style-asian="italic" style:font-style-complex="italic"/>
    </style:style>
    <style:style style:name="T400" style:family="text">
      <style:text-properties fo:font-style="italic" officeooo:rsid="2059dcd8" style:font-style-asian="italic" style:font-style-complex="italic"/>
    </style:style>
    <style:style style:name="T401" style:family="text">
      <style:text-properties fo:font-style="italic" officeooo:rsid="1c8150d0" style:font-style-asian="italic" style:font-style-complex="italic"/>
    </style:style>
    <style:style style:name="T402" style:family="text">
      <style:text-properties fo:font-style="italic" officeooo:rsid="1d53e4a5" style:font-style-asian="italic" style:font-style-complex="italic"/>
    </style:style>
    <style:style style:name="T403" style:family="text">
      <style:text-properties fo:font-style="italic" officeooo:rsid="1de43098" style:font-style-asian="italic" style:font-style-complex="italic"/>
    </style:style>
    <style:style style:name="T404" style:family="text">
      <style:text-properties fo:font-style="italic" officeooo:rsid="23fca051" style:font-style-asian="italic" style:font-style-complex="italic"/>
    </style:style>
    <style:style style:name="T405" style:family="text">
      <style:text-properties fo:font-style="italic" officeooo:rsid="1de149cb" style:font-style-asian="italic" style:font-style-complex="italic"/>
    </style:style>
    <style:style style:name="T406" style:family="text">
      <style:text-properties fo:font-style="italic" officeooo:rsid="1b9e4095" style:font-style-asian="italic" style:font-style-complex="italic"/>
    </style:style>
    <style:style style:name="T407" style:family="text">
      <style:text-properties fo:font-style="italic" officeooo:rsid="1ddb0704" style:font-style-asian="italic" style:font-style-complex="italic"/>
    </style:style>
    <style:style style:name="T408" style:family="text">
      <style:text-properties fo:font-style="italic" officeooo:rsid="15ac19ce" style:font-style-asian="italic" style:font-style-complex="italic"/>
    </style:style>
    <style:style style:name="T409" style:family="text">
      <style:text-properties fo:font-style="italic" officeooo:rsid="15b8a048" style:font-style-asian="italic" style:font-style-complex="italic"/>
    </style:style>
    <style:style style:name="T410" style:family="text">
      <style:text-properties fo:font-style="italic" officeooo:rsid="241aa06c" style:font-style-asian="italic" style:font-style-complex="italic"/>
    </style:style>
    <style:style style:name="T411" style:family="text">
      <style:text-properties fo:font-style="italic" officeooo:rsid="209730d4" style:font-style-asian="italic" style:font-style-complex="italic"/>
    </style:style>
    <style:style style:name="T412" style:family="text">
      <style:text-properties fo:font-style="italic" officeooo:rsid="19b42789" style:font-style-asian="italic" style:font-style-complex="italic"/>
    </style:style>
    <style:style style:name="T413" style:family="text">
      <style:text-properties fo:font-style="italic" officeooo:rsid="18b468a0" style:font-style-asian="italic" style:font-style-complex="italic"/>
    </style:style>
    <style:style style:name="T414" style:family="text">
      <style:text-properties fo:font-style="italic" officeooo:rsid="18a52033" style:font-style-asian="italic" style:font-style-complex="italic"/>
    </style:style>
    <style:style style:name="T415" style:family="text">
      <style:text-properties fo:font-style="italic" officeooo:rsid="18b4d1a3" style:font-style-asian="italic" style:font-style-complex="italic"/>
    </style:style>
    <style:style style:name="T416" style:family="text">
      <style:text-properties fo:font-style="italic" officeooo:rsid="18a287d4" style:font-style-asian="italic" style:font-style-complex="italic"/>
    </style:style>
    <style:style style:name="T417" style:family="text">
      <style:text-properties fo:font-style="italic" officeooo:rsid="18a43037" style:font-style-asian="italic" style:font-style-complex="italic"/>
    </style:style>
    <style:style style:name="T418" style:family="text">
      <style:text-properties fo:font-style="italic" officeooo:rsid="18f2171b" style:font-style-asian="italic" style:font-style-complex="italic"/>
    </style:style>
    <style:style style:name="T419" style:family="text">
      <style:text-properties fo:font-style="italic" officeooo:rsid="24ca47ee" style:font-style-asian="italic" style:font-style-complex="italic"/>
    </style:style>
    <style:style style:name="T420" style:family="text">
      <style:text-properties fo:font-style="italic" officeooo:rsid="24fb169f" style:font-style-asian="italic" style:font-style-complex="italic"/>
    </style:style>
    <style:style style:name="T421" style:family="text">
      <style:text-properties fo:font-style="italic" officeooo:rsid="251015d1" style:font-style-asian="italic" style:font-style-complex="italic"/>
    </style:style>
    <style:style style:name="T422" style:family="text">
      <style:text-properties fo:font-style="italic" officeooo:rsid="189c7ad6" style:font-style-asian="italic" style:font-style-complex="italic"/>
    </style:style>
    <style:style style:name="T423" style:family="text">
      <style:text-properties fo:font-style="italic" officeooo:rsid="2251c340" style:font-style-asian="italic" style:font-style-complex="italic"/>
    </style:style>
    <style:style style:name="T424" style:family="text">
      <style:text-properties fo:font-style="italic" officeooo:rsid="189f1577" style:font-style-asian="italic" style:font-style-complex="italic"/>
    </style:style>
    <style:style style:name="T425" style:family="text">
      <style:text-properties fo:font-style="italic" officeooo:rsid="260ddd58" style:font-style-asian="italic" style:font-style-complex="italic"/>
    </style:style>
    <style:style style:name="T426" style:family="text">
      <style:text-properties fo:font-style="italic" officeooo:rsid="26c8cb7a" style:font-style-asian="italic" style:font-style-complex="italic"/>
    </style:style>
    <style:style style:name="T427" style:family="text">
      <style:text-properties fo:font-style="italic" officeooo:rsid="26f2a356" style:font-style-asian="italic" style:font-style-complex="italic"/>
    </style:style>
    <style:style style:name="T428" style:family="text">
      <style:text-properties fo:font-style="italic" officeooo:rsid="2702a9f6" style:font-style-asian="italic" style:font-style-complex="italic"/>
    </style:style>
    <style:style style:name="T429" style:family="text">
      <style:text-properties fo:font-style="italic" officeooo:rsid="2740c793" style:font-style-asian="italic" style:font-style-complex="italic"/>
    </style:style>
    <style:style style:name="T430" style:family="text">
      <style:text-properties fo:font-style="italic" style:text-underline-style="none" style:font-style-asian="italic" style:font-style-complex="italic"/>
    </style:style>
    <style:style style:name="T431" style:family="text">
      <style:text-properties fo:font-style="italic" style:text-underline-style="none" officeooo:rsid="15fa1f30" style:font-style-asian="italic" style:font-style-complex="italic"/>
    </style:style>
    <style:style style:name="T432" style:family="text">
      <style:text-properties fo:font-style="italic" style:text-underline-style="none" officeooo:rsid="15fd67ce" style:font-style-asian="italic" style:font-style-complex="italic"/>
    </style:style>
    <style:style style:name="T433" style:family="text">
      <style:text-properties fo:font-style="italic" style:text-underline-style="none" officeooo:rsid="1e2448da" style:font-style-asian="italic" style:font-style-complex="italic"/>
    </style:style>
    <style:style style:name="T434" style:family="text">
      <style:text-properties fo:font-style="italic" style:text-underline-style="none" officeooo:rsid="19168136" style:font-style-asian="italic" style:font-style-complex="italic"/>
    </style:style>
    <style:style style:name="T435" style:family="text">
      <style:text-properties fo:font-style="italic" style:text-underline-style="none" officeooo:rsid="23dbf499" style:font-style-asian="italic" style:font-style-complex="italic"/>
    </style:style>
    <style:style style:name="T436" style:family="text">
      <style:text-properties fo:font-style="italic" style:text-underline-style="none" officeooo:rsid="24ec6a27" style:font-style-asian="italic" style:font-style-complex="italic"/>
    </style:style>
    <style:style style:name="T437" style:family="text">
      <style:text-properties fo:font-style="italic" style:text-underline-style="none" fo:font-weight="normal" officeooo:rsid="18b5f457" style:font-style-asian="italic" style:font-weight-asian="normal" style:font-style-complex="italic" style:font-weight-complex="normal"/>
    </style:style>
    <style:style style:name="T438" style:family="text">
      <style:text-properties fo:font-style="italic" style:text-underline-style="none" fo:font-weight="normal" officeooo:rsid="189f1577" style:font-style-asian="italic" style:font-weight-asian="normal" style:font-style-complex="italic" style:font-weight-complex="normal"/>
    </style:style>
    <style:style style:name="T439" style:family="text">
      <style:text-properties fo:font-style="italic" style:text-underline-style="none" fo:font-weight="normal" officeooo:rsid="25245373" style:font-style-asian="italic" style:font-weight-asian="normal" style:font-style-complex="italic" style:font-weight-complex="normal"/>
    </style:style>
    <style:style style:name="T440" style:family="text">
      <style:text-properties fo:font-style="italic" fo:font-weight="normal" style:font-style-asian="italic" style:font-weight-asian="normal" style:font-style-complex="italic" style:font-weight-complex="normal"/>
    </style:style>
    <style:style style:name="T441" style:family="text">
      <style:text-properties fo:font-style="italic" fo:font-weight="normal" officeooo:rsid="217393d7" style:font-style-asian="italic" style:font-weight-asian="normal" style:font-style-complex="italic" style:font-weight-complex="normal"/>
    </style:style>
    <style:style style:name="T442" style:family="text">
      <style:text-properties fo:font-style="italic" fo:font-weight="normal" officeooo:rsid="18b9137b" style:font-style-asian="italic" style:font-weight-asian="normal" style:font-style-complex="italic" style:font-weight-complex="normal"/>
    </style:style>
    <style:style style:name="T443" style:family="text">
      <style:text-properties fo:font-style="italic" fo:font-weight="normal" officeooo:rsid="18b5f457" style:font-style-asian="italic" style:font-weight-asian="normal" style:font-style-complex="italic" style:font-weight-complex="normal"/>
    </style:style>
    <style:style style:name="T444" style:family="text">
      <style:text-properties fo:font-style="italic" fo:font-weight="normal" officeooo:rsid="1fc7330d" style:font-style-asian="italic" style:font-weight-asian="normal" style:font-style-complex="italic" style:font-weight-complex="normal"/>
    </style:style>
    <style:style style:name="T445" style:family="text">
      <style:text-properties fo:font-style="italic" fo:font-weight="normal" officeooo:rsid="19361ae6" style:font-style-asian="italic" style:font-weight-asian="normal" style:font-style-complex="italic" style:font-weight-complex="normal"/>
    </style:style>
    <style:style style:name="T446" style:family="text">
      <style:text-properties fo:font-style="italic" fo:font-weight="normal" officeooo:rsid="1b64deb6" style:font-style-asian="italic" style:font-weight-asian="normal" style:font-style-complex="italic" style:font-weight-complex="normal"/>
    </style:style>
    <style:style style:name="T447" style:family="text">
      <style:text-properties fo:font-style="italic" fo:font-weight="normal" officeooo:rsid="1c353327" style:font-style-asian="italic" style:font-weight-asian="normal" style:font-style-complex="italic" style:font-weight-complex="normal"/>
    </style:style>
    <style:style style:name="T448" style:family="text">
      <style:text-properties fo:font-style="italic" fo:font-weight="normal" officeooo:rsid="2493d017" style:font-style-asian="italic" style:font-weight-asian="normal" style:font-style-complex="italic" style:font-weight-complex="normal"/>
    </style:style>
    <style:style style:name="T449" style:family="text">
      <style:text-properties fo:font-style="italic" style:text-underline-style="solid" style:text-underline-width="auto" style:text-underline-color="font-color" style:font-style-asian="italic" style:font-style-complex="italic"/>
    </style:style>
    <style:style style:name="T450" style:family="text">
      <style:text-properties fo:font-style="italic" style:text-underline-style="solid" style:text-underline-width="auto" style:text-underline-color="font-color" officeooo:rsid="1c86fdc4" style:font-style-asian="italic" style:font-style-complex="italic"/>
    </style:style>
    <style:style style:name="T451" style:family="text">
      <style:text-properties fo:font-style="italic" style:text-underline-style="solid" style:text-underline-width="auto" style:text-underline-color="font-color" officeooo:rsid="1c81d622" style:font-style-asian="italic" style:font-style-complex="italic"/>
    </style:style>
    <style:style style:name="T452" style:family="text">
      <style:text-properties fo:font-style="italic" style:text-underline-style="solid" style:text-underline-width="auto" style:text-underline-color="font-color" officeooo:rsid="1c88d371" style:font-style-asian="italic" style:font-style-complex="italic"/>
    </style:style>
    <style:style style:name="T453" style:family="text">
      <style:text-properties fo:font-style="italic" style:text-underline-style="solid" style:text-underline-width="auto" style:text-underline-color="font-color" officeooo:rsid="1de83d6e" style:font-style-asian="italic" style:font-style-complex="italic"/>
    </style:style>
    <style:style style:name="T454" style:family="text">
      <style:text-properties fo:font-style="italic" style:text-underline-style="solid" style:text-underline-width="auto" style:text-underline-color="font-color" officeooo:rsid="23ca212b" style:font-style-asian="italic" style:font-style-complex="italic"/>
    </style:style>
    <style:style style:name="T455" style:family="text">
      <style:text-properties fo:font-style="italic" style:text-underline-style="solid" style:text-underline-width="auto" style:text-underline-color="font-color" officeooo:rsid="23cb732e" style:font-style-asian="italic" style:font-style-complex="italic"/>
    </style:style>
    <style:style style:name="T456" style:family="text">
      <style:text-properties fo:font-style="italic" style:text-underline-style="solid" style:text-underline-width="auto" style:text-underline-color="font-color" officeooo:rsid="1c58478d" style:font-style-asian="italic" style:font-style-complex="italic"/>
    </style:style>
    <style:style style:name="T457" style:family="text">
      <style:text-properties fo:font-style="italic" style:text-underline-style="solid" style:text-underline-width="auto" style:text-underline-color="font-color" officeooo:rsid="19168136" style:font-style-asian="italic" style:font-style-complex="italic"/>
    </style:style>
    <style:style style:name="T458" style:family="text">
      <style:text-properties fo:font-style="italic" style:text-underline-style="solid" style:text-underline-width="auto" style:text-underline-color="font-color" officeooo:rsid="26f2a356" style:font-style-asian="italic" style:font-style-complex="italic"/>
    </style:style>
    <style:style style:name="T459"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0"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1"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62" style:family="text">
      <style:text-properties fo:font-style="normal" style:font-style-asian="normal" style:font-style-complex="normal"/>
    </style:style>
    <style:style style:name="T463" style:family="text">
      <style:text-properties fo:font-style="normal" officeooo:rsid="127cc581" style:font-style-asian="normal" style:font-style-complex="normal"/>
    </style:style>
    <style:style style:name="T464" style:family="text">
      <style:text-properties fo:font-style="normal" officeooo:rsid="16160d51" style:font-style-asian="normal" style:font-style-complex="normal"/>
    </style:style>
    <style:style style:name="T465" style:family="text">
      <style:text-properties fo:font-style="normal" officeooo:rsid="160e1c76" style:font-style-asian="normal" style:font-style-complex="normal"/>
    </style:style>
    <style:style style:name="T466" style:family="text">
      <style:text-properties fo:font-style="normal" officeooo:rsid="160e3795" style:font-style-asian="normal" style:font-style-complex="normal"/>
    </style:style>
    <style:style style:name="T467" style:family="text">
      <style:text-properties fo:font-style="normal" officeooo:rsid="160f4828" style:font-style-asian="normal" style:font-style-complex="normal"/>
    </style:style>
    <style:style style:name="T468" style:family="text">
      <style:text-properties fo:font-style="normal" officeooo:rsid="176ba4f0" style:font-style-asian="normal" style:font-style-complex="normal"/>
    </style:style>
    <style:style style:name="T469" style:family="text">
      <style:text-properties fo:font-style="normal" officeooo:rsid="1792cc62" style:font-style-asian="normal" style:font-style-complex="normal"/>
    </style:style>
    <style:style style:name="T470" style:family="text">
      <style:text-properties fo:font-style="normal" officeooo:rsid="15ad6f72" style:font-style-asian="normal" style:font-style-complex="normal"/>
    </style:style>
    <style:style style:name="T471" style:family="text">
      <style:text-properties fo:font-style="normal" officeooo:rsid="17ac90ef" style:font-style-asian="normal" style:font-style-complex="normal"/>
    </style:style>
    <style:style style:name="T472" style:family="text">
      <style:text-properties fo:font-style="normal" officeooo:rsid="17ade1ed" style:font-style-asian="normal" style:font-style-complex="normal"/>
    </style:style>
    <style:style style:name="T473" style:family="text">
      <style:text-properties fo:font-style="normal" officeooo:rsid="181bac4f" style:font-style-asian="normal" style:font-style-complex="normal"/>
    </style:style>
    <style:style style:name="T474" style:family="text">
      <style:text-properties fo:font-style="normal" officeooo:rsid="181c2dd9" style:font-style-asian="normal" style:font-style-complex="normal"/>
    </style:style>
    <style:style style:name="T475" style:family="text">
      <style:text-properties fo:font-style="normal" officeooo:rsid="1839eb22" style:font-style-asian="normal" style:font-style-complex="normal"/>
    </style:style>
    <style:style style:name="T476" style:family="text">
      <style:text-properties fo:font-style="normal" officeooo:rsid="189e8a08" style:font-style-asian="normal" style:font-style-complex="normal"/>
    </style:style>
    <style:style style:name="T477" style:family="text">
      <style:text-properties fo:font-style="normal" officeooo:rsid="189f1577" style:font-style-asian="normal" style:font-style-complex="normal"/>
    </style:style>
    <style:style style:name="T478" style:family="text">
      <style:text-properties fo:font-style="normal" officeooo:rsid="18a287d4" style:font-style-asian="normal" style:font-style-complex="normal"/>
    </style:style>
    <style:style style:name="T479" style:family="text">
      <style:text-properties fo:font-style="normal" officeooo:rsid="18a52033" style:font-style-asian="normal" style:font-style-complex="normal"/>
    </style:style>
    <style:style style:name="T480" style:family="text">
      <style:text-properties fo:font-style="normal" officeooo:rsid="18a8ff71" style:font-style-asian="normal" style:font-style-complex="normal"/>
    </style:style>
    <style:style style:name="T481" style:family="text">
      <style:text-properties fo:font-style="normal" officeooo:rsid="18b4d1a3" style:font-style-asian="normal" style:font-style-complex="normal"/>
    </style:style>
    <style:style style:name="T482" style:family="text">
      <style:text-properties fo:font-style="normal" officeooo:rsid="18c20de8" style:font-style-asian="normal" style:font-style-complex="normal"/>
    </style:style>
    <style:style style:name="T483" style:family="text">
      <style:text-properties fo:font-style="normal" officeooo:rsid="18cf0f68" style:font-style-asian="normal" style:font-style-complex="normal"/>
    </style:style>
    <style:style style:name="T484" style:family="text">
      <style:text-properties fo:font-style="normal" officeooo:rsid="18d00879" style:font-style-asian="normal" style:font-style-complex="normal"/>
    </style:style>
    <style:style style:name="T485" style:family="text">
      <style:text-properties fo:font-style="normal" officeooo:rsid="18d5c31e" style:font-style-asian="normal" style:font-style-complex="normal"/>
    </style:style>
    <style:style style:name="T486" style:family="text">
      <style:text-properties fo:font-style="normal" officeooo:rsid="18e0c1bb" style:font-style-asian="normal" style:font-style-complex="normal"/>
    </style:style>
    <style:style style:name="T487" style:family="text">
      <style:text-properties fo:font-style="normal" officeooo:rsid="18e7ba4d" style:font-style-asian="normal" style:font-style-complex="normal"/>
    </style:style>
    <style:style style:name="T488" style:family="text">
      <style:text-properties fo:font-style="normal" officeooo:rsid="18ec2a42" style:font-style-asian="normal" style:font-style-complex="normal"/>
    </style:style>
    <style:style style:name="T489" style:family="text">
      <style:text-properties fo:font-style="normal" officeooo:rsid="18ec86d1" style:font-style-asian="normal" style:font-style-complex="normal"/>
    </style:style>
    <style:style style:name="T490" style:family="text">
      <style:text-properties fo:font-style="normal" officeooo:rsid="18ecc4a6" style:font-style-asian="normal" style:font-style-complex="normal"/>
    </style:style>
    <style:style style:name="T491" style:family="text">
      <style:text-properties fo:font-style="normal" officeooo:rsid="1970af12" style:font-style-asian="normal" style:font-style-complex="normal"/>
    </style:style>
    <style:style style:name="T492" style:family="text">
      <style:text-properties fo:font-style="normal" officeooo:rsid="1971bbc9" style:font-style-asian="normal" style:font-style-complex="normal"/>
    </style:style>
    <style:style style:name="T493" style:family="text">
      <style:text-properties fo:font-style="normal" officeooo:rsid="199b34eb" style:font-style-asian="normal" style:font-style-complex="normal"/>
    </style:style>
    <style:style style:name="T494" style:family="text">
      <style:text-properties fo:font-style="normal" officeooo:rsid="19a7d5d7" style:font-style-asian="normal" style:font-style-complex="normal"/>
    </style:style>
    <style:style style:name="T495" style:family="text">
      <style:text-properties fo:font-style="normal" officeooo:rsid="19a8efca" style:font-style-asian="normal" style:font-style-complex="normal"/>
    </style:style>
    <style:style style:name="T496" style:family="text">
      <style:text-properties fo:font-style="normal" officeooo:rsid="19a9a442" style:font-style-asian="normal" style:font-style-complex="normal"/>
    </style:style>
    <style:style style:name="T497" style:family="text">
      <style:text-properties fo:font-style="normal" officeooo:rsid="19aa18ef" style:font-style-asian="normal" style:font-style-complex="normal"/>
    </style:style>
    <style:style style:name="T498" style:family="text">
      <style:text-properties fo:font-style="normal" officeooo:rsid="19ab249f" style:font-style-asian="normal" style:font-style-complex="normal"/>
    </style:style>
    <style:style style:name="T499" style:family="text">
      <style:text-properties fo:font-style="normal" officeooo:rsid="19ac7c84" style:font-style-asian="normal" style:font-style-complex="normal"/>
    </style:style>
    <style:style style:name="T500" style:family="text">
      <style:text-properties fo:font-style="normal" officeooo:rsid="19adafc0" style:font-style-asian="normal" style:font-style-complex="normal"/>
    </style:style>
    <style:style style:name="T501" style:family="text">
      <style:text-properties fo:font-style="normal" officeooo:rsid="19b1b7ff" style:font-style-asian="normal" style:font-style-complex="normal"/>
    </style:style>
    <style:style style:name="T502" style:family="text">
      <style:text-properties fo:font-style="normal" officeooo:rsid="19b7afea" style:font-style-asian="normal" style:font-style-complex="normal"/>
    </style:style>
    <style:style style:name="T503" style:family="text">
      <style:text-properties fo:font-style="normal" officeooo:rsid="19aef2fb" style:font-style-asian="normal" style:font-style-complex="normal"/>
    </style:style>
    <style:style style:name="T504" style:family="text">
      <style:text-properties fo:font-style="normal" officeooo:rsid="19c505ba" style:font-style-asian="normal" style:font-style-complex="normal"/>
    </style:style>
    <style:style style:name="T505" style:family="text">
      <style:text-properties fo:font-style="normal" officeooo:rsid="19b7a33a" style:font-style-asian="normal" style:font-style-complex="normal"/>
    </style:style>
    <style:style style:name="T506" style:family="text">
      <style:text-properties fo:font-style="normal" officeooo:rsid="19b91027" style:font-style-asian="normal" style:font-style-complex="normal"/>
    </style:style>
    <style:style style:name="T507" style:family="text">
      <style:text-properties fo:font-style="normal" officeooo:rsid="19c67ee1" style:font-style-asian="normal" style:font-style-complex="normal"/>
    </style:style>
    <style:style style:name="T508" style:family="text">
      <style:text-properties fo:font-style="normal" officeooo:rsid="19c84da7" style:font-style-asian="normal" style:font-style-complex="normal"/>
    </style:style>
    <style:style style:name="T509" style:family="text">
      <style:text-properties fo:font-style="normal" officeooo:rsid="19b2a3c4" style:font-style-asian="normal" style:font-style-complex="normal"/>
    </style:style>
    <style:style style:name="T510" style:family="text">
      <style:text-properties fo:font-style="normal" officeooo:rsid="19c004af" style:font-style-asian="normal" style:font-style-complex="normal"/>
    </style:style>
    <style:style style:name="T511" style:family="text">
      <style:text-properties fo:font-style="normal" officeooo:rsid="19d927c8" style:font-style-asian="normal" style:font-style-complex="normal"/>
    </style:style>
    <style:style style:name="T512" style:family="text">
      <style:text-properties fo:font-style="normal" officeooo:rsid="1a087c78" style:font-style-asian="normal" style:font-style-complex="normal"/>
    </style:style>
    <style:style style:name="T513" style:family="text">
      <style:text-properties fo:font-style="normal" officeooo:rsid="17c5a5ad" style:font-style-asian="normal" style:font-style-complex="normal"/>
    </style:style>
    <style:style style:name="T514" style:family="text">
      <style:text-properties fo:font-style="normal" officeooo:rsid="1aaec840" style:font-style-asian="normal" style:font-style-complex="normal"/>
    </style:style>
    <style:style style:name="T515" style:family="text">
      <style:text-properties fo:font-style="normal" officeooo:rsid="1abdda19" style:font-style-asian="normal" style:font-style-complex="normal"/>
    </style:style>
    <style:style style:name="T516" style:family="text">
      <style:text-properties fo:font-style="normal" officeooo:rsid="1af8bfe8" style:font-style-asian="normal" style:font-style-complex="normal"/>
    </style:style>
    <style:style style:name="T517" style:family="text">
      <style:text-properties fo:font-style="normal" officeooo:rsid="1b3492d1" style:font-style-asian="normal" style:font-style-complex="normal"/>
    </style:style>
    <style:style style:name="T518" style:family="text">
      <style:text-properties fo:font-style="normal" officeooo:rsid="1b355553" style:font-style-asian="normal" style:font-style-complex="normal"/>
    </style:style>
    <style:style style:name="T519" style:family="text">
      <style:text-properties fo:font-style="normal" officeooo:rsid="1b3aa9da" style:font-style-asian="normal" style:font-style-complex="normal"/>
    </style:style>
    <style:style style:name="T520" style:family="text">
      <style:text-properties fo:font-style="normal" officeooo:rsid="1b348c82" style:font-style-asian="normal" style:font-style-complex="normal"/>
    </style:style>
    <style:style style:name="T521" style:family="text">
      <style:text-properties fo:font-style="normal" officeooo:rsid="1b3c40f8" style:font-style-asian="normal" style:font-style-complex="normal"/>
    </style:style>
    <style:style style:name="T522" style:family="text">
      <style:text-properties fo:font-style="normal" officeooo:rsid="1b3f2b32" style:font-style-asian="normal" style:font-style-complex="normal"/>
    </style:style>
    <style:style style:name="T523" style:family="text">
      <style:text-properties fo:font-style="normal" officeooo:rsid="1b424d69" style:font-style-asian="normal" style:font-style-complex="normal"/>
    </style:style>
    <style:style style:name="T524" style:family="text">
      <style:text-properties fo:font-style="normal" officeooo:rsid="1b43f306" style:font-style-asian="normal" style:font-style-complex="normal"/>
    </style:style>
    <style:style style:name="T525" style:family="text">
      <style:text-properties fo:font-style="normal" officeooo:rsid="1b373145" style:font-style-asian="normal" style:font-style-complex="normal"/>
    </style:style>
    <style:style style:name="T526" style:family="text">
      <style:text-properties fo:font-style="normal" officeooo:rsid="1b461274" style:font-style-asian="normal" style:font-style-complex="normal"/>
    </style:style>
    <style:style style:name="T527" style:family="text">
      <style:text-properties fo:font-style="normal" officeooo:rsid="1b48d1a5" style:font-style-asian="normal" style:font-style-complex="normal"/>
    </style:style>
    <style:style style:name="T528" style:family="text">
      <style:text-properties fo:font-style="normal" officeooo:rsid="1b4a31a6" style:font-style-asian="normal" style:font-style-complex="normal"/>
    </style:style>
    <style:style style:name="T529" style:family="text">
      <style:text-properties fo:font-style="normal" officeooo:rsid="1b4be5eb" style:font-style-asian="normal" style:font-style-complex="normal"/>
    </style:style>
    <style:style style:name="T530" style:family="text">
      <style:text-properties fo:font-style="normal" officeooo:rsid="1b4d3abc" style:font-style-asian="normal" style:font-style-complex="normal"/>
    </style:style>
    <style:style style:name="T531" style:family="text">
      <style:text-properties fo:font-style="normal" officeooo:rsid="1bea278f" style:font-style-asian="normal" style:font-style-complex="normal"/>
    </style:style>
    <style:style style:name="T532" style:family="text">
      <style:text-properties fo:font-style="normal" officeooo:rsid="1b3c0e07" style:font-style-asian="normal" style:font-style-complex="normal"/>
    </style:style>
    <style:style style:name="T533" style:family="text">
      <style:text-properties fo:font-style="normal" officeooo:rsid="1b401306" style:font-style-asian="normal" style:font-style-complex="normal"/>
    </style:style>
    <style:style style:name="T534" style:family="text">
      <style:text-properties fo:font-style="normal" officeooo:rsid="1b41f3e2" style:font-style-asian="normal" style:font-style-complex="normal"/>
    </style:style>
    <style:style style:name="T535" style:family="text">
      <style:text-properties fo:font-style="normal" officeooo:rsid="1b4cb6bf" style:font-style-asian="normal" style:font-style-complex="normal"/>
    </style:style>
    <style:style style:name="T536" style:family="text">
      <style:text-properties fo:font-style="normal" officeooo:rsid="1c04c690" style:font-style-asian="normal" style:font-style-complex="normal"/>
    </style:style>
    <style:style style:name="T537" style:family="text">
      <style:text-properties fo:font-style="normal" officeooo:rsid="1c0549a5" style:font-style-asian="normal" style:font-style-complex="normal"/>
    </style:style>
    <style:style style:name="T538" style:family="text">
      <style:text-properties fo:font-style="normal" officeooo:rsid="1c05842e" style:font-style-asian="normal" style:font-style-complex="normal"/>
    </style:style>
    <style:style style:name="T539" style:family="text">
      <style:text-properties fo:font-style="normal" officeooo:rsid="1c264779" style:font-style-asian="normal" style:font-style-complex="normal"/>
    </style:style>
    <style:style style:name="T540" style:family="text">
      <style:text-properties fo:font-style="normal" officeooo:rsid="1c5065f1" style:font-style-asian="normal" style:font-style-complex="normal"/>
    </style:style>
    <style:style style:name="T541" style:family="text">
      <style:text-properties fo:font-style="normal" officeooo:rsid="1c6224b1" style:font-style-asian="normal" style:font-style-complex="normal"/>
    </style:style>
    <style:style style:name="T542" style:family="text">
      <style:text-properties fo:font-style="normal" officeooo:rsid="1ca14337" style:font-style-asian="normal" style:font-style-complex="normal"/>
    </style:style>
    <style:style style:name="T543" style:family="text">
      <style:text-properties fo:font-style="normal" officeooo:rsid="1ca26d13" style:font-style-asian="normal" style:font-style-complex="normal"/>
    </style:style>
    <style:style style:name="T544" style:family="text">
      <style:text-properties fo:font-style="normal" officeooo:rsid="1cb8863a" style:font-style-asian="normal" style:font-style-complex="normal"/>
    </style:style>
    <style:style style:name="T545" style:family="text">
      <style:text-properties fo:font-style="normal" officeooo:rsid="1cf1f7ac" style:font-style-asian="normal" style:font-style-complex="normal"/>
    </style:style>
    <style:style style:name="T546" style:family="text">
      <style:text-properties fo:font-style="normal" officeooo:rsid="1cf4d5f2" style:font-style-asian="normal" style:font-style-complex="normal"/>
    </style:style>
    <style:style style:name="T547" style:family="text">
      <style:text-properties fo:font-style="normal" officeooo:rsid="1d2fdeb8" style:font-style-asian="normal" style:font-style-complex="normal"/>
    </style:style>
    <style:style style:name="T548" style:family="text">
      <style:text-properties fo:font-style="normal" officeooo:rsid="1d384bdc" style:font-style-asian="normal" style:font-style-complex="normal"/>
    </style:style>
    <style:style style:name="T549" style:family="text">
      <style:text-properties fo:font-style="normal" officeooo:rsid="1bd0abba" style:font-style-asian="normal" style:font-style-complex="normal"/>
    </style:style>
    <style:style style:name="T550" style:family="text">
      <style:text-properties fo:font-style="normal" officeooo:rsid="1bdd8d1f" style:font-style-asian="normal" style:font-style-complex="normal"/>
    </style:style>
    <style:style style:name="T551" style:family="text">
      <style:text-properties fo:font-style="normal" officeooo:rsid="17295d43" style:font-style-asian="normal" style:font-style-complex="normal"/>
    </style:style>
    <style:style style:name="T552" style:family="text">
      <style:text-properties fo:font-style="normal" officeooo:rsid="1be5456a" style:font-style-asian="normal" style:font-style-complex="normal"/>
    </style:style>
    <style:style style:name="T553" style:family="text">
      <style:text-properties fo:font-style="normal" officeooo:rsid="1be5bcb8" style:font-style-asian="normal" style:font-style-complex="normal"/>
    </style:style>
    <style:style style:name="T554" style:family="text">
      <style:text-properties fo:font-style="normal" officeooo:rsid="1d53a7f5" style:font-style-asian="normal" style:font-style-complex="normal"/>
    </style:style>
    <style:style style:name="T555" style:family="text">
      <style:text-properties fo:font-style="normal" officeooo:rsid="1d53e4a5" style:font-style-asian="normal" style:font-style-complex="normal"/>
    </style:style>
    <style:style style:name="T556" style:family="text">
      <style:text-properties fo:font-style="normal" officeooo:rsid="1d58bfee" style:font-style-asian="normal" style:font-style-complex="normal"/>
    </style:style>
    <style:style style:name="T557" style:family="text">
      <style:text-properties fo:font-style="normal" officeooo:rsid="1d55c6b1" style:font-style-asian="normal" style:font-style-complex="normal"/>
    </style:style>
    <style:style style:name="T558" style:family="text">
      <style:text-properties fo:font-style="normal" officeooo:rsid="1cab484f" style:font-style-asian="normal" style:font-style-complex="normal"/>
    </style:style>
    <style:style style:name="T559" style:family="text">
      <style:text-properties fo:font-style="normal" officeooo:rsid="1caa881e" style:font-style-asian="normal" style:font-style-complex="normal"/>
    </style:style>
    <style:style style:name="T560" style:family="text">
      <style:text-properties fo:font-style="normal" officeooo:rsid="1bf293cd" style:font-style-asian="normal" style:font-style-complex="normal"/>
    </style:style>
    <style:style style:name="T561" style:family="text">
      <style:text-properties fo:font-style="normal" officeooo:rsid="1bf434a3" style:font-style-asian="normal" style:font-style-complex="normal"/>
    </style:style>
    <style:style style:name="T562" style:family="text">
      <style:text-properties fo:font-style="normal" officeooo:rsid="1bf315b1" style:font-style-asian="normal" style:font-style-complex="normal"/>
    </style:style>
    <style:style style:name="T563" style:family="text">
      <style:text-properties fo:font-style="normal" officeooo:rsid="1dd7f1d6" style:font-style-asian="normal" style:font-style-complex="normal"/>
    </style:style>
    <style:style style:name="T564" style:family="text">
      <style:text-properties fo:font-style="normal" officeooo:rsid="1de0bfeb" style:font-style-asian="normal" style:font-style-complex="normal"/>
    </style:style>
    <style:style style:name="T565" style:family="text">
      <style:text-properties fo:font-style="normal" officeooo:rsid="1de149cb" style:font-style-asian="normal" style:font-style-complex="normal"/>
    </style:style>
    <style:style style:name="T566" style:family="text">
      <style:text-properties fo:font-style="normal" officeooo:rsid="1de43098" style:font-style-asian="normal" style:font-style-complex="normal"/>
    </style:style>
    <style:style style:name="T567" style:family="text">
      <style:text-properties fo:font-style="normal" officeooo:rsid="1df33719" style:font-style-asian="normal" style:font-style-complex="normal"/>
    </style:style>
    <style:style style:name="T568" style:family="text">
      <style:text-properties fo:font-style="normal" officeooo:rsid="1df18237" style:font-style-asian="normal" style:font-style-complex="normal"/>
    </style:style>
    <style:style style:name="T569" style:family="text">
      <style:text-properties fo:font-style="normal" officeooo:rsid="18f8f928" style:font-style-asian="normal" style:font-style-complex="normal"/>
    </style:style>
    <style:style style:name="T570" style:family="text">
      <style:text-properties fo:font-style="normal" officeooo:rsid="1cc21e17" style:font-style-asian="normal" style:font-style-complex="normal"/>
    </style:style>
    <style:style style:name="T571" style:family="text">
      <style:text-properties fo:font-style="normal" officeooo:rsid="1ca00f97" style:font-style-asian="normal" style:font-style-complex="normal"/>
    </style:style>
    <style:style style:name="T572" style:family="text">
      <style:text-properties fo:font-style="normal" officeooo:rsid="1e0d2c3e" style:font-style-asian="normal" style:font-style-complex="normal"/>
    </style:style>
    <style:style style:name="T573" style:family="text">
      <style:text-properties fo:font-style="normal" officeooo:rsid="173248b7" style:font-style-asian="normal" style:font-style-complex="normal"/>
    </style:style>
    <style:style style:name="T574" style:family="text">
      <style:text-properties fo:font-style="normal" officeooo:rsid="1731a21d" style:font-style-asian="normal" style:font-style-complex="normal"/>
    </style:style>
    <style:style style:name="T575" style:family="text">
      <style:text-properties fo:font-style="normal" officeooo:rsid="1e1308a6" style:font-style-asian="normal" style:font-style-complex="normal"/>
    </style:style>
    <style:style style:name="T576" style:family="text">
      <style:text-properties fo:font-style="normal" officeooo:rsid="1e1438b4" style:font-style-asian="normal" style:font-style-complex="normal"/>
    </style:style>
    <style:style style:name="T577" style:family="text">
      <style:text-properties fo:font-style="normal" officeooo:rsid="1e185a6d" style:font-style-asian="normal" style:font-style-complex="normal"/>
    </style:style>
    <style:style style:name="T578" style:family="text">
      <style:text-properties fo:font-style="normal" officeooo:rsid="1e19bebe" style:font-style-asian="normal" style:font-style-complex="normal"/>
    </style:style>
    <style:style style:name="T579" style:family="text">
      <style:text-properties fo:font-style="normal" officeooo:rsid="1e294604" style:font-style-asian="normal" style:font-style-complex="normal"/>
    </style:style>
    <style:style style:name="T580" style:family="text">
      <style:text-properties fo:font-style="normal" officeooo:rsid="1e2c6bdb" style:font-style-asian="normal" style:font-style-complex="normal"/>
    </style:style>
    <style:style style:name="T581" style:family="text">
      <style:text-properties fo:font-style="normal" officeooo:rsid="1e44a513" style:font-style-asian="normal" style:font-style-complex="normal"/>
    </style:style>
    <style:style style:name="T582" style:family="text">
      <style:text-properties fo:font-style="normal" officeooo:rsid="1ebe06ca" style:font-style-asian="normal" style:font-style-complex="normal"/>
    </style:style>
    <style:style style:name="T583" style:family="text">
      <style:text-properties fo:font-style="normal" officeooo:rsid="1ee2948e" style:font-style-asian="normal" style:font-style-complex="normal"/>
    </style:style>
    <style:style style:name="T584" style:family="text">
      <style:text-properties fo:font-style="normal" officeooo:rsid="1eec2ec2" style:font-style-asian="normal" style:font-style-complex="normal"/>
    </style:style>
    <style:style style:name="T585" style:family="text">
      <style:text-properties fo:font-style="normal" officeooo:rsid="1ef2a730" style:font-style-asian="normal" style:font-style-complex="normal"/>
    </style:style>
    <style:style style:name="T586" style:family="text">
      <style:text-properties fo:font-style="normal" officeooo:rsid="1f0a8cbb" style:font-style-asian="normal" style:font-style-complex="normal"/>
    </style:style>
    <style:style style:name="T587" style:family="text">
      <style:text-properties fo:font-style="normal" officeooo:rsid="1f116bc0" style:font-style-asian="normal" style:font-style-complex="normal"/>
    </style:style>
    <style:style style:name="T588" style:family="text">
      <style:text-properties fo:font-style="normal" officeooo:rsid="1f134f9f" style:font-style-asian="normal" style:font-style-complex="normal"/>
    </style:style>
    <style:style style:name="T589" style:family="text">
      <style:text-properties fo:font-style="normal" officeooo:rsid="1f1a1de7" style:font-style-asian="normal" style:font-style-complex="normal"/>
    </style:style>
    <style:style style:name="T590" style:family="text">
      <style:text-properties fo:font-style="normal" officeooo:rsid="1f28047e" style:font-style-asian="normal" style:font-style-complex="normal"/>
    </style:style>
    <style:style style:name="T591" style:family="text">
      <style:text-properties fo:font-style="normal" officeooo:rsid="1f696ac8" style:font-style-asian="normal" style:font-style-complex="normal"/>
    </style:style>
    <style:style style:name="T592" style:family="text">
      <style:text-properties fo:font-style="normal" officeooo:rsid="1f80df76" style:font-style-asian="normal" style:font-style-complex="normal"/>
    </style:style>
    <style:style style:name="T593" style:family="text">
      <style:text-properties fo:font-style="normal" officeooo:rsid="1f87dab3" style:font-style-asian="normal" style:font-style-complex="normal"/>
    </style:style>
    <style:style style:name="T594" style:family="text">
      <style:text-properties fo:font-style="normal" officeooo:rsid="1bc11309" style:font-style-asian="normal" style:font-style-complex="normal"/>
    </style:style>
    <style:style style:name="T595" style:family="text">
      <style:text-properties fo:font-style="normal" officeooo:rsid="1f93d397" style:font-style-asian="normal" style:font-style-complex="normal"/>
    </style:style>
    <style:style style:name="T596" style:family="text">
      <style:text-properties fo:font-style="normal" officeooo:rsid="1bd9fc7c" style:font-style-asian="normal" style:font-style-complex="normal"/>
    </style:style>
    <style:style style:name="T597" style:family="text">
      <style:text-properties fo:font-style="normal" officeooo:rsid="1f991644" style:font-style-asian="normal" style:font-style-complex="normal"/>
    </style:style>
    <style:style style:name="T598" style:family="text">
      <style:text-properties fo:font-style="normal" officeooo:rsid="1c65d79b" style:font-style-asian="normal" style:font-style-complex="normal"/>
    </style:style>
    <style:style style:name="T599" style:family="text">
      <style:text-properties fo:font-style="normal" officeooo:rsid="1f9a54db" style:font-style-asian="normal" style:font-style-complex="normal"/>
    </style:style>
    <style:style style:name="T600" style:family="text">
      <style:text-properties fo:font-style="normal" officeooo:rsid="1fa982d6" style:font-style-asian="normal" style:font-style-complex="normal"/>
    </style:style>
    <style:style style:name="T601" style:family="text">
      <style:text-properties fo:font-style="normal" officeooo:rsid="1faae47f" style:font-style-asian="normal" style:font-style-complex="normal"/>
    </style:style>
    <style:style style:name="T602" style:family="text">
      <style:text-properties fo:font-style="normal" officeooo:rsid="1fabbc8b" style:font-style-asian="normal" style:font-style-complex="normal"/>
    </style:style>
    <style:style style:name="T603" style:family="text">
      <style:text-properties fo:font-style="normal" officeooo:rsid="1fb5816e" style:font-style-asian="normal" style:font-style-complex="normal"/>
    </style:style>
    <style:style style:name="T604" style:family="text">
      <style:text-properties fo:font-style="normal" officeooo:rsid="1fe2301b" style:font-style-asian="normal" style:font-style-complex="normal"/>
    </style:style>
    <style:style style:name="T605" style:family="text">
      <style:text-properties fo:font-style="normal" officeooo:rsid="1fe55992" style:font-style-asian="normal" style:font-style-complex="normal"/>
    </style:style>
    <style:style style:name="T606" style:family="text">
      <style:text-properties fo:font-style="normal" officeooo:rsid="2010415d" style:font-style-asian="normal" style:font-style-complex="normal"/>
    </style:style>
    <style:style style:name="T607" style:family="text">
      <style:text-properties fo:font-style="normal" officeooo:rsid="20119af0" style:font-style-asian="normal" style:font-style-complex="normal"/>
    </style:style>
    <style:style style:name="T608" style:family="text">
      <style:text-properties fo:font-style="normal" officeooo:rsid="20516279" style:font-style-asian="normal" style:font-style-complex="normal"/>
    </style:style>
    <style:style style:name="T609" style:family="text">
      <style:text-properties fo:font-style="normal" officeooo:rsid="1fa1e491" style:font-style-asian="normal" style:font-style-complex="normal"/>
    </style:style>
    <style:style style:name="T610" style:family="text">
      <style:text-properties fo:font-style="normal" officeooo:rsid="1fa67ec9" style:font-style-asian="normal" style:font-style-complex="normal"/>
    </style:style>
    <style:style style:name="T611" style:family="text">
      <style:text-properties fo:font-style="normal" officeooo:rsid="20acd575" style:font-style-asian="normal" style:font-style-complex="normal"/>
    </style:style>
    <style:style style:name="T612" style:family="text">
      <style:text-properties fo:font-style="normal" officeooo:rsid="20afec0f" style:font-style-asian="normal" style:font-style-complex="normal"/>
    </style:style>
    <style:style style:name="T613" style:family="text">
      <style:text-properties fo:font-style="normal" officeooo:rsid="17b028a0" style:font-style-asian="normal" style:font-style-complex="normal"/>
    </style:style>
    <style:style style:name="T614" style:family="text">
      <style:text-properties fo:font-style="normal" officeooo:rsid="17bd95d7" style:font-style-asian="normal" style:font-style-complex="normal"/>
    </style:style>
    <style:style style:name="T615" style:family="text">
      <style:text-properties fo:font-style="normal" officeooo:rsid="1aac0adc" style:font-style-asian="normal" style:font-style-complex="normal"/>
    </style:style>
    <style:style style:name="T616" style:family="text">
      <style:text-properties fo:font-style="normal" officeooo:rsid="1b591da8" style:font-style-asian="normal" style:font-style-complex="normal"/>
    </style:style>
    <style:style style:name="T617" style:family="text">
      <style:text-properties fo:font-style="normal" officeooo:rsid="1811347a" style:font-style-asian="normal" style:font-style-complex="normal"/>
    </style:style>
    <style:style style:name="T618" style:family="text">
      <style:text-properties fo:font-style="normal" officeooo:rsid="187aba9b" style:font-style-asian="normal" style:font-style-complex="normal"/>
    </style:style>
    <style:style style:name="T619" style:family="text">
      <style:text-properties fo:font-style="normal" officeooo:rsid="20e8299e" style:font-style-asian="normal" style:font-style-complex="normal"/>
    </style:style>
    <style:style style:name="T620" style:family="text">
      <style:text-properties fo:font-style="normal" officeooo:rsid="20ecdbb8" style:font-style-asian="normal" style:font-style-complex="normal"/>
    </style:style>
    <style:style style:name="T621" style:family="text">
      <style:text-properties fo:font-style="normal" officeooo:rsid="20f075c0" style:font-style-asian="normal" style:font-style-complex="normal"/>
    </style:style>
    <style:style style:name="T622" style:family="text">
      <style:text-properties fo:font-style="normal" officeooo:rsid="21723df8" style:font-style-asian="normal" style:font-style-complex="normal"/>
    </style:style>
    <style:style style:name="T623" style:family="text">
      <style:text-properties fo:font-style="normal" officeooo:rsid="217393d7" style:font-style-asian="normal" style:font-style-complex="normal"/>
    </style:style>
    <style:style style:name="T624" style:family="text">
      <style:text-properties fo:font-style="normal" officeooo:rsid="2173fa8a" style:font-style-asian="normal" style:font-style-complex="normal"/>
    </style:style>
    <style:style style:name="T625" style:family="text">
      <style:text-properties fo:font-style="normal" officeooo:rsid="219fc813" style:font-style-asian="normal" style:font-style-complex="normal"/>
    </style:style>
    <style:style style:name="T626" style:family="text">
      <style:text-properties fo:font-style="normal" officeooo:rsid="1f8db0bc" style:font-style-asian="normal" style:font-style-complex="normal"/>
    </style:style>
    <style:style style:name="T627" style:family="text">
      <style:text-properties fo:font-style="normal" officeooo:rsid="1f8ec7c9" style:font-style-asian="normal" style:font-style-complex="normal"/>
    </style:style>
    <style:style style:name="T628" style:family="text">
      <style:text-properties fo:font-style="normal" officeooo:rsid="1f8c4426" style:font-style-asian="normal" style:font-style-complex="normal"/>
    </style:style>
    <style:style style:name="T629" style:family="text">
      <style:text-properties fo:font-style="normal" officeooo:rsid="15ca5cf7" style:font-style-asian="normal" style:font-style-complex="normal"/>
    </style:style>
    <style:style style:name="T630" style:family="text">
      <style:text-properties fo:font-style="normal" officeooo:rsid="2214f2af" style:font-style-asian="normal" style:font-style-complex="normal"/>
    </style:style>
    <style:style style:name="T631" style:family="text">
      <style:text-properties fo:font-style="normal" officeooo:rsid="2221f6d0" style:font-style-asian="normal" style:font-style-complex="normal"/>
    </style:style>
    <style:style style:name="T632" style:family="text">
      <style:text-properties fo:font-style="normal" officeooo:rsid="19b42789" style:font-style-asian="normal" style:font-style-complex="normal"/>
    </style:style>
    <style:style style:name="T633" style:family="text">
      <style:text-properties fo:font-style="normal" officeooo:rsid="1be9774f" style:font-style-asian="normal" style:font-style-complex="normal"/>
    </style:style>
    <style:style style:name="T634" style:family="text">
      <style:text-properties fo:font-style="normal" officeooo:rsid="1d9ccc4f" style:font-style-asian="normal" style:font-style-complex="normal"/>
    </style:style>
    <style:style style:name="T635" style:family="text">
      <style:text-properties fo:font-style="normal" officeooo:rsid="22328277" style:font-style-asian="normal" style:font-style-complex="normal"/>
    </style:style>
    <style:style style:name="T636" style:family="text">
      <style:text-properties fo:font-style="normal" officeooo:rsid="2235bbc1" style:font-style-asian="normal" style:font-style-complex="normal"/>
    </style:style>
    <style:style style:name="T637" style:family="text">
      <style:text-properties fo:font-style="normal" officeooo:rsid="1d9b28a1" style:font-style-asian="normal" style:font-style-complex="normal"/>
    </style:style>
    <style:style style:name="T638" style:family="text">
      <style:text-properties fo:font-style="normal" officeooo:rsid="223bf419" style:font-style-asian="normal" style:font-style-complex="normal"/>
    </style:style>
    <style:style style:name="T639" style:family="text">
      <style:text-properties fo:font-style="normal" officeooo:rsid="223cba66" style:font-style-asian="normal" style:font-style-complex="normal"/>
    </style:style>
    <style:style style:name="T640" style:family="text">
      <style:text-properties fo:font-style="normal" officeooo:rsid="223e6afd" style:font-style-asian="normal" style:font-style-complex="normal"/>
    </style:style>
    <style:style style:name="T641" style:family="text">
      <style:text-properties fo:font-style="normal" officeooo:rsid="223f9b0a" style:font-style-asian="normal" style:font-style-complex="normal"/>
    </style:style>
    <style:style style:name="T642" style:family="text">
      <style:text-properties fo:font-style="normal" officeooo:rsid="224190d7" style:font-style-asian="normal" style:font-style-complex="normal"/>
    </style:style>
    <style:style style:name="T643" style:family="text">
      <style:text-properties fo:font-style="normal" officeooo:rsid="22427aea" style:font-style-asian="normal" style:font-style-complex="normal"/>
    </style:style>
    <style:style style:name="T644" style:family="text">
      <style:text-properties fo:font-style="normal" officeooo:rsid="1bb7d012" style:font-style-asian="normal" style:font-style-complex="normal"/>
    </style:style>
    <style:style style:name="T645" style:family="text">
      <style:text-properties fo:font-style="normal" officeooo:rsid="189c7ad6" style:font-style-asian="normal" style:font-style-complex="normal"/>
    </style:style>
    <style:style style:name="T646" style:family="text">
      <style:text-properties fo:font-style="normal" officeooo:rsid="225440ce" style:font-style-asian="normal" style:font-style-complex="normal"/>
    </style:style>
    <style:style style:name="T647" style:family="text">
      <style:text-properties fo:font-style="normal" officeooo:rsid="18b133a2" style:font-style-asian="normal" style:font-style-complex="normal"/>
    </style:style>
    <style:style style:name="T648" style:family="text">
      <style:text-properties fo:font-style="normal" officeooo:rsid="2252aab5" style:font-style-asian="normal" style:font-style-complex="normal"/>
    </style:style>
    <style:style style:name="T649" style:family="text">
      <style:text-properties fo:font-style="normal" officeooo:rsid="18a629ed" style:font-style-asian="normal" style:font-style-complex="normal"/>
    </style:style>
    <style:style style:name="T650" style:family="text">
      <style:text-properties fo:font-style="normal" officeooo:rsid="225cbc27" style:font-style-asian="normal" style:font-style-complex="normal"/>
    </style:style>
    <style:style style:name="T651" style:family="text">
      <style:text-properties fo:font-style="normal" officeooo:rsid="1de1c071" style:font-style-asian="normal" style:font-style-complex="normal"/>
    </style:style>
    <style:style style:name="T652" style:family="text">
      <style:text-properties fo:font-style="normal" officeooo:rsid="18bbb28d" style:font-style-asian="normal" style:font-style-complex="normal"/>
    </style:style>
    <style:style style:name="T653" style:family="text">
      <style:text-properties fo:font-style="normal" officeooo:rsid="18c3a186" style:font-style-asian="normal" style:font-style-complex="normal"/>
    </style:style>
    <style:style style:name="T654" style:family="text">
      <style:text-properties fo:font-style="normal" officeooo:rsid="18d4fbbc" style:font-style-asian="normal" style:font-style-complex="normal"/>
    </style:style>
    <style:style style:name="T655" style:family="text">
      <style:text-properties fo:font-style="normal" officeooo:rsid="1cb6c05a" style:font-style-asian="normal" style:font-style-complex="normal"/>
    </style:style>
    <style:style style:name="T656" style:family="text">
      <style:text-properties fo:font-style="normal" officeooo:rsid="2276da91" style:font-style-asian="normal" style:font-style-complex="normal"/>
    </style:style>
    <style:style style:name="T657" style:family="text">
      <style:text-properties fo:font-style="normal" officeooo:rsid="227f2309" style:font-style-asian="normal" style:font-style-complex="normal"/>
    </style:style>
    <style:style style:name="T658" style:family="text">
      <style:text-properties fo:font-style="normal" officeooo:rsid="1ee7251b" style:font-style-asian="normal" style:font-style-complex="normal"/>
    </style:style>
    <style:style style:name="T659" style:family="text">
      <style:text-properties fo:font-style="normal" officeooo:rsid="1cc1ab1a" style:font-style-asian="normal" style:font-style-complex="normal"/>
    </style:style>
    <style:style style:name="T660" style:family="text">
      <style:text-properties fo:font-style="normal" officeooo:rsid="22827724" style:font-style-asian="normal" style:font-style-complex="normal"/>
    </style:style>
    <style:style style:name="T661" style:family="text">
      <style:text-properties fo:font-style="normal" officeooo:rsid="2285c2f2" style:font-style-asian="normal" style:font-style-complex="normal"/>
    </style:style>
    <style:style style:name="T662" style:family="text">
      <style:text-properties fo:font-style="normal" officeooo:rsid="2286b273" style:font-style-asian="normal" style:font-style-complex="normal"/>
    </style:style>
    <style:style style:name="T663" style:family="text">
      <style:text-properties fo:font-style="normal" officeooo:rsid="22874511" style:font-style-asian="normal" style:font-style-complex="normal"/>
    </style:style>
    <style:style style:name="T664" style:family="text">
      <style:text-properties fo:font-style="normal" officeooo:rsid="1f0d1208" style:font-style-asian="normal" style:font-style-complex="normal"/>
    </style:style>
    <style:style style:name="T665" style:family="text">
      <style:text-properties fo:font-style="normal" officeooo:rsid="14c28908" style:font-style-asian="normal" style:font-style-complex="normal"/>
    </style:style>
    <style:style style:name="T666" style:family="text">
      <style:text-properties fo:font-style="normal" officeooo:rsid="22293f34" style:font-style-asian="normal" style:font-style-complex="normal"/>
    </style:style>
    <style:style style:name="T667" style:family="text">
      <style:text-properties fo:font-style="normal" officeooo:rsid="1dcd09fb" style:font-style-asian="normal" style:font-style-complex="normal"/>
    </style:style>
    <style:style style:name="T668" style:family="text">
      <style:text-properties fo:font-style="normal" officeooo:rsid="1d7ff2e4" style:font-style-asian="normal" style:font-style-complex="normal"/>
    </style:style>
    <style:style style:name="T669" style:family="text">
      <style:text-properties fo:font-style="normal" officeooo:rsid="22d8a962" style:font-style-asian="normal" style:font-style-complex="normal"/>
    </style:style>
    <style:style style:name="T670" style:family="text">
      <style:text-properties fo:font-style="normal" officeooo:rsid="1d7c05dc" style:font-style-asian="normal" style:font-style-complex="normal"/>
    </style:style>
    <style:style style:name="T671" style:family="text">
      <style:text-properties fo:font-style="normal" officeooo:rsid="22d5cebb" style:font-style-asian="normal" style:font-style-complex="normal"/>
    </style:style>
    <style:style style:name="T672" style:family="text">
      <style:text-properties fo:font-style="normal" officeooo:rsid="22d416be" style:font-style-asian="normal" style:font-style-complex="normal"/>
    </style:style>
    <style:style style:name="T673" style:family="text">
      <style:text-properties fo:font-style="normal" officeooo:rsid="1d89163c" style:font-style-asian="normal" style:font-style-complex="normal"/>
    </style:style>
    <style:style style:name="T674" style:family="text">
      <style:text-properties fo:font-style="normal" officeooo:rsid="21ad6f1b" style:font-style-asian="normal" style:font-style-complex="normal"/>
    </style:style>
    <style:style style:name="T675" style:family="text">
      <style:text-properties fo:font-style="normal" officeooo:rsid="1d8623ba" style:font-style-asian="normal" style:font-style-complex="normal"/>
    </style:style>
    <style:style style:name="T676" style:family="text">
      <style:text-properties fo:font-style="normal" officeooo:rsid="151cf1f3" style:font-style-asian="normal" style:font-style-complex="normal"/>
    </style:style>
    <style:style style:name="T677" style:family="text">
      <style:text-properties fo:font-style="normal" officeooo:rsid="23107494" style:font-style-asian="normal" style:font-style-complex="normal"/>
    </style:style>
    <style:style style:name="T678" style:family="text">
      <style:text-properties fo:font-style="normal" officeooo:rsid="207cef49" style:font-style-asian="normal" style:font-style-complex="normal"/>
    </style:style>
    <style:style style:name="T679" style:family="text">
      <style:text-properties fo:font-style="normal" officeooo:rsid="207da7e6" style:font-style-asian="normal" style:font-style-complex="normal"/>
    </style:style>
    <style:style style:name="T680" style:family="text">
      <style:text-properties fo:font-style="normal" officeooo:rsid="1c81d622" style:font-style-asian="normal" style:font-style-complex="normal"/>
    </style:style>
    <style:style style:name="T681" style:family="text">
      <style:text-properties fo:font-style="normal" officeooo:rsid="231f564e" style:font-style-asian="normal" style:font-style-complex="normal"/>
    </style:style>
    <style:style style:name="T682" style:family="text">
      <style:text-properties fo:font-style="normal" officeooo:rsid="1fe9bec1" style:font-style-asian="normal" style:font-style-complex="normal"/>
    </style:style>
    <style:style style:name="T683" style:family="text">
      <style:text-properties fo:font-style="normal" officeooo:rsid="160397eb" style:font-style-asian="normal" style:font-style-complex="normal"/>
    </style:style>
    <style:style style:name="T684" style:family="text">
      <style:text-properties fo:font-style="normal" officeooo:rsid="174ff3af" style:font-style-asian="normal" style:font-style-complex="normal"/>
    </style:style>
    <style:style style:name="T685" style:family="text">
      <style:text-properties fo:font-style="normal" officeooo:rsid="23463cdb" style:font-style-asian="normal" style:font-style-complex="normal"/>
    </style:style>
    <style:style style:name="T686" style:family="text">
      <style:text-properties fo:font-style="normal" officeooo:rsid="1af5d4e9" style:font-style-asian="normal" style:font-style-complex="normal"/>
    </style:style>
    <style:style style:name="T687" style:family="text">
      <style:text-properties fo:font-style="normal" officeooo:rsid="1b2c147d" style:font-style-asian="normal" style:font-style-complex="normal"/>
    </style:style>
    <style:style style:name="T688" style:family="text">
      <style:text-properties fo:font-style="normal" officeooo:rsid="1fc32909" style:font-style-asian="normal" style:font-style-complex="normal"/>
    </style:style>
    <style:style style:name="T689" style:family="text">
      <style:text-properties fo:font-style="normal" officeooo:rsid="1b9263bf" style:font-style-asian="normal" style:font-style-complex="normal"/>
    </style:style>
    <style:style style:name="T690" style:family="text">
      <style:text-properties fo:font-style="normal" officeooo:rsid="1b9315c2" style:font-style-asian="normal" style:font-style-complex="normal"/>
    </style:style>
    <style:style style:name="T691" style:family="text">
      <style:text-properties fo:font-style="normal" officeooo:rsid="2383c494" style:font-style-asian="normal" style:font-style-complex="normal"/>
    </style:style>
    <style:style style:name="T692" style:family="text">
      <style:text-properties fo:font-style="normal" officeooo:rsid="1b098458" style:font-style-asian="normal" style:font-style-complex="normal"/>
    </style:style>
    <style:style style:name="T693" style:family="text">
      <style:text-properties fo:font-style="normal" officeooo:rsid="1b0a9580" style:font-style-asian="normal" style:font-style-complex="normal"/>
    </style:style>
    <style:style style:name="T694" style:family="text">
      <style:text-properties fo:font-style="normal" officeooo:rsid="2392c25e" style:font-style-asian="normal" style:font-style-complex="normal"/>
    </style:style>
    <style:style style:name="T695" style:family="text">
      <style:text-properties fo:font-style="normal" officeooo:rsid="23930a17" style:font-style-asian="normal" style:font-style-complex="normal"/>
    </style:style>
    <style:style style:name="T696" style:family="text">
      <style:text-properties fo:font-style="normal" officeooo:rsid="23934df5" style:font-style-asian="normal" style:font-style-complex="normal"/>
    </style:style>
    <style:style style:name="T697" style:family="text">
      <style:text-properties fo:font-style="normal" officeooo:rsid="2394fca8" style:font-style-asian="normal" style:font-style-complex="normal"/>
    </style:style>
    <style:style style:name="T698" style:family="text">
      <style:text-properties fo:font-style="normal" officeooo:rsid="23a3652a" style:font-style-asian="normal" style:font-style-complex="normal"/>
    </style:style>
    <style:style style:name="T699" style:family="text">
      <style:text-properties fo:font-style="normal" officeooo:rsid="20b57a92" style:font-style-asian="normal" style:font-style-complex="normal"/>
    </style:style>
    <style:style style:name="T700" style:family="text">
      <style:text-properties fo:font-style="normal" officeooo:rsid="15426ded" style:font-style-asian="normal" style:font-style-complex="normal"/>
    </style:style>
    <style:style style:name="T701" style:family="text">
      <style:text-properties fo:font-style="normal" officeooo:rsid="179c040f" style:font-style-asian="normal" style:font-style-complex="normal"/>
    </style:style>
    <style:style style:name="T702" style:family="text">
      <style:text-properties fo:font-style="normal" officeooo:rsid="23b7bab3" style:font-style-asian="normal" style:font-style-complex="normal"/>
    </style:style>
    <style:style style:name="T703" style:family="text">
      <style:text-properties fo:font-style="normal" officeooo:rsid="20d13e5c" style:font-style-asian="normal" style:font-style-complex="normal"/>
    </style:style>
    <style:style style:name="T704" style:family="text">
      <style:text-properties fo:font-style="normal" officeooo:rsid="23ba8e30" style:font-style-asian="normal" style:font-style-complex="normal"/>
    </style:style>
    <style:style style:name="T705" style:family="text">
      <style:text-properties fo:font-style="normal" officeooo:rsid="23bdc1ce" style:font-style-asian="normal" style:font-style-complex="normal"/>
    </style:style>
    <style:style style:name="T706" style:family="text">
      <style:text-properties fo:font-style="normal" officeooo:rsid="16174fb8" style:font-style-asian="normal" style:font-style-complex="normal"/>
    </style:style>
    <style:style style:name="T707" style:family="text">
      <style:text-properties fo:font-style="normal" officeooo:rsid="23d81b3a" style:font-style-asian="normal" style:font-style-complex="normal"/>
    </style:style>
    <style:style style:name="T708" style:family="text">
      <style:text-properties fo:font-style="normal" officeooo:rsid="1911c1aa" style:font-style-asian="normal" style:font-style-complex="normal"/>
    </style:style>
    <style:style style:name="T709" style:family="text">
      <style:text-properties fo:font-style="normal" officeooo:rsid="1912be62" style:font-style-asian="normal" style:font-style-complex="normal"/>
    </style:style>
    <style:style style:name="T710" style:family="text">
      <style:text-properties fo:font-style="normal" officeooo:rsid="1913d283" style:font-style-asian="normal" style:font-style-complex="normal"/>
    </style:style>
    <style:style style:name="T711" style:family="text">
      <style:text-properties fo:font-style="normal" officeooo:rsid="1b7afc12" style:font-style-asian="normal" style:font-style-complex="normal"/>
    </style:style>
    <style:style style:name="T712" style:family="text">
      <style:text-properties fo:font-style="normal" officeooo:rsid="1913f8c2" style:font-style-asian="normal" style:font-style-complex="normal"/>
    </style:style>
    <style:style style:name="T713" style:family="text">
      <style:text-properties fo:font-style="normal" officeooo:rsid="23d9eee6" style:font-style-asian="normal" style:font-style-complex="normal"/>
    </style:style>
    <style:style style:name="T714" style:family="text">
      <style:text-properties fo:font-style="normal" officeooo:rsid="1c5f772e" style:font-style-asian="normal" style:font-style-complex="normal"/>
    </style:style>
    <style:style style:name="T715" style:family="text">
      <style:text-properties fo:font-style="normal" officeooo:rsid="23db23da" style:font-style-asian="normal" style:font-style-complex="normal"/>
    </style:style>
    <style:style style:name="T716" style:family="text">
      <style:text-properties fo:font-style="normal" officeooo:rsid="23e714e7" style:font-style-asian="normal" style:font-style-complex="normal"/>
    </style:style>
    <style:style style:name="T717" style:family="text">
      <style:text-properties fo:font-style="normal" officeooo:rsid="1c8150d0" style:font-style-asian="normal" style:font-style-complex="normal"/>
    </style:style>
    <style:style style:name="T718" style:family="text">
      <style:text-properties fo:font-style="normal" officeooo:rsid="23e7dff0" style:font-style-asian="normal" style:font-style-complex="normal"/>
    </style:style>
    <style:style style:name="T719" style:family="text">
      <style:text-properties fo:font-style="normal" officeooo:rsid="23f063d8" style:font-style-asian="normal" style:font-style-complex="normal"/>
    </style:style>
    <style:style style:name="T720" style:family="text">
      <style:text-properties fo:font-style="normal" officeooo:rsid="1d75ffc5" style:font-style-asian="normal" style:font-style-complex="normal"/>
    </style:style>
    <style:style style:name="T721" style:family="text">
      <style:text-properties fo:font-style="normal" officeooo:rsid="1dbcba3f" style:font-style-asian="normal" style:font-style-complex="normal"/>
    </style:style>
    <style:style style:name="T722" style:family="text">
      <style:text-properties fo:font-style="normal" officeooo:rsid="1d4a11c6" style:font-style-asian="normal" style:font-style-complex="normal"/>
    </style:style>
    <style:style style:name="T723" style:family="text">
      <style:text-properties fo:font-style="normal" officeooo:rsid="1d5ab5e3" style:font-style-asian="normal" style:font-style-complex="normal"/>
    </style:style>
    <style:style style:name="T724" style:family="text">
      <style:text-properties fo:font-style="normal" officeooo:rsid="1d5c578a" style:font-style-asian="normal" style:font-style-complex="normal"/>
    </style:style>
    <style:style style:name="T725" style:family="text">
      <style:text-properties fo:font-style="normal" officeooo:rsid="1d5df106" style:font-style-asian="normal" style:font-style-complex="normal"/>
    </style:style>
    <style:style style:name="T726" style:family="text">
      <style:text-properties fo:font-style="normal" officeooo:rsid="1d5eb735" style:font-style-asian="normal" style:font-style-complex="normal"/>
    </style:style>
    <style:style style:name="T727" style:family="text">
      <style:text-properties fo:font-style="normal" officeooo:rsid="1f910015" style:font-style-asian="normal" style:font-style-complex="normal"/>
    </style:style>
    <style:style style:name="T728" style:family="text">
      <style:text-properties fo:font-style="normal" officeooo:rsid="1d5ffb50" style:font-style-asian="normal" style:font-style-complex="normal"/>
    </style:style>
    <style:style style:name="T729" style:family="text">
      <style:text-properties fo:font-style="normal" officeooo:rsid="23f34b56" style:font-style-asian="normal" style:font-style-complex="normal"/>
    </style:style>
    <style:style style:name="T730" style:family="text">
      <style:text-properties fo:font-style="normal" officeooo:rsid="1d57a0b4" style:font-style-asian="normal" style:font-style-complex="normal"/>
    </style:style>
    <style:style style:name="T731" style:family="text">
      <style:text-properties fo:font-style="normal" officeooo:rsid="23f565d5" style:font-style-asian="normal" style:font-style-complex="normal"/>
    </style:style>
    <style:style style:name="T732" style:family="text">
      <style:text-properties fo:font-style="normal" officeooo:rsid="1f922c51" style:font-style-asian="normal" style:font-style-complex="normal"/>
    </style:style>
    <style:style style:name="T733" style:family="text">
      <style:text-properties fo:font-style="normal" officeooo:rsid="1d610f62" style:font-style-asian="normal" style:font-style-complex="normal"/>
    </style:style>
    <style:style style:name="T734" style:family="text">
      <style:text-properties fo:font-style="normal" officeooo:rsid="1d4bbf9b" style:font-style-asian="normal" style:font-style-complex="normal"/>
    </style:style>
    <style:style style:name="T735" style:family="text">
      <style:text-properties fo:font-style="normal" officeooo:rsid="23fa208f" style:font-style-asian="normal" style:font-style-complex="normal"/>
    </style:style>
    <style:style style:name="T736" style:family="text">
      <style:text-properties fo:font-style="normal" officeooo:rsid="23fb4823" style:font-style-asian="normal" style:font-style-complex="normal"/>
    </style:style>
    <style:style style:name="T737" style:family="text">
      <style:text-properties fo:font-style="normal" officeooo:rsid="23fca051" style:font-style-asian="normal" style:font-style-complex="normal"/>
    </style:style>
    <style:style style:name="T738" style:family="text">
      <style:text-properties fo:font-style="normal" officeooo:rsid="1bbdb9ef" style:font-style-asian="normal" style:font-style-complex="normal"/>
    </style:style>
    <style:style style:name="T739" style:family="text">
      <style:text-properties fo:font-style="normal" officeooo:rsid="1bbb9db4" style:font-style-asian="normal" style:font-style-complex="normal"/>
    </style:style>
    <style:style style:name="T740" style:family="text">
      <style:text-properties fo:font-style="normal" officeooo:rsid="23fd5e13" style:font-style-asian="normal" style:font-style-complex="normal"/>
    </style:style>
    <style:style style:name="T741" style:family="text">
      <style:text-properties fo:font-style="normal" officeooo:rsid="1bbce9aa" style:font-style-asian="normal" style:font-style-complex="normal"/>
    </style:style>
    <style:style style:name="T742" style:family="text">
      <style:text-properties fo:font-style="normal" officeooo:rsid="1be7bb4e" style:font-style-asian="normal" style:font-style-complex="normal"/>
    </style:style>
    <style:style style:name="T743" style:family="text">
      <style:text-properties fo:font-style="normal" officeooo:rsid="2409f221" style:font-style-asian="normal" style:font-style-complex="normal"/>
    </style:style>
    <style:style style:name="T744" style:family="text">
      <style:text-properties fo:font-style="normal" officeooo:rsid="240b0088" style:font-style-asian="normal" style:font-style-complex="normal"/>
    </style:style>
    <style:style style:name="T745" style:family="text">
      <style:text-properties fo:font-style="normal" officeooo:rsid="1ddb0704" style:font-style-asian="normal" style:font-style-complex="normal"/>
    </style:style>
    <style:style style:name="T746" style:family="text">
      <style:text-properties fo:font-style="normal" officeooo:rsid="24150145" style:font-style-asian="normal" style:font-style-complex="normal"/>
    </style:style>
    <style:style style:name="T747" style:family="text">
      <style:text-properties fo:font-style="normal" officeooo:rsid="15b53645" style:font-style-asian="normal" style:font-style-complex="normal"/>
    </style:style>
    <style:style style:name="T748" style:family="text">
      <style:text-properties fo:font-style="normal" officeooo:rsid="1bfc5673" style:font-style-asian="normal" style:font-style-complex="normal"/>
    </style:style>
    <style:style style:name="T749" style:family="text">
      <style:text-properties fo:font-style="normal" officeooo:rsid="242070b6" style:font-style-asian="normal" style:font-style-complex="normal"/>
    </style:style>
    <style:style style:name="T750" style:family="text">
      <style:text-properties fo:font-style="normal" officeooo:rsid="242c0620" style:font-style-asian="normal" style:font-style-complex="normal"/>
    </style:style>
    <style:style style:name="T751" style:family="text">
      <style:text-properties fo:font-style="normal" officeooo:rsid="242dfdf1" style:font-style-asian="normal" style:font-style-complex="normal"/>
    </style:style>
    <style:style style:name="T752" style:family="text">
      <style:text-properties fo:font-style="normal" officeooo:rsid="242f44dd" style:font-style-asian="normal" style:font-style-complex="normal"/>
    </style:style>
    <style:style style:name="T753" style:family="text">
      <style:text-properties fo:font-style="normal" officeooo:rsid="1fb10f4c" style:font-style-asian="normal" style:font-style-complex="normal"/>
    </style:style>
    <style:style style:name="T754" style:family="text">
      <style:text-properties fo:font-style="normal" officeooo:rsid="2435b3b9" style:font-style-asian="normal" style:font-style-complex="normal"/>
    </style:style>
    <style:style style:name="T755" style:family="text">
      <style:text-properties fo:font-style="normal" officeooo:rsid="24375b22" style:font-style-asian="normal" style:font-style-complex="normal"/>
    </style:style>
    <style:style style:name="T756" style:family="text">
      <style:text-properties fo:font-style="normal" officeooo:rsid="243f67c7" style:font-style-asian="normal" style:font-style-complex="normal"/>
    </style:style>
    <style:style style:name="T757" style:family="text">
      <style:text-properties fo:font-style="normal" officeooo:rsid="2446ba65" style:font-style-asian="normal" style:font-style-complex="normal"/>
    </style:style>
    <style:style style:name="T758" style:family="text">
      <style:text-properties fo:font-style="normal" officeooo:rsid="2447ef63" style:font-style-asian="normal" style:font-style-complex="normal"/>
    </style:style>
    <style:style style:name="T759" style:family="text">
      <style:text-properties fo:font-style="normal" officeooo:rsid="244aa4f7" style:font-style-asian="normal" style:font-style-complex="normal"/>
    </style:style>
    <style:style style:name="T760" style:family="text">
      <style:text-properties fo:font-style="normal" officeooo:rsid="247fe130" style:font-style-asian="normal" style:font-style-complex="normal"/>
    </style:style>
    <style:style style:name="T761" style:family="text">
      <style:text-properties fo:font-style="normal" officeooo:rsid="24801c55" style:font-style-asian="normal" style:font-style-complex="normal"/>
    </style:style>
    <style:style style:name="T762" style:family="text">
      <style:text-properties fo:font-style="normal" officeooo:rsid="222dae39" style:font-style-asian="normal" style:font-style-complex="normal"/>
    </style:style>
    <style:style style:name="T763" style:family="text">
      <style:text-properties fo:font-style="normal" officeooo:rsid="223a1b02" style:font-style-asian="normal" style:font-style-complex="normal"/>
    </style:style>
    <style:style style:name="T764" style:family="text">
      <style:text-properties fo:font-style="normal" officeooo:rsid="1d9c7091" style:font-style-asian="normal" style:font-style-complex="normal"/>
    </style:style>
    <style:style style:name="T765" style:family="text">
      <style:text-properties fo:font-style="normal" officeooo:rsid="2484bd5f" style:font-style-asian="normal" style:font-style-complex="normal"/>
    </style:style>
    <style:style style:name="T766" style:family="text">
      <style:text-properties fo:font-style="normal" officeooo:rsid="248728df" style:font-style-asian="normal" style:font-style-complex="normal"/>
    </style:style>
    <style:style style:name="T767" style:family="text">
      <style:text-properties fo:font-style="normal" officeooo:rsid="2488e9eb" style:font-style-asian="normal" style:font-style-complex="normal"/>
    </style:style>
    <style:style style:name="T768" style:family="text">
      <style:text-properties fo:font-style="normal" officeooo:rsid="18d732a7" style:font-style-asian="normal" style:font-style-complex="normal"/>
    </style:style>
    <style:style style:name="T769" style:family="text">
      <style:text-properties fo:font-style="normal" officeooo:rsid="249284c7" style:font-style-asian="normal" style:font-style-complex="normal"/>
    </style:style>
    <style:style style:name="T770" style:family="text">
      <style:text-properties fo:font-style="normal" officeooo:rsid="18f2171b" style:font-style-asian="normal" style:font-style-complex="normal"/>
    </style:style>
    <style:style style:name="T771" style:family="text">
      <style:text-properties fo:font-style="normal" officeooo:rsid="2493d017" style:font-style-asian="normal" style:font-style-complex="normal"/>
    </style:style>
    <style:style style:name="T772" style:family="text">
      <style:text-properties fo:font-style="normal" officeooo:rsid="249a18f4" style:font-style-asian="normal" style:font-style-complex="normal"/>
    </style:style>
    <style:style style:name="T773" style:family="text">
      <style:text-properties fo:font-style="normal" officeooo:rsid="24cad3f4" style:font-style-asian="normal" style:font-style-complex="normal"/>
    </style:style>
    <style:style style:name="T774" style:family="text">
      <style:text-properties fo:font-style="normal" officeooo:rsid="24d41a2f" style:font-style-asian="normal" style:font-style-complex="normal"/>
    </style:style>
    <style:style style:name="T775" style:family="text">
      <style:text-properties fo:font-style="normal" officeooo:rsid="24d5016a" style:font-style-asian="normal" style:font-style-complex="normal"/>
    </style:style>
    <style:style style:name="T776" style:family="text">
      <style:text-properties fo:font-style="normal" officeooo:rsid="24f1af6e" style:font-style-asian="normal" style:font-style-complex="normal"/>
    </style:style>
    <style:style style:name="T777" style:family="text">
      <style:text-properties fo:font-style="normal" officeooo:rsid="24f47848" style:font-style-asian="normal" style:font-style-complex="normal"/>
    </style:style>
    <style:style style:name="T778" style:family="text">
      <style:text-properties fo:font-style="normal" officeooo:rsid="24fbef3d" style:font-style-asian="normal" style:font-style-complex="normal"/>
    </style:style>
    <style:style style:name="T779" style:family="text">
      <style:text-properties fo:font-style="normal" officeooo:rsid="24ff8602" style:font-style-asian="normal" style:font-style-complex="normal"/>
    </style:style>
    <style:style style:name="T780" style:family="text">
      <style:text-properties fo:font-style="normal" officeooo:rsid="2500ad0b" style:font-style-asian="normal" style:font-style-complex="normal"/>
    </style:style>
    <style:style style:name="T781" style:family="text">
      <style:text-properties fo:font-style="normal" officeooo:rsid="2501e971" style:font-style-asian="normal" style:font-style-complex="normal"/>
    </style:style>
    <style:style style:name="T782" style:family="text">
      <style:text-properties fo:font-style="normal" officeooo:rsid="2508900e" style:font-style-asian="normal" style:font-style-complex="normal"/>
    </style:style>
    <style:style style:name="T783" style:family="text">
      <style:text-properties fo:font-style="normal" officeooo:rsid="25157b39" style:font-style-asian="normal" style:font-style-complex="normal"/>
    </style:style>
    <style:style style:name="T784" style:family="text">
      <style:text-properties fo:font-style="normal" officeooo:rsid="25186b49" style:font-style-asian="normal" style:font-style-complex="normal"/>
    </style:style>
    <style:style style:name="T785" style:family="text">
      <style:text-properties fo:font-style="normal" officeooo:rsid="252c5bfb" style:font-style-asian="normal" style:font-style-complex="normal"/>
    </style:style>
    <style:style style:name="T786" style:family="text">
      <style:text-properties fo:font-style="normal" officeooo:rsid="253d1fad" style:font-style-asian="normal" style:font-style-complex="normal"/>
    </style:style>
    <style:style style:name="T787" style:family="text">
      <style:text-properties fo:font-style="normal" officeooo:rsid="253ef4a0" style:font-style-asian="normal" style:font-style-complex="normal"/>
    </style:style>
    <style:style style:name="T788" style:family="text">
      <style:text-properties fo:font-style="normal" officeooo:rsid="19e265e8" style:font-style-asian="normal" style:font-style-complex="normal"/>
    </style:style>
    <style:style style:name="T789" style:family="text">
      <style:text-properties fo:font-style="normal" officeooo:rsid="26fbf756" style:font-style-asian="normal" style:font-style-complex="normal"/>
    </style:style>
    <style:style style:name="T790" style:family="text">
      <style:text-properties fo:font-style="normal" officeooo:rsid="27360cc4" style:font-style-asian="normal" style:font-style-complex="normal"/>
    </style:style>
    <style:style style:name="T791" style:family="text">
      <style:text-properties fo:font-style="normal" officeooo:rsid="2737d4ef" style:font-style-asian="normal" style:font-style-complex="normal"/>
    </style:style>
    <style:style style:name="T792" style:family="text">
      <style:text-properties fo:font-style="normal" officeooo:rsid="2738801d" style:font-style-asian="normal" style:font-style-complex="normal"/>
    </style:style>
    <style:style style:name="T793" style:family="text">
      <style:text-properties fo:font-style="normal" officeooo:rsid="2740c793" style:font-style-asian="normal" style:font-style-complex="normal"/>
    </style:style>
    <style:style style:name="T794" style:family="text">
      <style:text-properties fo:font-style="normal" officeooo:rsid="27581f62" style:font-style-asian="normal" style:font-style-complex="normal"/>
    </style:style>
    <style:style style:name="T795" style:family="text">
      <style:text-properties fo:font-style="normal" officeooo:rsid="275dd37e" style:font-style-asian="normal" style:font-style-complex="normal"/>
    </style:style>
    <style:style style:name="T796" style:family="text">
      <style:text-properties fo:font-style="normal" fo:font-weight="bold" style:font-style-asian="normal" style:font-weight-asian="bold" style:font-style-complex="normal" style:font-weight-complex="bold"/>
    </style:style>
    <style:style style:name="T797" style:family="text">
      <style:text-properties fo:font-style="normal" fo:font-weight="bold" officeooo:rsid="177f6645" style:font-style-asian="normal" style:font-weight-asian="bold" style:font-style-complex="normal" style:font-weight-complex="bold"/>
    </style:style>
    <style:style style:name="T798" style:family="text">
      <style:text-properties fo:font-style="normal" fo:font-weight="bold" officeooo:rsid="176d0676" style:font-style-asian="normal" style:font-weight-asian="bold" style:font-style-complex="normal" style:font-weight-complex="bold"/>
    </style:style>
    <style:style style:name="T799" style:family="text">
      <style:text-properties fo:font-style="normal" fo:font-weight="bold" officeooo:rsid="1b348c82" style:font-style-asian="normal" style:font-weight-asian="bold" style:font-style-complex="normal" style:font-weight-complex="bold"/>
    </style:style>
    <style:style style:name="T800" style:family="text">
      <style:text-properties fo:font-style="normal" fo:font-weight="bold" officeooo:rsid="1b3aa9da" style:font-style-asian="normal" style:font-weight-asian="bold" style:font-style-complex="normal" style:font-weight-complex="bold"/>
    </style:style>
    <style:style style:name="T801" style:family="text">
      <style:text-properties fo:font-style="normal" fo:font-weight="bold" officeooo:rsid="1ddf30ad" style:font-style-asian="normal" style:font-weight-asian="bold" style:font-style-complex="normal" style:font-weight-complex="bold"/>
    </style:style>
    <style:style style:name="T802" style:family="text">
      <style:text-properties fo:font-style="normal" fo:font-weight="bold" officeooo:rsid="1df33719" style:font-style-asian="normal" style:font-weight-asian="bold" style:font-style-complex="normal" style:font-weight-complex="bold"/>
    </style:style>
    <style:style style:name="T803" style:family="text">
      <style:text-properties fo:font-style="normal" fo:font-weight="bold" officeooo:rsid="1df5ac2e" style:font-style-asian="normal" style:font-weight-asian="bold" style:font-style-complex="normal" style:font-weight-complex="bold"/>
    </style:style>
    <style:style style:name="T804" style:family="text">
      <style:text-properties fo:font-style="normal" fo:font-weight="bold" officeooo:rsid="1df7f3d2" style:font-style-asian="normal" style:font-weight-asian="bold" style:font-style-complex="normal" style:font-weight-complex="bold"/>
    </style:style>
    <style:style style:name="T805" style:family="text">
      <style:text-properties fo:font-style="normal" fo:font-weight="bold" officeooo:rsid="1e013790" style:font-style-asian="normal" style:font-weight-asian="bold" style:font-style-complex="normal" style:font-weight-complex="bold"/>
    </style:style>
    <style:style style:name="T806" style:family="text">
      <style:text-properties fo:font-style="normal" fo:font-weight="bold" officeooo:rsid="1f2cd1b8" style:font-style-asian="normal" style:font-weight-asian="bold" style:font-style-complex="normal" style:font-weight-complex="bold"/>
    </style:style>
    <style:style style:name="T807" style:family="text">
      <style:text-properties fo:font-style="normal" fo:font-weight="bold" officeooo:rsid="1f2ebaf8" style:font-style-asian="normal" style:font-weight-asian="bold" style:font-style-complex="normal" style:font-weight-complex="bold"/>
    </style:style>
    <style:style style:name="T808" style:family="text">
      <style:text-properties fo:font-style="normal" fo:font-weight="bold" officeooo:rsid="18b5f457" style:font-style-asian="normal" style:font-weight-asian="bold" style:font-style-complex="normal" style:font-weight-complex="bold"/>
    </style:style>
    <style:style style:name="T809" style:family="text">
      <style:text-properties fo:font-style="normal" fo:font-weight="bold" officeooo:rsid="1e401b6c" style:font-style-asian="normal" style:font-weight-asian="bold" style:font-style-complex="normal" style:font-weight-complex="bold"/>
    </style:style>
    <style:style style:name="T810" style:family="text">
      <style:text-properties fo:font-style="normal" fo:font-weight="bold" officeooo:rsid="232e4d06" style:font-style-asian="normal" style:font-weight-asian="bold" style:font-style-complex="normal" style:font-weight-complex="bold"/>
    </style:style>
    <style:style style:name="T811" style:family="text">
      <style:text-properties fo:font-style="normal" fo:font-weight="bold" officeooo:rsid="20aa26b3" style:font-style-asian="normal" style:font-weight-asian="bold" style:font-style-complex="normal" style:font-weight-complex="bold"/>
    </style:style>
    <style:style style:name="T812" style:family="text">
      <style:text-properties fo:font-style="normal" fo:font-weight="bold" officeooo:rsid="1d5ab5e3" style:font-style-asian="normal" style:font-weight-asian="bold" style:font-style-complex="normal" style:font-weight-complex="bold"/>
    </style:style>
    <style:style style:name="T813" style:family="text">
      <style:text-properties fo:font-style="normal" fo:font-weight="bold" officeooo:rsid="1d4a65ad" style:font-style-asian="normal" style:font-weight-asian="bold" style:font-style-complex="normal" style:font-weight-complex="bold"/>
    </style:style>
    <style:style style:name="T814" style:family="text">
      <style:text-properties fo:font-style="normal" fo:font-weight="bold" officeooo:rsid="23f1bf53" style:font-style-asian="normal" style:font-weight-asian="bold" style:font-style-complex="normal" style:font-weight-complex="bold"/>
    </style:style>
    <style:style style:name="T815" style:family="text">
      <style:text-properties fo:font-style="normal" fo:font-weight="normal" style:font-style-asian="normal" style:font-weight-asian="normal" style:font-style-complex="normal" style:font-weight-complex="normal"/>
    </style:style>
    <style:style style:name="T816" style:family="text">
      <style:text-properties fo:font-style="normal" fo:font-weight="normal" officeooo:rsid="1813c9a7" style:font-style-asian="normal" style:font-weight-asian="normal" style:font-style-complex="normal" style:font-weight-complex="normal"/>
    </style:style>
    <style:style style:name="T817" style:family="text">
      <style:text-properties fo:font-style="normal" fo:font-weight="normal" officeooo:rsid="1814175e" style:font-style-asian="normal" style:font-weight-asian="normal" style:font-style-complex="normal" style:font-weight-complex="normal"/>
    </style:style>
    <style:style style:name="T818" style:family="text">
      <style:text-properties fo:font-style="normal" fo:font-weight="normal" officeooo:rsid="1d3aa6ad" style:font-style-asian="normal" style:font-weight-asian="normal" style:font-style-complex="normal" style:font-weight-complex="normal"/>
    </style:style>
    <style:style style:name="T819" style:family="text">
      <style:text-properties fo:font-style="normal" fo:font-weight="normal" officeooo:rsid="1d3b7456" style:font-style-asian="normal" style:font-weight-asian="normal" style:font-style-complex="normal" style:font-weight-complex="normal"/>
    </style:style>
    <style:style style:name="T820" style:family="text">
      <style:text-properties fo:font-style="normal" fo:font-weight="normal" officeooo:rsid="20aa54f0" style:font-style-asian="normal" style:font-weight-asian="normal" style:font-style-complex="normal" style:font-weight-complex="normal"/>
    </style:style>
    <style:style style:name="T821" style:family="text">
      <style:text-properties fo:font-style="normal" fo:font-weight="normal" officeooo:rsid="20ac0c9a" style:font-style-asian="normal" style:font-weight-asian="normal" style:font-style-complex="normal" style:font-weight-complex="normal"/>
    </style:style>
    <style:style style:name="T822" style:family="text">
      <style:text-properties fo:font-style="normal" fo:font-weight="normal" officeooo:rsid="18c20de8" style:font-style-asian="normal" style:font-weight-asian="normal" style:font-style-complex="normal" style:font-weight-complex="normal"/>
    </style:style>
    <style:style style:name="T823" style:family="text">
      <style:text-properties fo:font-style="normal" fo:font-weight="normal" officeooo:rsid="2278798c" style:font-style-asian="normal" style:font-weight-asian="normal" style:font-style-complex="normal" style:font-weight-complex="normal"/>
    </style:style>
    <style:style style:name="T824" style:family="text">
      <style:text-properties fo:font-style="normal" fo:font-weight="normal" officeooo:rsid="1e401b6c" style:font-style-asian="normal" style:font-weight-asian="normal" style:font-style-complex="normal" style:font-weight-complex="normal"/>
    </style:style>
    <style:style style:name="T825" style:family="text">
      <style:text-properties fo:font-style="normal" fo:font-weight="normal" officeooo:rsid="22d416be" style:font-style-asian="normal" style:font-weight-asian="normal" style:font-style-complex="normal" style:font-weight-complex="normal"/>
    </style:style>
    <style:style style:name="T826" style:family="text">
      <style:text-properties fo:font-style="normal" fo:font-weight="normal" officeooo:rsid="1e05238b" style:font-style-asian="normal" style:font-weight-asian="normal" style:font-style-complex="normal" style:font-weight-complex="normal"/>
    </style:style>
    <style:style style:name="T827" style:family="text">
      <style:text-properties fo:font-style="normal" fo:font-weight="normal" officeooo:rsid="22d5cebb" style:font-style-asian="normal" style:font-weight-asian="normal" style:font-style-complex="normal" style:font-weight-complex="normal"/>
    </style:style>
    <style:style style:name="T828" style:family="text">
      <style:text-properties fo:font-style="normal" fo:font-weight="normal" officeooo:rsid="1df33719" style:font-style-asian="normal" style:font-weight-asian="normal" style:font-style-complex="normal" style:font-weight-complex="normal"/>
    </style:style>
    <style:style style:name="T829" style:family="text">
      <style:text-properties fo:font-style="normal" fo:font-weight="normal" officeooo:rsid="1df5ac2e" style:font-style-asian="normal" style:font-weight-asian="normal" style:font-style-complex="normal" style:font-weight-complex="normal"/>
    </style:style>
    <style:style style:name="T830" style:family="text">
      <style:text-properties fo:font-style="normal" fo:font-weight="normal" officeooo:rsid="176ba4f0" style:font-style-asian="normal" style:font-weight-asian="normal" style:font-style-complex="normal" style:font-weight-complex="normal"/>
    </style:style>
    <style:style style:name="T831" style:family="text">
      <style:text-properties fo:font-style="normal" fo:font-weight="normal" officeooo:rsid="1e8ab250" style:font-style-asian="normal" style:font-weight-asian="normal" style:font-style-complex="normal" style:font-weight-complex="normal"/>
    </style:style>
    <style:style style:name="T832" style:family="text">
      <style:text-properties fo:font-style="normal" fo:font-weight="normal" officeooo:rsid="21e414ee" style:font-style-asian="normal" style:font-weight-asian="normal" style:font-style-complex="normal" style:font-weight-complex="normal"/>
    </style:style>
    <style:style style:name="T833" style:family="text">
      <style:text-properties fo:font-style="normal" fo:font-weight="normal" officeooo:rsid="236b1072" style:font-style-asian="normal" style:font-weight-asian="normal" style:font-style-complex="normal" style:font-weight-complex="normal"/>
    </style:style>
    <style:style style:name="T834" style:family="text">
      <style:text-properties fo:font-style="normal" fo:font-weight="normal" officeooo:rsid="20aa26b3" style:font-style-asian="normal" style:font-weight-asian="normal" style:font-style-complex="normal" style:font-weight-complex="normal"/>
    </style:style>
    <style:style style:name="T835" style:family="text">
      <style:text-properties fo:font-style="normal" fo:font-weight="normal" officeooo:rsid="1b53f7df" style:font-style-asian="normal" style:font-weight-asian="normal" style:font-style-complex="normal" style:font-weight-complex="normal"/>
    </style:style>
    <style:style style:name="T836" style:family="text">
      <style:text-properties fo:font-style="normal" fo:font-weight="normal" officeooo:rsid="1c016a99" style:font-style-asian="normal" style:font-weight-asian="normal" style:font-style-complex="normal" style:font-weight-complex="normal"/>
    </style:style>
    <style:style style:name="T837" style:family="text">
      <style:text-properties fo:font-style="normal" fo:font-weight="normal" officeooo:rsid="24320ea7" style:font-style-asian="normal" style:font-weight-asian="normal" style:font-style-complex="normal" style:font-weight-complex="normal"/>
    </style:style>
    <style:style style:name="T838" style:family="text">
      <style:text-properties fo:font-style="normal" fo:font-weight="normal" officeooo:rsid="2434619c" style:font-style-asian="normal" style:font-weight-asian="normal" style:font-style-complex="normal" style:font-weight-complex="normal"/>
    </style:style>
    <style:style style:name="T839" style:family="text">
      <style:text-properties fo:font-style="normal" fo:font-weight="normal" officeooo:rsid="1b3aa9da" style:font-style-asian="normal" style:font-weight-asian="normal" style:font-style-complex="normal" style:font-weight-complex="normal"/>
    </style:style>
    <style:style style:name="T840" style:family="text">
      <style:text-properties fo:font-style="normal" fo:font-weight="normal" officeooo:rsid="15b42f88" style:font-style-asian="normal" style:font-weight-asian="normal" style:font-style-complex="normal" style:font-weight-complex="normal"/>
    </style:style>
    <style:style style:name="T841" style:family="text">
      <style:text-properties fo:font-style="normal" fo:font-weight="normal" officeooo:rsid="19e265e8" style:font-style-asian="normal" style:font-weight-asian="normal" style:font-style-complex="normal" style:font-weight-complex="normal"/>
    </style:style>
    <style:style style:name="T842" style:family="text">
      <style:text-properties fo:font-style="normal" fo:font-weight="normal" officeooo:rsid="2251c340" style:font-style-asian="normal" style:font-weight-asian="normal" style:font-style-complex="normal" style:font-weight-complex="normal"/>
    </style:style>
    <style:style style:name="T843" style:family="text">
      <style:text-properties fo:font-style="normal" fo:font-weight="normal" officeooo:rsid="1de1c071" style:font-style-asian="normal" style:font-weight-asian="normal" style:font-style-complex="normal" style:font-weight-complex="normal"/>
    </style:style>
    <style:style style:name="T844" style:family="text">
      <style:text-properties fo:font-style="normal" fo:font-weight="normal" officeooo:rsid="24b02ed9" style:font-style-asian="normal" style:font-weight-asian="normal" style:font-style-complex="normal" style:font-weight-complex="normal"/>
    </style:style>
    <style:style style:name="T845" style:family="text">
      <style:text-properties fo:font-style="normal" fo:font-weight="normal" officeooo:rsid="24b6f024" style:font-style-asian="normal" style:font-weight-asian="normal" style:font-style-complex="normal" style:font-weight-complex="normal"/>
    </style:style>
    <style:style style:name="T846" style:family="text">
      <style:text-properties fo:font-style="normal" fo:font-weight="normal" officeooo:rsid="24b84121" style:font-style-asian="normal" style:font-weight-asian="normal" style:font-style-complex="normal" style:font-weight-complex="normal"/>
    </style:style>
    <style:style style:name="T847" style:family="text">
      <style:text-properties fo:font-style="normal" fo:font-weight="normal" officeooo:rsid="24b90729" style:font-style-asian="normal" style:font-weight-asian="normal" style:font-style-complex="normal" style:font-weight-complex="normal"/>
    </style:style>
    <style:style style:name="T848" style:family="text">
      <style:text-properties fo:font-style="normal" fo:font-weight="normal" officeooo:rsid="24b99d2f" style:font-style-asian="normal" style:font-weight-asian="normal" style:font-style-complex="normal" style:font-weight-complex="normal"/>
    </style:style>
    <style:style style:name="T849" style:family="text">
      <style:text-properties fo:font-style="normal" fo:font-weight="normal" officeooo:rsid="24d8d75c" style:font-style-asian="normal" style:font-weight-asian="normal" style:font-style-complex="normal" style:font-weight-complex="normal"/>
    </style:style>
    <style:style style:name="T850" style:family="text">
      <style:text-properties fo:font-style="normal" fo:font-weight="normal" officeooo:rsid="250f1238" style:font-style-asian="normal" style:font-weight-asian="normal" style:font-style-complex="normal" style:font-weight-complex="normal"/>
    </style:style>
    <style:style style:name="T851" style:family="text">
      <style:text-properties fo:font-style="normal" fo:font-weight="normal" officeooo:rsid="25118f74" style:font-style-asian="normal" style:font-weight-asian="normal" style:font-style-complex="normal" style:font-weight-complex="normal"/>
    </style:style>
    <style:style style:name="T852" style:family="text">
      <style:text-properties fo:font-style="normal" fo:font-weight="normal" officeooo:rsid="2512a257" style:font-style-asian="normal" style:font-weight-asian="normal" style:font-style-complex="normal" style:font-weight-complex="normal"/>
    </style:style>
    <style:style style:name="T853" style:family="text">
      <style:text-properties fo:font-style="normal" fo:font-weight="normal" officeooo:rsid="2513262f" style:font-style-asian="normal" style:font-weight-asian="normal" style:font-style-complex="normal" style:font-weight-complex="normal"/>
    </style:style>
    <style:style style:name="T854" style:family="text">
      <style:text-properties fo:font-style="normal" fo:font-weight="normal" officeooo:rsid="207a0c1d" style:font-style-asian="normal" style:font-weight-asian="normal" style:font-style-complex="normal" style:font-weight-complex="normal"/>
    </style:style>
    <style:style style:name="T855" style:family="text">
      <style:text-properties fo:font-style="normal" fo:font-weight="normal" officeooo:rsid="25563c75" style:font-style-asian="normal" style:font-weight-asian="normal" style:font-style-complex="normal" style:font-weight-complex="normal"/>
    </style:style>
    <style:style style:name="T856" style:family="text">
      <style:text-properties fo:font-style="normal" fo:font-weight="normal" officeooo:rsid="257122ff" style:font-style-asian="normal" style:font-weight-asian="normal" style:font-style-complex="normal" style:font-weight-complex="normal"/>
    </style:style>
    <style:style style:name="T857" style:family="text">
      <style:text-properties fo:font-style="normal" style:text-underline-style="none" officeooo:rsid="15fa1f30" style:font-style-asian="normal" style:font-style-complex="normal"/>
    </style:style>
    <style:style style:name="T858" style:family="text">
      <style:text-properties fo:font-style="normal" style:text-underline-style="none" officeooo:rsid="160f4828" style:font-style-asian="normal" style:font-style-complex="normal"/>
    </style:style>
    <style:style style:name="T859" style:family="text">
      <style:text-properties fo:font-style="normal" style:text-underline-style="none" officeooo:rsid="1e1438b4" style:font-style-asian="normal" style:font-style-complex="normal"/>
    </style:style>
    <style:style style:name="T860" style:family="text">
      <style:text-properties fo:font-style="normal" style:text-underline-style="none" officeooo:rsid="1e1b5da9" style:font-style-asian="normal" style:font-style-complex="normal"/>
    </style:style>
    <style:style style:name="T861" style:family="text">
      <style:text-properties fo:font-style="normal" style:text-underline-style="none" officeooo:rsid="1e294604" style:font-style-asian="normal" style:font-style-complex="normal"/>
    </style:style>
    <style:style style:name="T862" style:family="text">
      <style:text-properties fo:font-style="normal" style:text-underline-style="none" officeooo:rsid="1e2b443f" style:font-style-asian="normal" style:font-style-complex="normal"/>
    </style:style>
    <style:style style:name="T863" style:family="text">
      <style:text-properties fo:font-style="normal" style:text-underline-style="none" officeooo:rsid="1bdd8d1f" style:font-style-asian="normal" style:font-style-complex="normal"/>
    </style:style>
    <style:style style:name="T864" style:family="text">
      <style:text-properties fo:font-style="normal" style:text-underline-style="none" officeooo:rsid="23e7dff0" style:font-style-asian="normal" style:font-style-complex="normal"/>
    </style:style>
    <style:style style:name="T865" style:family="text">
      <style:text-properties fo:font-style="normal" style:text-underline-style="none" officeooo:rsid="22d5cebb" style:font-style-asian="normal" style:font-style-complex="normal"/>
    </style:style>
    <style:style style:name="T866" style:family="text">
      <style:text-properties fo:font-style="normal" style:text-underline-style="none" officeooo:rsid="17295d43" style:font-style-asian="normal" style:font-style-complex="normal"/>
    </style:style>
    <style:style style:name="T867" style:family="text">
      <style:text-properties fo:font-style="normal" style:text-underline-style="none" officeooo:rsid="23fd5e13" style:font-style-asian="normal" style:font-style-complex="normal"/>
    </style:style>
    <style:style style:name="T868" style:family="text">
      <style:text-properties fo:font-style="normal" style:text-underline-style="none" officeooo:rsid="223bf419" style:font-style-asian="normal" style:font-style-complex="normal"/>
    </style:style>
    <style:style style:name="T869" style:family="text">
      <style:text-properties fo:font-style="normal" style:text-underline-style="none" officeooo:rsid="23cb732e" style:font-style-asian="normal" style:font-style-complex="normal"/>
    </style:style>
    <style:style style:name="T870" style:family="text">
      <style:text-properties fo:font-style="normal" style:text-underline-style="none" officeooo:rsid="24e29c14" style:font-style-asian="normal" style:font-style-complex="normal"/>
    </style:style>
    <style:style style:name="T871" style:family="text">
      <style:text-properties fo:font-style="normal" style:text-underline-style="none" officeooo:rsid="25001f1e" style:font-style-asian="normal" style:font-style-complex="normal"/>
    </style:style>
    <style:style style:name="T872" style:family="text">
      <style:text-properties fo:font-style="normal" style:text-underline-style="none" fo:font-weight="normal" style:font-style-asian="normal" style:font-weight-asian="normal" style:font-style-complex="normal" style:font-weight-complex="normal"/>
    </style:style>
    <style:style style:name="T873" style:family="text">
      <style:text-properties fo:font-style="normal" style:text-underline-style="none" fo:font-weight="normal" officeooo:rsid="2276da91" style:font-style-asian="normal" style:font-weight-asian="normal" style:font-style-complex="normal" style:font-weight-complex="normal"/>
    </style:style>
    <style:style style:name="T874" style:family="text">
      <style:text-properties fo:font-style="normal" style:text-underline-style="none" fo:font-weight="normal" officeooo:rsid="25224050" style:font-style-asian="normal" style:font-weight-asian="normal" style:font-style-complex="normal" style:font-weight-complex="normal"/>
    </style:style>
    <style:style style:name="T875" style:family="text">
      <style:text-properties fo:font-style="normal" style:text-underline-style="none" fo:font-weight="normal" officeooo:rsid="151cf1f3" style:font-style-asian="normal" style:font-weight-asian="normal" style:font-style-complex="normal" style:font-weight-complex="normal"/>
    </style:style>
    <style:style style:name="T87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7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7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7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8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81" style:family="text">
      <style:text-properties fo:font-style="normal" style:text-underline-style="solid" style:text-underline-width="auto" style:text-underline-color="font-color" style:font-style-asian="normal" style:font-style-complex="normal"/>
    </style:style>
    <style:style style:name="T882" style:family="text">
      <style:text-properties fo:font-style="normal" style:text-underline-style="solid" style:text-underline-width="auto" style:text-underline-color="font-color" officeooo:rsid="22827724" style:font-style-asian="normal" style:font-style-complex="normal"/>
    </style:style>
    <style:style style:name="T883" style:family="text">
      <style:text-properties fo:font-style="normal" style:text-underline-style="solid" style:text-underline-width="auto" style:text-underline-color="font-color" officeooo:rsid="1d2fdeb8" style:font-style-asian="normal" style:font-style-complex="normal"/>
    </style:style>
    <style:style style:name="T884" style:family="text">
      <style:text-properties fo:font-style="normal" style:text-underline-style="solid" style:text-underline-width="auto" style:text-underline-color="font-color" officeooo:rsid="1dcd09fb" style:font-style-asian="normal" style:font-style-complex="normal"/>
    </style:style>
    <style:style style:name="T885" style:family="text">
      <style:text-properties fo:font-style="normal" style:text-underline-style="solid" style:text-underline-width="auto" style:text-underline-color="font-color" officeooo:rsid="230435b4" style:font-style-asian="normal" style:font-style-complex="normal"/>
    </style:style>
    <style:style style:name="T886" style:family="text">
      <style:text-properties fo:font-style="normal" style:text-underline-style="solid" style:text-underline-width="auto" style:text-underline-color="font-color" officeooo:rsid="1fe9bec1" style:font-style-asian="normal" style:font-style-complex="normal"/>
    </style:style>
    <style:style style:name="T887" style:family="text">
      <style:text-properties fo:font-style="normal" style:text-underline-style="solid" style:text-underline-width="auto" style:text-underline-color="font-color" officeooo:rsid="23d81b3a" style:font-style-asian="normal" style:font-style-complex="normal"/>
    </style:style>
    <style:style style:name="T888" style:family="text">
      <style:text-properties fo:font-style="normal" style:text-underline-style="solid" style:text-underline-width="auto" style:text-underline-color="font-color" officeooo:rsid="23fb4823" style:font-style-asian="normal" style:font-style-complex="normal"/>
    </style:style>
    <style:style style:name="T889" style:family="text">
      <style:text-properties fo:font-style="normal" style:text-underline-style="solid" style:text-underline-width="auto" style:text-underline-color="font-color" officeooo:rsid="1bdd8d1f" style:font-style-asian="normal" style:font-style-complex="normal"/>
    </style:style>
    <style:style style:name="T890" style:family="text">
      <style:text-properties fo:font-style="normal" style:text-underline-style="solid" style:text-underline-width="auto" style:text-underline-color="font-color" officeooo:rsid="223bf419" style:font-style-asian="normal" style:font-style-complex="normal"/>
    </style:style>
    <style:style style:name="T891" style:family="text">
      <style:text-properties fo:font-style="normal" style:text-underline-style="solid" style:text-underline-width="auto" style:text-underline-color="font-color" officeooo:rsid="249284c7" style:font-style-asian="normal" style:font-style-complex="normal"/>
    </style:style>
    <style:style style:name="T892" style:family="text">
      <style:text-properties fo:font-weight="bold" style:font-weight-asian="bold" style:font-weight-complex="bold"/>
    </style:style>
    <style:style style:name="T893" style:family="text">
      <style:text-properties fo:font-weight="bold" officeooo:rsid="14df73b6" style:font-weight-asian="bold" style:font-weight-complex="bold"/>
    </style:style>
    <style:style style:name="T894" style:family="text">
      <style:text-properties fo:font-weight="bold" officeooo:rsid="1506af2e" style:font-weight-asian="bold" style:font-weight-complex="bold"/>
    </style:style>
    <style:style style:name="T895" style:family="text">
      <style:text-properties fo:font-weight="bold" officeooo:rsid="14623651" style:font-weight-asian="bold" style:font-weight-complex="bold"/>
    </style:style>
    <style:style style:name="T896" style:family="text">
      <style:text-properties fo:font-weight="bold" officeooo:rsid="1ddbd6b4" style:font-weight-asian="bold" style:font-weight-complex="bold"/>
    </style:style>
    <style:style style:name="T897" style:family="text">
      <style:text-properties fo:font-weight="bold" officeooo:rsid="1dd1e21c" style:font-weight-asian="bold" style:font-weight-complex="bold"/>
    </style:style>
    <style:style style:name="T898" style:family="text">
      <style:text-properties fo:font-weight="bold" officeooo:rsid="1b8dd7db" style:font-weight-asian="bold" style:font-weight-complex="bold"/>
    </style:style>
    <style:style style:name="T899" style:family="text">
      <style:text-properties fo:font-weight="bold" officeooo:rsid="12d769f1" style:font-weight-asian="bold" style:font-weight-complex="bold"/>
    </style:style>
    <style:style style:name="T900" style:family="text">
      <style:text-properties fo:font-weight="bold" officeooo:rsid="16174fb8" style:font-weight-asian="bold" style:font-weight-complex="bold"/>
    </style:style>
    <style:style style:name="T901" style:family="text">
      <style:text-properties fo:font-weight="bold" officeooo:rsid="22ed6980" style:font-weight-asian="bold" style:font-weight-complex="bold"/>
    </style:style>
    <style:style style:name="T902" style:family="text">
      <style:text-properties fo:font-weight="bold" officeooo:rsid="1fc9e812" style:font-weight-asian="bold" style:font-weight-complex="bold"/>
    </style:style>
    <style:style style:name="T903" style:family="text">
      <style:text-properties fo:font-weight="bold" officeooo:rsid="18174558" style:font-weight-asian="bold" style:font-weight-complex="bold"/>
    </style:style>
    <style:style style:name="T904" style:family="text">
      <style:text-properties fo:font-weight="bold" officeooo:rsid="1a9d9a31" style:font-weight-asian="bold" style:font-weight-complex="bold"/>
    </style:style>
    <style:style style:name="T905" style:family="text">
      <style:text-properties fo:font-weight="bold" officeooo:rsid="23b66973" style:font-weight-asian="bold" style:font-weight-complex="bold"/>
    </style:style>
    <style:style style:name="T906" style:family="text">
      <style:text-properties fo:font-weight="bold" officeooo:rsid="207a0c1d" style:font-weight-asian="bold" style:font-weight-complex="bold"/>
    </style:style>
    <style:style style:name="T907" style:family="text">
      <style:text-properties fo:font-weight="bold" officeooo:rsid="26a9ee82" style:font-weight-asian="bold" style:font-weight-complex="bold"/>
    </style:style>
    <style:style style:name="T908" style:family="text">
      <style:text-properties fo:font-weight="bold" officeooo:rsid="26ab7652" style:font-weight-asian="bold" style:font-weight-complex="bold"/>
    </style:style>
    <style:style style:name="T909" style:family="text">
      <style:text-properties officeooo:rsid="1604ba80"/>
    </style:style>
    <style:style style:name="T910" style:family="text">
      <style:text-properties fo:font-weight="normal" style:font-weight-asian="normal" style:font-weight-complex="normal"/>
    </style:style>
    <style:style style:name="T911" style:family="text">
      <style:text-properties fo:font-weight="normal" officeooo:rsid="150899a3" style:font-weight-asian="normal" style:font-weight-complex="normal"/>
    </style:style>
    <style:style style:name="T912" style:family="text">
      <style:text-properties fo:font-weight="normal" officeooo:rsid="14623651" style:font-weight-asian="normal" style:font-weight-complex="normal"/>
    </style:style>
    <style:style style:name="T913" style:family="text">
      <style:text-properties fo:font-weight="normal" officeooo:rsid="19418c82" style:font-weight-asian="normal" style:font-weight-complex="normal"/>
    </style:style>
    <style:style style:name="T914" style:family="text">
      <style:text-properties fo:font-weight="normal" officeooo:rsid="179f3282" style:font-weight-asian="normal" style:font-weight-complex="normal"/>
    </style:style>
    <style:style style:name="T915" style:family="text">
      <style:text-properties fo:font-weight="normal" officeooo:rsid="1814175e" style:font-weight-asian="normal" style:font-weight-complex="normal"/>
    </style:style>
    <style:style style:name="T916" style:family="text">
      <style:text-properties fo:font-weight="normal" officeooo:rsid="21e78584" style:font-weight-asian="normal" style:font-weight-complex="normal"/>
    </style:style>
    <style:style style:name="T917" style:family="text">
      <style:text-properties fo:font-weight="normal" officeooo:rsid="21fa8d98" style:font-weight-asian="normal" style:font-weight-complex="normal"/>
    </style:style>
    <style:style style:name="T918" style:family="text">
      <style:text-properties fo:font-weight="normal" officeooo:rsid="21fc8954" style:font-weight-asian="normal" style:font-weight-complex="normal"/>
    </style:style>
    <style:style style:name="T919" style:family="text">
      <style:text-properties fo:font-weight="normal" officeooo:rsid="21fd504a" style:font-weight-asian="normal" style:font-weight-complex="normal"/>
    </style:style>
    <style:style style:name="T920" style:family="text">
      <style:text-properties fo:font-weight="normal" officeooo:rsid="2247e1ed" style:font-weight-asian="normal" style:font-weight-complex="normal"/>
    </style:style>
    <style:style style:name="T921" style:family="text">
      <style:text-properties fo:font-weight="normal" officeooo:rsid="1eddeec2" style:font-weight-asian="normal" style:font-weight-complex="normal"/>
    </style:style>
    <style:style style:name="T922" style:family="text">
      <style:text-properties fo:font-weight="normal" officeooo:rsid="16174fb8" style:font-weight-asian="normal" style:font-weight-complex="normal"/>
    </style:style>
    <style:style style:name="T923" style:family="text">
      <style:text-properties fo:font-weight="normal" officeooo:rsid="20ac0c9a" style:font-weight-asian="normal" style:font-weight-complex="normal"/>
    </style:style>
    <style:style style:name="T924" style:family="text">
      <style:text-properties fo:font-weight="normal" officeooo:rsid="1921a371" style:font-weight-asian="normal" style:font-weight-complex="normal"/>
    </style:style>
    <style:style style:name="T925" style:family="text">
      <style:text-properties fo:font-weight="normal" officeooo:rsid="1c353327" style:font-weight-asian="normal" style:font-weight-complex="normal"/>
    </style:style>
    <style:style style:name="T926" style:family="text">
      <style:text-properties fo:font-weight="normal" officeooo:rsid="245fb3a8" style:font-weight-asian="normal" style:font-weight-complex="normal"/>
    </style:style>
    <style:style style:name="T927" style:family="text">
      <style:text-properties fo:font-weight="normal" officeooo:rsid="2461272d" style:font-weight-asian="normal" style:font-weight-complex="normal"/>
    </style:style>
    <style:style style:name="T928" style:family="text">
      <style:text-properties fo:font-weight="normal" officeooo:rsid="14df73b6" style:font-weight-asian="normal" style:font-weight-complex="normal"/>
    </style:style>
    <style:style style:name="T929" style:family="text">
      <style:text-properties fo:font-weight="normal" officeooo:rsid="2469608f" style:font-weight-asian="normal" style:font-weight-complex="normal"/>
    </style:style>
    <style:style style:name="T930" style:family="text">
      <style:text-properties fo:font-weight="normal" officeooo:rsid="2469725c" style:font-weight-asian="normal" style:font-weight-complex="normal"/>
    </style:style>
    <style:style style:name="T931" style:family="text">
      <style:text-properties fo:font-weight="normal" officeooo:rsid="1fc7330d" style:font-weight-asian="normal" style:font-weight-complex="normal"/>
    </style:style>
    <style:style style:name="T932" style:family="text">
      <style:text-properties fo:font-weight="normal" officeooo:rsid="1f1c0db8" style:font-weight-asian="normal" style:font-weight-complex="normal"/>
    </style:style>
    <style:style style:name="T933" style:family="text">
      <style:text-properties fo:font-weight="normal" officeooo:rsid="25c156b6" style:font-weight-asian="normal" style:font-weight-complex="normal"/>
    </style:style>
    <style:style style:name="T934" style:family="text">
      <style:text-properties officeooo:rsid="14545d88"/>
    </style:style>
    <style:style style:name="T935" style:family="text">
      <style:text-properties officeooo:rsid="1453158d"/>
    </style:style>
    <style:style style:name="T936" style:family="text">
      <style:text-properties officeooo:rsid="14585935"/>
    </style:style>
    <style:style style:name="T937" style:family="text">
      <style:text-properties officeooo:rsid="14df73b6"/>
    </style:style>
    <style:style style:name="T938" style:family="text">
      <style:text-properties officeooo:rsid="14d3e335"/>
    </style:style>
    <style:style style:name="T939" style:family="text">
      <style:text-properties officeooo:rsid="14d526cd"/>
    </style:style>
    <style:style style:name="T940" style:family="text">
      <style:text-properties officeooo:rsid="14d5b6a6"/>
    </style:style>
    <style:style style:name="T941" style:family="text">
      <style:text-properties officeooo:rsid="1469c9dd"/>
    </style:style>
    <style:style style:name="T942" style:family="text">
      <style:text-properties officeooo:rsid="14623651"/>
    </style:style>
    <style:style style:name="T943" style:family="text">
      <style:text-properties officeooo:rsid="150da347"/>
    </style:style>
    <style:style style:name="T944" style:family="text">
      <style:text-properties officeooo:rsid="14acb453"/>
    </style:style>
    <style:style style:name="T945" style:family="text">
      <style:text-properties officeooo:rsid="14f1f80c"/>
    </style:style>
    <style:style style:name="T946" style:family="text">
      <style:text-properties officeooo:rsid="15c04fe3"/>
    </style:style>
    <style:style style:name="T947" style:family="text">
      <style:text-properties officeooo:rsid="156c6b3d"/>
    </style:style>
    <style:style style:name="T948" style:family="text">
      <style:text-properties officeooo:rsid="1574c959"/>
    </style:style>
    <style:style style:name="T949" style:family="text">
      <style:text-properties officeooo:rsid="12d769f1"/>
    </style:style>
    <style:style style:name="T950" style:family="text">
      <style:text-properties officeooo:rsid="15957b2a"/>
    </style:style>
    <style:style style:name="T951" style:family="text">
      <style:text-properties officeooo:rsid="12ca3bdb"/>
    </style:style>
    <style:style style:name="T952" style:family="text">
      <style:text-properties officeooo:rsid="15ca5cf7"/>
    </style:style>
    <style:style style:name="T953" style:family="text">
      <style:text-properties officeooo:rsid="16174fb8"/>
    </style:style>
    <style:style style:name="T954" style:family="text">
      <style:text-properties officeooo:rsid="152ac6ae"/>
    </style:style>
    <style:style style:name="T955" style:family="text">
      <style:text-properties officeooo:rsid="15d896d6"/>
    </style:style>
    <style:style style:name="T956" style:family="text">
      <style:text-properties officeooo:rsid="15e97ef8"/>
    </style:style>
    <style:style style:name="T957" style:family="text">
      <style:text-properties officeooo:rsid="16140a2f"/>
    </style:style>
    <style:style style:name="T958" style:family="text">
      <style:text-properties officeooo:rsid="16138f01"/>
    </style:style>
    <style:style style:name="T959" style:family="text">
      <style:text-properties officeooo:rsid="152dd88f"/>
    </style:style>
    <style:style style:name="T960" style:family="text">
      <style:text-properties officeooo:rsid="1544f086"/>
    </style:style>
    <style:style style:name="T961" style:family="text">
      <style:text-properties officeooo:rsid="1546b8d6"/>
    </style:style>
    <style:style style:name="T962" style:family="text">
      <style:text-properties officeooo:rsid="154eeac9"/>
    </style:style>
    <style:style style:name="T963" style:family="text">
      <style:text-properties officeooo:rsid="154e3b18"/>
    </style:style>
    <style:style style:name="T964" style:family="text">
      <style:text-properties officeooo:rsid="153208bb"/>
    </style:style>
    <style:style style:name="T965" style:family="text">
      <style:text-properties officeooo:rsid="17427367"/>
    </style:style>
    <style:style style:name="T966" style:family="text">
      <style:text-properties officeooo:rsid="17857d79"/>
    </style:style>
    <style:style style:name="T967" style:family="text">
      <style:text-properties officeooo:rsid="17860896"/>
    </style:style>
    <style:style style:name="T968" style:family="text">
      <style:text-properties officeooo:rsid="1792cc62"/>
    </style:style>
    <style:style style:name="T969" style:family="text">
      <style:text-properties officeooo:rsid="17c566b4"/>
    </style:style>
    <style:style style:name="T970" style:family="text">
      <style:text-properties officeooo:rsid="17c573cc"/>
    </style:style>
    <style:style style:name="T971" style:family="text">
      <style:text-properties officeooo:rsid="17ddc43c"/>
    </style:style>
    <style:style style:name="T972" style:family="text">
      <style:text-properties officeooo:rsid="17e232a9"/>
    </style:style>
    <style:style style:name="T973" style:family="text">
      <style:text-properties officeooo:rsid="1805d3f3"/>
    </style:style>
    <style:style style:name="T974" style:family="text">
      <style:text-properties officeooo:rsid="181c2dd9"/>
    </style:style>
    <style:style style:name="T975" style:family="text">
      <style:text-properties fo:color="#ff6400" officeooo:rsid="181c2dd9"/>
    </style:style>
    <style:style style:name="T976" style:family="text">
      <style:text-properties fo:color="#ff6400" fo:font-style="normal" officeooo:rsid="181c2dd9" style:font-style-asian="normal" style:font-style-complex="normal"/>
    </style:style>
    <style:style style:name="T977" style:family="text">
      <style:text-properties officeooo:rsid="1822fb63"/>
    </style:style>
    <style:style style:name="T978" style:family="text">
      <style:text-properties officeooo:rsid="182c6288"/>
    </style:style>
    <style:style style:name="T979" style:family="text">
      <style:text-properties officeooo:rsid="187aba9b"/>
    </style:style>
    <style:style style:name="T980" style:family="text">
      <style:text-properties officeooo:rsid="18e1efc4"/>
    </style:style>
    <style:style style:name="T981" style:family="text">
      <style:text-properties officeooo:rsid="18e3312f"/>
    </style:style>
    <style:style style:name="T982" style:family="text">
      <style:text-properties officeooo:rsid="18e37018"/>
    </style:style>
    <style:style style:name="T983" style:family="text">
      <style:text-properties officeooo:rsid="18e8f20c"/>
    </style:style>
    <style:style style:name="T984" style:family="text">
      <style:text-properties officeooo:rsid="18ea9b86"/>
    </style:style>
    <style:style style:name="T985" style:family="text">
      <style:text-properties officeooo:rsid="18fd846b"/>
    </style:style>
    <style:style style:name="T986" style:family="text">
      <style:text-properties officeooo:rsid="190e14d6"/>
    </style:style>
    <style:style style:name="T987" style:family="text">
      <style:text-properties officeooo:rsid="19168136"/>
    </style:style>
    <style:style style:name="T988" style:family="text">
      <style:text-properties officeooo:rsid="191eb244"/>
    </style:style>
    <style:style style:name="T989" style:family="text">
      <style:text-properties officeooo:rsid="193d4eac"/>
    </style:style>
    <style:style style:name="T990" style:family="text">
      <style:text-properties officeooo:rsid="1965732f"/>
    </style:style>
    <style:style style:name="T991" style:family="text">
      <style:text-properties officeooo:rsid="196d22f3"/>
    </style:style>
    <style:style style:name="T992" style:family="text">
      <style:text-properties officeooo:rsid="1973940f"/>
    </style:style>
    <style:style style:name="T993" style:family="text">
      <style:text-properties officeooo:rsid="19767503"/>
    </style:style>
    <style:style style:name="T994" style:family="text">
      <style:text-properties officeooo:rsid="1982d170"/>
    </style:style>
    <style:style style:name="T995" style:family="text">
      <style:text-properties officeooo:rsid="198e9aec"/>
    </style:style>
    <style:style style:name="T996" style:family="text">
      <style:text-properties officeooo:rsid="198f5879"/>
    </style:style>
    <style:style style:name="T997" style:family="text">
      <style:text-properties officeooo:rsid="19910f6e"/>
    </style:style>
    <style:style style:name="T998" style:family="text">
      <style:text-properties officeooo:rsid="199c9f8e"/>
    </style:style>
    <style:style style:name="T999" style:family="text">
      <style:text-properties officeooo:rsid="19e265e8"/>
    </style:style>
    <style:style style:name="T1000" style:family="text">
      <style:text-properties officeooo:rsid="19eb6d13"/>
    </style:style>
    <style:style style:name="T1001" style:family="text">
      <style:text-properties officeooo:rsid="1a00908c"/>
    </style:style>
    <style:style style:name="T1002" style:family="text">
      <style:text-properties officeooo:rsid="1a067f94"/>
    </style:style>
    <style:style style:name="T1003" style:family="text">
      <style:text-properties officeooo:rsid="1a14e644"/>
    </style:style>
    <style:style style:name="T1004" style:family="text">
      <style:text-properties officeooo:rsid="1a167851"/>
    </style:style>
    <style:style style:name="T1005" style:family="text">
      <style:text-properties officeooo:rsid="1a16b4d1"/>
    </style:style>
    <style:style style:name="T1006" style:family="text">
      <style:text-properties officeooo:rsid="1a19db96"/>
    </style:style>
    <style:style style:name="T1007" style:family="text">
      <style:text-properties officeooo:rsid="1a28edc9"/>
    </style:style>
    <style:style style:name="T1008" style:family="text">
      <style:text-properties officeooo:rsid="1a69b621"/>
    </style:style>
    <style:style style:name="T1009" style:family="text">
      <style:text-properties officeooo:rsid="1a7db844"/>
    </style:style>
    <style:style style:name="T1010" style:family="text">
      <style:text-properties officeooo:rsid="1a84c72a"/>
    </style:style>
    <style:style style:name="T1011" style:family="text">
      <style:text-properties officeooo:rsid="1a84d7b6"/>
    </style:style>
    <style:style style:name="T1012" style:family="text">
      <style:text-properties officeooo:rsid="1a8a8a34"/>
    </style:style>
    <style:style style:name="T1013" style:family="text">
      <style:text-properties officeooo:rsid="1a8a8c76"/>
    </style:style>
    <style:style style:name="T1014" style:family="text">
      <style:text-properties fo:language="en" fo:country="US" officeooo:rsid="1a8eb327"/>
    </style:style>
    <style:style style:name="T1015" style:family="text">
      <style:text-properties fo:language="en" fo:country="US" officeooo:rsid="1a8f7703"/>
    </style:style>
    <style:style style:name="T1016" style:family="text">
      <style:text-properties fo:language="en" fo:country="US" officeooo:rsid="1a91431d"/>
    </style:style>
    <style:style style:name="T1017" style:family="text">
      <style:text-properties fo:language="en" fo:country="US" officeooo:rsid="1a932968"/>
    </style:style>
    <style:style style:name="T1018" style:family="text">
      <style:text-properties fo:language="en" fo:country="US" officeooo:rsid="1a93f9d1"/>
    </style:style>
    <style:style style:name="T1019" style:family="text">
      <style:text-properties fo:language="en" fo:country="US" officeooo:rsid="1a96ca54"/>
    </style:style>
    <style:style style:name="T1020" style:family="text">
      <style:text-properties fo:language="en" fo:country="US" officeooo:rsid="1a988243"/>
    </style:style>
    <style:style style:name="T1021" style:family="text">
      <style:text-properties fo:language="en" fo:country="US" officeooo:rsid="1a995d04"/>
    </style:style>
    <style:style style:name="T1022" style:family="text">
      <style:text-properties fo:language="en" fo:country="US" officeooo:rsid="1a99ab25"/>
    </style:style>
    <style:style style:name="T1023" style:family="text">
      <style:text-properties fo:language="en" fo:country="US" fo:font-style="normal" style:font-style-asian="normal" style:font-style-complex="normal"/>
    </style:style>
    <style:style style:name="T1024" style:family="text">
      <style:text-properties fo:language="en" fo:country="US" fo:font-style="normal" officeooo:rsid="1ca00f97" style:font-style-asian="normal" style:font-style-complex="normal"/>
    </style:style>
    <style:style style:name="T1025" style:family="text">
      <style:text-properties fo:language="en" fo:country="US" fo:font-style="normal" officeooo:rsid="1eef7cba" style:font-style-asian="normal" style:font-style-complex="normal"/>
    </style:style>
    <style:style style:name="T1026" style:family="text">
      <style:text-properties fo:language="en" fo:country="US" fo:font-style="normal" officeooo:rsid="1eec2ec2" style:font-style-asian="normal" style:font-style-complex="normal"/>
    </style:style>
    <style:style style:name="T1027" style:family="text">
      <style:text-properties fo:language="en" fo:country="US" fo:font-style="normal" officeooo:rsid="1fa1e491" style:font-style-asian="normal" style:font-style-complex="normal"/>
    </style:style>
    <style:style style:name="T1028" style:family="text">
      <style:text-properties fo:language="en" fo:country="US" officeooo:rsid="1ca00f97"/>
    </style:style>
    <style:style style:name="T1029" style:family="text">
      <style:text-properties fo:language="en" fo:country="US" officeooo:rsid="1eef7cba"/>
    </style:style>
    <style:style style:name="T1030" style:family="text">
      <style:text-properties fo:language="en" fo:country="US" officeooo:rsid="1f83e655"/>
    </style:style>
    <style:style style:name="T1031" style:family="text">
      <style:text-properties fo:language="en" fo:country="US" fo:font-style="italic" officeooo:rsid="21a02df3" style:font-style-asian="italic" style:font-style-complex="italic"/>
    </style:style>
    <style:style style:name="T1032" style:family="text">
      <style:text-properties fo:language="en" fo:country="US" officeooo:rsid="20155988"/>
    </style:style>
    <style:style style:name="T1033" style:family="text">
      <style:text-properties fo:language="en" fo:country="US" officeooo:rsid="2017adee"/>
    </style:style>
    <style:style style:name="T1034" style:family="text">
      <style:text-properties fo:language="en" fo:country="US" officeooo:rsid="202b4e26"/>
    </style:style>
    <style:style style:name="T1035" style:family="text">
      <style:text-properties fo:language="en" fo:country="US" officeooo:rsid="1eec2ec2"/>
    </style:style>
    <style:style style:name="T1036" style:family="text">
      <style:text-properties officeooo:rsid="1a9d9a31"/>
    </style:style>
    <style:style style:name="T1037" style:family="text">
      <style:text-properties officeooo:rsid="1aa48fc3"/>
    </style:style>
    <style:style style:name="T1038" style:family="text">
      <style:text-properties officeooo:rsid="1aac0adc"/>
    </style:style>
    <style:style style:name="T1039" style:family="text">
      <style:text-properties officeooo:rsid="1aac1bdb"/>
    </style:style>
    <style:style style:name="T1040" style:family="text">
      <style:text-properties officeooo:rsid="1abbd636"/>
    </style:style>
    <style:style style:name="T1041" style:family="text">
      <style:text-properties officeooo:rsid="1abc8603"/>
    </style:style>
    <style:style style:name="T1042" style:family="text">
      <style:text-properties officeooo:rsid="1abeead1"/>
    </style:style>
    <style:style style:name="T1043" style:family="text">
      <style:text-properties officeooo:rsid="1ac0a1b8"/>
    </style:style>
    <style:style style:name="T1044" style:family="text">
      <style:text-properties officeooo:rsid="1ac59d8c"/>
    </style:style>
    <style:style style:name="T1045" style:family="text">
      <style:text-properties officeooo:rsid="1ac673d4"/>
    </style:style>
    <style:style style:name="T1046" style:family="text">
      <style:text-properties officeooo:rsid="1accddd3"/>
    </style:style>
    <style:style style:name="T1047" style:family="text">
      <style:text-properties officeooo:rsid="1af17a44"/>
    </style:style>
    <style:style style:name="T1048" style:family="text">
      <style:text-properties officeooo:rsid="1b06f36f"/>
    </style:style>
    <style:style style:name="T1049" style:family="text">
      <style:text-properties officeooo:rsid="1b07febc"/>
    </style:style>
    <style:style style:name="T1050" style:family="text">
      <style:text-properties officeooo:rsid="1b155c13"/>
    </style:style>
    <style:style style:name="T1051" style:family="text">
      <style:text-properties officeooo:rsid="1b162e66"/>
    </style:style>
    <style:style style:name="T1052" style:family="text">
      <style:text-properties officeooo:rsid="1b196b46"/>
    </style:style>
    <style:style style:name="T1053" style:family="text">
      <style:text-properties officeooo:rsid="1b233828"/>
    </style:style>
    <style:style style:name="T1054" style:family="text">
      <style:text-properties officeooo:rsid="1b2c0182"/>
    </style:style>
    <style:style style:name="T1055" style:family="text">
      <style:text-properties officeooo:rsid="1b2f5bad"/>
    </style:style>
    <style:style style:name="T1056" style:family="text">
      <style:text-properties officeooo:rsid="1b3101ca"/>
    </style:style>
    <style:style style:name="T1057" style:family="text">
      <style:text-properties officeooo:rsid="1b3185dd"/>
    </style:style>
    <style:style style:name="T1058" style:family="text">
      <style:text-properties officeooo:rsid="1b33367a"/>
    </style:style>
    <style:style style:name="T1059" style:family="text">
      <style:text-properties officeooo:rsid="1b611a13"/>
    </style:style>
    <style:style style:name="T1060" style:family="text">
      <style:text-properties officeooo:rsid="1b6d2e97"/>
    </style:style>
    <style:style style:name="T1061" style:family="text">
      <style:text-properties officeooo:rsid="1b90d811"/>
    </style:style>
    <style:style style:name="T1062" style:family="text">
      <style:text-properties fo:color="#8ba60e" officeooo:rsid="1b9fea33"/>
    </style:style>
    <style:style style:name="T1063" style:family="text">
      <style:text-properties officeooo:rsid="1bc6ea06"/>
    </style:style>
    <style:style style:name="T1064" style:family="text">
      <style:text-properties officeooo:rsid="1bc805aa"/>
    </style:style>
    <style:style style:name="T1065" style:family="text">
      <style:text-properties officeooo:rsid="1beb31a4"/>
    </style:style>
    <style:style style:name="T1066" style:family="text">
      <style:text-properties officeooo:rsid="1bfc5673"/>
    </style:style>
    <style:style style:name="T1067" style:family="text">
      <style:text-properties officeooo:rsid="1c014cf9"/>
    </style:style>
    <style:style style:name="T1068" style:family="text">
      <style:text-properties officeooo:rsid="1c1a5de7"/>
    </style:style>
    <style:style style:name="T1069" style:family="text">
      <style:text-properties officeooo:rsid="1c278838"/>
    </style:style>
    <style:style style:name="T1070" style:family="text">
      <style:text-properties officeooo:rsid="1c353327"/>
    </style:style>
    <style:style style:name="T1071" style:family="text">
      <style:text-properties officeooo:rsid="1c452d62"/>
    </style:style>
    <style:style style:name="T1072" style:family="text">
      <style:text-properties officeooo:rsid="1c497a43"/>
    </style:style>
    <style:style style:name="T1073" style:family="text">
      <style:text-properties officeooo:rsid="1c561b64"/>
    </style:style>
    <style:style style:name="T1074" style:family="text">
      <style:text-properties officeooo:rsid="1c5ed653"/>
    </style:style>
    <style:style style:name="T1075" style:family="text">
      <style:text-properties officeooo:rsid="1c9dbd6e"/>
    </style:style>
    <style:style style:name="T1076" style:family="text">
      <style:text-properties officeooo:rsid="1ca2efdb"/>
    </style:style>
    <style:style style:name="T1077" style:family="text">
      <style:text-properties officeooo:rsid="1ca3fec7"/>
    </style:style>
    <style:style style:name="T1078" style:family="text">
      <style:text-properties officeooo:rsid="1ca5d4f3"/>
    </style:style>
    <style:style style:name="T1079" style:family="text">
      <style:text-properties officeooo:rsid="1cab484f"/>
    </style:style>
    <style:style style:name="T1080" style:family="text">
      <style:text-properties officeooo:rsid="1cbdcdfa"/>
    </style:style>
    <style:style style:name="T1081" style:family="text">
      <style:text-properties style:use-window-font-color="true" fo:font-style="normal" style:text-underline-style="none" style:font-style-asian="normal" style:font-style-complex="normal"/>
    </style:style>
    <style:style style:name="T1082" style:family="text">
      <style:text-properties style:use-window-font-color="true" fo:font-style="normal" style:text-underline-style="none" officeooo:rsid="1d022b82" style:font-style-asian="normal" style:font-style-complex="normal"/>
    </style:style>
    <style:style style:name="T1083" style:family="text">
      <style:text-properties style:use-window-font-color="true" fo:font-style="normal" style:text-underline-style="none" officeooo:rsid="1d027b0c" style:font-style-asian="normal" style:font-style-complex="normal"/>
    </style:style>
    <style:style style:name="T1084" style:family="text">
      <style:text-properties style:use-window-font-color="true" fo:font-style="normal" style:text-underline-style="none" officeooo:rsid="1d041b4e" style:font-style-asian="normal" style:font-style-complex="normal"/>
    </style:style>
    <style:style style:name="T1085" style:family="text">
      <style:text-properties style:use-window-font-color="true" fo:font-style="normal" style:text-underline-style="none" officeooo:rsid="1d0a7d76" style:font-style-asian="normal" style:font-style-complex="normal"/>
    </style:style>
    <style:style style:name="T1086" style:family="text">
      <style:text-properties style:use-window-font-color="true" fo:font-style="normal" style:text-underline-style="none" officeooo:rsid="1d0b6e26" style:font-style-asian="normal" style:font-style-complex="normal"/>
    </style:style>
    <style:style style:name="T1087" style:family="text">
      <style:text-properties style:use-window-font-color="true" fo:font-style="normal" style:text-underline-style="none" officeooo:rsid="1d0b97e5" style:font-style-asian="normal" style:font-style-complex="normal"/>
    </style:style>
    <style:style style:name="T1088" style:family="text">
      <style:text-properties style:use-window-font-color="true" fo:font-style="normal" style:text-underline-style="none" officeooo:rsid="1debfb71" style:font-style-asian="normal" style:font-style-complex="normal"/>
    </style:style>
    <style:style style:name="T1089" style:family="text">
      <style:text-properties style:use-window-font-color="true" fo:font-style="normal" style:text-underline-style="none" officeooo:rsid="1def32cc" style:font-style-asian="normal" style:font-style-complex="normal"/>
    </style:style>
    <style:style style:name="T1090" style:family="text">
      <style:text-properties style:use-window-font-color="true" fo:font-style="normal" style:text-underline-style="none" officeooo:rsid="1deff3ae" style:font-style-asian="normal" style:font-style-complex="normal"/>
    </style:style>
    <style:style style:name="T1091" style:family="text">
      <style:text-properties style:use-window-font-color="true" fo:font-style="normal" style:text-underline-style="none" officeooo:rsid="23240dc4" style:font-style-asian="normal" style:font-style-complex="normal"/>
    </style:style>
    <style:style style:name="T1092" style:family="text">
      <style:text-properties style:use-window-font-color="true" fo:font-style="normal" style:text-underline-style="none" officeooo:rsid="24ab6b95" style:font-style-asian="normal" style:font-style-complex="normal"/>
    </style:style>
    <style:style style:name="T1093" style:family="text">
      <style:text-properties officeooo:rsid="1d11737a"/>
    </style:style>
    <style:style style:name="T1094" style:family="text">
      <style:text-properties officeooo:rsid="1d17b1cf"/>
    </style:style>
    <style:style style:name="T1095" style:family="text">
      <style:text-properties officeooo:rsid="1d220948"/>
    </style:style>
    <style:style style:name="T1096" style:family="text">
      <style:text-properties officeooo:rsid="1d2520de"/>
    </style:style>
    <style:style style:name="T1097" style:family="text">
      <style:text-properties officeooo:rsid="1d25fac5"/>
    </style:style>
    <style:style style:name="T1098" style:family="text">
      <style:text-properties officeooo:rsid="1d2953bb"/>
    </style:style>
    <style:style style:name="T1099" style:family="text">
      <style:text-properties officeooo:rsid="1d2fdeb8"/>
    </style:style>
    <style:style style:name="T1100" style:family="text">
      <style:text-properties officeooo:rsid="1d384bdc"/>
    </style:style>
    <style:style style:name="T1101" style:family="text">
      <style:text-properties officeooo:rsid="1d422cc8"/>
    </style:style>
    <style:style style:name="T1102" style:family="text">
      <style:text-properties fo:color="#6482ff" fo:font-style="normal" officeooo:rsid="1d5c578a" style:font-style-asian="normal" style:font-style-complex="normal"/>
    </style:style>
    <style:style style:name="T1103" style:family="text">
      <style:text-properties officeooo:rsid="1d63e612"/>
    </style:style>
    <style:style style:name="T1104" style:family="text">
      <style:text-properties officeooo:rsid="1d73fb42"/>
    </style:style>
    <style:style style:name="T1105" style:family="text">
      <style:text-properties officeooo:rsid="1d75ffc5"/>
    </style:style>
    <style:style style:name="T1106" style:family="text">
      <style:text-properties officeooo:rsid="1d8be3b7"/>
    </style:style>
    <style:style style:name="T1107" style:family="text">
      <style:text-properties officeooo:rsid="1d8eb544"/>
    </style:style>
    <style:style style:name="T1108" style:family="text">
      <style:text-properties officeooo:rsid="1d8fe60c"/>
    </style:style>
    <style:style style:name="T1109" style:family="text">
      <style:text-properties officeooo:rsid="1d944136"/>
    </style:style>
    <style:style style:name="T1110" style:family="text">
      <style:text-properties officeooo:rsid="1d96bc50"/>
    </style:style>
    <style:style style:name="T1111" style:family="text">
      <style:text-properties officeooo:rsid="1da613d3"/>
    </style:style>
    <style:style style:name="T1112" style:family="text">
      <style:text-properties officeooo:rsid="1da97581"/>
    </style:style>
    <style:style style:name="T1113" style:family="text">
      <style:text-properties officeooo:rsid="1daec05d"/>
    </style:style>
    <style:style style:name="T1114" style:family="text">
      <style:text-properties officeooo:rsid="1db13af9"/>
    </style:style>
    <style:style style:name="T1115" style:family="text">
      <style:text-properties officeooo:rsid="1db3c0a0"/>
    </style:style>
    <style:style style:name="T1116" style:family="text">
      <style:text-properties officeooo:rsid="1db4ee75"/>
    </style:style>
    <style:style style:name="T1117" style:family="text">
      <style:text-properties officeooo:rsid="1dcbe43e"/>
    </style:style>
    <style:style style:name="T1118" style:family="text">
      <style:text-properties officeooo:rsid="136c9d2e"/>
    </style:style>
    <style:style style:name="T1119" style:family="text">
      <style:text-properties officeooo:rsid="1d648cfa"/>
    </style:style>
    <style:style style:name="T1120" style:family="text">
      <style:text-properties officeooo:rsid="1e0d2c3e"/>
    </style:style>
    <style:style style:name="T1121" style:family="text">
      <style:text-properties officeooo:rsid="1e24e547"/>
    </style:style>
    <style:style style:name="T1122" style:family="text">
      <style:text-properties officeooo:rsid="1e461e64"/>
    </style:style>
    <style:style style:name="T1123" style:family="text">
      <style:text-properties officeooo:rsid="1e475c70"/>
    </style:style>
    <style:style style:name="T1124" style:family="text">
      <style:text-properties officeooo:rsid="1e5b52d1"/>
    </style:style>
    <style:style style:name="T1125" style:family="text">
      <style:text-properties officeooo:rsid="1e5d284a"/>
    </style:style>
    <style:style style:name="T1126" style:family="text">
      <style:text-properties officeooo:rsid="1e612297"/>
    </style:style>
    <style:style style:name="T1127" style:family="text">
      <style:text-properties officeooo:rsid="1e770ea0"/>
    </style:style>
    <style:style style:name="T1128" style:family="text">
      <style:text-properties officeooo:rsid="1eae0bfd"/>
    </style:style>
    <style:style style:name="T1129" style:family="text">
      <style:text-properties officeooo:rsid="1eb4f784"/>
    </style:style>
    <style:style style:name="T1130" style:family="text">
      <style:text-properties officeooo:rsid="1eb706aa"/>
    </style:style>
    <style:style style:name="T1131" style:family="text">
      <style:text-properties officeooo:rsid="1eba2bb4"/>
    </style:style>
    <style:style style:name="T1132" style:family="text">
      <style:text-properties officeooo:rsid="1ebabb04"/>
    </style:style>
    <style:style style:name="T1133" style:family="text">
      <style:text-properties officeooo:rsid="1ed80683"/>
    </style:style>
    <style:style style:name="T1134" style:family="text">
      <style:text-properties officeooo:rsid="1eec286f"/>
    </style:style>
    <style:style style:name="T1135" style:family="text">
      <style:text-properties officeooo:rsid="1f036c10"/>
    </style:style>
    <style:style style:name="T1136" style:family="text">
      <style:text-properties officeooo:rsid="1f04fcdb"/>
    </style:style>
    <style:style style:name="T1137" style:family="text">
      <style:text-properties officeooo:rsid="153a7f8f"/>
    </style:style>
    <style:style style:name="T1138" style:family="text">
      <style:text-properties officeooo:rsid="1f101afa"/>
    </style:style>
    <style:style style:name="T1139" style:family="text">
      <style:text-properties officeooo:rsid="1f13151d"/>
    </style:style>
    <style:style style:name="T1140" style:family="text">
      <style:text-properties officeooo:rsid="1f4956fd"/>
    </style:style>
    <style:style style:name="T1141" style:family="text">
      <style:text-properties officeooo:rsid="1f4b7889"/>
    </style:style>
    <style:style style:name="T1142" style:family="text">
      <style:text-properties officeooo:rsid="1f55fee9"/>
    </style:style>
    <style:style style:name="T1143" style:family="text">
      <style:text-properties officeooo:rsid="1f57bc37"/>
    </style:style>
    <style:style style:name="T1144" style:family="text">
      <style:text-properties officeooo:rsid="1f5a4455"/>
    </style:style>
    <style:style style:name="T1145" style:family="text">
      <style:text-properties officeooo:rsid="1f5c2a2c"/>
    </style:style>
    <style:style style:name="T1146" style:family="text">
      <style:text-properties officeooo:rsid="1f7304d5"/>
    </style:style>
    <style:style style:name="T1147" style:family="text">
      <style:text-properties officeooo:rsid="1f83e655"/>
    </style:style>
    <style:style style:name="T1148" style:family="text">
      <style:text-properties officeooo:rsid="1f9cf616"/>
    </style:style>
    <style:style style:name="T1149" style:family="text">
      <style:text-properties officeooo:rsid="1fb2d0f0"/>
    </style:style>
    <style:style style:name="T1150" style:family="text">
      <style:text-properties officeooo:rsid="1fddd657"/>
    </style:style>
    <style:style style:name="T1151" style:family="text">
      <style:text-properties officeooo:rsid="1fe0bfc8"/>
    </style:style>
    <style:style style:name="T1152" style:family="text">
      <style:text-properties officeooo:rsid="1feeca78"/>
    </style:style>
    <style:style style:name="T1153" style:family="text">
      <style:text-properties officeooo:rsid="1ff87925"/>
    </style:style>
    <style:style style:name="T1154" style:family="text">
      <style:text-properties officeooo:rsid="1ffa3fc7"/>
    </style:style>
    <style:style style:name="T1155" style:family="text">
      <style:text-properties officeooo:rsid="20011288"/>
    </style:style>
    <style:style style:name="T1156" style:family="text">
      <style:text-properties officeooo:rsid="20119af0"/>
    </style:style>
    <style:style style:name="T1157" style:family="text">
      <style:text-properties officeooo:rsid="2026f42c"/>
    </style:style>
    <style:style style:name="T1158" style:family="text">
      <style:text-properties officeooo:rsid="202f608a"/>
    </style:style>
    <style:style style:name="T1159" style:family="text">
      <style:text-properties officeooo:rsid="20325278"/>
    </style:style>
    <style:style style:name="T1160" style:family="text">
      <style:text-properties officeooo:rsid="207a0c1d"/>
    </style:style>
    <style:style style:name="T1161" style:family="text">
      <style:text-properties officeooo:rsid="207da7e6"/>
    </style:style>
    <style:style style:name="T1162" style:family="text">
      <style:text-properties officeooo:rsid="2082db37"/>
    </style:style>
    <style:style style:name="T1163" style:family="text">
      <style:text-properties officeooo:rsid="20861374"/>
    </style:style>
    <style:style style:name="T1164" style:family="text">
      <style:text-properties officeooo:rsid="2087d078"/>
    </style:style>
    <style:style style:name="T1165" style:family="text">
      <style:text-properties officeooo:rsid="2088a134"/>
    </style:style>
    <style:style style:name="T1166" style:family="text">
      <style:text-properties officeooo:rsid="208ae2e3"/>
    </style:style>
    <style:style style:name="T1167" style:family="text">
      <style:text-properties officeooo:rsid="208c89fb"/>
    </style:style>
    <style:style style:name="T1168" style:family="text">
      <style:text-properties officeooo:rsid="208f684b"/>
    </style:style>
    <style:style style:name="T1169" style:family="text">
      <style:text-properties officeooo:rsid="208f8933"/>
    </style:style>
    <style:style style:name="T1170" style:family="text">
      <style:text-properties officeooo:rsid="209aec59"/>
    </style:style>
    <style:style style:name="T1171" style:family="text">
      <style:text-properties officeooo:rsid="209c91af"/>
    </style:style>
    <style:style style:name="T1172" style:family="text">
      <style:text-properties officeooo:rsid="20ae9233"/>
    </style:style>
    <style:style style:name="T1173" style:family="text">
      <style:text-properties officeooo:rsid="20b868e0"/>
    </style:style>
    <style:style style:name="T1174" style:family="text">
      <style:text-properties officeooo:rsid="20c7960a"/>
    </style:style>
    <style:style style:name="T1175" style:family="text">
      <style:text-properties officeooo:rsid="20cd57eb"/>
    </style:style>
    <style:style style:name="T1176" style:family="text">
      <style:text-properties officeooo:rsid="20eb5f46"/>
    </style:style>
    <style:style style:name="T1177" style:family="text">
      <style:text-properties officeooo:rsid="20eeb82c"/>
    </style:style>
    <style:style style:name="T1178" style:family="text">
      <style:text-properties officeooo:rsid="2107ada6"/>
    </style:style>
    <style:style style:name="T1179" style:family="text">
      <style:text-properties officeooo:rsid="214e67df"/>
    </style:style>
    <style:style style:name="T1180" style:family="text">
      <style:text-properties officeooo:rsid="215fe9b5"/>
    </style:style>
    <style:style style:name="T1181" style:family="text">
      <style:text-properties officeooo:rsid="216180ca"/>
    </style:style>
    <style:style style:name="T1182" style:family="text">
      <style:text-properties officeooo:rsid="21953dca"/>
    </style:style>
    <style:style style:name="T1183" style:family="text">
      <style:text-properties officeooo:rsid="21c1d0e8"/>
    </style:style>
    <style:style style:name="T1184" style:family="text">
      <style:text-properties officeooo:rsid="21c7ae80"/>
    </style:style>
    <style:style style:name="T1185" style:family="text">
      <style:text-properties officeooo:rsid="21c94840"/>
    </style:style>
    <style:style style:name="T1186" style:family="text">
      <style:text-properties officeooo:rsid="21cbefeb"/>
    </style:style>
    <style:style style:name="T1187" style:family="text">
      <style:text-properties officeooo:rsid="21f8950e"/>
    </style:style>
    <style:style style:name="T1188" style:family="text">
      <style:text-properties officeooo:rsid="21fe7135"/>
    </style:style>
    <style:style style:name="T1189" style:family="text">
      <style:text-properties officeooo:rsid="222a3134"/>
    </style:style>
    <style:style style:name="T1190" style:family="text">
      <style:text-properties officeooo:rsid="222dae39"/>
    </style:style>
    <style:style style:name="T1191" style:family="text">
      <style:text-properties officeooo:rsid="22306b6b"/>
    </style:style>
    <style:style style:name="T1192" style:family="text">
      <style:text-properties officeooo:rsid="223e6afd"/>
    </style:style>
    <style:style style:name="T1193" style:family="text">
      <style:text-properties officeooo:rsid="2242eb55"/>
    </style:style>
    <style:style style:name="T1194" style:family="text">
      <style:text-properties officeooo:rsid="225bcaea"/>
    </style:style>
    <style:style style:name="T1195" style:family="text">
      <style:text-properties officeooo:rsid="22689a72"/>
    </style:style>
    <style:style style:name="T1196" style:family="text">
      <style:text-properties style:text-underline-style="solid" style:text-underline-width="auto" style:text-underline-color="font-color"/>
    </style:style>
    <style:style style:name="T1197" style:family="text">
      <style:text-properties style:text-underline-style="solid" style:text-underline-width="auto" style:text-underline-color="font-color" fo:font-weight="normal" style:font-weight-asian="normal" style:font-weight-complex="normal"/>
    </style:style>
    <style:style style:name="T1198" style:family="text">
      <style:text-properties style:text-underline-style="solid" style:text-underline-width="auto" style:text-underline-color="font-color" fo:font-weight="normal" officeooo:rsid="16174fb8" style:font-weight-asian="normal" style:font-weight-complex="normal"/>
    </style:style>
    <style:style style:name="T1199" style:family="text">
      <style:text-properties style:text-underline-style="solid" style:text-underline-width="auto" style:text-underline-color="font-color" fo:font-weight="normal" officeooo:rsid="225bcaea" style:font-weight-asian="normal" style:font-weight-complex="normal"/>
    </style:style>
    <style:style style:name="T1200" style:family="text">
      <style:text-properties style:text-underline-style="solid" style:text-underline-width="auto" style:text-underline-color="font-color" officeooo:rsid="18e8f20c"/>
    </style:style>
    <style:style style:name="T1201" style:family="text">
      <style:text-properties style:text-underline-style="solid" style:text-underline-width="auto" style:text-underline-color="font-color" officeooo:rsid="227b4df1"/>
    </style:style>
    <style:style style:name="T1202" style:family="text">
      <style:text-properties style:text-underline-style="solid" style:text-underline-width="auto" style:text-underline-color="font-color" officeooo:rsid="2288d7d1"/>
    </style:style>
    <style:style style:name="T1203" style:family="text">
      <style:text-properties style:text-underline-style="solid" style:text-underline-width="auto" style:text-underline-color="font-color" officeooo:rsid="1d13a54a"/>
    </style:style>
    <style:style style:name="T1204" style:family="text">
      <style:text-properties style:text-underline-style="solid" style:text-underline-width="auto" style:text-underline-color="font-color" officeooo:rsid="2298f772"/>
    </style:style>
    <style:style style:name="T1205" style:family="text">
      <style:text-properties style:text-underline-style="solid" style:text-underline-width="auto" style:text-underline-color="font-color" officeooo:rsid="1d2fdeb8"/>
    </style:style>
    <style:style style:name="T1206" style:family="text">
      <style:text-properties style:text-underline-style="solid" style:text-underline-width="auto" style:text-underline-color="font-color" officeooo:rsid="22d241ea"/>
    </style:style>
    <style:style style:name="T1207" style:family="text">
      <style:text-properties style:text-underline-style="solid" style:text-underline-width="auto" style:text-underline-color="font-color" officeooo:rsid="22d8a962"/>
    </style:style>
    <style:style style:name="T1208" style:family="text">
      <style:text-properties style:text-underline-style="solid" style:text-underline-width="auto" style:text-underline-color="font-color" officeooo:rsid="1d7c05dc"/>
    </style:style>
    <style:style style:name="T1209" style:family="text">
      <style:text-properties style:text-underline-style="solid" style:text-underline-width="auto" style:text-underline-color="font-color" officeooo:rsid="1c81d622"/>
    </style:style>
    <style:style style:name="T1210" style:family="text">
      <style:text-properties style:text-underline-style="solid" style:text-underline-width="auto" style:text-underline-color="font-color" fo:font-weight="bold" style:font-weight-asian="bold" style:font-weight-complex="bold"/>
    </style:style>
    <style:style style:name="T1211" style:family="text">
      <style:text-properties style:text-underline-style="solid" style:text-underline-width="auto" style:text-underline-color="font-color" officeooo:rsid="151cf1f3"/>
    </style:style>
    <style:style style:name="T1212" style:family="text">
      <style:text-properties style:text-underline-style="solid" style:text-underline-width="auto" style:text-underline-color="font-color" officeooo:rsid="230435b4"/>
    </style:style>
    <style:style style:name="T1213" style:family="text">
      <style:text-properties style:text-underline-style="solid" style:text-underline-width="auto" style:text-underline-color="font-color" officeooo:rsid="16138f01"/>
    </style:style>
    <style:style style:name="T1214" style:family="text">
      <style:text-properties style:text-underline-style="solid" style:text-underline-width="auto" style:text-underline-color="font-color" officeooo:rsid="1f4956fd"/>
    </style:style>
    <style:style style:name="T1215" style:family="text">
      <style:text-properties style:text-underline-style="solid" style:text-underline-width="auto" style:text-underline-color="font-color" officeooo:rsid="237cfa8d"/>
    </style:style>
    <style:style style:name="T1216" style:family="text">
      <style:text-properties style:text-underline-style="solid" style:text-underline-width="auto" style:text-underline-color="font-color" officeooo:rsid="1adc8609"/>
    </style:style>
    <style:style style:name="T1217" style:family="text">
      <style:text-properties style:text-underline-style="solid" style:text-underline-width="auto" style:text-underline-color="font-color" officeooo:rsid="182c6288"/>
    </style:style>
    <style:style style:name="T1218" style:family="text">
      <style:text-properties style:text-underline-style="solid" style:text-underline-width="auto" style:text-underline-color="font-color" officeooo:rsid="23a1a55e"/>
    </style:style>
    <style:style style:name="T1219" style:family="text">
      <style:text-properties style:text-underline-style="solid" style:text-underline-width="auto" style:text-underline-color="font-color" officeooo:rsid="1b1a5bf4"/>
    </style:style>
    <style:style style:name="T1220" style:family="text">
      <style:text-properties style:text-underline-style="solid" style:text-underline-width="auto" style:text-underline-color="font-color" officeooo:rsid="16174fb8"/>
    </style:style>
    <style:style style:name="T1221" style:family="text">
      <style:text-properties style:text-underline-style="solid" style:text-underline-width="auto" style:text-underline-color="font-color" officeooo:rsid="19100872"/>
    </style:style>
    <style:style style:name="T1222" style:family="text">
      <style:text-properties style:text-underline-style="solid" style:text-underline-width="auto" style:text-underline-color="font-color" officeooo:rsid="23db23da"/>
    </style:style>
    <style:style style:name="T1223" style:family="text">
      <style:text-properties style:text-underline-style="solid" style:text-underline-width="auto" style:text-underline-color="font-color" officeooo:rsid="23e64d71"/>
    </style:style>
    <style:style style:name="T1224" style:family="text">
      <style:text-properties style:text-underline-style="solid" style:text-underline-width="auto" style:text-underline-color="font-color" officeooo:rsid="23ef8d18"/>
    </style:style>
    <style:style style:name="T1225" style:family="text">
      <style:text-properties style:text-underline-style="solid" style:text-underline-width="auto" style:text-underline-color="font-color" officeooo:rsid="23f219d6"/>
    </style:style>
    <style:style style:name="T1226" style:family="text">
      <style:text-properties style:text-underline-style="solid" style:text-underline-width="auto" style:text-underline-color="font-color" officeooo:rsid="1bca54bf"/>
    </style:style>
    <style:style style:name="T1227" style:family="text">
      <style:text-properties style:text-underline-style="solid" style:text-underline-width="auto" style:text-underline-color="font-color" officeooo:rsid="23fb4823"/>
    </style:style>
    <style:style style:name="T1228" style:family="text">
      <style:text-properties style:text-underline-style="solid" style:text-underline-width="auto" style:text-underline-color="font-color" officeooo:rsid="1a28edc9"/>
    </style:style>
    <style:style style:name="T1229" style:family="text">
      <style:text-properties style:text-underline-style="solid" style:text-underline-width="auto" style:text-underline-color="font-color" officeooo:rsid="24cad3f4"/>
    </style:style>
    <style:style style:name="T1230" style:family="text">
      <style:text-properties style:text-underline-style="solid" style:text-underline-width="auto" style:text-underline-color="font-color" officeooo:rsid="222dae39"/>
    </style:style>
    <style:style style:name="T1231" style:family="text">
      <style:text-properties style:text-underline-style="solid" style:text-underline-width="auto" style:text-underline-color="font-color" officeooo:rsid="256d8247"/>
    </style:style>
    <style:style style:name="T1232" style:family="text">
      <style:text-properties style:text-underline-style="solid" style:text-underline-width="auto" style:text-underline-color="font-color" officeooo:rsid="26989a2f"/>
    </style:style>
    <style:style style:name="T1233" style:family="text">
      <style:text-properties style:text-underline-style="solid" style:text-underline-width="auto" style:text-underline-color="font-color" officeooo:rsid="26d7526d"/>
    </style:style>
    <style:style style:name="T1234" style:family="text">
      <style:text-properties style:text-underline-style="solid" style:text-underline-width="auto" style:text-underline-color="font-color" officeooo:rsid="275aa269"/>
    </style:style>
    <style:style style:name="T1235" style:family="text">
      <style:text-properties style:text-underline-style="none"/>
    </style:style>
    <style:style style:name="T1236" style:family="text">
      <style:text-properties style:text-underline-style="none" officeooo:rsid="2288d7d1"/>
    </style:style>
    <style:style style:name="T1237" style:family="text">
      <style:text-properties style:text-underline-style="none" officeooo:rsid="2289e00d"/>
    </style:style>
    <style:style style:name="T1238" style:family="text">
      <style:text-properties style:text-underline-style="none" officeooo:rsid="228b7966"/>
    </style:style>
    <style:style style:name="T1239" style:family="text">
      <style:text-properties style:text-underline-style="none" officeooo:rsid="22d8a962"/>
    </style:style>
    <style:style style:name="T1240" style:family="text">
      <style:text-properties style:text-underline-style="none" fo:font-weight="normal" style:font-weight-asian="normal" style:font-weight-complex="normal"/>
    </style:style>
    <style:style style:name="T1241" style:family="text">
      <style:text-properties style:text-underline-style="none" fo:font-weight="normal" officeooo:rsid="1e401b6c" style:font-weight-asian="normal" style:font-weight-complex="normal"/>
    </style:style>
    <style:style style:name="T1242" style:family="text">
      <style:text-properties style:text-underline-style="none" fo:font-weight="normal" officeooo:rsid="22db9fb8" style:font-weight-asian="normal" style:font-weight-complex="normal"/>
    </style:style>
    <style:style style:name="T1243" style:family="text">
      <style:text-properties style:text-underline-style="none" fo:font-weight="normal" officeooo:rsid="24a6c563" style:font-weight-asian="normal" style:font-weight-complex="normal"/>
    </style:style>
    <style:style style:name="T1244" style:family="text">
      <style:text-properties style:text-underline-style="none" officeooo:rsid="1e33970c"/>
    </style:style>
    <style:style style:name="T1245" style:family="text">
      <style:text-properties style:text-underline-style="none" officeooo:rsid="23ef8d18"/>
    </style:style>
    <style:style style:name="T1246" style:family="text">
      <style:text-properties style:text-underline-style="none" officeooo:rsid="1dcbe43e"/>
    </style:style>
    <style:style style:name="T1247" style:family="text">
      <style:text-properties style:text-underline-style="none" officeooo:rsid="2494d38f"/>
    </style:style>
    <style:style style:name="T1248" style:family="text">
      <style:text-properties style:text-underline-style="none" officeooo:rsid="1f185968"/>
    </style:style>
    <style:style style:name="T1249" style:family="text">
      <style:text-properties style:text-underline-style="none" officeooo:rsid="1d89163c"/>
    </style:style>
    <style:style style:name="T1250" style:family="text">
      <style:text-properties style:text-underline-style="none" officeooo:rsid="174ff3af"/>
    </style:style>
    <style:style style:name="T1251" style:family="text">
      <style:text-properties style:text-underline-style="none" officeooo:rsid="24b07a1f"/>
    </style:style>
    <style:style style:name="T1252" style:family="text">
      <style:text-properties style:text-underline-style="none" officeooo:rsid="26d7526d"/>
    </style:style>
    <style:style style:name="T1253" style:family="text">
      <style:text-properties style:text-underline-style="none" officeooo:rsid="26daeec0"/>
    </style:style>
    <style:style style:name="T1254" style:family="text">
      <style:text-properties officeooo:rsid="2270973c"/>
    </style:style>
    <style:style style:name="T1255" style:family="text">
      <style:text-properties officeooo:rsid="2271c943"/>
    </style:style>
    <style:style style:name="T1256" style:family="text">
      <style:text-properties officeooo:rsid="22729f49"/>
    </style:style>
    <style:style style:name="T1257" style:family="text">
      <style:text-properties officeooo:rsid="22743b1e"/>
    </style:style>
    <style:style style:name="T1258" style:family="text">
      <style:text-properties officeooo:rsid="22755630"/>
    </style:style>
    <style:style style:name="T1259" style:family="text">
      <style:text-properties officeooo:rsid="1d13a54a"/>
    </style:style>
    <style:style style:name="T1260" style:family="text">
      <style:text-properties officeooo:rsid="2288d7d1"/>
    </style:style>
    <style:style style:name="T1261" style:family="text">
      <style:text-properties officeooo:rsid="1d21a784"/>
    </style:style>
    <style:style style:name="T1262" style:family="text">
      <style:text-properties fo:font-variant="normal" fo:text-transform="none" fo:color="#222222" fo:letter-spacing="normal" fo:font-style="italic" style:font-style-asian="italic" style:font-style-complex="italic"/>
    </style:style>
    <style:style style:name="T1263" style:family="text">
      <style:text-properties fo:font-variant="normal" fo:text-transform="none" fo:color="#222222" fo:letter-spacing="normal" fo:font-style="italic" officeooo:rsid="1d1a7fb6" style:font-style-asian="italic" style:font-style-complex="italic"/>
    </style:style>
    <style:style style:name="T1264" style:family="text">
      <style:text-properties fo:font-variant="normal" fo:text-transform="none" fo:color="#222222" fo:letter-spacing="normal" fo:font-style="italic" officeooo:rsid="23855347" style:font-style-asian="italic" style:font-style-complex="italic"/>
    </style:style>
    <style:style style:name="T1265"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66"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67"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68" style:family="text">
      <style:text-properties fo:font-variant="normal" fo:text-transform="none" fo:color="#222222" fo:letter-spacing="normal" fo:font-style="normal" style:font-style-asian="normal" style:font-style-complex="normal"/>
    </style:style>
    <style:style style:name="T1269" style:family="text">
      <style:text-properties fo:font-variant="normal" fo:text-transform="none" fo:color="#222222" fo:letter-spacing="normal" fo:font-style="normal" officeooo:rsid="2291ef2b" style:font-style-asian="normal" style:font-style-complex="normal"/>
    </style:style>
    <style:style style:name="T1270" style:family="text">
      <style:text-properties fo:font-variant="normal" fo:text-transform="none" fo:color="#222222" fo:letter-spacing="normal" fo:font-style="normal" officeooo:rsid="1d1a7fb6" style:font-style-asian="normal" style:font-style-complex="normal"/>
    </style:style>
    <style:style style:name="T1271" style:family="text">
      <style:text-properties fo:font-variant="normal" fo:text-transform="none" fo:color="#222222" fo:letter-spacing="normal" fo:font-style="normal" officeooo:rsid="19e265e8" style:font-style-asian="normal" style:font-style-complex="normal"/>
    </style:style>
    <style:style style:name="T1272"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73" style:family="text">
      <style:text-properties fo:font-variant="normal" fo:text-transform="none" fo:color="#222222" fo:letter-spacing="normal" fo:language="cs" fo:country="CZ" fo:font-style="normal" officeooo:rsid="1d1a7fb6" style:font-style-asian="normal" style:font-style-complex="normal"/>
    </style:style>
    <style:style style:name="T1274" style:family="text">
      <style:text-properties fo:font-variant="normal" fo:text-transform="none" fo:color="#222222" fo:letter-spacing="normal" fo:language="cs" fo:country="CZ" fo:font-style="italic" style:font-style-asian="italic" style:font-style-complex="italic"/>
    </style:style>
    <style:style style:name="T1275" style:family="text">
      <style:text-properties fo:font-variant="normal" fo:text-transform="none" fo:color="#222222" fo:letter-spacing="normal" fo:language="cs" fo:country="CZ" fo:font-style="italic" officeooo:rsid="1d1a7fb6" style:font-style-asian="italic" style:font-style-complex="italic"/>
    </style:style>
    <style:style style:name="T1276" style:family="text">
      <style:text-properties fo:font-variant="normal" fo:text-transform="none" fo:color="#222222" fo:letter-spacing="normal" fo:language="cs" fo:country="CZ" fo:font-style="italic" officeooo:rsid="2745d62c" style:font-style-asian="italic" style:font-style-complex="italic"/>
    </style:style>
    <style:style style:name="T1277" style:family="text">
      <style:text-properties fo:font-variant="normal" fo:text-transform="none" fo:color="#222222" fo:letter-spacing="normal" fo:language="cs" fo:country="CZ" officeooo:rsid="1d1a7fb6"/>
    </style:style>
    <style:style style:name="T1278" style:family="text">
      <style:text-properties fo:font-variant="normal" fo:text-transform="none" fo:color="#222222" fo:letter-spacing="normal" fo:language="cs" fo:country="CZ" officeooo:rsid="2745d62c"/>
    </style:style>
    <style:style style:name="T1279" style:family="text">
      <style:text-properties fo:font-variant="normal" fo:text-transform="none" fo:color="#222222" fo:letter-spacing="normal" fo:font-weight="bold" officeooo:rsid="1d1a7fb6" style:font-weight-asian="bold" style:font-weight-complex="bold"/>
    </style:style>
    <style:style style:name="T1280" style:family="text">
      <style:text-properties fo:font-variant="normal" fo:text-transform="none" fo:color="#000000" fo:letter-spacing="normal"/>
    </style:style>
    <style:style style:name="T1281" style:family="text">
      <style:text-properties fo:font-variant="normal" fo:text-transform="none" fo:color="#000000" fo:letter-spacing="normal" style:text-underline-style="none" officeooo:rsid="2291ef2b"/>
    </style:style>
    <style:style style:name="T1282"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8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398"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99"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400"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401"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402"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403"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404"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405"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406"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407"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408"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409"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410"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411"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412"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413"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414"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415"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416"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417"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418" style:family="text">
      <style:text-properties fo:font-variant="normal" fo:text-transform="none" fo:color="#000000" fo:letter-spacing="normal" fo:language="cs" fo:country="CZ" fo:font-style="italic" style:text-underline-style="none" fo:font-weight="normal" officeooo:rsid="275c4ce2" style:font-style-asian="italic" style:font-weight-asian="normal" style:font-style-complex="italic" style:font-weight-complex="normal"/>
    </style:style>
    <style:style style:name="T1419"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420"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421"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422"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42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42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425" style:family="text">
      <style:text-properties fo:font-variant="normal" fo:text-transform="none" fo:color="#000000" fo:letter-spacing="normal" fo:font-style="normal" style:text-underline-style="none" officeooo:rsid="2291ef2b" style:font-style-asian="normal" style:font-style-complex="normal"/>
    </style:style>
    <style:style style:name="T1426"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427"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428"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429"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430"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431"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432"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433"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434"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435"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436"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437"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438"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439" style:family="text">
      <style:text-properties fo:font-variant="normal" fo:text-transform="none" fo:color="#000000" fo:letter-spacing="normal" fo:font-style="normal" style:font-style-asian="normal" style:font-style-complex="normal" loext:padding="0cm" loext:border="none"/>
    </style:style>
    <style:style style:name="T1440" style:family="text">
      <style:text-properties fo:font-variant="normal" fo:text-transform="none" fo:color="#000000" fo:letter-spacing="normal" fo:font-style="normal" officeooo:rsid="22afde45" style:font-style-asian="normal" style:font-style-complex="normal" loext:padding="0cm" loext:border="none"/>
    </style:style>
    <style:style style:name="T1441" style:family="text">
      <style:text-properties fo:font-variant="normal" fo:text-transform="none" fo:color="#000000" fo:letter-spacing="normal" fo:font-style="normal" officeooo:rsid="208a4fcb" style:font-style-asian="normal" style:font-style-complex="normal" loext:padding="0cm" loext:border="none"/>
    </style:style>
    <style:style style:name="T1442" style:family="text">
      <style:text-properties fo:font-variant="normal" fo:text-transform="none" fo:color="#000000" fo:letter-spacing="normal" fo:font-style="normal" officeooo:rsid="22b209a1" style:font-style-asian="normal" style:font-style-complex="normal" loext:padding="0cm" loext:border="none"/>
    </style:style>
    <style:style style:name="T1443" style:family="text">
      <style:text-properties fo:font-variant="normal" fo:text-transform="none" fo:color="#000000" fo:letter-spacing="normal" fo:font-style="normal" officeooo:rsid="22b313da" style:font-style-asian="normal" style:font-style-complex="normal" loext:padding="0cm" loext:border="none"/>
    </style:style>
    <style:style style:name="T1444" style:family="text">
      <style:text-properties fo:font-variant="normal" fo:text-transform="none" fo:color="#000000" fo:letter-spacing="normal" fo:font-style="normal" officeooo:rsid="22b65da1" style:font-style-asian="normal" style:font-style-complex="normal" loext:padding="0cm" loext:border="none"/>
    </style:style>
    <style:style style:name="T1445" style:family="text">
      <style:text-properties fo:font-variant="normal" fo:text-transform="none" fo:color="#000000" fo:letter-spacing="normal" fo:font-style="normal" officeooo:rsid="22b75f06" style:font-style-asian="normal" style:font-style-complex="normal" loext:padding="0cm" loext:border="none"/>
    </style:style>
    <style:style style:name="T1446" style:family="text">
      <style:text-properties fo:font-variant="normal" fo:text-transform="none" fo:color="#000000" fo:letter-spacing="normal" fo:font-style="normal" officeooo:rsid="22b8f4cb" style:font-style-asian="normal" style:font-style-complex="normal" loext:padding="0cm" loext:border="none"/>
    </style:style>
    <style:style style:name="T1447" style:family="text">
      <style:text-properties fo:font-variant="normal" fo:text-transform="none" fo:color="#000000" fo:letter-spacing="normal" fo:font-style="normal" officeooo:rsid="22ba8833" style:font-style-asian="normal" style:font-style-complex="normal" loext:padding="0cm" loext:border="none"/>
    </style:style>
    <style:style style:name="T1448"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449"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450"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451"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452"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453"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454"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455" style:family="text">
      <style:text-properties fo:font-variant="normal" fo:text-transform="none" fo:color="#000000" fo:letter-spacing="normal" officeooo:rsid="208a4fcb" loext:padding="0cm" loext:border="none"/>
    </style:style>
    <style:style style:name="T1456"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457"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58" style:family="text">
      <style:text-properties fo:font-variant="normal" fo:text-transform="none" fo:color="#000000" fo:letter-spacing="normal" fo:font-weight="bold" style:font-weight-asian="bold" style:font-weight-complex="bold"/>
    </style:style>
    <style:style style:name="T1459" style:family="text">
      <style:text-properties fo:font-variant="normal" fo:text-transform="none" fo:color="#000000" fo:letter-spacing="normal" fo:font-weight="bold" officeooo:rsid="207da7e6" style:font-weight-asian="bold" style:font-weight-complex="bold"/>
    </style:style>
    <style:style style:name="T1460" style:family="text">
      <style:text-properties fo:font-variant="normal" fo:text-transform="none" fo:color="#000000" fo:letter-spacing="normal" fo:font-style="italic" officeooo:rsid="22ba8833" style:font-style-asian="italic" style:font-style-complex="italic" loext:padding="0cm" loext:border="none"/>
    </style:style>
    <style:style style:name="T1461" style:family="text">
      <style:text-properties fo:font-variant="normal" fo:text-transform="none" fo:color="#333333" fo:letter-spacing="normal"/>
    </style:style>
    <style:style style:name="T1462" style:family="text">
      <style:text-properties fo:font-variant="normal" fo:text-transform="none" fo:color="#333333" fo:letter-spacing="normal" fo:font-style="normal" officeooo:rsid="15520144" style:font-style-asian="normal" style:font-style-complex="normal"/>
    </style:style>
    <style:style style:name="T146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464"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465"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466"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467" style:family="text">
      <style:text-properties fo:font-variant="normal" fo:text-transform="none" fo:color="#333333" fo:letter-spacing="normal" fo:font-style="italic" officeooo:rsid="2745d62c" style:font-style-asian="italic" style:font-style-complex="italic"/>
    </style:style>
    <style:style style:name="T1468"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469"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470"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471"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472"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473" style:family="text">
      <style:text-properties officeooo:rsid="2298f772"/>
    </style:style>
    <style:style style:name="T1474" style:family="text">
      <style:text-properties officeooo:rsid="1ee56f5b"/>
    </style:style>
    <style:style style:name="T1475" style:family="text">
      <style:text-properties officeooo:rsid="22ab3d22"/>
    </style:style>
    <style:style style:name="T1476" style:family="text">
      <style:text-properties officeooo:rsid="1f87dab3"/>
    </style:style>
    <style:style style:name="T1477" style:family="text">
      <style:text-properties officeooo:rsid="22ab5150"/>
    </style:style>
    <style:style style:name="T1478" style:family="text">
      <style:text-properties officeooo:rsid="22abde92"/>
    </style:style>
    <style:style style:name="T1479" style:family="text">
      <style:text-properties officeooo:rsid="208a4fcb"/>
    </style:style>
    <style:style style:name="T1480" style:family="text">
      <style:text-properties officeooo:rsid="19e9635b"/>
    </style:style>
    <style:style style:name="T1481" style:family="text">
      <style:text-properties officeooo:rsid="19e8a416"/>
    </style:style>
    <style:style style:name="T1482" style:family="text">
      <style:text-properties officeooo:rsid="22d5cebb"/>
    </style:style>
    <style:style style:name="T1483" style:family="text">
      <style:text-properties officeooo:rsid="1d8623ba"/>
    </style:style>
    <style:style style:name="T1484" style:family="text">
      <style:text-properties officeooo:rsid="22d8a962"/>
    </style:style>
    <style:style style:name="T1485" style:family="text">
      <style:text-properties officeooo:rsid="1dd51cea"/>
    </style:style>
    <style:style style:name="T1486" style:family="text">
      <style:text-properties officeooo:rsid="2169e26d"/>
    </style:style>
    <style:style style:name="T1487" style:family="text">
      <style:text-properties officeooo:rsid="22ed6980"/>
    </style:style>
    <style:style style:name="T1488" style:family="text">
      <style:text-properties officeooo:rsid="22eeb167"/>
    </style:style>
    <style:style style:name="T1489" style:family="text">
      <style:text-properties officeooo:rsid="1c81d622"/>
    </style:style>
    <style:style style:name="T1490" style:family="text">
      <style:text-properties officeooo:rsid="1fc9e812"/>
    </style:style>
    <style:style style:name="T1491" style:family="text">
      <style:text-properties officeooo:rsid="151cf1f3"/>
    </style:style>
    <style:style style:name="T1492" style:family="text">
      <style:text-properties officeooo:rsid="1caca17b"/>
    </style:style>
    <style:style style:name="T1493" style:family="text">
      <style:text-properties officeooo:rsid="231ebc47"/>
    </style:style>
    <style:style style:name="T1494" style:family="text">
      <style:text-properties officeooo:rsid="2333a4c4"/>
    </style:style>
    <style:style style:name="T1495" style:family="text">
      <style:text-properties officeooo:rsid="233a4f3d"/>
    </style:style>
    <style:style style:name="T1496" style:family="text">
      <style:text-properties officeooo:rsid="233f7757"/>
    </style:style>
    <style:style style:name="T1497" style:family="text">
      <style:text-properties officeooo:rsid="23463cdb"/>
    </style:style>
    <style:style style:name="T1498" style:family="text">
      <style:text-properties officeooo:rsid="23606f53"/>
    </style:style>
    <style:style style:name="T1499" style:family="text">
      <style:text-properties officeooo:rsid="17e9c691"/>
    </style:style>
    <style:style style:name="T1500" style:family="text">
      <style:text-properties officeooo:rsid="17e4812a"/>
    </style:style>
    <style:style style:name="T1501" style:family="text">
      <style:text-properties officeooo:rsid="17e64274"/>
    </style:style>
    <style:style style:name="T1502" style:family="text">
      <style:text-properties officeooo:rsid="17eb9e84"/>
    </style:style>
    <style:style style:name="T1503" style:family="text">
      <style:text-properties officeooo:rsid="180917aa"/>
    </style:style>
    <style:style style:name="T1504" style:family="text">
      <style:text-properties officeooo:rsid="15247c1a"/>
    </style:style>
    <style:style style:name="T1505" style:family="text">
      <style:text-properties officeooo:rsid="1536ee61"/>
    </style:style>
    <style:style style:name="T1506" style:family="text">
      <style:text-properties officeooo:rsid="1b1a5bf4"/>
    </style:style>
    <style:style style:name="T1507" style:family="text">
      <style:text-properties officeooo:rsid="1d97e66e"/>
    </style:style>
    <style:style style:name="T1508" style:family="text">
      <style:text-properties officeooo:rsid="2386865e"/>
    </style:style>
    <style:style style:name="T1509" style:family="text">
      <style:text-properties officeooo:rsid="23873f44"/>
    </style:style>
    <style:style style:name="T1510" style:family="text">
      <style:text-properties officeooo:rsid="1b1d074d"/>
    </style:style>
    <style:style style:name="T1511" style:family="text">
      <style:text-properties officeooo:rsid="238d8684"/>
    </style:style>
    <style:style style:name="T1512" style:family="text">
      <style:text-properties officeooo:rsid="1aff31d1"/>
    </style:style>
    <style:style style:name="T1513" style:family="text">
      <style:text-properties officeooo:rsid="2399c31b"/>
    </style:style>
    <style:style style:name="T1514" style:family="text">
      <style:text-properties officeooo:rsid="239a982f"/>
    </style:style>
    <style:style style:name="T1515" style:family="text">
      <style:text-properties officeooo:rsid="239e876b"/>
    </style:style>
    <style:style style:name="T1516" style:family="text">
      <style:text-properties officeooo:rsid="1b9fea33"/>
    </style:style>
    <style:style style:name="T1517" style:family="text">
      <style:text-properties officeooo:rsid="23a2c200"/>
    </style:style>
    <style:style style:name="T1518" style:family="text">
      <style:text-properties officeooo:rsid="202e522f"/>
    </style:style>
    <style:style style:name="T1519" style:family="text">
      <style:text-properties officeooo:rsid="23ab46ec"/>
    </style:style>
    <style:style style:name="T1520" style:family="text">
      <style:text-properties officeooo:rsid="23b57a7f"/>
    </style:style>
    <style:style style:name="T1521" style:family="text">
      <style:text-properties officeooo:rsid="23b85347"/>
    </style:style>
    <style:style style:name="T1522" style:family="text">
      <style:text-properties officeooo:rsid="23bff578"/>
    </style:style>
    <style:style style:name="T1523" style:family="text">
      <style:text-properties officeooo:rsid="17bec376"/>
    </style:style>
    <style:style style:name="T1524" style:family="text">
      <style:text-properties officeooo:rsid="23c27c01"/>
    </style:style>
    <style:style style:name="T1525" style:family="text">
      <style:text-properties officeooo:rsid="23c3c19d"/>
    </style:style>
    <style:style style:name="T1526" style:family="text">
      <style:text-properties officeooo:rsid="1927fafa"/>
    </style:style>
    <style:style style:name="T1527" style:family="text">
      <style:text-properties officeooo:rsid="23d49a56"/>
    </style:style>
    <style:style style:name="T1528" style:family="text">
      <style:text-properties officeooo:rsid="19100872"/>
    </style:style>
    <style:style style:name="T1529" style:family="text">
      <style:text-properties officeooo:rsid="23db23da"/>
    </style:style>
    <style:style style:name="T1530" style:family="text">
      <style:text-properties officeooo:rsid="23e03aea"/>
    </style:style>
    <style:style style:name="T1531" style:family="text">
      <style:text-properties officeooo:rsid="23e211c1"/>
    </style:style>
    <style:style style:name="T1532" style:family="text">
      <style:text-properties officeooo:rsid="23e64d71"/>
    </style:style>
    <style:style style:name="T1533" style:family="text">
      <style:text-properties officeooo:rsid="1c8b645a"/>
    </style:style>
    <style:style style:name="T1534" style:family="text">
      <style:text-properties officeooo:rsid="23eb9480"/>
    </style:style>
    <style:style style:name="T1535" style:family="text">
      <style:text-properties officeooo:rsid="23ef8d18"/>
    </style:style>
    <style:style style:name="T1536" style:family="text">
      <style:text-properties officeooo:rsid="23f219d6"/>
    </style:style>
    <style:style style:name="T1537" style:family="text">
      <style:text-properties officeooo:rsid="23fb4823"/>
    </style:style>
    <style:style style:name="T1538" style:family="text">
      <style:text-properties officeooo:rsid="1c6224b1"/>
    </style:style>
    <style:style style:name="T1539" style:family="text">
      <style:text-properties officeooo:rsid="1bca54bf"/>
    </style:style>
    <style:style style:name="T1540" style:family="text">
      <style:text-properties officeooo:rsid="1b9d2f1b"/>
    </style:style>
    <style:style style:name="T1541" style:family="text">
      <style:text-properties officeooo:rsid="1b9e4095"/>
    </style:style>
    <style:style style:name="T1542" style:family="text">
      <style:text-properties officeooo:rsid="240c73a9"/>
    </style:style>
    <style:style style:name="T1543" style:family="text">
      <style:text-properties officeooo:rsid="24127821"/>
    </style:style>
    <style:style style:name="T1544" style:family="text">
      <style:text-properties officeooo:rsid="24150145"/>
    </style:style>
    <style:style style:name="T1545" style:family="text">
      <style:text-properties officeooo:rsid="2424a0c0"/>
    </style:style>
    <style:style style:name="T1546" style:family="text">
      <style:text-properties officeooo:rsid="2429c1f3"/>
    </style:style>
    <style:style style:name="T1547" style:family="text">
      <style:text-properties officeooo:rsid="242a5b54"/>
    </style:style>
    <style:style style:name="T1548" style:family="text">
      <style:text-properties officeooo:rsid="242b361d"/>
    </style:style>
    <style:style style:name="T1549" style:family="text">
      <style:text-properties officeooo:rsid="2445a787"/>
    </style:style>
    <style:style style:name="T1550" style:family="text">
      <style:text-properties officeooo:rsid="2446ba65"/>
    </style:style>
    <style:style style:name="T1551" style:family="text">
      <style:text-properties officeooo:rsid="244c432a"/>
    </style:style>
    <style:style style:name="T1552" style:family="text">
      <style:text-properties officeooo:rsid="24543bc7"/>
    </style:style>
    <style:style style:name="T1553" style:family="text">
      <style:text-properties officeooo:rsid="24596855"/>
    </style:style>
    <style:style style:name="T1554" style:family="text">
      <style:text-properties officeooo:rsid="24599a4a"/>
    </style:style>
    <style:style style:name="T1555" style:family="text">
      <style:text-properties officeooo:rsid="245a2b3f"/>
    </style:style>
    <style:style style:name="T1556" style:family="text">
      <style:text-properties officeooo:rsid="245bacb2"/>
    </style:style>
    <style:style style:name="T1557" style:family="text">
      <style:text-properties officeooo:rsid="24653a53"/>
    </style:style>
    <style:style style:name="T1558" style:family="text">
      <style:text-properties officeooo:rsid="24676d18"/>
    </style:style>
    <style:style style:name="T1559" style:family="text">
      <style:text-properties officeooo:rsid="24690068"/>
    </style:style>
    <style:style style:name="T1560" style:family="text">
      <style:text-properties officeooo:rsid="246f039d"/>
    </style:style>
    <style:style style:name="T1561" style:family="text">
      <style:text-properties officeooo:rsid="2479215f"/>
    </style:style>
    <style:style style:name="T1562" style:family="text">
      <style:text-properties officeooo:rsid="2479b562"/>
    </style:style>
    <style:style style:name="T1563" style:family="text">
      <style:text-properties officeooo:rsid="247fe130"/>
    </style:style>
    <style:style style:name="T1564" style:family="text">
      <style:text-properties officeooo:rsid="1572e53f"/>
    </style:style>
    <style:style style:name="T1565" style:family="text">
      <style:text-properties officeooo:rsid="12bdefed"/>
    </style:style>
    <style:style style:name="T1566" style:family="text">
      <style:text-properties officeooo:rsid="248d58d6"/>
    </style:style>
    <style:style style:name="T1567" style:family="text">
      <style:text-properties officeooo:rsid="249ce6a6"/>
    </style:style>
    <style:style style:name="T1568" style:family="text">
      <style:text-properties officeooo:rsid="24a08fdb"/>
    </style:style>
    <style:style style:name="T1569" style:family="text">
      <style:text-properties officeooo:rsid="24a0d12c"/>
    </style:style>
    <style:style style:name="T1570" style:family="text">
      <style:text-properties officeooo:rsid="24a2ad79"/>
    </style:style>
    <style:style style:name="T1571" style:family="text">
      <style:text-properties officeooo:rsid="24a581b4"/>
    </style:style>
    <style:style style:name="T1572" style:family="text">
      <style:text-properties officeooo:rsid="23128a35"/>
    </style:style>
    <style:style style:name="T1573" style:family="text">
      <style:text-properties officeooo:rsid="24ab3122"/>
    </style:style>
    <style:style style:name="T1574" style:family="text">
      <style:text-properties officeooo:rsid="24aefa19"/>
    </style:style>
    <style:style style:name="T1575" style:family="text">
      <style:text-properties officeooo:rsid="24c8c3c2"/>
    </style:style>
    <style:style style:name="T1576" style:family="text">
      <style:text-properties officeooo:rsid="24cef1df"/>
    </style:style>
    <style:style style:name="T1577" style:family="text">
      <style:text-properties officeooo:rsid="24cfd3fa"/>
    </style:style>
    <style:style style:name="T1578" style:family="text">
      <style:text-properties officeooo:rsid="20adc998"/>
    </style:style>
    <style:style style:name="T1579" style:family="text">
      <style:text-properties officeooo:rsid="24da47ce"/>
    </style:style>
    <style:style style:name="T1580" style:family="text">
      <style:text-properties officeooo:rsid="24dba9f3"/>
    </style:style>
    <style:style style:name="T1581" style:family="text">
      <style:text-properties officeooo:rsid="18f8f928"/>
    </style:style>
    <style:style style:name="T1582" style:family="text">
      <style:text-properties officeooo:rsid="24f967ca"/>
    </style:style>
    <style:style style:name="T1583" style:family="text">
      <style:text-properties officeooo:rsid="250c307e"/>
    </style:style>
    <style:style style:name="T1584" style:family="text">
      <style:text-properties officeooo:rsid="250d19cf"/>
    </style:style>
    <style:style style:name="T1585" style:family="text">
      <style:text-properties officeooo:rsid="251521f8"/>
    </style:style>
    <style:style style:name="T1586" style:family="text">
      <style:text-properties officeooo:rsid="2517bf42"/>
    </style:style>
    <style:style style:name="T1587" style:family="text">
      <style:text-properties officeooo:rsid="251ce297"/>
    </style:style>
    <style:style style:name="T1588" style:family="text">
      <style:text-properties officeooo:rsid="252b1a45"/>
    </style:style>
    <style:style style:name="T1589" style:family="text">
      <style:text-properties officeooo:rsid="252d6966"/>
    </style:style>
    <style:style style:name="T1590" style:family="text">
      <style:text-properties officeooo:rsid="25307186"/>
    </style:style>
    <style:style style:name="T1591" style:family="text">
      <style:text-properties officeooo:rsid="2530f8e7"/>
    </style:style>
    <style:style style:name="T1592" style:family="text">
      <style:text-properties officeooo:rsid="2531cc25"/>
    </style:style>
    <style:style style:name="T1593" style:family="text">
      <style:text-properties officeooo:rsid="253467f0"/>
    </style:style>
    <style:style style:name="T1594" style:family="text">
      <style:text-properties officeooo:rsid="2538f9a2"/>
    </style:style>
    <style:style style:name="T1595" style:family="text">
      <style:text-properties officeooo:rsid="253d1fad"/>
    </style:style>
    <style:style style:name="T1596" style:family="text">
      <style:text-properties officeooo:rsid="2542d092"/>
    </style:style>
    <style:style style:name="T1597" style:family="text">
      <style:text-properties officeooo:rsid="254ec293"/>
    </style:style>
    <style:style style:name="T1598" style:family="text">
      <style:text-properties officeooo:rsid="255d7a7b"/>
    </style:style>
    <style:style style:name="T1599" style:family="text">
      <style:text-properties officeooo:rsid="256bef52"/>
    </style:style>
    <style:style style:name="T1600" style:family="text">
      <style:text-properties officeooo:rsid="25795465"/>
    </style:style>
    <style:style style:name="T1601" style:family="text">
      <style:text-properties officeooo:rsid="2585015a"/>
    </style:style>
    <style:style style:name="T1602" style:family="text">
      <style:text-properties officeooo:rsid="25865f94"/>
    </style:style>
    <style:style style:name="T1603" style:family="text">
      <style:text-properties officeooo:rsid="258814b5"/>
    </style:style>
    <style:style style:name="T1604" style:family="text">
      <style:text-properties officeooo:rsid="258994be"/>
    </style:style>
    <style:style style:name="T1605" style:family="text">
      <style:text-properties officeooo:rsid="25908b83"/>
    </style:style>
    <style:style style:name="T1606" style:family="text">
      <style:text-properties officeooo:rsid="259386b0"/>
    </style:style>
    <style:style style:name="T1607" style:family="text">
      <style:text-properties officeooo:rsid="259b71c0"/>
    </style:style>
    <style:style style:name="T1608" style:family="text">
      <style:text-properties officeooo:rsid="259bc7c0"/>
    </style:style>
    <style:style style:name="T1609" style:family="text">
      <style:text-properties officeooo:rsid="259d8d04"/>
    </style:style>
    <style:style style:name="T1610" style:family="text">
      <style:text-properties officeooo:rsid="259e94ab"/>
    </style:style>
    <style:style style:name="T1611" style:family="text">
      <style:text-properties officeooo:rsid="259f6000"/>
    </style:style>
    <style:style style:name="T1612" style:family="text">
      <style:text-properties officeooo:rsid="25a35d3d"/>
    </style:style>
    <style:style style:name="T1613" style:family="text">
      <style:text-properties officeooo:rsid="25ac128e"/>
    </style:style>
    <style:style style:name="T1614" style:family="text">
      <style:text-properties officeooo:rsid="25acc26c"/>
    </style:style>
    <style:style style:name="T1615" style:family="text">
      <style:text-properties officeooo:rsid="25ae1aba"/>
    </style:style>
    <style:style style:name="T1616" style:family="text">
      <style:text-properties officeooo:rsid="25ae2cd6"/>
    </style:style>
    <style:style style:name="T1617" style:family="text">
      <style:text-properties officeooo:rsid="25afa011"/>
    </style:style>
    <style:style style:name="T1618" style:family="text">
      <style:text-properties officeooo:rsid="25b040a3"/>
    </style:style>
    <style:style style:name="T1619" style:family="text">
      <style:text-properties officeooo:rsid="21960d9a"/>
    </style:style>
    <style:style style:name="T1620" style:family="text">
      <style:text-properties officeooo:rsid="25b3c65c"/>
    </style:style>
    <style:style style:name="T1621" style:family="text">
      <style:text-properties officeooo:rsid="25b576fa"/>
    </style:style>
    <style:style style:name="T1622" style:family="text">
      <style:text-properties officeooo:rsid="25b8e817"/>
    </style:style>
    <style:style style:name="T1623" style:family="text">
      <style:text-properties officeooo:rsid="25c56f65"/>
    </style:style>
    <style:style style:name="T1624" style:family="text">
      <style:text-properties officeooo:rsid="25c912a7"/>
    </style:style>
    <style:style style:name="T1625" style:family="text">
      <style:text-properties officeooo:rsid="25d44de5"/>
    </style:style>
    <style:style style:name="T1626" style:family="text">
      <style:text-properties officeooo:rsid="1fc5713b"/>
    </style:style>
    <style:style style:name="T1627" style:family="text">
      <style:text-properties officeooo:rsid="25dd5ddb"/>
    </style:style>
    <style:style style:name="T1628" style:family="text">
      <style:text-properties officeooo:rsid="25dfe54b"/>
    </style:style>
    <style:style style:name="T1629" style:family="text">
      <style:text-properties officeooo:rsid="25e2bb11"/>
    </style:style>
    <style:style style:name="T1630" style:family="text">
      <style:text-properties officeooo:rsid="25ea331a"/>
    </style:style>
    <style:style style:name="T1631" style:family="text">
      <style:text-properties officeooo:rsid="25ee6a96"/>
    </style:style>
    <style:style style:name="T1632" style:family="text">
      <style:text-properties officeooo:rsid="25efe105"/>
    </style:style>
    <style:style style:name="T1633" style:family="text">
      <style:text-properties officeooo:rsid="25f1ebf9"/>
    </style:style>
    <style:style style:name="T1634" style:family="text">
      <style:text-properties officeooo:rsid="25f386e9"/>
    </style:style>
    <style:style style:name="T1635" style:family="text">
      <style:text-properties officeooo:rsid="25f44113"/>
    </style:style>
    <style:style style:name="T1636" style:family="text">
      <style:text-properties officeooo:rsid="25f8f740"/>
    </style:style>
    <style:style style:name="T1637" style:family="text">
      <style:text-properties officeooo:rsid="25f94849"/>
    </style:style>
    <style:style style:name="T1638" style:family="text">
      <style:text-properties officeooo:rsid="25fb82e6"/>
    </style:style>
    <style:style style:name="T1639" style:family="text">
      <style:text-properties officeooo:rsid="25fd6506"/>
    </style:style>
    <style:style style:name="T1640" style:family="text">
      <style:text-properties officeooo:rsid="25ff768f"/>
    </style:style>
    <style:style style:name="T1641" style:family="text">
      <style:text-properties officeooo:rsid="2604b2f7"/>
    </style:style>
    <style:style style:name="T1642" style:family="text">
      <style:text-properties officeooo:rsid="2605823d"/>
    </style:style>
    <style:style style:name="T1643" style:family="text">
      <style:text-properties officeooo:rsid="26063359"/>
    </style:style>
    <style:style style:name="T1644" style:family="text">
      <style:text-properties officeooo:rsid="260ddd58"/>
    </style:style>
    <style:style style:name="T1645" style:family="text">
      <style:text-properties officeooo:rsid="260f679c"/>
    </style:style>
    <style:style style:name="T1646" style:family="text">
      <style:text-properties officeooo:rsid="26110261"/>
    </style:style>
    <style:style style:name="T1647" style:family="text">
      <style:text-properties officeooo:rsid="2616d6e4"/>
    </style:style>
    <style:style style:name="T1648" style:family="text">
      <style:text-properties officeooo:rsid="2617d30d"/>
    </style:style>
    <style:style style:name="T1649" style:family="text">
      <style:text-properties officeooo:rsid="261b0658"/>
    </style:style>
    <style:style style:name="T1650" style:family="text">
      <style:text-properties officeooo:rsid="2633efee"/>
    </style:style>
    <style:style style:name="T1651" style:family="text">
      <style:text-properties officeooo:rsid="2638215c"/>
    </style:style>
    <style:style style:name="T1652" style:family="text">
      <style:text-properties officeooo:rsid="263bfe87"/>
    </style:style>
    <style:style style:name="T1653" style:family="text">
      <style:text-properties officeooo:rsid="26403531"/>
    </style:style>
    <style:style style:name="T1654" style:family="text">
      <style:text-properties officeooo:rsid="2640cc31"/>
    </style:style>
    <style:style style:name="T1655" style:family="text">
      <style:text-properties officeooo:rsid="26422cf4"/>
    </style:style>
    <style:style style:name="T1656" style:family="text">
      <style:text-properties officeooo:rsid="26471ce4"/>
    </style:style>
    <style:style style:name="T1657" style:family="text">
      <style:text-properties officeooo:rsid="26580959"/>
    </style:style>
    <style:style style:name="T1658" style:family="text">
      <style:text-properties officeooo:rsid="2659c3f5"/>
    </style:style>
    <style:style style:name="T1659" style:family="text">
      <style:text-properties officeooo:rsid="26601ee3"/>
    </style:style>
    <style:style style:name="T1660" style:family="text">
      <style:text-properties officeooo:rsid="266051a0"/>
    </style:style>
    <style:style style:name="T1661" style:family="text">
      <style:text-properties officeooo:rsid="2662c4f3"/>
    </style:style>
    <style:style style:name="T1662" style:family="text">
      <style:text-properties officeooo:rsid="266e12c9"/>
    </style:style>
    <style:style style:name="T1663" style:family="text">
      <style:text-properties officeooo:rsid="266fa8fe"/>
    </style:style>
    <style:style style:name="T1664" style:family="text">
      <style:text-properties officeooo:rsid="2671fb12"/>
    </style:style>
    <style:style style:name="T1665" style:family="text">
      <style:text-properties officeooo:rsid="267200fc"/>
    </style:style>
    <style:style style:name="T1666" style:family="text">
      <style:text-properties officeooo:rsid="267237ab"/>
    </style:style>
    <style:style style:name="T1667" style:family="text">
      <style:text-properties officeooo:rsid="26755ab7"/>
    </style:style>
    <style:style style:name="T1668" style:family="text">
      <style:text-properties officeooo:rsid="26764fc1"/>
    </style:style>
    <style:style style:name="T1669" style:family="text">
      <style:text-properties officeooo:rsid="267725cd"/>
    </style:style>
    <style:style style:name="T1670" style:family="text">
      <style:text-properties officeooo:rsid="2697720b"/>
    </style:style>
    <style:style style:name="T1671" style:family="text">
      <style:text-properties officeooo:rsid="26989a2f"/>
    </style:style>
    <style:style style:name="T1672" style:family="text">
      <style:text-properties officeooo:rsid="269dc869"/>
    </style:style>
    <style:style style:name="T1673" style:family="text">
      <style:text-properties officeooo:rsid="26a2c07e"/>
    </style:style>
    <style:style style:name="T1674" style:family="text">
      <style:text-properties officeooo:rsid="26a4e844"/>
    </style:style>
    <style:style style:name="T1675" style:family="text">
      <style:text-properties officeooo:rsid="26a694d9"/>
    </style:style>
    <style:style style:name="T1676" style:family="text">
      <style:text-properties officeooo:rsid="26b833f0"/>
    </style:style>
    <style:style style:name="T1677" style:family="text">
      <style:text-properties officeooo:rsid="26c2ee38"/>
    </style:style>
    <style:style style:name="T1678" style:family="text">
      <style:text-properties officeooo:rsid="26c8cb7a"/>
    </style:style>
    <style:style style:name="T1679" style:family="text">
      <style:text-properties officeooo:rsid="26d36516"/>
    </style:style>
    <style:style style:name="T1680" style:family="text">
      <style:text-properties officeooo:rsid="26d7526d"/>
    </style:style>
    <style:style style:name="T1681" style:family="text">
      <style:text-properties officeooo:rsid="26e7fa1f"/>
    </style:style>
    <style:style style:name="T1682" style:family="text">
      <style:text-properties officeooo:rsid="26f34754"/>
    </style:style>
    <style:style style:name="T1683" style:family="text">
      <style:text-properties officeooo:rsid="26f505f0"/>
    </style:style>
    <style:style style:name="T1684" style:family="text">
      <style:text-properties officeooo:rsid="26fbf756"/>
    </style:style>
    <style:style style:name="T1685" style:family="text">
      <style:text-properties officeooo:rsid="270ccdb0"/>
    </style:style>
    <style:style style:name="T1686" style:family="text">
      <style:text-properties officeooo:rsid="270db580"/>
    </style:style>
    <style:style style:name="T1687" style:family="text">
      <style:text-properties officeooo:rsid="27159c3b"/>
    </style:style>
    <style:style style:name="T1688" style:family="text">
      <style:text-properties officeooo:rsid="27309ce7"/>
    </style:style>
    <style:style style:name="T1689" style:family="text">
      <style:text-properties officeooo:rsid="2735fc92"/>
    </style:style>
    <style:style style:name="T1690" style:family="text">
      <style:text-properties officeooo:rsid="2745d62c"/>
    </style:style>
    <style:style style:name="T1691" style:family="text">
      <style:text-properties officeooo:rsid="274d0b38"/>
    </style:style>
    <style:style style:name="T1692" style:family="text">
      <style:text-properties officeooo:rsid="2750f31d"/>
    </style:style>
    <style:style style:name="T1693" style:family="text">
      <style:text-properties officeooo:rsid="2753c3f1"/>
    </style:style>
    <style:style style:name="T1694" style:family="text">
      <style:text-properties officeooo:rsid="275aa269"/>
    </style:style>
    <style:style style:name="T1695" style:family="text">
      <style:text-properties officeooo:rsid="27683e90"/>
    </style:style>
    <style:style style:name="T1696" style:family="text">
      <style:text-properties officeooo:rsid="276a2cb5"/>
    </style:style>
    <style:style style:name="T1697" style:family="text">
      <style:text-properties officeooo:rsid="2774da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3">Z<text:span text:style-name="T1628">atopený</text:span></text:p>
      <text:p text:style-name="P180">důl</text:p>
      <text:p text:style-name="P106"/>
      <text:p text:style-name="P106"/>
      <text:p text:style-name="P107">dobrodružství pro hru</text:p>
      <text:p text:style-name="P266">D<text:span text:style-name="T1628">račák</text:span></text:p>
      <text:p text:style-name="P265"/>
      <text:p text:style-name="P267">podle staré školy</text:p>
      <text:p text:style-name="P264"/>
      <text:p text:style-name="P264"/>
      <text:p text:style-name="P263"/>
      <text:p text:style-name="P263"/>
      <text:p text:style-name="P263"/>
      <text:p text:style-name="P263"/>
      <text:p text:style-name="P263"/>
      <text:p text:style-name="P263"/>
      <text:p text:style-name="P263"/>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72"><text:a xlink:type="simple" xlink:href="#__RefHeading___Toc8504_2080814256" text:style-name="Internet_20_link" text:visited-style-name="Internet_20_link">Nápady</text:a><text:tab/>4</text:p>
          <text:p text:style-name="P272"><text:a xlink:type="simple" xlink:href="#__RefHeading___Toc8506_2080814256" text:style-name="Internet_20_link" text:visited-style-name="Internet_20_link">Úvahy</text:a><text:tab/>5</text:p>
          <text:p text:style-name="P272"><text:a xlink:type="simple" xlink:href="#__RefHeading___Toc8508_2080814256" text:style-name="Internet_20_link" text:visited-style-name="Internet_20_link">Příběh</text:a><text:tab/>6</text:p>
          <text:p text:style-name="P272"><text:a xlink:type="simple" xlink:href="#__RefHeading___Toc8510_2080814256" text:style-name="Internet_20_link" text:visited-style-name="Internet_20_link">Podzemí</text:a><text:tab/>8</text:p>
          <text:p text:style-name="P272"><text:a xlink:type="simple" xlink:href="#__RefHeading___Toc8512_2080814256" text:style-name="Internet_20_link" text:visited-style-name="Internet_20_link">Nestvůry</text:a><text:tab/>9</text:p>
          <text:p text:style-name="P272"><text:a xlink:type="simple" xlink:href="#__RefHeading___Toc8514_2080814256" text:style-name="Internet_20_link" text:visited-style-name="Internet_20_link">TODO</text:a><text:tab/>10</text:p>
          <text:p text:style-name="P272"><text:a xlink:type="simple" xlink:href="#__RefHeading___Toc5355_3707205463" text:style-name="Internet_20_link" text:visited-style-name="Internet_20_link">Úvod</text:a><text:tab/>12</text:p>
          <text:p text:style-name="P273"><text:a xlink:type="simple" xlink:href="#__RefHeading___Toc5359_3707205463" text:style-name="Internet_20_link" text:visited-style-name="Internet_20_link">O⁠ čem je toto dobrodružství</text:a><text:tab/>13</text:p>
          <text:p text:style-name="P273"><text:a xlink:type="simple" xlink:href="#__RefHeading___Toc22606_2617596474" text:style-name="Internet_20_link" text:visited-style-name="Internet_20_link">Příprava na hru</text:a><text:tab/>14</text:p>
          <text:p text:style-name="P273"><text:a xlink:type="simple" xlink:href="#__RefHeading___Toc22608_2617596474" text:style-name="Internet_20_link" text:visited-style-name="Internet_20_link">Vedení hry</text:a><text:tab/>14</text:p>
          <text:p text:style-name="P272"><text:a xlink:type="simple" xlink:href="#__RefHeading___Toc4675_1563740365" text:style-name="Internet_20_link" text:visited-style-name="Internet_20_link">Začátek hry</text:a><text:tab/>17</text:p>
          <text:p text:style-name="P272"><text:a xlink:type="simple" xlink:href="#__RefHeading___Toc5369_3707205463" text:style-name="Internet_20_link" text:visited-style-name="Internet_20_link">Místnosti</text:a><text:tab/>18</text:p>
          <text:p text:style-name="P273"><text:a xlink:type="simple" xlink:href="#__RefHeading___Toc2924_1905480466" text:style-name="Internet_20_link" text:visited-style-name="Internet_20_link">Trosky pevnosti</text:a><text:tab/>19</text:p>
          <text:p text:style-name="P273"><text:a xlink:type="simple" xlink:href="#__RefHeading___Toc2926_1905480466" text:style-name="Internet_20_link" text:visited-style-name="Internet_20_link">První podzemní patro</text:a><text:tab/>26</text:p>
          <text:p text:style-name="P273"><text:a xlink:type="simple" xlink:href="#__RefHeading___Toc2928_1905480466" text:style-name="Internet_20_link" text:visited-style-name="Internet_20_link">Druhé podzemní patro</text:a><text:tab/>43</text:p>
          <text:p text:style-name="P272"><text:a xlink:type="simple" xlink:href="#__RefHeading___Toc2930_1905480466" text:style-name="Internet_20_link" text:visited-style-name="Internet_20_link">Konec dobrodružství</text:a><text:tab/>68</text:p>
          <text:p text:style-name="P273"><text:a xlink:type="simple" xlink:href="#__RefHeading___Toc5831_1424409582" text:style-name="Internet_20_link" text:visited-style-name="Internet_20_link">Cena pokladů</text:a><text:tab/>68</text:p>
        </text:index-body>
      </text:table-of-content>
      <text:p text:style-name="P259"/>
      <text:p text:style-name="P171"/>
      <text:p text:style-name="P171"/>
      <text:p text:style-name="P171"/>
      <text:p text:style-name="P171"/>
      <text:p text:style-name="P4"/>
      <text:p text:style-name="P4"/>
      <text:p text:style-name="P4">Verze 0.<text:span text:style-name="T1596">2</text:span></text:p>
      <text:p text:style-name="P259">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22" text:outline-level="1">TODO</text:h>
      <text:list xml:id="list247620268" text:style-name="L1">
        <text:list-item>
          <text:p text:style-name="P424">Dát do podzemí aspoň jedno starotrpaslické kouzlo (odměnu za znalost starotrpasličtiny).</text:p>
        </text:list-item>
        <text:list-item>
          <text:p text:style-name="P425">Vyrobit text se zápisky z úvodního výzkumu (buď ho nějaká z postav udělala sama, nebo ho družině dá zadavatel <text:span text:style-name="T1666">úkolu</text:span>).</text:p>
        </text:list-item>
        <text:list-item>
          <text:p text:style-name="P426">Ve vnitřní šachtě nemůžou bejt žebříky – <text:span text:style-name="T1668">nedávalo by pak smysl, aby tamtudy trpaslík šplhal nahoru.</text:span></text:p>
          <text:list>
            <text:list-item>
              <text:p text:style-name="P427">Nebo holt zruším šp<text:span text:style-name="T1669">l</text:span>hajícího trpaslíka, no.</text:p>
            </text:list-item>
            <text:list-item>
              <text:p text:style-name="P428">Mohl bych ho přesunout až dál do jeskyně. Tj. vrátit se k původnímu plánu, že šplhal nahoru (do chrámu) a až tam ho něco sejmulo.</text:p>
            </text:list-item>
            <text:list-item>
              <text:p text:style-name="P428">Chrám by tudíž musel bejt na vysokym podstavci nebo tak něco – což ale není nic proti ničemu.</text:p>
            </text:list-item>
          </text:list>
        </text:list-item>
      </text:list>
      <text:h text:style-name="P409" text:outline-level="1">Karty</text:h>
      <text:p text:style-name="P246">Runa věčnosti</text:p>
      <text:p text:style-name="P246"/>
      <text:p text:style-name="P246">Zlobří kladivo</text:p>
      <text:p text:style-name="P246"/>
      <text:p text:style-name="P248">Masožravá houba + picture</text:p>
      <text:p text:style-name="P248">Rzivý netvor + picture</text:p>
      <text:p text:style-name="P248">Zlobr + picture</text:p>
      <text:p text:style-name="P246"/>
      <text:p text:style-name="P246">Mosazný klíč (jsou dva, karta stačí jedna)</text:p>
      <text:p text:style-name="P256">Malý železný klíč</text:p>
      <text:p text:style-name="P256"/>
      <text:p text:style-name="P246">Zlatá soška žáby</text:p>
      <text:p text:style-name="P246">Smaragdový náhrdelník</text:p>
      <text:p text:style-name="P258">Přívěsek se sekerou</text:p>
      <text:h text:style-name="P410" text:outline-level="1">Poznámky</text:h>
      <text:p text:style-name="P220">Štola je to, co se razí při kutání.</text:p>
      <text:p text:style-name="P220">Šachta vede kolmo dolů.</text:p>
      <text:p text:style-name="P221">Říkat „zlobr“ místo „troll“? <text:span text:style-name="T1695">Jo.</text:span></text:p>
      <text:h text:style-name="P411" text:outline-level="1"><text:bookmark-start text:name="__RefHeading___Toc8504_2080814256"/>Nápady<text:bookmark-end text:name="__RefHeading___Toc8504_2080814256"/></text:h>
      <text:p text:style-name="P204"><text:span text:style-name="T1662">+ </text:span>Skřeti používají na převážení těžkého nákladu obří ploštice (naložej jim to na záda a pak je říd<text:span text:style-name="T1655">ě</text:span>j nejspíš táhlama – <text:span text:style-name="T1640">možná spíš poklepáváním na stranu krunýře</text:span>).</text:p>
      <text:h text:style-name="P412" text:outline-level="1"><text:bookmark-start text:name="__RefHeading___Toc8506_2080814256"/>Úvahy<text:bookmark-end text:name="__RefHeading___Toc8506_2080814256"/></text:h>
      <text:p text:style-name="P226">Trpaslíci <text:span text:style-name="T1696">(spíš skřeti)</text:span> používali obří brouky na dolování<text:line-break/>- někde by měla bejt místnost, kde choval<text:span text:style-name="T1657">i</text:span> larvy.<text:line-break/>- <text:span text:style-name="T1657">a možná nějaký „broučí stáje“<text:line-break/>- plus nějakej výkaz o dodávce nových larev nebo tak (to ke skřetům nesedí).</text:span></text:p>
      <text:p text:style-name="P226"/>
      <text:p text:style-name="P227">Počet lokací v Pevnosti:<text:line-break/>- Celkem: 39<text:line-break/>- Kecací: 1 <text:span text:style-name="T1660">(trpaslice)</text:span><text:line-break/>- Bojové: 6 (mimik, huňáči, sochy, pavouk, malé ještěrky, velká ještěrka)<text:line-break/>- <text:span text:style-name="T1661">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57">Počet lokací v dole:<text:line-break/>- <text:span text:style-name="T1659">Celkem: ?<text:line-break/>- Kecací:<text:line-break/>- Bojové: (troll, brouk, larvy, rzivý netvor...)<text:line-break/>- Pasti:<text:line-break/><text:tab/>houba<text:line-break/><text:tab/>zapasťovaný finální poklad?<text:line-break/><text:tab/>past na trezoru v bejváku šéfa dolu? (skříň asi zapastěná nebude, </text:span><text:soft-page-break/><text:span text:style-name="T1659">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413" text:outline-level="1">NPCs</text:h>
      <text:p text:style-name="P237">Bregen – šéf trpaslíků.</text:p>
      <text:h text:style-name="P414" text:outline-level="1"><text:span text:style-name="T1664">Ú</text:span>vod</text:h>
      <text:h text:style-name="Heading_20_2" text:outline-level="2">Starotrpasličtina</text:h>
      <text:p text:style-name="P228">Některá z postav by ji měla umět. <text:span text:style-name="T1665">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789321116" text:style-name="L2">
        <text:list-item>
          <text:p text:style-name="P430">Můžeš ji nějakému hráči nabídnout s tím, že ji „zaplatí“ až při dalším přestupu.</text:p>
          <text:list>
            <text:list-item>
              <text:p text:style-name="P429"/>
            </text:list-item>
          </text:list>
        </text:list-item>
      </text:list>
      <text:p text:style-name="P228">- Pokud se ji nikdo nebude chtít naučit, někdo mocný (ten, kdo je na výpravu poslal) půjčí postavám kouzelný předmět (čelenku, asi?), který umožní starotrpasličtině rozumět. Po návratu zpět ho ale bude chtít vrátit. <text:span text:style-name="T1663">TODO: V tom případě by z dolu taky něco měl chtít – třeba všechny staré texty, co tam postavy najdou.</text:span></text:p>
      <text:h text:style-name="P415" text:outline-level="1"><text:bookmark-start text:name="__RefHeading___Toc8508_2080814256"/>Příběh<text:bookmark-end text:name="__RefHeading___Toc8508_2080814256"/></text:h>
      <text:p text:style-name="P211">Recap:</text:p>
      <text:p text:style-name="P211">Skupina starotrpaslíků založila důl na místě, kde nic moc zajímavého k dolování nebylo. Jejich skutečným cílem bylo, dostat se k ruinám staré civilizace.</text:p>
      <text:p text:style-name="P213">Trpaslík, kterej to spunktoval, nejdřív žádal krále o povolení k průzkumu starých ruin, ale nedostal ho. Šel na to teda jinak a místo toho si zažádal o otevření dolu.</text:p>
      <text:p text:style-name="P214">K ruinám se skutečně <text:s/>prokopali, ale sežral je rzivý netvor.</text:p>
      <text:p text:style-name="P214">Po staletích důl znovu otevřeli skřeti. <text:span text:style-name="T1651">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11"/>
      <text:p text:style-name="P217">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8"><text:soft-page-break/>TODO: Skřeti tam fakt měli trolla, kterej točil kolem (trpaslíci na to původně používali kozy nebo tak něco). Ten se jim ale vzbouřil a většinu jich pobil. Při tom ale sám v dole uvíznul – <text:span text:style-name="T1652">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9"><text:span text:style-name="T296">Pozn.:</text:span> Trollí krev bude magická surovina na výrobu permanentních léčivých lektvarů <text:span text:style-name="T1656">(tady je trochu problém s tím, že dospělý troll jí má určitě přes 10 litrů)</text:span>.</text:p>
      <text:p text:style-name="P212">TODO: Zmínky o tom, že výtěžnost dolu je naprosto mizivá. Ten, kdo to platí, musí být úplnej blázen.</text:p>
      <text:p text:style-name="P213">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650">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5">TODO: Skřeti by měli otevřít nové šachty (rozdíl bude jasně vidět – tpalické mají perfektní výdřevu, možná jsou dokonce vyzděné. Skřetí mají provizorní dřevěnou).</text:p>
      <text:p text:style-name="P216"><text:soft-page-break/>TODO: V části obsazené skřety by neměl bejt loot, leda by ho u sebe měli ti skřeti (to celkem dává smysl).</text:p>
      <text:p text:style-name="P213"/>
      <text:p text:style-name="P211"/>
      <text:p text:style-name="P184"/>
      <text:p text:style-name="P184">Nágy se do dolu probouraly tak, že mocným kouzlem přivolaly Krakena (obří chobotnice). </text:p>
      <text:p text:style-name="P184"/>
      <text:p text:style-name="P185">Stylizace</text:p>
      <text:p text:style-name="P185">Trpaslíci vs nágy? Hmm..</text:p>
      <text:p text:style-name="P185">- Mohla by to být i nějaké jiná, podzemní rasa (+ giant burrower beetle). Klidně asi i goblini, ale to je dost profláknutý.</text:p>
      <text:p text:style-name="P185"/>
      <text:p text:style-name="P190">Lépe:</text:p>
      <text:p text:style-name="P190">Původně trpaslíci neválčili se skřetama, ale s někým jiným (TODO: s kým?).</text:p>
      <text:p text:style-name="P190">- skřeti důl obsadili relativně nedávno a, světe div se, pokoušejí se ho zprovoznit.</text:p>
      <text:p text:style-name="P190">- V kole tedy opravdu bude zavřený zlobr <text:span text:style-name="T1636">(zavřeli ho tam skřeti), zřejmě notně vyhládlý, protože ho skřeti moc nekrměj.</text:span></text:p>
      <text:p text:style-name="P191">(proč se nevylámal ven? Možná je zakutý do řetězů).</text:p>
      <text:p text:style-name="P191"/>
      <text:p text:style-name="P191"><text:soft-page-break/>Skřeti jsou mnohem menší lamy, než by se mohl zdát. Umějí zpracovávat železo a budou mít v dole kovárnu.</text:p>
      <text:p text:style-name="P191">- <text:span text:style-name="T1637">budou tam rozpracované skřetí zbraně</text:span></text:p>
      <text:p text:style-name="P192">TWIST: Ve skutečnosti to ne<text:span text:style-name="T1639">byl</text:span> důl, ale zástěrka pro tomb-riding (nebo vault-riding, nebo tak něco).</text:p>
      <text:p text:style-name="P192">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92">- <text:span text:style-name="T1638">skřetům ale zákaz nevadí, takže se sem v klidu nastěhovali.</text:span></text:p>
      <text:p text:style-name="P192"/>
      <text:p text:style-name="P193">Postavy asi vědí dopředu, že ten důl má být údajně zatopený.</text:p>
      <text:p text:style-name="P193">- můžou si díky tomu na to vzít magickou výbavu, třeba nějaký lektvary vodního dechu, nebo tak něco.</text:p>
      <text:h text:style-name="P416" text:outline-level="1"><text:bookmark-start text:name="__RefHeading___Toc8510_2080814256"/>Podzemí<text:bookmark-end text:name="__RefHeading___Toc8510_2080814256"/></text:h>
      <text:p text:style-name="P209">Důl je ve svahu.</text:p>
      <text:p text:style-name="P210">Dole teče potok nebo řeka<text:line-break/>- <text:span text:style-name="T1654">na ten asi kašlat, bylo by divný, že někdo stavěl důl pod potokem.</text:span></text:p>
      <text:p text:style-name="P209">Tři vchody:<text:line-break/>- těžební věží, <text:span text:style-name="T1653">kterou zprovoznili skřeti<text:line-break/>- rozbitou těžební věží</text:span><text:line-break/>- <text:span text:style-name="T1653">doupětem, které si tam někdo vyhrabal (navazuje ve svahu na původní důlní štolu, nejspíš se to do ní propadlo a zvíře to pak prohrabalo víc a rozšířilo)</text:span><text:line-break/></text:p>
      <text:p text:style-name="P186">Obří mechanismy – dřevěná ozubené kola, rumpály (možná poháněné šlapacím kolem, kde trpaslíci věznili zlobra?)</text:p>
      <text:p text:style-name="P186">- zlobr je samozřejmě dávno mrtvej (nebo ho možná propustili skřeti, kteří kdysi důl dobili a obsadili), <text:span text:style-name="T1630">ale mohl by tam bejt třeba někde nákres, nebo tak něco (poznámky o tom, že někdo zase zapomněl nakrmit zlobra?).</text:span></text:p>
      <text:p text:style-name="P187">(Ta potvora žere jen shnilý maso, kde <text:span text:style-name="T1631">h</text:span>o pořád mám brát?)</text:p>
      <text:p text:style-name="P187">- <text:span text:style-name="T1634">možná pak (nebo před tím) místo zlobra používali kozy nebo jiná čtyřnohá zvířata.</text:span></text:p>
      <text:p text:style-name="P189">(kamzíci by mohli žít někde kolem a asi by šli použít. Nebo možná mají dobrodruzi s sebou mulu nebo mezka? <text:span text:style-name="T1635">Nebo tam může bejt předmět na ovládnutí nějakýho zvířete?</text:span>)</text:p>
      <text:p text:style-name="P188"><text:soft-page-break/>Vrtný štít? <text:span text:style-name="T1632">Nebo možná nějakej magickej předmět, se kterým se dá lámat skála (obří brouci).</text:span></text:p>
      <text:p text:style-name="P205">Určitě nějaký bomby (trpaslíci používal<text:span text:style-name="T1633">i</text:span> trhaviny při dolování).</text:p>
      <text:p text:style-name="P207">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8">Možná nějaké šipkové pasti, pokud to bude dávat smysl (ať mohou hráči využít Jehelníček).</text:p>
      <text:p text:style-name="P222">Zatopená část<text:line-break/>- možná se do finální jeskyně musí proplavat</text:p>
      <text:p text:style-name="P222"/>
      <text:p text:style-name="P224">TODO: Šéfův bejvák (s tajnou schránkou s klíčem k vnitřní šachtě).<text:line-break/>- <text:span text:style-name="T1658">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23">TODO: Druhý vstup do podzemí (skrz doupě nějaký potvory)</text:p>
      <text:p text:style-name="P225">TODO: Výbušniny (na trolla, zejména)</text:p>
      <text:p text:style-name="P225">TODO: Kudy se dá dostat k trollovi</text:p>
      <text:p text:style-name="P225"><text:soft-page-break/>TODO: líheň obřích brouků</text:p>
      <text:h text:style-name="Heading_20_3" text:outline-level="3">Vnitřní šachta</text:h>
      <text:p text:style-name="P229">Nahoře visí trpaslík na kouzelném cepínu zaseknutém do stěny šachty. Na nohách má připnuté kouzelné mačky.<text:line-break/>- utíkal před rzivým netvorem.</text:p>
      <text:p text:style-name="P229">Dole je zbytek druhého cepínu <text:span text:style-name="T1667">(okousanej rzivým netvorem)</text:span>.</text:p>
      <text:h text:style-name="P417" text:outline-level="1"><text:bookmark-start text:name="__RefHeading___Toc8512_2080814256"/>Nestvůry<text:bookmark-end text:name="__RefHeading___Toc8512_2080814256"/></text:h>
      <text:p text:style-name="P206">Obří dikobraz (ať je k něčemu Jehelníček)</text:p>
      <text:p text:style-name="P181">Burrowing be<text:span text:style-name="T1629">e</text:span>tle</text:p>
      <text:p text:style-name="P181">- tvrdé krovky, měkké břicho. Kusadla.</text:p>
      <text:p text:style-name="P182">Vodní had</text:p>
      <text:p text:style-name="P183">Možná by důl mohly zabydlet nágy, nebo tak něco.</text:p>
      <text:p text:style-name="P194">Rzivý netvor</text:p>
      <text:p text:style-name="P194">- to by celkem vysvětlovalo, proč to nerozdejch<text:span text:style-name="T1645">a</text:span>li trpaslíci.</text:p>
      <text:p text:style-name="P195">(Mohly by tam o tom bejt zprávy od trpaslíků, jak jim tam něco sežralo zbraně a zbroje...)</text:p>
      <text:p text:style-name="P196">Masožravá houba</text:p>
      <text:p text:style-name="P196">- <text:span text:style-name="T1641">je nebezpečná, jen když k ní někdo přijde na blízko. Útočí oblakem spór, který oběť omráčí. Následně ji houba poroste a stráví.</text:span></text:p>
      <text:p text:style-name="P196">- <text:span text:style-name="T1642">nádherné vzory – světélkuje i v naprosté tmě.</text:span></text:p>
      <text:p text:style-name="P196">- <text:span text:style-name="T1646">houba mohla někoho sežrat – uvízla v ní jeho výbava (něco magického, nejlíp).</text:span></text:p>
      <text:p text:style-name="P197">(asi by tam měla bejt nějaká jeskyně)</text:p>
      <text:p text:style-name="P197">- <text:span text:style-name="T1643">což možná původně nebyla jeskyně, ale nějaká svatyně, kterou v průběhu staletí „zarostly“ krápníky.</text:span></text:p>
      <text:p text:style-name="P198"><text:soft-page-break/>(V jeskyni by kromě houby mělo žít ještě něco. Třeba ten rzivej netvor?)</text:p>
      <text:h text:style-name="P418" text:outline-level="1">Předměty</text:h>
      <text:p text:style-name="P200">Určitě bomba na proražení zdi.</text:p>
      <text:h text:style-name="Heading_20_3" text:outline-level="3">Jehelníček</text:h>
      <text:p text:style-name="P199"><text:span text:style-name="T1644">Tento štít</text:span> umí přitahovat okolo letící šípy, <text:span text:style-name="T1644">šipky, vrhací zbraně a podobně. Když vyslovíš formuli „dahar bhor“, všechny takové projektily letící ze směru, do kterého štít nastavíš, a které by proletěly v kontaktní vzdálenosti od tebe, změní směr a zabodnou se do něj. Je to </text:span><text:span text:style-name="T425">plná obrana</text:span><text:span text:style-name="T1644">, proti všem těmto útokům se tedy bráníš s bonusem +2.</text:span></text:p>
      <text:h text:style-name="Heading_20_3" text:outline-level="3">Runotepecké pero</text:h>
      <text:p text:style-name="P202">Když máš toto ocelové psací pero připoutané, můžeš ho „namočit“ do libovolného kovu a pak <text:span text:style-name="T1647">jím</text:span> psát. Kov není třeba před použitím roztavit, pero ho „nasaje“, i <text:span text:style-name="T1647">když je</text:span> v pevném s<text:span text:style-name="T1647">kupenství</text:span>. <text:span text:style-name="T1648">Před „nasátím“ dalšího kovu je třeba nejprve „vypsat“ ten stávající.</text:span></text:p>
      <text:h text:style-name="P375" text:outline-level="3">Trpaslický cepín</text:h>
      <text:p text:style-name="P201">- nalezený zaseknutý do skály</text:p>
      <text:p text:style-name="P201">- <text:span text:style-name="T1649">počítá se jako plnohodnotná těžká jednoruční zbraň (má zranění 2).</text:span></text:p>
      <text:p text:style-name="P201"><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203">Když máš tato stoupací železa připoutaná, dokážeš je zaseknout i do pevné skály. Můžeš tedy takto šplhat po skále nebo kamenné stěně, jako kdyby to byl ledovec.</text:p>
      <text:p text:style-name="P230">Nějaký runy (někde jsem jich měl pár sepsanejch)</text:p>
      <text:h text:style-name="P419" text:outline-level="1">Místnosti</text:h>
      <text:h text:style-name="P404" text:outline-level="2">Nadzemí</text:h>
      <text:p text:style-name="P252"/>
      <text:h text:style-name="Heading_20_2" text:outline-level="2">Hlavní důlní šachta</text:h>
      <text:p text:style-name="P253"><text:span text:style-name="T1273">♨</text:span><text:span text:style-name="T1275"><text:tab/></text:span><text:span text:style-name="T1274">V šachtě je cítit slabý</text:span><text:span text:style-name="T1276"> zápach moči a výkalů.</text:span></text:p>
      <text:p text:style-name="P53">Hluboko dole se leskne vodní hladina.</text:p>
      <text:h text:style-name="Heading_20_3" text:outline-level="3"><text:span text:style-name="T1692">Zatopené d</text:span>no <text:span text:style-name="T1692">hlavní</text:span> šachty</text:h>
      <text:p text:style-name="P52"><text:span text:style-name="T1273">♨</text:span><text:span text:style-name="T1277"><text:tab/></text:span><text:span text:style-name="T1278">Je zde silný zápach moči a výkalů.</text:span></text:p>
      <text:p text:style-name="P51">Na hladině plavou zbytky rozlámaných žebříků.</text:p>
      <text:p text:style-name="P254">Na dně rezaví řetěz, na kterém se šachtou tahal vydolovaný materiál. Je zhruba 50 metrů dlouhý a pořád funkční. Metr váží 4 kila, celý tedy váží 2 metráky. <text:span text:style-name="T1693">Na konci řetězu je masivní hák (2 kila). Dále je tu nosná klec, do které se materiál nakládal. Jde zavěsit na hák na konci řetězu.</text:span></text:p>
      <text:h text:style-name="Heading_20_2" text:outline-level="2">Štoly</text:h>
      <text:p text:style-name="P251">Štoly jsou zhruba dva metry vysoké a metr a půl široké, stěny jsou zpevněné kamennými opěrami. <text:span text:style-name="T1691">Je to poctivá trpaslická důlní práce, žádné provizórium.</text:span></text:p>
      <text:h text:style-name="P376" text:outline-level="3"><text:soft-page-break/>Obytná místnost</text:h>
      <text:p text:style-name="P255">Stěny této místnosti jsou vyloženy kamennými dlaždicemi. <text:span text:style-name="T1694">Je zde kamenný rám postele bez matrace, </text:span><text:span text:style-name="T1234">železná skříň</text:span><text:span text:style-name="T1694"> a kamenný psací stolek. </text:span>Pod stropem je zavěšený trojramenný železný svícen, <text:span text:style-name="T1694">svíčky v něm ovšem nejsou</text:span>.</text:p>
      <text:p text:style-name="P235"><text:span text:style-name="Emphasis"><text:span text:style-name="T1284">▸<text:tab/></text:span></text:span><text:span text:style-name="Emphasis"><text:span text:style-name="T1457">Železná skř</text:span></text:span><text:span text:style-name="Emphasis"><text:span text:style-name="T1396">íň</text:span></text:span><text:span text:style-name="Emphasis"><text:span text:style-name="T1299"> </text:span></text:span><text:span text:style-name="Emphasis"><text:span text:style-name="T1366">je silně zrezivělá, ale zavřená. Jedno křídlo dveří je odchlípnuté a jsou na něm stopy po kovovém nástroji, zřejmě někdo neúspěšně snažil skříň otevřít násilím. </text:span></text:span><text:span text:style-name="Emphasis"><text:span text:style-name="T1371">S vhodným nástrojem (např. páčidlo) ji lze vypáčit, zámek </text:span></text:span><text:span text:style-name="Emphasis"><text:span text:style-name="T1372">jde</text:span></text:span><text:span text:style-name="Emphasis"><text:span text:style-name="T1371"> odemknout pomocí paklíčů.</text:span></text:span></text:p>
      <text:list xml:id="list439693571" text:style-name="L3">
        <text:list-item>
          <text:p text:style-name="P431"><text:span text:style-name="Emphasis"><text:span text:style-name="T1370">Skříň je zamčená, odemyká ji </text:span></text:span><text:span text:style-name="Emphasis"><text:span text:style-name="T1420">malý železný klíč</text:span></text:span><text:span text:style-name="Emphasis"><text:span text:style-name="T1370">, který má u sebe trpaslík zarostlý fialovou houbou v jeskyni C1.</text:span></text:span></text:p>
        </text:list-item>
        <text:list-item>
          <text:p text:style-name="P432"><text:span text:style-name="Emphasis"><text:span text:style-name="T1373">Ve skříni je truhlice.</text:span></text:span></text:p>
          <text:list>
            <text:list-item>
              <text:p text:style-name="P432"><text:span text:style-name="Emphasis"><text:span text:style-name="T1373">TODO: Zapastěná</text:span></text:span></text:p>
            </text:list-item>
            <text:list-item>
              <text:p text:style-name="P431"><text:span text:style-name="Emphasis"><text:span text:style-name="T1367">TODO: Uvnitř jsou dokumenty /</text:span></text:span><text:span text:style-name="Emphasis"><text:span text:style-name="T1370">* </text:span></text:span><text:span text:style-name="Emphasis"><text:span text:style-name="T1368">TODO: kódy </text:span></text:span><text:span text:style-name="Emphasis"><text:span text:style-name="T1370">*/</text:span></text:span><text:span text:style-name="Emphasis"><text:span text:style-name="T1367"> a klíč ke dveřím do vnitřní šachty /</text:span></text:span><text:span text:style-name="Emphasis"><text:span text:style-name="T1370">*</text:span></text:span><text:span text:style-name="Emphasis"><text:span text:style-name="T1367"> TODO: odkaz </text:span></text:span><text:span text:style-name="Emphasis"><text:span text:style-name="T1370">*/</text:span></text:span><text:span text:style-name="Emphasis"><text:span text:style-name="T1367"> (karta </text:span></text:span><text:span text:style-name="Emphasis"><text:span text:style-name="T1418">mosazný klíč</text:span></text:span><text:span text:style-name="Emphasis"><text:span text:style-name="T1367">).</text:span></text:span></text:p>
            </text:list-item>
            <text:list-item>
              <text:p text:style-name="P432"><text:span text:style-name="Emphasis"><text:span text:style-name="T1421">Přívěsek se sekerou</text:span></text:span><text:span text:style-name="Emphasis"><text:span text:style-name="T1374"> (karta)</text:span></text:span><text:span text:style-name="Emphasis"><text:span text:style-name="T1373">.</text:span></text:span></text:p>
            </text:list-item>
          </text:list>
        </text:list-item>
      </text:list>
      <text:h text:style-name="Heading_20_3" text:outline-level="3">Štola se zlobrem</text:h>
      <text:p text:style-name="P250"><text:span text:style-name="T1469">🔊</text:span><text:span text:style-name="T1462"><text:tab/></text:span><text:span text:style-name="T1467">Je slyšet, jak se nějaký velký tvor při pohybu otírá o stěny štoly</text:span><text:span text:style-name="T380">.</text:span></text:p>
      <text:p text:style-name="P250"><text:span text:style-name="T1273">♨</text:span><text:span text:style-name="T1275"><text:tab/></text:span><text:span text:style-name="T1276">Je zde silný zápach moči a výkalů.</text:span></text:p>
      <text:p text:style-name="P50"><text:span text:style-name="T999">N</text:span>a podlaze štoly je trollí trus a zbytky humanoidních lebek a kostí <text:span text:style-name="T462">(skřetích)</text:span>.</text:p>
      <text:p text:style-name="P247"><text:soft-page-break/><text:span text:style-name="T788">⚔ </text:span>V této <text:span text:style-name="T1690">štole</text:span> je vyhladovělý zlobr, který se sem před časem propadl důlní šachtou. <text:span text:style-name="T1689">Přežil to díky tomu, že je její dno zatopené. J</text:span><text:span text:style-name="T790">e vyzáblý, ale pořád extrémně nebezpečný.</text:span></text:p>
      <text:list xml:id="list354914788" text:style-name="L4">
        <text:list-item>
          <text:p text:style-name="P434"><text:span text:style-name="T791">N</text:span><text:span text:style-name="T462">ahoru vylézt nemůže, žebříky ho neudrží.</text:span></text:p>
        </text:list-item>
        <text:list-item>
          <text:p text:style-name="P435"><text:span text:style-name="T462">Bojuje masivním důlním kladivem </text:span><text:span text:style-name="T793">(karta </text:span><text:span text:style-name="T429">zlobří kladivo</text:span><text:span text:style-name="T793">)</text:span><text:span text:style-name="T462"> – pro něj je jednoruční, pro postavy dvojruční.</text:span></text:p>
        </text:list-item>
        <text:list-item>
          <text:p text:style-name="P433"><text:span text:style-name="T791">V</text:span><text:span text:style-name="T792">e</text:span><text:span text:style-name="T791"> </text:span><text:span text:style-name="T792">štole</text:span><text:span text:style-name="T791"> se musí plazit po čtyřech, bojuje </text:span><text:span text:style-name="T792">tam</text:span><text:span text:style-name="T791"> tedy s nevýhodou </text:span><text:span text:style-name="T792">a nemůže se otočit – může jen vycouvat zpět do šachty</text:span><text:span text:style-name="T791">. </text:span><text:span text:style-name="T792">Když se mu postavy dostanou do zad, může je pouze kopat nohama a bude </text:span><text:span text:style-name="T794">mít</text:span><text:span text:style-name="T792"> dokonce dvě nevýhody – jednu za stísněný prostor a druhou za to, že za sebe nevidí.</text:span></text:p>
        </text:list-item>
        <text:list-item>
          <text:p text:style-name="P436">V šachtě také bojuje s nevýhodou, protože plave ve vodě, může se ale libovolně otáčet. Může se také zhruba na minutu ponořit pod vodu, čímž se skryje před střelbou.</text:p>
        </text:list-item>
      </text:list>
      <text:h text:style-name="P405" text:outline-level="2">Vnitřní šachta</text:h>
      <text:p text:style-name="P249"/>
      <text:h text:style-name="Heading_20_2" text:outline-level="2">Jeskyně <text:span text:style-name="T1688">s chrámem</text:span></text:h>
      <text:h text:style-name="Heading_20_3" text:outline-level="3"><text:span text:style-name="T1670">C1 – </text:span>Jeskyně</text:h>
      <text:p text:style-name="P236"><text:span text:style-name="T907">Modře a zeleně nakreslené místnosti uvnitř kamenného bloku jsou tajné </text:span><text:span text:style-name="T908">(C3 a C4)</text:span><text:span text:style-name="T907">. Nekresli je hráčům, dokud postavy nenajdou vstup.</text:span></text:p>
      <text:p text:style-name="P46"><text:soft-page-break/>Jeskyně <text:span text:style-name="T1672">j</text:span>e ozářena slabým, namodralým svitem. <text:span text:style-name="T1676">Uprostřed je</text:span> <text:span text:style-name="T1687">primitivní chrám postavený na obřím</text:span>, zhruba čtyři metry vysok<text:span text:style-name="T1687">ém</text:span> kamenn<text:span text:style-name="T1687">ém</text:span> <text:span text:style-name="T1687">kvádru. Stěny bloku jsou</text:span> <text:span text:style-name="T1675">pokryty reliéfy zobrazujícími shrbené humanoidy s žabíma očima, jak provádí obřad v chrámu nahoře.</text:span> Na <text:span text:style-name="T1674">dně jeskyně</text:span> <text:span text:style-name="T1674">všude</text:span> kolem <text:span text:style-name="T1675">chrámu</text:span> rost<text:span text:style-name="T1671">ou</text:span> <text:span text:style-name="T1671">velké trsy</text:span> modře světélkující <text:span text:style-name="T1196">houb</text:span><text:span text:style-name="T1232">y</text:span>.<text:line-break/><text:tab/><text:span text:style-name="T1681">V západní části jeskyně jsou houby v jednom místě menší, jako kdyby skrz ně někdo vyčistil cestu k chrámu a ta pak znovu zarostla. Na stěně kamenného bloku nad touto „zarostlou cestou“ visí </text:span><text:span text:style-name="T1232">mrtvola</text:span><text:span text:style-name="T1671">.<text:line-break/><text:tab/>Ve východní části jeskyně houba porůstá malý </text:span><text:span text:style-name="T1232">hrbolek</text:span><text:span text:style-name="T1671">.</text:span></text:p>
      <text:p text:style-name="P231"><text:span text:style-name="T789">Když</text:span> se postavy budou chtít dostat <text:span text:style-name="T1673">ke kamennému bloku s chrámem, třeba aby si zblízka prohlédly reliéf,</text:span> budou si muset nějak poradit s <text:span text:style-name="T1682">fialovou</text:span> <text:span text:style-name="T427">masožravou </text:span><text:span text:style-name="T458">houbou</text:span> (karta), <text:span text:style-name="T1673">která ho obrůstá ze všech stran.</text:span></text:p>
      <text:list xml:id="list2299846486" text:style-name="L5">
        <text:list-item>
          <text:p text:style-name="P533"><text:span text:style-name="T1271">⚠</text:span><text:span text:style-name="T788"> </text:span>Když se k <text:span text:style-name="T1682">houbě</text:span> někdo přiblíží, vypustí <text:span text:style-name="T1683">dusivý</text:span> oblak spór. <text:span text:style-name="T1697">Vdechnutí spór způsobuje omráčení. Kůže při kontaktu se spórami zčervená a začne silně pálit. Pomůže opláchnutí vodou (pálení do hodiny odezní).</text:span></text:p>
          <text:p text:style-name="P614">Zeptej se hráčů, jejichž postavy jsou v kontaktní vzdálenosti, co udělají:</text:p>
          <text:list>
            <text:list-item>
              <text:p text:style-name="P813">Zalehnutím se spórám úplně vyhnou (oblak stoupá vzhůru). Nemusí si házet na obranu.</text:p>
            </text:list-item>
            <text:list-item>
              <text:p text:style-name="P813">Když budou chtít uskočit, hází si <text:span text:style-name="T1677">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813"><text:soft-page-break/>Když zadrží dech, spóry jim neublíží (nemusí si házet na obranu), ale nachytají se jim na oblečení a holou kůži.</text:p>
            </text:list-item>
          </text:list>
        </text:list-item>
        <text:list-item>
          <text:p text:style-name="P532"><text:span text:style-name="T1678">Alchymista může z houby vytěžit celkem 6 dávek vzácné magické suroviny, která se používá na výrobu </text:span><text:span text:style-name="T426">černé zhouby</text:span><text:span text:style-name="T1678">. Zabere mu to několik desítek minut.</text:span></text:p>
        </text:list-item>
        <text:list-item>
          <text:p text:style-name="P534">Houbu lze například spálit (<text:span text:style-name="T1684">pak z ní ovšem alchymista už nic nevytěží)</text:span>, zdálky něčím posekat a podobně.</text:p>
        </text:list-item>
      </text:list>
      <text:p text:style-name="P233"><text:span text:style-name="Emphasis"><text:span text:style-name="T1284">▸<text:tab/></text:span></text:span><text:span text:style-name="Emphasis"><text:span text:style-name="T1390">Mrtvola</text:span></text:span><text:span text:style-name="Emphasis"><text:span text:style-name="T1299"> </text:span></text:span><text:span text:style-name="Emphasis"><text:span text:style-name="T1324">pověšená na západní stěně kamenného bloku visí na dvou </text:span></text:span><text:span text:style-name="Emphasis"><text:span text:style-name="T1349">do něj zaseknutých </text:span></text:span><text:span text:style-name="Emphasis"><text:span text:style-name="T1324">cepínech (</text:span></text:span><text:span text:style-name="Emphasis"><text:span text:style-name="T1330">2 </text:span></text:span><text:span text:style-name="Emphasis"><text:span text:style-name="T1324">kart</text:span></text:span><text:span text:style-name="Emphasis"><text:span text:style-name="T1330">y</text:span></text:span><text:span text:style-name="Emphasis"><text:span text:style-name="T1324"> </text:span></text:span><text:span text:style-name="Emphasis"><text:span text:style-name="T1404">Trpaslický cepín</text:span></text:span><text:span text:style-name="Emphasis"><text:span text:style-name="T1324">) </text:span></text:span><text:span text:style-name="Emphasis"><text:span text:style-name="T1327">zhruba půl metru pod </text:span></text:span><text:span text:style-name="Emphasis"><text:span text:style-name="T1329">úrovní chrámu</text:span></text:span><text:span text:style-name="Emphasis"><text:span text:style-name="T1324">. Je kompletně vyschlá, zjevně tu </text:span></text:span><text:span text:style-name="Emphasis"><text:span text:style-name="T1350">je</text:span></text:span><text:span text:style-name="Emphasis"><text:span text:style-name="T1324"> už stovky let. </text:span></text:span><text:span text:style-name="Emphasis"><text:span text:style-name="T1326">Šaty se na ní už dávno rozpadly. Ve stěně pod mrtvolou jsou pravidelné záseky do skály </text:span></text:span><text:span text:style-name="Emphasis"><text:span text:style-name="T1351">(</text:span></text:span><text:span text:style-name="Emphasis"><text:span text:style-name="T1326">trpaslíci tudy s pomocí kouzelných cepínů šplhali nahoru</text:span></text:span><text:span text:style-name="Emphasis"><text:span text:style-name="T1351">)</text:span></text:span><text:span text:style-name="Emphasis"><text:span text:style-name="T1326">.</text:span></text:span></text:p>
      <text:list xml:id="list1449662067" text:style-name="L6">
        <text:list-item>
          <text:p text:style-name="P535"><text:span text:style-name="Emphasis"><text:span text:style-name="T1324">Cepíny jsou kouzlené, </text:span></text:span><text:span text:style-name="Emphasis"><text:span text:style-name="T1325">na dotek tedy brní</text:span></text:span><text:span text:style-name="Emphasis"><text:span text:style-name="T1324">. </text:span></text:span><text:span text:style-name="Emphasis"><text:span text:style-name="T1325">Ze skály jdou vytáhnou</text:span></text:span><text:span text:style-name="Emphasis"><text:span text:style-name="T1331">t,</text:span></text:span><text:span text:style-name="Emphasis"><text:span text:style-name="T1325"> jedině když si je někdo připoutá a vysloví formuli </text:span></text:span><text:span text:style-name="Emphasis"><text:span text:style-name="T1422">„Abador horb!“</text:span></text:span><text:span text:style-name="Emphasis"><text:span text:style-name="T1325"> (tu se dozví tím, že si cepín připoutá).</text:span></text:span></text:p>
        </text:list-item>
        <text:list-item>
          <text:p text:style-name="P536"><text:span text:style-name="Emphasis"><text:span text:style-name="T1327">Mrtvola má na hlavě stopy zranění, zřejmě na ni něco útočilo </text:span></text:span><text:span text:style-name="Emphasis"><text:span text:style-name="T1328">z plošiny s chrámem</text:span></text:span><text:span text:style-name="Emphasis"><text:span text:style-name="T1327">.</text:span></text:span></text:p>
        </text:list-item>
        <text:list-item>
          <text:p text:style-name="P537"><text:span text:style-name="Emphasis"><text:span text:style-name="T1326">Na </text:span></text:span><text:span text:style-name="Emphasis"><text:span text:style-name="T1352">dně jeskyně dole</text:span></text:span><text:span text:style-name="Emphasis"><text:span text:style-name="T1326"> pod mrtvolou je </text:span></text:span><text:span text:style-name="Emphasis"><text:span text:style-name="T1332">mezi trsy masožravé houby</text:span></text:span><text:span text:style-name="Emphasis"><text:span text:style-name="T1326"> možno najít 8 starých stříbrných mincí (cena 8 st), které </text:span></text:span><text:span text:style-name="Emphasis"><text:span text:style-name="T1353">měl původně </text:span></text:span><text:span text:style-name="Emphasis"><text:span text:style-name="T1326">trpaslík </text:span></text:span><text:span text:style-name="Emphasis"><text:span text:style-name="T1353">v</text:span></text:span><text:span text:style-name="Emphasis"><text:span text:style-name="T1326"> měšc</text:span></text:span><text:span text:style-name="Emphasis"><text:span text:style-name="T1353">i</text:span></text:span><text:span text:style-name="Emphasis"><text:span text:style-name="T1326">.</text:span></text:span></text:p>
        </text:list-item>
      </text:list>
      <text:p text:style-name="P232"><text:span text:style-name="Emphasis"><text:span text:style-name="T1284">▸<text:tab/></text:span></text:span><text:span text:style-name="Emphasis"><text:span text:style-name="T1387">Hrbolek</text:span></text:span><text:span text:style-name="Emphasis"><text:span text:style-name="T1299"> </text:span></text:span><text:span text:style-name="Emphasis"><text:span text:style-name="T1303">je </text:span></text:span><text:span text:style-name="Emphasis"><text:span text:style-name="T1310">modrou</text:span></text:span><text:span text:style-name="Emphasis"><text:span text:style-name="T1303"> houbou porostlý, ale stále ještě živý trpaslík. Žije díky tomu, že </text:span></text:span><text:span text:style-name="Emphasis"><text:span text:style-name="T1307">v ruce drží</text:span></text:span><text:span text:style-name="Emphasis"><text:span text:style-name="T1303"> </text:span></text:span><text:span text:style-name="Emphasis"><text:span text:style-name="T1310">aktivovanou</text:span></text:span><text:span text:style-name="Emphasis"><text:span text:style-name="T1303"> </text:span></text:span><text:span text:style-name="Emphasis"><text:span text:style-name="T1399">runu věčnosti</text:span></text:span><text:span text:style-name="Emphasis"><text:span text:style-name="T1303"> (karta).</text:span></text:span></text:p>
      <text:list xml:id="list218454005" text:style-name="L7">
        <text:list-item>
          <text:p text:style-name="P538"><text:span text:style-name="Emphasis"><text:span text:style-name="T1355">Má zlomené obě nohy, j</text:span></text:span><text:span text:style-name="Emphasis"><text:span text:style-name="T1304">e omámený houbou a skoro mrtvý </text:span></text:span><text:span text:style-name="Emphasis"><text:span text:style-name="T1305">(má nula životů)</text:span></text:span><text:span text:style-name="Emphasis"><text:span text:style-name="T1304">. Je možné ho vyléčit kouzly nebo lektvary </text:span></text:span><text:span text:style-name="Emphasis"><text:span text:style-name="T1306">a následně probrat</text:span></text:span><text:span text:style-name="Emphasis"><text:span text:style-name="T1304">.</text:span></text:span></text:p>
        </text:list-item>
        <text:list-item>
          <text:p text:style-name="P538"><text:soft-page-break/><text:span text:style-name="Emphasis"><text:span text:style-name="T1304">Pokud mu postavy </text:span></text:span><text:span text:style-name="Emphasis"><text:span text:style-name="T1400">runu věčnosti</text:span></text:span><text:span text:style-name="Emphasis"><text:span text:style-name="T1304"> seberou, čas dožene vše, co za staletí zameškal a trpaslík se rozpadne v prach – a to i když ho předtím postavy vyléčí.</text:span></text:span></text:p>
        </text:list-item>
        <text:list-item>
          <text:p text:style-name="P538"><text:span text:style-name="Emphasis"><text:span text:style-name="T1307">Kromě </text:span></text:span><text:span text:style-name="Emphasis"><text:span text:style-name="T1401">runy věčnosti</text:span></text:span><text:span text:style-name="Emphasis"><text:span text:style-name="T1307"> má u sebe druhý klíč od dveří do vnitřní šachty </text:span></text:span><text:span text:style-name="Emphasis"><text:span text:style-name="T1365">TODO: kód</text:span></text:span><text:span text:style-name="Emphasis"><text:span text:style-name="T1307"> (</text:span></text:span><text:span text:style-name="Emphasis"><text:span text:style-name="T1365">karta </text:span></text:span><text:span text:style-name="Emphasis"><text:span text:style-name="T1417">mosazný klíč</text:span></text:span><text:span text:style-name="Emphasis"><text:span text:style-name="T1307">), </text:span></text:span><text:span text:style-name="Emphasis"><text:span text:style-name="T1419">malý železný klíč</text:span></text:span><text:span text:style-name="Emphasis"><text:span text:style-name="T1369"> (karta), který pasuje do zámku skříně v obytné místnosti TODO: kód</text:span></text:span><text:span text:style-name="Emphasis"><text:span text:style-name="T1307"> </text:span></text:span><text:span text:style-name="Emphasis"><text:span text:style-name="T1333">a pod ním leží pět starobylých zlatých mincí (cena 5 zl).</text:span></text:span></text:p>
        </text:list-item>
        <text:list-item>
          <text:p text:style-name="P538"><text:span text:style-name="Emphasis"><text:span text:style-name="T1307">Jmenuje se B</text:span></text:span><text:span text:style-name="Emphasis"><text:span text:style-name="T1309">r</text:span></text:span><text:span text:style-name="Emphasis"><text:span text:style-name="T1307">egen. </text:span></text:span><text:span text:style-name="Emphasis"><text:span text:style-name="T1308">Je to vůdce skupiny starých trpaslíků, kteří zde </text:span></text:span><text:span text:style-name="Emphasis"><text:span text:style-name="T1311">před několika staletími</text:span></text:span><text:span text:style-name="Emphasis"><text:span text:style-name="T1308"> založili důl jako zástěrku pro průzkum ruin </text:span></text:span><text:span text:style-name="Emphasis"><text:span text:style-name="T1354">staré</text:span></text:span><text:span text:style-name="Emphasis"><text:span text:style-name="T1308"> civilizace.</text:span></text:span></text:p>
          <text:list>
            <text:list-item>
              <text:p text:style-name="P539"><text:span text:style-name="Emphasis"><text:span text:style-name="T1311">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12">On se zachránil tím, že si připoutal runu věčnosti a skočil dolů do houby.</text:span></text:span></text:p>
            </text:list-item>
          </text:list>
        </text:list-item>
      </text:list>
      <text:p text:style-name="P234"><text:span text:style-name="Emphasis"><text:span text:style-name="T1284">▸<text:tab/></text:span></text:span><text:span text:style-name="Emphasis"><text:span text:style-name="T1342">Pokud postavy prozkoumají jižní stěnu kamenného bloku s chrámem, všimnou si na </text:span></text:span><text:span text:style-name="Emphasis"><text:span text:style-name="T1392">reliéfu</text:span></text:span><text:span text:style-name="Emphasis"><text:span text:style-name="T1340"> žáby </text:span></text:span><text:span text:style-name="Emphasis"><text:span text:style-name="T1357">s lesknoucí se hlavou</text:span></text:span><text:span text:style-name="Emphasis"><text:span text:style-name="T1340">, jako kdyby na ni někdo často sahal. V natažené ruce ji drží </text:span></text:span><text:span text:style-name="Emphasis"><text:span text:style-name="T1299">humanoid s žabíma </text:span></text:span><text:span text:style-name="Emphasis"><text:span text:style-name="T1340">očima</text:span></text:span><text:span text:style-name="Emphasis"><text:span text:style-name="T1299"> </text:span></text:span><text:span text:style-name="Emphasis"><text:span text:style-name="T1341">a</text:span></text:span><text:span text:style-name="Emphasis"><text:span text:style-name="T1340"> náhrdelníkem na krku</text:span></text:span><text:span text:style-name="Emphasis"><text:span text:style-name="T1299"> </text:span></text:span><text:span text:style-name="Emphasis"><text:span text:style-name="T1340">klečící</text:span></text:span><text:span text:style-name="Emphasis"><text:span text:style-name="T1338"> před</text:span></text:span><text:span text:style-name="Emphasis"><text:span text:style-name="T1334"> </text:span></text:span><text:span text:style-name="Emphasis"><text:span text:style-name="T1335">velký</text:span></text:span><text:span text:style-name="Emphasis"><text:span text:style-name="T1338">m</text:span></text:span><text:span text:style-name="Emphasis"><text:span text:style-name="T1301"> oltář</text:span></text:span><text:span text:style-name="Emphasis"><text:span text:style-name="T1338">em</text:span></text:span><text:span text:style-name="Emphasis"><text:span text:style-name="T1299">.</text:span></text:span><text:span text:style-name="Emphasis"><text:span text:style-name="T1300"> </text:span></text:span><text:span text:style-name="Emphasis"><text:span text:style-name="T1302">Za oltářem je vyobrazen netvor připomínající obřího brouka se čtyřm</text:span></text:span><text:span text:style-name="Emphasis"><text:span text:style-name="T1336">i</text:span></text:span><text:span text:style-name="Emphasis"><text:span text:style-name="T1302"> noham</text:span></text:span><text:span text:style-name="Emphasis"><text:span text:style-name="T1336">i</text:span></text:span><text:span text:style-name="Emphasis"><text:span text:style-name="T1302">, dvěma chlupatým</text:span></text:span><text:span text:style-name="Emphasis"><text:span text:style-name="T1336">i</text:span></text:span><text:span text:style-name="Emphasis"><text:span text:style-name="T1302"> tykadly a dlouhým ocasem.</text:span></text:span></text:p>
      <text:list xml:id="list1250923004" text:style-name="L8">
        <text:list-item>
          <text:p text:style-name="P540">Při podrobném prohledání této části reliéfu si postavy všimnou spáry ve tvaru dveří (lesknoucí se žába je v jejím středu).</text:p>
        </text:list-item>
        <text:list-item>
          <text:p text:style-name="P541">Zmačknutí lesknoucího se reliéfu žáby otevře tajné dveře do C3 (modře naznačené schody uvnitř kamenného bloku).</text:p>
        </text:list-item>
      </text:list>
      <text:h text:style-name="Heading_20_3" text:outline-level="3"><text:soft-page-break/>C3 – Schody uvnitř kamenného bloku</text:h>
      <text:p text:style-name="P90">Zele<text:span text:style-name="T1685">ně nakreslená</text:span> místnost (C5) je za dalšími tajnými dveřmi. Nekresli ji <text:span text:style-name="T1686">hráčům</text:span>, dokud je postavy nenajdou.</text:p>
      <text:p text:style-name="P241"><text:span text:style-name="T296">Místnost i schody jsou tesané dovnitř kamenného bloku, na kterém stojí chrám. </text:span><text:span text:style-name="T428">Na stěně naproti schodům je reliéf zobrazující </text:span><text:span text:style-name="Emphasis"><text:span text:style-name="T1405">humanoid</text:span></text:span><text:span text:style-name="Emphasis"><text:span text:style-name="T1406">a</text:span></text:span><text:span text:style-name="Emphasis"><text:span text:style-name="T1405"> s žabíma očima </text:span></text:span><text:span text:style-name="Emphasis"><text:span text:style-name="T1412">a náhrdelníkem na krku</text:span></text:span><text:span text:style-name="Emphasis"><text:span text:style-name="T1405"> </text:span></text:span><text:span text:style-name="Emphasis"><text:span text:style-name="T1407">klečícího před</text:span></text:span><text:span text:style-name="Emphasis"><text:span text:style-name="T1408"> </text:span></text:span><text:span text:style-name="Emphasis"><text:span text:style-name="T1409">velký</text:span></text:span><text:span text:style-name="Emphasis"><text:span text:style-name="T1407">m</text:span></text:span><text:span text:style-name="Emphasis"><text:span text:style-name="T1410"> oltář</text:span></text:span><text:span text:style-name="Emphasis"><text:span text:style-name="T1407">em.</text:span></text:span><text:span text:style-name="Emphasis"><text:span text:style-name="T1411"> </text:span></text:span><text:span text:style-name="Emphasis"><text:span text:style-name="T1412">N</text:span></text:span><text:span text:style-name="Emphasis"><text:span text:style-name="T1411">a otevřené dlani natažené ruky mu sedí </text:span></text:span><text:span text:style-name="Emphasis"><text:span text:style-name="T1423">žába</text:span></text:span><text:span text:style-name="Emphasis"><text:span text:style-name="T1411">. </text:span></text:span><text:span text:style-name="Emphasis"><text:span text:style-name="T1413">Ostatní stěny jsou holé.</text:span></text:span></text:p>
      <text:p text:style-name="P242"><text:span text:style-name="Emphasis"><text:span text:style-name="T1343">Dveře </text:span></text:span><text:span text:style-name="Emphasis"><text:span text:style-name="T1344">do</text:span></text:span><text:span text:style-name="Emphasis"><text:span text:style-name="T1343"> jeskyně a poklop na plošinu s chrámem se otevírají pákami ve stěně </text:span></text:span><text:span text:style-name="Emphasis"><text:span text:style-name="T1356">vždy vedle příslušných dveří</text:span></text:span><text:span text:style-name="Emphasis"><text:span text:style-name="T1343"> </text:span></text:span><text:span text:style-name="Emphasis"><text:span text:style-name="T1345">(z této strany tyto vstupy nejsou tajné)</text:span></text:span><text:span text:style-name="Emphasis"><text:span text:style-name="T1343">.</text:span></text:span></text:p>
      <text:p text:style-name="P239"><text:span text:style-name="Emphasis"><text:span text:style-name="T1284">▸<text:tab/></text:span></text:span><text:span text:style-name="Emphasis"><text:span text:style-name="T1346">T</text:span></text:span><text:span text:style-name="Emphasis"><text:span text:style-name="T1347">ato</text:span></text:span><text:span text:style-name="Emphasis"><text:span text:style-name="T1346"> </text:span></text:span><text:span text:style-name="Emphasis"><text:span text:style-name="T1391">žáb</text:span></text:span><text:span text:style-name="Emphasis"><text:span text:style-name="T1393">a</text:span></text:span><text:span text:style-name="Emphasis"><text:span text:style-name="T1337"> se </text:span></text:span><text:span text:style-name="Emphasis"><text:span text:style-name="T1346">ne</text:span></text:span><text:span text:style-name="Emphasis"><text:span text:style-name="T1337">leskne</text:span></text:span><text:span text:style-name="Emphasis"><text:span text:style-name="T1346">, protože do pokladnice se tak často nechodilo</text:span></text:span><text:span text:style-name="Emphasis"><text:span text:style-name="T1337">. Je</text:span></text:span><text:span text:style-name="Emphasis"><text:span text:style-name="T1348">jí</text:span></text:span><text:span text:style-name="Emphasis"><text:span text:style-name="T1337"> zmačknutí otevře tajné dveře do C</text:span></text:span><text:span text:style-name="Emphasis"><text:span text:style-name="T1339">5.</text:span></text:span></text:p>
      <text:h text:style-name="Heading_20_3" text:outline-level="3"><text:span text:style-name="T1679">C4 – </text:span>Chrám</text:h>
      <text:p text:style-name="P47">Chrám sestává z <text:span text:style-name="T1196">megalitů</text:span> pokrytých stejnými reliéfy jako skalní útvar, na kterém stojí. <text:span text:style-name="T1680">Uprostřed je masivní kamenný </text:span><text:span text:style-name="T1233">oltář</text:span><text:span text:style-name="T1252"> </text:span><text:span text:style-name="T1253">s odklopeným víkem</text:span><text:span text:style-name="T1680">. Na </text:span><text:span text:style-name="T1233">podlaze</text:span><text:span text:style-name="T1680"> jsou </text:span><text:span text:style-name="T1233">rezavé skvrny</text:span><text:span text:style-name="T1680">.</text:span></text:p>
      <text:p text:style-name="P48"><text:span text:style-name="Emphasis"><text:span text:style-name="T1284">▸<text:tab/></text:span></text:span><text:span text:style-name="Emphasis"><text:span text:style-name="T1322">Součástí reliéfu na jednom z </text:span></text:span><text:span text:style-name="Emphasis"><text:span text:style-name="T1389">megal</text:span></text:span><text:span text:style-name="Emphasis"><text:span text:style-name="T1394">i</text:span></text:span><text:span text:style-name="Emphasis"><text:span text:style-name="T1389">tů</text:span></text:span><text:span text:style-name="Emphasis"><text:span text:style-name="T1322"> je žába s perfektně vyleštěnou hlavou.</text:span></text:span></text:p>
      <text:list xml:id="list2721084938" text:style-name="L9">
        <text:list-item>
          <text:p text:style-name="P542"><text:span text:style-name="Emphasis"><text:span text:style-name="T1322">Jejím stisknutím se </text:span></text:span><text:span text:style-name="Emphasis"><text:span text:style-name="T1323">vedle megalitu</text:span></text:span><text:span text:style-name="Emphasis"><text:span text:style-name="T1322"> otevře propadlo </text:span></text:span><text:span text:style-name="Emphasis"><text:span text:style-name="T1323">v podlaze</text:span></text:span><text:span text:style-name="Emphasis"><text:span text:style-name="T1322"> (vede do C3).</text:span></text:span></text:p>
        </text:list-item>
      </text:list>
      <text:p text:style-name="P49"><text:span text:style-name="Emphasis"><text:span text:style-name="T1284">▸<text:tab/></text:span></text:span><text:span text:style-name="Emphasis"><text:span text:style-name="T1320">Při prohledávání </text:span></text:span><text:span text:style-name="Emphasis"><text:span text:style-name="T1388">podlahy</text:span></text:span><text:span text:style-name="Emphasis"><text:span text:style-name="T1320"> nebo </text:span></text:span><text:span text:style-name="Emphasis"><text:span text:style-name="T1388">rezavých skvrn</text:span></text:span><text:span text:style-name="Emphasis"><text:span text:style-name="T1320"> postavy u jednoho z m</text:span></text:span><text:span text:style-name="Emphasis"><text:span text:style-name="T1358">ega</text:span></text:span><text:span text:style-name="Emphasis"><text:span text:style-name="T1320">litů najdou </text:span></text:span><text:span text:style-name="Emphasis"><text:span text:style-name="T1322">obrysy</text:span></text:span><text:span text:style-name="Emphasis"><text:span text:style-name="T1320"> propadl</text:span></text:span><text:span text:style-name="Emphasis"><text:span text:style-name="T1322">a</text:span></text:span><text:span text:style-name="Emphasis"><text:span text:style-name="T1320">.</text:span></text:span></text:p>
      <text:list xml:id="list524817318" text:style-name="L10">
        <text:list-item>
          <text:p text:style-name="P551"><text:soft-page-break/><text:span text:style-name="Emphasis"><text:span text:style-name="T1359">Rezavé skvrny jsou tvořeny tenkou vrstvou jemné rzi, asi jako kdyby </text:span></text:span><text:span text:style-name="Emphasis"><text:span text:style-name="T1360">to původně byly hromádky</text:span></text:span><text:span text:style-name="Emphasis"><text:span text:style-name="T1359">, ale někdo j</text:span></text:span><text:span text:style-name="Emphasis"><text:span text:style-name="T1360">e</text:span></text:span><text:span text:style-name="Emphasis"><text:span text:style-name="T1359"> důkladně zametl.</text:span></text:span></text:p>
        </text:list-item>
      </text:list>
      <text:list xml:id="list3677704280" text:style-name="L11">
        <text:list-item>
          <text:p text:style-name="P552"><text:span text:style-name="Emphasis"><text:span text:style-name="T1322">Propadlo v</text:span></text:span><text:span text:style-name="Emphasis"><text:span text:style-name="T1320">ede co C3. </text:span></text:span><text:span text:style-name="Emphasis"><text:span text:style-name="T1322">O</text:span></text:span><text:span text:style-name="Emphasis"><text:span text:style-name="T1320">tevírá se stisknutím </text:span></text:span><text:span text:style-name="Emphasis"><text:span text:style-name="T1322">vyleštěné</text:span></text:span><text:span text:style-name="Emphasis"><text:span text:style-name="T1320"> hlavy žáby, která je </text:span></text:span><text:span text:style-name="Emphasis"><text:span text:style-name="T1322">součástí</text:span></text:span><text:span text:style-name="Emphasis"><text:span text:style-name="T1320"> reliéfu na m</text:span></text:span><text:span text:style-name="Emphasis"><text:span text:style-name="T1321">egalitu</text:span></text:span><text:span text:style-name="Emphasis"><text:span text:style-name="T1320"> vedle propadla.</text:span></text:span></text:p>
        </text:list-item>
      </text:list>
      <text:p text:style-name="P238"><text:span text:style-name="Emphasis"><text:span text:style-name="T1284">▸<text:tab/></text:span></text:span><text:span text:style-name="Emphasis"><text:span text:style-name="T1377">Oltář</text:span></text:span><text:span text:style-name="Emphasis"><text:span text:style-name="T1283"> </text:span></text:span><text:span text:style-name="Emphasis"><text:span text:style-name="T1313">je dut</text:span></text:span><text:span text:style-name="Emphasis"><text:span text:style-name="T1314">ý</text:span></text:span><text:span text:style-name="Emphasis"><text:span text:style-name="T1313"> kamenn</text:span></text:span><text:span text:style-name="Emphasis"><text:span text:style-name="T1314">ý</text:span></text:span><text:span text:style-name="Emphasis"><text:span text:style-name="T1313"> </text:span></text:span><text:span text:style-name="Emphasis"><text:span text:style-name="T1314">kvádr zhruba metr dvacet vysoký, metr a půl široký a dva metry dlouhý</text:span></text:span><text:span text:style-name="Emphasis"><text:span text:style-name="T1313">. </text:span></text:span><text:span text:style-name="Emphasis"><text:span text:style-name="T1314">K</text:span></text:span><text:span text:style-name="Emphasis"><text:span text:style-name="T1313">amenn</text:span></text:span><text:span text:style-name="Emphasis"><text:span text:style-name="T1316">á</text:span></text:span><text:span text:style-name="Emphasis"><text:span text:style-name="T1313"> desk</text:span></text:span><text:span text:style-name="Emphasis"><text:span text:style-name="T1314">a</text:span></text:span><text:span text:style-name="Emphasis"><text:span text:style-name="T1313"> s reliéfy žab v každém z rohů, </text:span></text:span><text:span text:style-name="Emphasis"><text:span text:style-name="T1314">která </text:span></text:span><text:span text:style-name="Emphasis"><text:span text:style-name="T1361">jej původně zakrývala</text:span></text:span><text:span text:style-name="Emphasis"><text:span text:style-name="T1314">, je teď o něj opřená</text:span></text:span><text:span text:style-name="Emphasis"><text:span text:style-name="T1313">. </text:span></text:span><text:span text:style-name="Emphasis"><text:span text:style-name="T1319">Zevnitř vyčuhují dvě zhruba půl metru dlouhé, chlupaté tyče (konce tykadel </text:span></text:span><text:span text:style-name="Emphasis"><text:span text:style-name="T1403">rzivého netvora</text:span></text:span><text:span text:style-name="Emphasis"><text:span text:style-name="T1319">).</text:span></text:span></text:p>
      <text:list xml:id="list707860757" text:style-name="L12">
        <text:list-header>
          <text:p text:style-name="P553"><text:span text:style-name="Emphasis"><text:span text:style-name="T1315">⚔ </text:span></text:span><text:span text:style-name="Emphasis"><text:span text:style-name="T1314">Uvnitř je</text:span></text:span><text:span text:style-name="Emphasis"><text:span text:style-name="T1283"> </text:span></text:span><text:span text:style-name="Emphasis"><text:span text:style-name="T1397">rzivý netvor</text:span></text:span><text:span text:style-name="Emphasis"><text:span text:style-name="T1283"> </text:span></text:span><text:span text:style-name="Emphasis"><text:span text:style-name="T1314">(karta)</text:span></text:span><text:span text:style-name="Emphasis"><text:span text:style-name="T1283">. Pokud mají postavy </text:span></text:span><text:span text:style-name="Emphasis"><text:span text:style-name="T1402">zlatou sošku žáby</text:span></text:span><text:span text:style-name="Emphasis"><text:span text:style-name="T1283">, zůstane spát. V opačném případě se na ně vrhne </text:span></text:span><text:span text:style-name="Emphasis"><text:span text:style-name="T1362">(navíc s výhodou za překvapení, pokud to postavy nečekají)</text:span></text:span><text:span text:style-name="Emphasis"><text:span text:style-name="T1283">.</text:span></text:span></text:p>
          <text:list>
            <text:list-item>
              <text:p text:style-name="P554"><text:span text:style-name="Emphasis"><text:span text:style-name="T1317">Netvor je velmi nebezpečný – za úspěch se může jedním ze svých tykadel dotknout něčeho kovového </text:span></text:span><text:span text:style-name="Emphasis"><text:span text:style-name="T1318">(</text:span></text:span><text:span text:style-name="Emphasis"><text:span text:style-name="T1317">zbraně, zbroje a podobně</text:span></text:span><text:span text:style-name="Emphasis"><text:span text:style-name="T1318">)</text:span></text:span><text:span text:style-name="Emphasis"><text:span text:style-name="T1317"> a změnit to v hromádku rzi.</text:span></text:span></text:p>
            </text:list-item>
            <text:list-item>
              <text:p text:style-name="P555"><text:span text:style-name="Emphasis"><text:span text:style-name="T1283">Netvor neopustí chrám (leda by ho postavy shodily dolů).</text:span></text:span></text:p>
            </text:list-item>
          </text:list>
        </text:list-header>
      </text:list>
      <text:h text:style-name="Heading_20_3" text:outline-level="3"><text:span text:style-name="Emphasis"><text:span text:style-name="T462">C5 – </text:span></text:span><text:span text:style-name="Emphasis"><text:span text:style-name="T795">P</text:span></text:span><text:span text:style-name="Emphasis"><text:span text:style-name="T462">okladnice</text:span></text:span></text:h>
      <text:p text:style-name="P243"><text:span text:style-name="Emphasis"><text:span text:style-name="T1415">Tajné dveře se otevírají do mal</text:span></text:span><text:span text:style-name="Emphasis"><text:span text:style-name="T1416">é</text:span></text:span><text:span text:style-name="Emphasis"><text:span text:style-name="T1415"> místnůstk</text:span></text:span><text:span text:style-name="Emphasis"><text:span text:style-name="T1416">y</text:span></text:span><text:span text:style-name="Emphasis"><text:span text:style-name="T1415"> s kamenným stolem u stěny naproti dveřím. Na stole je hromada lesklých mušlí, </text:span></text:span><text:span text:style-name="Emphasis"><text:span text:style-name="T1364">zlatá soška žáby</text:span></text:span><text:span text:style-name="Emphasis"><text:span text:style-name="T1415"> (karta) a </text:span></text:span><text:span text:style-name="Emphasis"><text:span text:style-name="T1364">smaragdový náhrdelník</text:span></text:span><text:span text:style-name="Emphasis"><text:span text:style-name="T1415"> (karta). Hned z</text:span></text:span><text:span text:style-name="Emphasis"><text:span text:style-name="T1414">a dveřmi je na zemi postavená kamenná olejová </text:span></text:span><text:span text:style-name="Emphasis"><text:span text:style-name="T1424">lampička</text:span></text:span><text:span text:style-name="Emphasis"><text:span text:style-name="T1414">.</text:span></text:span></text:p>
      <text:p text:style-name="P240"><text:span text:style-name="Emphasis"><text:span text:style-name="T1284">▸<text:tab/></text:span></text:span><text:span text:style-name="Emphasis"><text:span text:style-name="T1363">Olej v </text:span></text:span><text:span text:style-name="Emphasis"><text:span text:style-name="T1377">l</text:span></text:span><text:span text:style-name="Emphasis"><text:span text:style-name="T1395">ampičce</text:span></text:span><text:span text:style-name="Emphasis"><text:span text:style-name="T1283"> </text:span></text:span><text:span text:style-name="Emphasis"><text:span text:style-name="T1363">už dávno vyschnul a knot se rozpadl v prach.</text:span></text:span></text:p>
      <text:h text:style-name="P420" text:outline-level="1"><text:span text:style-name="T5">K</text:span><text:span text:style-name="T4">onec dobrodružství</text:span></text:h>
      <text:p text:style-name="P24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95">P</text:span><text:span text:style-name="T252">okud už ale v⁠ podzemí nic zajímavého není, tak jim to řekni, nenech je marně hledat</text:span><text:span text:style-name="T4">.</text:span></text:p>
      <text:list xml:id="list4228389752" text:style-name="L13">
        <text:list-item>
          <text:p text:style-name="P556"><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557"><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557"><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556"><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406" text:outline-level="2"><text:bookmark-start text:name="__RefHeading___Toc5831_1424409582"/>Cena pokladů<text:bookmark-end text:name="__RefHeading___Toc5831_1424409582"/></text:h>
      <text:p text:style-name="P245">Prodávat magické předměty je problematické – ve městě, odkud postavy pochází, totiž nikdo o⁠ existenci magie neví a⁠ výjimkou lektvarů nikdo kromě postav tyto předměty nedokáže použít. Pokud budou hráči trvat na tom, že <text:span text:style-name="T1587">je</text:span> prodají, <text:span text:style-name="T1160">cenu urči hodem šestistěnnou kostkou (viz </text:span><text:span text:style-name="T906">Prodejní cena předmětů</text:span><text:span text:style-name="T854">, </text:span><text:span text:style-name="T855">jsou uvedené kurzívou</text:span><text:span text:style-name="T1160">)</text:span>.<text:line-break/><text:tab/><text:span text:style-name="T1552">Klíče samy o⁠ sobě nemají prakticky žádnou cenu, v⁠ tabulce proto </text:span><text:soft-page-break/><text:span text:style-name="T1552">nejsou. U⁠ zámků se cena liší podle toho, jestli jsou i⁠ s⁠ klíčem nebo bez něj.</text:span><text:line-break/><text:tab/><text:span text:style-name="T256">Když</text:span><text:span text:style-name="T1034"> budou cht</text:span><text:span text:style-name="T255">ít hráči prodat něco, co není na seznamu, cenu odhadni.</text:span></text:p>
      <text:p text:style-name="P275"/>
      <table:table table:name="Tabulka1" table:style-name="Tabulka1">
        <table:table-column table:style-name="Tabulka1.A"/>
        <table:table-column table:style-name="Tabulka1.B"/>
        <table:table-row>
          <table:table-cell table:style-name="Tabulka1.A1" table:number-columns-spanned="2" office:value-type="string">
            <text:p text:style-name="P288">Prodejní cena předmětů</text:p>
          </table:table-cell>
          <table:covered-table-cell/>
        </table:table-row>
        <table:table-row>
          <table:table-cell table:style-name="Tabulka1.A2" office:value-type="string">
            <text:p text:style-name="P302">zlatá soška žáby</text:p>
          </table:table-cell>
          <table:table-cell table:style-name="Tabulka1.A2" office:value-type="string">
            <text:p text:style-name="P322">15 zl</text:p>
          </table:table-cell>
        </table:table-row>
        <table:table-row>
          <table:table-cell table:style-name="Tabulka1.A2" office:value-type="string">
            <text:p text:style-name="P367">smaragdový náhrdelník</text:p>
          </table:table-cell>
          <table:table-cell table:style-name="Tabulka1.A2" office:value-type="string">
            <text:p text:style-name="P368">8 zl</text:p>
          </table:table-cell>
        </table:table-row>
        <table:table-row>
          <table:table-cell table:style-name="Tabulka1.A2" office:value-type="string">
            <text:p text:style-name="P366"/>
          </table:table-cell>
          <table:table-cell table:style-name="Tabulka1.A2" office:value-type="string">
            <text:p text:style-name="P318"/>
          </table:table-cell>
        </table:table-row>
        <table:table-row>
          <table:table-cell table:style-name="Tabulka1.A2" office:value-type="string">
            <text:p text:style-name="P366"/>
          </table:table-cell>
          <table:table-cell table:style-name="Tabulka1.A2" office:value-type="string">
            <text:p text:style-name="P318"/>
          </table:table-cell>
        </table:table-row>
        <table:table-row>
          <table:table-cell table:style-name="Tabulka1.A2" office:value-type="string">
            <text:p text:style-name="P301"/>
          </table:table-cell>
          <table:table-cell table:style-name="Tabulka1.A2" office:value-type="string">
            <text:p text:style-name="P305"/>
          </table:table-cell>
        </table:table-row>
        <table:table-row>
          <table:table-cell table:style-name="Tabulka1.A2" office:value-type="string">
            <text:p text:style-name="P366"/>
          </table:table-cell>
          <table:table-cell table:style-name="Tabulka1.A2" office:value-type="string">
            <text:p text:style-name="P318"/>
          </table:table-cell>
        </table:table-row>
        <table:table-row>
          <table:table-cell table:style-name="Tabulka1.A2" office:value-type="string">
            <text:p text:style-name="P301"/>
          </table:table-cell>
          <table:table-cell table:style-name="Tabulka1.A2" office:value-type="string">
            <text:p text:style-name="P307"/>
          </table:table-cell>
        </table:table-row>
        <table:table-row>
          <table:table-cell table:style-name="Tabulka1.A2" office:value-type="string">
            <text:p text:style-name="P301"/>
          </table:table-cell>
          <table:table-cell table:style-name="Tabulka1.A2" office:value-type="string">
            <text:p text:style-name="P307"/>
          </table:table-cell>
        </table:table-row>
        <table:table-row>
          <table:table-cell table:style-name="Tabulka1.A2" office:value-type="string">
            <text:p text:style-name="P290"/>
          </table:table-cell>
          <table:table-cell table:style-name="Tabulka1.A2" office:value-type="string">
            <text:p text:style-name="P320"/>
          </table:table-cell>
        </table:table-row>
        <table:table-row>
          <table:table-cell table:style-name="Tabulka1.A2" office:value-type="string">
            <text:p text:style-name="P275"/>
          </table:table-cell>
          <table:table-cell table:style-name="Tabulka1.A2" office:value-type="string">
            <text:p text:style-name="P325"/>
          </table:table-cell>
        </table:table-row>
        <table:table-row>
          <table:table-cell table:style-name="Tabulka1.A2" office:value-type="string">
            <text:p text:style-name="P275"/>
          </table:table-cell>
          <table:table-cell table:style-name="Tabulka1.A2" office:value-type="string">
            <text:p text:style-name="P325"/>
          </table:table-cell>
        </table:table-row>
        <table:table-row>
          <table:table-cell table:style-name="Tabulka1.A2" office:value-type="string">
            <text:p text:style-name="P275"/>
          </table:table-cell>
          <table:table-cell table:style-name="Tabulka1.A2" office:value-type="string">
            <text:p text:style-name="P327"/>
          </table:table-cell>
        </table:table-row>
        <table:table-row>
          <table:table-cell table:style-name="Tabulka1.A2" office:value-type="string">
            <text:p text:style-name="P301"/>
          </table:table-cell>
          <table:table-cell table:style-name="Tabulka1.A2" office:value-type="string">
            <text:p text:style-name="P309"/>
          </table:table-cell>
        </table:table-row>
        <table:table-row>
          <table:table-cell table:style-name="Tabulka1.A2" office:value-type="string">
            <text:p text:style-name="P275"/>
          </table:table-cell>
          <table:table-cell table:style-name="Tabulka1.A2" office:value-type="string">
            <text:p text:style-name="P284"/>
          </table:table-cell>
        </table:table-row>
        <table:table-row>
          <table:table-cell table:style-name="Tabulka1.A2" office:value-type="string">
            <text:p text:style-name="P279"/>
          </table:table-cell>
          <table:table-cell table:style-name="Tabulka1.A2" office:value-type="string">
            <text:p text:style-name="P286"/>
          </table:table-cell>
        </table:table-row>
        <table:table-row>
          <table:table-cell table:style-name="Tabulka1.A17" office:value-type="string">
            <text:p text:style-name="P366"/>
          </table:table-cell>
          <table:table-cell table:style-name="Tabulka1.A17" office:value-type="string">
            <text:p text:style-name="P357"/>
          </table:table-cell>
        </table:table-row>
      </table:table>
      <text:p text:style-name="P275"/>
      <text:h text:style-name="P421" text:outline-level="1"><text:bookmark-start text:name="__RefHeading___Toc8514_2080814256"/>TODO<text:bookmark-end text:name="__RefHeading___Toc8514_2080814256"/></text:h>
      <text:list xml:id="list2114420670" text:style-name="L14">
        <text:list-item>
          <text:p text:style-name="P558">TODO: Do checklistu přidat:</text:p>
          <text:list>
            <text:list-item>
              <text:p text:style-name="P558">Rozebrání deníků.</text:p>
            </text:list-item>
            <text:list-item>
              <text:p text:style-name="P558">Vyplnění šedivých polí na denících.</text:p>
            </text:list-item>
            <text:list-item>
              <text:p text:style-name="P558">Losování rysů (zdůraznit, že je to dobrovolné, a že si hráči mohou i vybrat z toho, co zbylo, případně vymyslet vlastní).</text:p>
            </text:list-item>
          </text:list>
        </text:list-item>
      </text:list>
      <text:p text:style-name="P176">Žižcon TODO:</text:p>
      <text:list xml:id="list358015459" text:style-name="L15">
        <text:list-item>
          <text:p text:style-name="P559">úvod <text:span text:style-name="T1608">(to je spíš do pravidel, ale co už. Aspoň jsem si to ujasnil)</text:span></text:p>
          <text:list>
            <text:list-item>
              <text:p text:style-name="P560">Před časem se <text:span text:style-name="T1603">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561">Kněží se před vámi <text:span text:style-name="T1607">sklonili</text:span> a řekli: <text:span text:style-name="T1602">„Není pochyb o tom, že si vás vybrali bohové</text:span>. <text:span text:style-name="T1605">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562"><text:soft-page-break/>Po krátké <text:span text:style-name="T1606">debatě</text:span> jste <text:span text:style-name="T1604">prodali svůj skromný majetek, nakoupili zásoby a výbavu na cestu a vyrazili jste do drsné a nebezpečné Divočiny, abyste odhalili dávno zapomenutá tajemství a naplnili svůj Osud.</text:span></text:p>
            </text:list-item>
          </text:list>
        </text:list-item>
        <text:list-item>
          <text:p text:style-name="P563">hodilo by se mi předělat popisky (pořadí), ať si to můžu otestovat (bez toho asi nemá smysl to znova tisknout)</text:p>
        </text:list-item>
        <text:list-item>
          <text:p text:style-name="P563">plyn jen vyřazuje. Původně byl opravdu smrtící (jinak by tu nebyli udušení orkové), teď už <text:span text:style-name="T1627">ho ale není dost</text:span>.</text:p>
        </text:list-item>
        <text:list-item>
          <text:p text:style-name="P564">Změna terénu <text:span text:style-name="T1601">(stěny, stropy, podlahy).</text:span></text:p>
        </text:list-item>
      </text:list>
      <text:p text:style-name="P175"/>
      <text:p text:style-name="P175"/>
      <text:list xml:id="list3853553745" text:style-name="L16">
        <text:list-item>
          <text:p text:style-name="P565">Nejdřív říct, co mají mrtvoly na sobě (zbroj a tak), až potom popsat zranění, vypoulené oči a podobně.</text:p>
        </text:list-item>
        <text:list-item>
          <text:p text:style-name="P566">Vyházet z popisu dungeonu údaje o tom, na jak dlouho <text:span text:style-name="T1624">je různé jídlo a tak.</text:span></text:p>
        </text:list-item>
        <text:list-item>
          <text:p text:style-name="P567">TODO: Něco udělat s finálními tajnými dveřmi (otevírání nějakým tlačítkem nebo tak).</text:p>
          <text:list>
            <text:list-item>
              <text:p text:style-name="P568">Dát tam páčku <text:span text:style-name="T1600">(stejnou jako u vstupních tajných dveří)</text:span>, zrušit spáru (jinak se musí hledat dvakrát, což je taky blbý).</text:p>
            </text:list-item>
          </text:list>
        </text:list-item>
        <text:list-item>
          <text:p text:style-name="P569">TODO: Přenocování (postavám nic nehrozí).</text:p>
        </text:list-item>
        <text:list-item>
          <text:p text:style-name="P569">TODO: Krystal by asi měl dávat 2 expy <text:span text:style-name="T1599">(aby šlo udělat čtyřhodinový dungeon)</text:span>.</text:p>
        </text:list-item>
      </text:list>
      <text:h text:style-name="Heading_20_1" text:outline-level="1"><text:bookmark-start text:name="__RefHeading___Toc5355_3707205463"/>Úvod<text:bookmark-end text:name="__RefHeading___Toc5355_3707205463"/></text:h>
      <text:p text:style-name="P262">Vítej, Pane nebo Paní jeskyně!</text:p>
      <text:p text:style-name="P91"><text:span text:style-name="T934">Před sebou máš</text:span> dobrodružství <text:span text:style-name="T935">pro hru</text:span> <text:span text:style-name="T910">Dakara</text:span><text:span text:style-name="T911">:</text:span><text:span text:style-name="T910"> </text:span><text:span text:style-name="T911">dungeoncrawl</text:span>. <text:span text:style-name="T936">Kromě této příručky potřebuješ ještě:</text:span></text:p>
      <text:list xml:id="list824573406" text:style-name="L17">
        <text:list-item>
          <text:p text:style-name="P570">2-5 spoluhráčů.</text:p>
        </text:list-item>
      </text:list>
      <text:list xml:id="list1936687043" text:style-name="L18">
        <text:list-item>
          <text:p text:style-name="P572"><text:span text:style-name="T937">Příručku </text:span><text:span text:style-name="T893">Dakara</text:span><text:span text:style-name="T894">:</text:span><text:span text:style-name="T893"> </text:span><text:span text:style-name="T894">d</text:span><text:span text:style-name="T893">ungeoncrawl</text:span><text:span text:style-name="T928"> </text:span><text:span text:style-name="T929">(</text:span><text:span text:style-name="T930">dále jen „</text:span><text:span text:style-name="T929">pravidla“).</text:span><text:span text:style-name="T937"> Najdeš v⁠ ní pravidla hry a⁠ rady, jak ji vést.</text:span></text:p>
        </text:list-item>
        <text:list-item>
          <text:p text:style-name="P573">Přiložené deníky postav, karty předmětů a⁠ <text:span text:style-name="T1124">svitky s⁠ texty, které je možné v⁠ podzemí najít</text:span>.</text:p>
        </text:list-item>
        <text:list-item>
          <text:p text:style-name="P574"><text:span text:style-name="T1183">Dvě</text:span> předtištěn<text:span text:style-name="T1183">é</text:span> mapy: <text:span text:style-name="T1187">Slepá je pro hráče, vyplněná pro tebe.</text:span></text:p>
        </text:list-item>
        <text:list-item>
          <text:p text:style-name="P575"><text:span text:style-name="T938">Šestistěnné k</text:span>ostky.</text:p>
          <text:list>
            <text:list-item>
              <text:p text:style-name="P576">V⁠ zásadě stačí i⁠ jedna, ale pohodlnější je, když má každý hráč šest vlastních (při sesílání kouzel se hází až šesti kostkam<text:span text:style-name="T939">i</text:span> najednou).</text:p>
            </text:list-item>
          </text:list>
        </text:list-item>
        <text:list-item>
          <text:p text:style-name="P577"><text:span text:style-name="T940">Papír na</text:span> poznámky a⁠ něco na psaní (<text:span text:style-name="T1125">TODO: </text:span>asi by mělo být přiloženo gumovatelné pero) <text:span text:style-name="T940">nebo nějaký elektronický ekvivalent.</text:span></text:p>
        </text:list-item>
        <text:list-item>
          <text:p text:style-name="P571"><text:soft-page-break/><text:span text:style-name="T1610">6-12</text:span> hodin volného času. <text:span text:style-name="T1609">N</text:span>emusí to být v⁠ jednom dni, můžete <text:span text:style-name="T1623">hrát na pokračování</text:span>. <text:span text:style-name="T1556">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407" text:outline-level="2"><text:bookmark-start text:name="__RefHeading___Toc5359_3707205463"/>O⁠ čem je toto dobrodružství<text:bookmark-end text:name="__RefHeading___Toc5359_3707205463"/></text:h>
      <text:p text:style-name="P92"><text:span text:style-name="T1611">Svaté poslání hledat tajemné krystaly postavy zavedlo k⁠ opuštěné ruině pevnosti,</text:span> kterou <text:span text:style-name="T1123">ovšem shodou okolností</text:span> <text:span text:style-name="T1122">několik týdnů před nimi</text:span> přišla prozkoumat <text:span text:style-name="T1126">jiná</text:span> skupina <text:span text:style-name="T1126">složená z⁠ pěti</text:span> elfů.<text:line-break/><text:tab/><text:span text:style-name="T1612">Ti ovšem měli smůlu: všimli si jich orkové z⁠ místního kmene a⁠ vyslali za nimi své bojovníky</text:span>. <text:span text:style-name="T943">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77" text:outline-level="3">Cíl výpravy</text:h>
      <text:p text:style-name="P99"><text:span text:style-name="T944">C</text:span>ílem postav je najít <text:span text:style-name="T945">magický krystal ukrytý ve svatyni staroelfského</text:span> <text:span text:style-name="T944">boha Belerona v⁠ prvním podzemním patře hlavní věže pevnosti (místnost B14).</text:span></text:p>
      <text:h text:style-name="P377" text:outline-level="3"><text:soft-page-break/>Finální souboj</text:h>
      <text:p text:style-name="P177">V⁠ tomto dobrodružství není žádný finální souboj. Beleronovu <text:span text:style-name="T1120">svatyni</text:span> sice chrání přízrak dávného elfského strážce, ale postavy ho pravděpodobně nebudou mít jak zranit, takže se s⁠ ním budou muset vypořádat jinak – podrobně je to popsáno v⁠ <text:span text:style-name="T946">místnosti B14</text:span>.</text:p>
      <text:h text:style-name="P408" text:outline-level="2"><text:bookmark-start text:name="__RefHeading___Toc22606_2617596474"/>Příprava <text:span text:style-name="T941">na hru</text:span><text:bookmark-end text:name="__RefHeading___Toc22606_2617596474"/></text:h>
      <text:p text:style-name="P111"><text:span text:style-name="T942">Před tím, než se poprvé sejdete, si pročti </text:span><text:span text:style-name="T926">pravidla</text:span><text:span text:style-name="T942">, zejména kapitolu </text:span><text:span text:style-name="T895">Pro pána jeskyně</text:span><text:span text:style-name="T912">.</text:span><text:span text:style-name="T942"> Z⁠ příručky s⁠ dobrodružstvím si určitě přečti zbytek kapitoly </text:span><text:span text:style-name="T895">Úvod</text:span><text:span text:style-name="T912"> a⁠ </text:span><text:span text:style-name="T942">začátek kapitoly </text:span><text:span text:style-name="T895">Místnosti</text:span><text:span text:style-name="T912">. </text:span><text:span text:style-name="T916">Doporučuju přečíst </text:span><text:span text:style-name="T919">si</text:span><text:span text:style-name="T916"> i⁠ popisy místností, aby ses v⁠ nich při hře snáz orientoval. </text:span><text:span text:style-name="T918">N</text:span><text:span text:style-name="T917">ení to </text:span><text:span text:style-name="T918">sice</text:span><text:span text:style-name="T916"> nezbytně nutné, protože do nich stejně budeš muset </text:span><text:span text:style-name="T927">při hře </text:span><text:span text:style-name="T916">nahlížet, abys na něco nezapomněl, ale čím méně budeš muset koukat do příručky, tím lépe. </text:span><text:span text:style-name="T1179">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12">O⁠ vedení hry pojednává kapitola TODO v⁠ pravidlech, tady si <text:span text:style-name="T1617">projdeme</text:span> jen věci, které se týkají tohoto dobrodružství.</text:p>
      <text:h text:style-name="Heading_20_3" text:outline-level="3">Staré jazyky</text:h>
      <text:p text:style-name="P178"><text:span text:style-name="T1618">Kromě toho, že se postavám zdá sen o zářícím krystalu, také rozumí starým jazykům a dokážou je přečíst, přestože </text:span>neumí číst a⁠ psát. <text:span text:style-name="T1613">V⁠ </text:span>tomto podzemí není nic, <text:span text:style-name="T1614">čemu</text:span> by <text:span text:style-name="T1182">postavy</text:span> nerozuměly.<text:line-break/><text:tab/><text:span text:style-name="T1619">Když se postavy se starými jazyky setkají poprvé, řekni hráčům, že:</text:span></text:p>
      <text:list xml:id="list1811763802" text:style-name="L19">
        <text:list-item>
          <text:p text:style-name="P578"><text:soft-page-break/>Jednotlivá slova neznají, ale sdělení přesto rozumí a dokáží dokonce v cizím jazyce odpovídat.</text:p>
        </text:list-item>
        <text:list-item>
          <text:p text:style-name="P578">Napsaná slova a písmena jsou pro ně jen snůška klikyháků, ale když se na to povídají s odstupem, tak ví, co je tam napsáno.</text:p>
        </text:list-item>
      </text:list>
      <text:p text:style-name="P179">Nedokáží ale <text:span text:style-name="T1620">starými jazyky</text:span> psát ani jimi mluvit, když zrovna nekonverzují s někým, kdo jimi hovoří.</text:p>
      <text:h text:style-name="Heading_20_3" text:outline-level="3">Magické předměty</text:h>
      <text:p text:style-name="P109">Až hráči poprvé narazí na nějaký magický předmět (<text:span text:style-name="T1557">jejich karty </text:span>mají rámeč<text:span text:style-name="T1557">e</text:span>k s⁠ drobnými stříbrnými runami), nezapomeň jim říct, že na dotek brní, a⁠ následně popsat, že se s⁠ nimi chce předmět „sladit“. Týká se to i⁠ svitků s⁠ kouzly.</text:p>
      <text:list xml:id="list2018795015" text:style-name="L20">
        <text:list-item>
          <text:p text:style-name="P579"><text:span text:style-name="T1558">Více se o⁠ připoutávání magických předmětů dozvíš v⁠ </text:span>kapitol<text:span text:style-name="T1559">e</text:span> TODO v⁠ pravidlech.</text:p>
        </text:list-item>
      </text:list>
      <text:p text:style-name="P113">Co který předmět dělá, se hráči dočtou na jeho kartě. <text:span text:style-name="T1614">Postavy to zjistí</text:span> připoutání<text:span text:style-name="T1614">m</text:span> předmětu. <text:span text:style-name="T1621">Díky tomu také budou vědět, jak se kouzla nebo očarování používají.</text:span></text:p>
      <text:list xml:id="list866126510" text:style-name="L21">
        <text:list-item>
          <text:p text:style-name="P580">Mrkni na kapitolu TODO v⁠ pravidlech, pokud si to potřebuješ připomenout.</text:p>
        </text:list-item>
      </text:list>
      <text:p text:style-name="P113">Lektvary <text:span text:style-name="T1615">stačí vypít –</text:span> účinkují, i⁠ když nejsou připoutané. Připoutáním <text:span text:style-name="T1616">lektvaru</text:span> jde <text:span text:style-name="T1616">ale</text:span> zjistit, co děl<text:span text:style-name="T1616">á</text:span>.</text:p>
      <text:h text:style-name="Heading_20_3" text:outline-level="3"><text:span text:style-name="T1178">Počítání z</text:span>ásob jídla, vody a⁠ <text:span text:style-name="T1598">světla</text:span></text:h>
      <text:p text:style-name="P173">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2">Mapa <text:span text:style-name="T1186">nadzemí</text:span> pevnosti je předtištěná, protože postupně hráčům kreslit spoustu prázdných, zřícených místností by nebylo moc zajímavé. <text:span text:style-name="T1152">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00">Před tím, než začnete, <text:span text:style-name="T1188">řekni</text:span> hráčům:</text:p>
      <text:list xml:id="list1701903494" text:style-name="L22">
        <text:list-item>
          <text:p text:style-name="P581">Jejich postavy se znají, jsou to přátelé.</text:p>
        </text:list-item>
        <text:list-item>
          <text:p text:style-name="P582">Díky snu o zářícím krystalu se dozvěděly, že jsou jedněmi z bohy vyvolených, kteří dokáží tyto posvátné artefakty nalézt.</text:p>
        </text:list-item>
        <text:list-item>
          <text:p text:style-name="P582">Pátrání <text:span text:style-name="T1622">po krystalu</text:span> je zavedlo až k⁠ ruinám pevnosti, před kterou teď stojí.</text:p>
        </text:list-item>
        <text:list-item>
          <text:p text:style-name="P583">Když krystal naleznou a dotknou se ho, zvýší se tím jejich schopnosti.</text:p>
        </text:list-item>
        <text:list-item>
          <text:p text:style-name="P584">Kolem pevnosti je území divokého kmene orků.</text:p>
        </text:list-item>
        <text:list-item>
          <text:p text:style-name="P585">Hráčské postavy při hře neumírají, protože by to vyřadilo hráče ze hry. Postavy to ale nevědí a nemají důvod si myslet, že jsou nesmrtelné – nebezpečí je pro ně skutečné.</text:p>
        </text:list-item>
      </text:list>
      <text:p text:style-name="P108">Připomeň si také informace ze záhlaví kapitoly <text:span text:style-name="T892">Místnosti</text:span><text:span text:style-name="T910"> </text:span><text:span text:style-name="T933">(TODO: Tohle možná vyhodit)</text:span>. Hra začíná heslem <text:span text:style-name="T796">Trosky pevnosti</text:span>.</text:p>
      <text:h text:style-name="Heading_20_1" text:outline-level="1"><text:bookmark-start text:name="__RefHeading___Toc5369_3707205463"/>Místnosti<text:bookmark-end text:name="__RefHeading___Toc5369_3707205463"/></text:h>
      <text:p text:style-name="P101">Pokud není řečeno jinak:</text:p>
      <text:list xml:id="list2601718690" text:style-name="L23">
        <text:list-item>
          <text:p text:style-name="P586"><text:span text:style-name="T1045">V</text:span><text:span text:style-name="T206">šude v⁠ podzemí je tma.</text:span></text:p>
        </text:list-item>
        <text:list-item>
          <text:p text:style-name="P587"><text:span text:style-name="T1128">C</text:span>hodby jsou 2 metry široké, <text:span text:style-name="T1184">s</text:span>tropy chodeb i⁠ místností jsou 3 metry vysoké.</text:p>
        </text:list-item>
        <text:list-item>
          <text:p text:style-name="P587">Stěny, strop i⁠ podlaha jsou pokryté dlaždicemi z⁠ tvrdého kamene poskládanými s⁠ takovou přesností, že se do spáry nevejde <text:span text:style-name="T1044">čepel</text:span> nože.</text:p>
          <text:list>
            <text:list-item>
              <text:p text:style-name="P588">Pod dlaždicemi je obvykle pevná skála, místy <text:span text:style-name="T1185">ale jen</text:span> suť a⁠ hlína (skalní masív pod pevností není úplně jednolitý).</text:p>
            </text:list-item>
          </text:list>
        </text:list-item>
        <text:list-item text:start-value="1">
          <text:p text:style-name="P587"><text:span text:style-name="T248">O</text:span><text:span text:style-name="T247">byčejné dveře jsou dřevěné s⁠ kovovými panty.</text:span></text:p>
          <text:list>
            <text:list-item>
              <text:p text:style-name="P589"><text:span text:style-name="T247">D</text:span><text:span text:style-name="T4">ají se vyrazit ramenem.</text:span></text:p>
            </text:list-item>
            <text:list-item>
              <text:p text:style-name="P590">Pokud mají zámek, jde otevřít šperhákem.</text:p>
            </text:list-item>
          </text:list>
        </text:list-item>
        <text:list-item>
          <text:p text:style-name="P587"><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589"><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591">Zámek v⁠ bytelných dveřích je příliš složitý na otevření šperhákem, dá se ale vylomit hrubou silou (třeba dlátem a⁠ kladivem).</text:p>
            </text:list-item>
          </text:list>
        </text:list-item>
        <text:list-item>
          <text:p text:style-name="P591">Truhly u⁠ postelí jsou dřevěné s⁠ železnými panty a⁠ <text:span text:style-name="T1180">kováním</text:span>. <text:span text:style-name="T1554">Mají vnitřní zámek.</text:span></text:p>
          <text:list>
            <text:list-item>
              <text:p text:style-name="P591"><text:soft-page-break/>Zámky na truhlách se dají otevřít šperhákem <text:span text:style-name="T1560">nebo</text:span> vylomit. <text:span text:style-name="T1560">Pokud jsou visací, tak i⁠ uštípnout nebo</text:span> urazit.</text:p>
            </text:list-item>
            <text:list-item>
              <text:p text:style-name="P591">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10"><text:span text:style-name="T371">Pevnost stojí na vysoké, </text:span><text:span text:style-name="T373">strm</text:span><text:span text:style-name="T371">é skále. </text:span><text:span text:style-name="T372">Ze západu k⁠ ní vede kamenný most.</text:span></text:p>
      <text:p text:style-name="P114">Pokud se hráči rozhodnou celou pevnost obejít a⁠ <text:span text:style-name="T1181">prohlédnout si ji ze všech stran</text:span>:</text:p>
      <text:list xml:id="list1990665432" text:style-name="L24">
        <text:list-item>
          <text:p text:style-name="P600">Cimbuří je sice pobořené, ale hradby nejsou nikde provalené.</text:p>
        </text:list-item>
        <text:list-item>
          <text:p text:style-name="P601">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6">Nejjednodušší přístupová cesta do pevnosti je po mostě (do A1). Dále je možné vyšplhat v⁠ místech, kde býval můstek <text:span text:style-name="T1561">(A7) buď</text:span> do boční věže, nebo <text:span text:style-name="T1561">přímo</text:span> do pevnosti. Poslední možnost je vyšplhat po příkrém skalním masivu, na kterém pevnost stojí, a⁠ přelézt hradby (do A3):</text:p>
      <text:list xml:id="list2070771601" text:style-name="L25">
        <text:list-item>
          <text:p text:style-name="P602"><text:span text:style-name="T1011">Hradby jsou kolmé a⁠ </text:span>hladk<text:span text:style-name="T1010">é</text:span>, není za co se chytit <text:span text:style-name="T1562">(pomůže například zatlučení skob).</text:span></text:p>
        </text:list-item>
      </text:list>
      <text:h text:style-name="P378"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7">(karta </text:span><text:span text:style-name="T1550">přízrak</text:span><text:span text:style-name="T757">)</text:span>.</text:p>
      <text:list xml:id="list3291600967" text:style-name="L26">
        <text:list-item>
          <text:p text:style-name="P437"><text:span text:style-name="T1480">Drží</text:span> kopí a⁠ <text:span text:style-name="T1481">štít</text:span>.</text:p>
        </text:list-item>
        <text:list-item>
          <text:p text:style-name="P438">Tam, kde jsou hradby pobořené, <text:span text:style-name="T1129">chodí vzduchem</text:span>, jako kdyby pro něj zřícené nebyly.</text:p>
        </text:list-item>
        <text:list-item>
          <text:p text:style-name="P439">Postav si nebude všímat.</text:p>
        </text:list-item>
        <text:list-item>
          <text:p text:style-name="P440">Když se s⁠ ním postavy pokusí komunikovat:</text:p>
          <text:list>
            <text:list-item>
              <text:p text:style-name="P440">Hýbe ústy, jako kdyby mluvil, ale není nic slyšet (protože je nehmotný).</text:p>
            </text:list-item>
            <text:list-item>
              <text:p text:style-name="P603">Jediný způsob, jak se s⁠ ním <text:span text:style-name="T1000">lze mluvit</text:span>, je použít kouzlo <text:span text:style-name="T311">p</text:span><text:span text:style-name="T297">řenos myšlenek.</text:span><text:span text:style-name="T629"> V⁠ </text:span><text:span text:style-name="T630">tom případě</text:span><text:span text:style-name="T952">:</text:span></text:p>
              <text:list>
                <text:list-item>
                  <text:p text:style-name="P604">S⁠ postavami bude jednat, jako kdyby to byli návštěvníci pevnosti.</text:p>
                </text:list-item>
                <text:list-item>
                  <text:p text:style-name="P604">Bude se tvářit, jako že je všechno v⁠ pořádku, pevnost stále stojí a⁠ on má rozkaz <text:span text:style-name="T1001">b</text:span>ránit ji před orky a⁠ gobliny.</text:p>
                </text:list-item>
                <text:list-item>
                  <text:p text:style-name="P605">V⁠ případě jakýchkoliv otázek postavy odkáže na velitele pevnosti, urozeného pána Glandira (ten je ovšem už několik staletí mrtvý).</text:p>
                </text:list-item>
              </text:list>
            </text:list-item>
          </text:list>
        </text:list-item>
        <text:list-item>
          <text:p text:style-name="P606"><text:soft-page-break/>⚔ Když jej postavy napadnou, bude se bránit, ale nebude je pronásledovat. Je nehmotný, takže ho nejspíš nemají jak zranit (o⁠ <text:span text:style-name="T1127">boji s⁠ přízrakem</text:span> viz B1<text:span text:style-name="T1116">4</text:span>).</text:p>
        </text:list-item>
        <text:list-item>
          <text:p text:style-name="P607">Když někdo vstoupí do Belerovnovy <text:span text:style-name="T1120">svatyně</text:span> (místnost B1<text:span text:style-name="T1116">4</text:span>), <text:span text:style-name="T999">přízrak se tam teleportuje (a⁠ tedy z⁠ hradeb zmizí).</text:span></text:p>
        </text:list-item>
      </text:list>
      <text:h text:style-name="P379" text:outline-level="3">A<text:span text:style-name="T998">2</text:span> – brána</text:h>
      <text:p text:style-name="P41"><text:span text:style-name="Emphasis"><text:span text:style-name="T1270">♨</text:span></text:span><text:span text:style-name="Emphasis"><text:span text:style-name="T1263"><text:tab/></text:span></text:span><text:span text:style-name="Emphasis"><text:span text:style-name="T1264">J</text:span></text:span><text:span text:style-name="T1507">e zde cítit silný mrtvolný zápach.</text:span></text:p>
      <text:p text:style-name="P30"><text:span text:style-name="T1130">Vyvrácená b</text:span>rána je <text:span text:style-name="T1130">porostlá mechem a⁠ popínavými rostlinami</text:span>. <text:span text:style-name="T994">Chodba za ní nejspíš kdysi měla strop, zbývají už ale jen zbytky nosných oblouků. Jsou v⁠ ní dvě mrtvoly orků.</text:span></text:p>
      <text:list xml:id="list3004318146" text:style-name="L27">
        <text:list-item>
          <text:p text:style-name="P441">Pokud jsi ještě orky nepopisoval:</text:p>
          <text:list>
            <text:list-item>
              <text:p text:style-name="P442">Orkové jsou o⁠ poznání větší než lidé. Mají tmavou, hnědozelenou kůži bez vlasů, <text:span text:style-name="T996">rostou jim velké horní i⁠ dolní tesáky a⁠ místo nehtů mají krátké ostré drápy (ukaž hráčům kartu s obrázkem orka).</text:span></text:p>
            </text:list-item>
          </text:list>
        </text:list-item>
        <text:list-item>
          <text:p text:style-name="P443">Mrtvolně páchnou, ale <text:span text:style-name="T995">jejich těla se ještě nezačala rozkládat.</text:span></text:p>
        </text:list-item>
      </text:list>
      <text:list xml:id="list2335350670" text:style-name="L28">
        <text:list-item>
          <text:p text:style-name="P445"><text:span text:style-name="T1002">L</text:span>eží, jako kdyby padli, když se snažili dostat dovnitř.<text:span text:style-name="T997"> Mají v⁠ sobě zepředu zabodané šípy. Další šípy jsou zapíchané do vnitřku brány, případně leží opodál (všechny zřejmě mířily na orky, ale ne všechny zasáhly).</text:span></text:p>
          <text:list>
            <text:list-item>
              <text:p text:style-name="P446"><text:span text:style-name="T1117">Žádné ze zranění od šípů nevypadá smrtelně</text:span>. <text:span text:style-name="T1131">Oba orky zřejmě zabilo něco jiného: </text:span><text:span text:style-name="T1246">Zčernalá díra zhruba o⁠ velikosti vlašského ořechu, která prochází hrudí skrz naskrz.</text:span></text:p>
            </text:list-item>
            <text:list-item>
              <text:p text:style-name="P447"><text:soft-page-break/><text:span text:style-name="T1132">Šípy jsou nové, s⁠ kvalitním ocelovým hrotem (6 jich jde stále</text:span> použít<text:span text:style-name="T1563">)</text:span>.</text:p>
            </text:list-item>
          </text:list>
        </text:list-item>
        <text:list-item>
          <text:p text:style-name="P609"><text:span text:style-name="T631">Oba </text:span><text:span text:style-name="T760">orkové</text:span><text:span text:style-name="T631"> m</text:span><text:span text:style-name="T582">ají</text:span><text:span text:style-name="T504"> o</text:span><text:span text:style-name="T503">blečenou lehkou orkskou zbroj </text:span><text:span text:style-name="T761">(pro postavy je moc velká)</text:span><text:span text:style-name="T501">,</text:span><text:span text:style-name="T504"> </text:span><text:span text:style-name="T511">na provaze </text:span><text:span text:style-name="T504">p</text:span><text:span text:style-name="T502">řes rameno </text:span><text:span text:style-name="T512">zavěšený </text:span><text:span text:style-name="T505">měch na vodu </text:span><text:span text:style-name="T695">(na 2 dny)</text:span><text:span text:style-name="T507">,</text:span><text:span text:style-name="T505"> </text:span><text:span text:style-name="T507">n</text:span><text:span text:style-name="T506">a opasku kožený pytlík se sušeným masem </text:span><text:span text:style-name="T608">(na </text:span><text:span text:style-name="T696">týden</text:span><text:span text:style-name="T608">)</text:span><text:span text:style-name="T506"> a⁠ </text:span><text:span text:style-name="T508">u⁠ </text:span><text:span text:style-name="T510">pasu</text:span><text:span text:style-name="T509"> </text:span><text:span text:style-name="T310">pazourkový nůž</text:span><text:span text:style-name="T509"> (karta). </text:span><text:span text:style-name="T633">Jeden má</text:span><text:span text:style-name="T632"> </text:span><text:span text:style-name="T412">kamennou palici</text:span><text:span text:style-name="T632"> (karta), </text:span><text:span text:style-name="T633">druhý</text:span><text:span text:style-name="T632"> j</text:span><text:span text:style-name="T412">ednoruční kyj</text:span><text:span text:style-name="T632"> (karta </text:span><text:span text:style-name="T353">kyj</text:span><text:span text:style-name="T632">).</text:span></text:p>
          <text:list>
            <text:list-item>
              <text:list>
                <text:list-item>
                  <text:p text:style-name="P610"><text:span text:style-name="T462">V⁠ jednom z⁠ </text:span><text:span text:style-name="T504">měchů</text:span><text:span text:style-name="T462"> není voda, ale pálenka</text:span><text:span text:style-name="T506">.</text:span></text:p>
                </text:list-item>
              </text:list>
            </text:list-item>
            <text:list-item>
              <text:p text:style-name="P611"><text:span text:style-name="T531">Jeden z⁠ nich má u⁠ sebe m</text:span><text:span text:style-name="T462">alou </text:span><text:span text:style-name="T296">dřevěnou krabičku</text:span><text:span text:style-name="T462"> </text:span><text:span text:style-name="T500">(</text:span><text:span text:style-name="T622">karta)</text:span><text:span text:style-name="T500"> s⁠ </text:span><text:span text:style-name="T462">odsouvacím víkem.</text:span></text:p>
              <text:list>
                <text:list-item>
                  <text:p text:style-name="P612"><text:span text:style-name="T462">Uvnitř je silně aromatický </text:span><text:span text:style-name="T495">hnědý</text:span><text:span text:style-name="T462"> prášek.</text:span></text:p>
                  <text:list>
                    <text:list-item>
                      <text:p text:style-name="P613"><text:span text:style-name="T462">Ne</text:span><text:span text:style-name="T623">říkej</text:span><text:span text:style-name="T462"> hráčům, co prášek dělá, dokud to nějaká postava nevyzkouší. </text:span><text:span text:style-name="T623">Až to </text:span><text:span text:style-name="T624">zjistí</text:span><text:span text:style-name="T623">, vyměň jim kartu </text:span><text:span text:style-name="T441">dřevěná krabička</text:span><text:span text:style-name="T623"> za kartu </text:span><text:span text:style-name="T441">povzbuzující droga</text:span><text:span text:style-name="T623">. </text:span></text:p>
                    </text:list-item>
                    <text:list-item>
                      <text:p text:style-name="P612"><text:span text:style-name="T462">Je to </text:span><text:span text:style-name="T495">6</text:span><text:span text:style-name="T494"> dávek</text:span><text:span text:style-name="T462"> šňupací drog</text:span><text:span text:style-name="T494">y</text:span><text:span text:style-name="T462">.</text:span></text:p>
                      <text:list>
                        <text:list-item>
                          <text:p text:style-name="P615"><text:span text:style-name="T462">Způsobuje </text:span><text:span text:style-name="T496">omamný pocit síly a⁠ nezranitelno</text:span><text:span text:style-name="T497">s</text:span><text:span text:style-name="T496">ti. </text:span><text:span text:style-name="T498">Zhruba po hodině účinek vyprchá a⁠ na další hodinu zb</text:span><text:span text:style-name="T499">u</text:span><text:span text:style-name="T498">de nepříjemná hořká pachuť v⁠ ústech.</text:span></text:p>
                        </text:list-item>
                      </text:list>
                    </text:list-item>
                  </text:list>
                </text:list-item>
              </text:list>
            </text:list-item>
          </text:list>
        </text:list-item>
      </text:list>
      <text:h text:style-name="P380"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424112309" text:style-name="L29">
        <text:list-item>
          <text:p text:style-name="P616"><text:soft-page-break/>Celou pevnost ber jako jednu místnost – když ji hráči prohledají, narazí na následující zajímavé detaily <text:span text:style-name="T1008">(v⁠ libovolném pořadí – řiď se tím, kam ti řeknou, že jdou)</text:span>:</text:p>
          <text:list>
            <text:list-item>
              <text:p text:style-name="P616">studna (A<text:span text:style-name="T1004">4</text:span>)</text:p>
            </text:list-item>
            <text:list-item>
              <text:p text:style-name="P616">mňoukání (A<text:span text:style-name="T1004">5</text:span>)</text:p>
            </text:list-item>
            <text:list-item>
              <text:p text:style-name="P616">pozůstatky po táboru elfů <text:span text:style-name="T1003">(A6)</text:span></text:p>
            </text:list-item>
            <text:list-item>
              <text:p text:style-name="P616"><text:span text:style-name="T665">zřícený m</text:span><text:span text:style-name="T666">ů</text:span><text:span text:style-name="T665">stek na boční věž (A7)</text:span></text:p>
            </text:list-item>
          </text:list>
        </text:list-item>
      </text:list>
      <text:h text:style-name="Heading_20_3" text:outline-level="3"><text:span text:style-name="T947">A4 – s</text:span>tudna</text:h>
      <text:p text:style-name="P31"><text:span text:style-name="T948">Studna je hluboká a⁠ p</text:span>lná nepřirozeně velkých pavučin.</text:p>
      <text:list xml:id="list1242406127" text:style-name="L30">
        <text:list-item>
          <text:p text:style-name="P618"><text:span text:style-name="T1189">J</text:span>sou plné <text:span text:style-name="T1046">různě velkých</text:span> pavouků –<text:span text:style-name="T1046"> největší jsou asi jako dlaň</text:span>.</text:p>
          <text:list>
            <text:list-item>
              <text:p text:style-name="P619"><text:span text:style-name="T1189">J</text:span>sou sice jedovatí, ale nejsou nebezpeční – na postavy útočit nebudou, naopak se jim klidí z⁠ cesty.</text:p>
            </text:list-item>
          </text:list>
        </text:list-item>
        <text:list-item>
          <text:p text:style-name="P617"><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620">Dolů není vidět, dokud tam postavy něčím neposvítí. <text:span text:style-name="T1564">Hladina je 15 metrů hluboko.</text:span></text:p>
          <text:list>
            <text:list-item>
              <text:p text:style-name="P621">5 metrů nad hladinou do studny ústí boční chodba (viz C1).</text:p>
              <text:list>
                <text:list-item>
                  <text:p text:style-name="P622">Dá se tam celkem snadno sešplhat (i⁠ bez lana).</text:p>
                </text:list-item>
              </text:list>
            </text:list-item>
          </text:list>
        </text:list-item>
      </text:list>
      <text:h text:style-name="Heading_20_3" text:outline-level="3"><text:soft-page-break/>A<text:span text:style-name="T1005">5</text:span> – bývalá kuchyně</text:h>
      <text:p text:style-name="P138"><text:span text:style-name="T1469">🔊</text:span><text:span text:style-name="T1462"><text:tab/></text:span><text:span text:style-name="T381">Ze zdi</text:span><text:span text:style-name="T380"> se ozývá </text:span><text:span text:style-name="T382">slabé,</text:span><text:span text:style-name="T380"> mnohohlasné mňoukání.</text:span></text:p>
      <text:list xml:id="list2579877123" text:style-name="L31">
        <text:list-item>
          <text:p text:style-name="P623"><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624"><text:span text:style-name="T1273">♨</text:span><text:span text:style-name="T1275"><text:tab/></text:span><text:span text:style-name="T43">Zevnitř je cítit kočičí zápach.</text:span></text:p>
            </text:list-header>
            <text:list-item>
              <text:p text:style-name="P625"><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626"><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81" text:outline-level="3">A6 – pozůstatky po tábořišti</text:h>
      <text:p text:style-name="P32">Na nádvoří je z⁠ kamenů poskládané <text:span text:style-name="T1196">ohniště</text:span>, <text:span text:style-name="T1009">někdo je ale rozkopnul.</text:span> <text:span text:style-name="T1007">Kolem jsou do kruhu rozestavěné větší balvany a⁠ kusy nosných trámů, zřejmě na sezení. O⁠ kus dál je u⁠ stěny </text:span><text:span text:style-name="T1228">hromada</text:span><text:span text:style-name="T1007"> toren, pokrývek a⁠ dalších věcí.</text:span></text:p>
      <text:p text:style-name="P81"><text:span text:style-name="T1281">▸<text:tab/></text:span><text:span text:style-name="T1190">Kolem </text:span><text:span text:style-name="T1230">ohniště</text:span> j<text:span text:style-name="T1191">sou stopy zaschlé krve, rozkopaný popel,</text:span> rozšlapané zbytky jídla a⁠ <text:span text:style-name="T1190">pár kusů dřevěného nádobí:</text:span></text:p>
      <text:list xml:id="list4144045776" text:style-name="L32">
        <text:list-item>
          <text:p text:style-name="P627"><text:span text:style-name="T762">pohár, miska s⁠ </text:span><text:span text:style-name="T763">plesnivými zbytky kaše</text:span><text:span text:style-name="T762">, do země zašlápnutá zlomená lžíce</text:span></text:p>
        </text:list-item>
      </text:list>
      <text:p text:style-name="P168"><text:span text:style-name="T1425">▸<text:tab/></text:span><text:span text:style-name="T638">Na</text:span><text:span text:style-name="T868"> </text:span><text:span text:style-name="T890">hromadě</text:span><text:span text:style-name="T638"> u⁠ stěny je 5 toren (</text:span><text:span text:style-name="T765">š</text:span><text:span text:style-name="T634">pinavé, ale funkční – </text:span><text:span text:style-name="T765">s</text:span><text:span text:style-name="T635">tejné se dají koupit ve městě</text:span><text:span text:style-name="T638">), 5 pokrývek (</text:span><text:span text:style-name="T637">nasáklé deštěm a⁠ začínají plesnivět</text:span><text:span text:style-name="T638">), </text:span><text:span text:style-name="T637">3 křesadla </text:span><text:span text:style-name="T636">(t</text:span><text:span text:style-name="T637">roud </text:span><text:span text:style-name="T636">je zvlhlý a⁠ </text:span><text:span text:style-name="T637">nepoužitelný</text:span><text:span text:style-name="T636">), </text:span><text:span text:style-name="T766">z</text:span><text:span text:style-name="T637">bytky trvanlivého jídla </text:span><text:span text:style-name="T636">(dohromady na 4 dny), lojové svíce </text:span><text:span text:style-name="T639">(</text:span><text:span text:style-name="T636">na 2 dny svícení</text:span><text:span text:style-name="T639">), </text:span><text:span text:style-name="T764">2 celty (stále funkční).</text:span></text:p>
      <text:h text:style-name="Heading_20_3" text:outline-level="3"><text:soft-page-break/><text:span text:style-name="T990">A7</text:span> – zřícený můstek k⁠ boční věži</text:h>
      <text:p text:style-name="P149"><text:span text:style-name="Emphasis"><text:span text:style-name="T1270">♨</text:span></text:span><text:span text:style-name="Emphasis"><text:span text:style-name="T1263"><text:tab/></text:span></text:span><text:span text:style-name="Emphasis"><text:span text:style-name="T1264">J</text:span></text:span><text:span text:style-name="T383">e </text:span><text:span text:style-name="T386">zde</text:span><text:span text:style-name="T383"> cítit mrtvolný zápach.</text:span></text:p>
      <text:p text:style-name="P9"><text:span text:style-name="T1192">Věž má základy zhruba pět metrů pod vámi. Vchod do ní je přímo naproti, můstek, který k⁠ němu vedl, je ale zřícený. </text:span>Na zemi před ním leží mrtvý elf.</text:p>
      <text:list xml:id="list1586329157" text:style-name="L33">
        <text:list-item>
          <text:p text:style-name="P448">J<text:span text:style-name="T1061">eho tvář je rozbitá k⁠ nepoznání. Na těle má smrtelné rány od těžkých, drtivých zbraní.</text:span></text:p>
        </text:list-item>
        <text:list-item>
          <text:p text:style-name="P628"><text:span text:style-name="T560">Jeho oblečení je potrhané a⁠ pokryté krví, ale stále </text:span><text:span text:style-name="T561">jde</text:span><text:span text:style-name="T560"> poznat, že to </text:span><text:span text:style-name="T641">byl</text:span><text:span text:style-name="T560"> oděv </text:span><text:span text:style-name="T562">bohatého měšťana</text:span><text:span text:style-name="T560">.</text:span></text:p>
        </text:list-item>
        <text:list-item>
          <text:p text:style-name="P629"><text:span text:style-name="T560">M</text:span><text:span text:style-name="T462">á oblečenou </text:span><text:span text:style-name="T296">lehkou zbroj</text:span><text:span text:style-name="T462"> (karta).</text:span></text:p>
          <text:list>
            <text:list-item>
              <text:p text:style-name="P630"><text:span text:style-name="T462">Na hrudi pod zbrojí má zastrčený pomačkaný, ale stále </text:span><text:span text:style-name="T640">čitelný</text:span><text:span text:style-name="T462"> svitek s⁠ kouzlem </text:span><text:span text:style-name="T296">kulový blesk</text:span><text:span text:style-name="T462"> (karta).</text:span></text:p>
            </text:list-item>
          </text:list>
        </text:list-item>
        <text:list-item>
          <text:p text:style-name="P543"><text:span text:style-name="T462">Na opasku má přetržený řemínek (něco tam bylo přivázané)</text:span>.</text:p>
        </text:list-item>
        <text:list-item>
          <text:p text:style-name="P631"><text:span text:style-name="T462">Mrtvolně páchne </text:span><text:span text:style-name="T642">(</text:span><text:span text:style-name="T462">zřejmě tu </text:span><text:span text:style-name="T643">už</text:span><text:span text:style-name="T462"> leží </text:span><text:span text:style-name="T644">dlouho)</text:span><text:span text:style-name="T462">.</text:span></text:p>
        </text:list-item>
      </text:list>
      <text:p text:style-name="P93"><text:span text:style-name="T212">Několik</text:span><text:span text:style-name="T898"> možností</text:span><text:span text:style-name="T892">, jak se dostat </text:span><text:span text:style-name="T899">do věže</text:span><text:span text:style-name="T949"> (hráči mohou samozřejmě vymyslet i⁠ další)</text:span>:</text:p>
      <text:list xml:id="list2274098367" text:style-name="L34">
        <text:list-item>
          <text:p text:style-name="P632">Vyšplhat po <text:span text:style-name="T950">skále a⁠ po stěně věže</text:span>.</text:p>
          <text:list>
            <text:list-item>
              <text:p text:style-name="P633"><text:span text:style-name="T462">Po skále se šplhá dobře, ale stěna věže je hladká, není za co se chytit </text:span><text:span text:style-name="T767">(p</text:span><text:span text:style-name="T1565">omůže například zatlučení skob).</text:span></text:p>
            </text:list-item>
          </text:list>
        </text:list-item>
        <text:list-item>
          <text:p text:style-name="P634">Něčím přemostit zřícený můstek, <text:span text:style-name="T1193">nebo třeba zezdola přistavit žebřík (v⁠ pevnosti je spousta popadaných střešních trámů, některé z⁠ nich určitě půjdou použít).</text:span></text:p>
        </text:list-item>
        <text:list-item>
          <text:p text:style-name="P635">Přeskočit</text:p>
          <text:list>
            <text:list-item>
              <text:p text:style-name="P635"><text:soft-page-break/>Je to dost daleko, ale s⁠ <text:span text:style-name="T1133">rozběhem to</text:span> zvládne každý, kdo nemá vážné zranění a⁠ <text:span text:style-name="T951">odloží veškerou zátěž.</text:span></text:p>
            </text:list-item>
          </text:list>
        </text:list-item>
      </text:list>
      <text:h text:style-name="Heading_20_3" text:outline-level="3">A<text:span text:style-name="T1006">8</text:span> – horní patro boční věže</text:h>
      <text:p text:style-name="P94"><text:span text:style-name="T312">Věž nemá strop ani střechu</text:span><text:span text:style-name="T296">, dírou nahoře je vidět obloha. </text:span><text:span text:style-name="T314">Podlaha je pokrytá troskami.</text:span><text:span text:style-name="T296"> </text:span><text:span text:style-name="T313">Dolů vede točité schodiště.</text:span></text:p>
      <text:list xml:id="list632864366" text:style-name="L35">
        <text:list-item>
          <text:p text:style-name="P636">O⁠ patro níž schodiště zčásti chybí, takže dolů se musí sešplhat (viz B<text:span text:style-name="T1076">7</text:span>).</text:p>
        </text:list-item>
      </text:list>
      <text:h text:style-name="Heading_20_2" text:outline-level="2"><text:bookmark-start text:name="__RefHeading___Toc2926_1905480466"/>První podzemní patro<text:bookmark-end text:name="__RefHeading___Toc2926_1905480466"/></text:h>
      <text:h text:style-name="P382" text:outline-level="3"><text:span text:style-name="T463">B</text:span><text:span text:style-name="T462">1 – dílna</text:span></text:h>
      <text:p text:style-name="P121"><text:span text:style-name="T1441">🚪<text:tab/></text:span><text:span text:style-name="T377">Z</text:span><text:span text:style-name="T337">avřené obyčejné dveře s⁠ </text:span><text:span text:style-name="T328">klik</text:span><text:span text:style-name="T378">ou</text:span><text:span text:style-name="T326"> </text:span><text:span text:style-name="T325">a⁠ </text:span><text:span text:style-name="T327">klíčovou dírk</text:span><text:span text:style-name="T378">o</text:span><text:span text:style-name="T328">u</text:span><text:span text:style-name="T325">.</text:span></text:p>
      <text:list xml:id="list3706411602" text:style-name="L36">
        <text:list-item>
          <text:p text:style-name="P449">Jsou zamčené, klíč je v⁠ zámku zevnitř <text:span text:style-name="T1257">místnosti.</text:span></text:p>
          <text:list>
            <text:list-item>
              <text:p text:style-name="P450"><text:span text:style-name="T1257">J</text:span>e <text:span text:style-name="T1080">na kroužku spolu s⁠ dalšími dvěma klíči (karta </text:span><text:span text:style-name="T370">kroužek s⁠ klíči</text:span><text:span text:style-name="T1080">).</text:span></text:p>
              <text:list>
                <text:list-item>
                  <text:p text:style-name="P451"><text:span text:style-name="T1258">J</text:span>sou označené elfskými písmeny<text:span text:style-name="T1147"> D</text:span><text:span text:style-name="T1030"> </text:span><text:span text:style-name="T4">(ten je v⁠ zámku), </text:span><text:span text:style-name="T265">K⁠ </text:span><text:span text:style-name="T264">a⁠ </text:span><text:span text:style-name="T1035">S</text:span><text:span text:style-name="T263">.</text:span></text:p>
                </text:list-item>
              </text:list>
            </text:list-item>
          </text:list>
        </text:list-item>
      </text:list>
      <text:list xml:id="list1932795831" text:style-name="L37">
        <text:list-item>
          <text:p text:style-name="P452"><text:span text:style-name="T263">Jdou vyrazit, </text:span><text:span text:style-name="T288">zámek jde vypáčit nebo otevřít šperhákem</text:span><text:span text:style-name="T263">.</text:span></text:p>
        </text:list-item>
      </text:list>
      <text:list xml:id="list122832842917014" text:continue-list="list3706411602" text:style-name="L36">
        <text:list-item>
          <text:list>
            <text:list-item>
              <text:p text:style-name="P525">Když se postavy pokusí dveře vyrazit <text:span text:style-name="T910">(nebo jinak hlasitě otevřít)</text:span>, zevnitř se ozve vyděšené vyjeknutí.</text:p>
              <text:list>
                <text:list-item>
                  <text:p text:style-name="P458"><text:span text:style-name="T920">Má ho na svědomí</text:span><text:span text:style-name="T910"> socha trpaslice </text:span><text:span text:style-name="T921">(</text:span><text:span text:style-name="T910">viz </text:span><text:span text:style-name="T920">popis místnosti)</text:span><text:span text:style-name="T910">.</text:span></text:p>
                </text:list-item>
              </text:list>
            </text:list-item>
          </text:list>
        </text:list-item>
      </text:list>
      <text:p text:style-name="P174"><text:soft-page-break/><text:span text:style-name="T422">V⁠ severní části místnosti je </text:span><text:span text:style-name="T459">pracovní stůl</text:span><text:span text:style-name="T422"> s⁠ </text:span><text:span text:style-name="T423">dřevěnou židlí a⁠ o⁠ stěnu opřených</text:span><text:span text:style-name="T422"> několik velkých kusů částečně opracovaného kamene. V⁠ </text:span><text:span text:style-name="T424">jižní části místnosti je výheň, malá kovadlina a⁠ </text:span><text:span text:style-name="T460">stolek s⁠ kovářským nářadím</text:span><text:span text:style-name="T424">. Nad ním jsou pověšené </text:span><text:span text:style-name="T461">kovářské</text:span><text:span text:style-name="T460"> rukavice a⁠ zástěra</text:span><text:span text:style-name="T424">. Hned vpravo za vchodem je na stěně </text:span><text:span text:style-name="T438">polička s</text:span><text:span text:style-name="T439">e zhasnutou</text:span><text:span text:style-name="T438">⁠ lucernou</text:span><text:span text:style-name="T874"> </text:span><text:span text:style-name="T875">(se zcela vyhořelou svíčkou)</text:span><text:span text:style-name="T477">. </text:span><text:span text:style-name="Emphasis"><text:span text:style-name="T953">Na stěně naproti vchodu je </text:span></text:span><text:span text:style-name="Emphasis"><text:span text:style-name="T1198">nápis</text:span></text:span><text:span text:style-name="Emphasis"><text:span text:style-name="T922">.</text:span></text:span><text:span text:style-name="Emphasis"><text:span text:style-name="T900"> </text:span></text:span><text:span text:style-name="Emphasis"><text:span text:style-name="T443">Vpravo vedle pracovního stolu v⁠ severní části </text:span></text:span><text:span text:style-name="Emphasis"><text:span text:style-name="T442">místnosti</text:span></text:span><text:span text:style-name="Emphasis"><text:span text:style-name="T443"> se do rohu tiskne </text:span></text:span><text:span text:style-name="Emphasis"><text:span text:style-name="T437">kamenná socha trpaslice</text:span></text:span><text:span text:style-name="Emphasis"><text:span text:style-name="T808">.</text:span></text:span></text:p>
      <text:list xml:id="list1457189434" text:style-name="L38">
        <text:list-header>
          <text:p text:style-name="P638"><text:span text:style-name="T1472">💬 </text:span><text:span text:style-name="T657">Říká: </text:span><text:span text:style-name="T375">„</text:span><text:span text:style-name="T374">Prosím, neubližujte mi!</text:span><text:span text:style-name="T375">“</text:span></text:p>
        </text:list-header>
      </text:list>
      <text:list xml:id="list2119865623" text:style-name="L39">
        <text:list-item>
          <text:list>
            <text:list-item>
              <text:p text:style-name="P639"><text:span text:style-name="T652">Mluví </text:span><text:span text:style-name="T653">hlubokým, dunivým hlasem</text:span><text:span text:style-name="T652">. </text:span><text:span text:style-name="T482">Vypadá vyděšeně a⁠ ubrečeně</text:span><text:span text:style-name="T305"> </text:span><text:span text:style-name="T482">(slzy samozřejmě nemá, je to socha).</text:span></text:p>
            </text:list-item>
          </text:list>
        </text:list-item>
        <text:list-item>
          <text:p text:style-name="P640"><text:span text:style-name="T619">S⁠ postavami si ráda promluví, je tu stovky let sama</text:span><text:span text:style-name="T462">. </text:span><text:span text:style-name="T768">Je ale trochu prostoduchá, složitější témata jí budou dělat potíže.</text:span></text:p>
          <text:list>
            <text:list-item>
              <text:p text:style-name="P459">Jmenuje se Agda.</text:p>
            </text:list-item>
            <text:list-item>
              <text:p text:style-name="P460"><text:span text:style-name="T1195">P</text:span>ůvodně <text:span text:style-name="T1195">byla</text:span> živá a⁠ trpěla nevyléčitelnou nemocí. Její otec jí poslal za svým přítelem, elfským m<text:span text:style-name="T1177">istrem</text:span> <text:span text:style-name="T1176">Ankertem</text:span>, který slíbil, že jí pomůže.</text:p>
              <text:list>
                <text:list-item>
                  <text:p text:style-name="P641"><text:span text:style-name="T462">Jak přesně se z⁠ ní stala socha, si nepamatuje. </text:span><text:span text:style-name="T655">V</text:span><text:span text:style-name="T462">í jen, že pak všechna bolest ustala. </text:span><text:span text:style-name="T654">Brzy poté s⁠ </text:span><text:span text:style-name="T620">mistrem</text:span><text:span text:style-name="T654"> </text:span><text:span text:style-name="T620">Ankertem</text:span><text:span text:style-name="T654"> odcestovala </text:span><text:span text:style-name="T485">do této pevnosti. Pomáhala mu t</text:span><text:span text:style-name="T544">ady</text:span><text:span text:style-name="T485"> s⁠ prací, vařila v⁠ kuchyni, obsluhovala elfské vojáky v⁠ jídelně, uklízela – prostě cokoliv bylo potřeba.</text:span></text:p>
                </text:list-item>
              </text:list>
            </text:list-item>
            <text:list-item>
              <text:p text:style-name="P642"><text:span text:style-name="T483">O⁠ </text:span><text:span text:style-name="T462">podzemí toho moc </text:span><text:span text:style-name="T621">neví</text:span><text:span text:style-name="T462">, </text:span><text:span text:style-name="T486">je tady totiž </text:span><text:span text:style-name="T487">tak trochu</text:span><text:span text:style-name="T486"> uvězněná:</text:span></text:p>
              <text:list>
                <text:list-item>
                  <text:p text:style-name="P544"><text:soft-page-break/>Chodba <text:span text:style-name="T1255">za dveřmi</text:span> doleva vede ke schodům dolů. Pod nimi je mříž, kterou nedokáž<text:span text:style-name="T1254">e</text:span> zvednout, ani se pod ní protáhnout. <text:span text:style-name="T1254">Z</text:span>a ní je spousta pavučin a⁠ škaredí pavouci! Tudy chod<text:span text:style-name="T980">íval</text:span>a pro vodu do studny.</text:p>
                </text:list-item>
                <text:list-item>
                  <text:p text:style-name="P544">Chodba doprava vede do skladu vody. Za ní je místnost se zřícenou podlahou, kde se bojí seskočit dolů, <text:span text:style-name="T1255">protože to je</text:span> strašně hluboko a⁠ jsou tam navíc <text:span text:style-name="T981">hrozně</text:span> velké ještěrky, které plivou <text:span text:style-name="T982">takový odporný</text:span> žlutý hlen.</text:p>
                </text:list-item>
                <text:list-item>
                  <text:p text:style-name="P545">Nedávno se tu něco dělo. Z<text:span text:style-name="T1255">prava</text:span> se ozývaly divoké výkřiky, možná se tam dokonce bojovalo. Strašně moc se bála, sem ale naštěstí nikdo nepřišel.</text:p>
                </text:list-item>
              </text:list>
            </text:list-item>
          </text:list>
        </text:list-item>
        <text:list-item>
          <text:p text:style-name="P461">Postavy <text:span text:style-name="T1256">ji</text:span> mohou přemluvit, aby <text:span text:style-name="T1256">šla s⁠ nimi</text:span>.</text:p>
          <text:list>
            <text:list-item>
              <text:p text:style-name="P643"><text:span text:style-name="T483">N</text:span><text:span text:style-name="T482">eumí </text:span><text:span text:style-name="T483">ale</text:span><text:span text:style-name="T482"> bojovat a⁠ </text:span><text:span text:style-name="T484">je velice bázlivá</text:span><text:span text:style-name="T482"> – v⁠ případném boji zapiští </text:span><text:span text:style-name="T483">(hlubokým hlasem)</text:span><text:span text:style-name="T482"> a⁠ uteče se někam schovat.</text:span></text:p>
            </text:list-item>
            <text:list-item>
              <text:p text:style-name="P462">Odmítne také dělat cokoliv krkolomného, jako třeba šplhat studnou nebo slézat do<text:span text:style-name="T1566">lů propadlým stropem</text:span>. Není na to dost ohebná.</text:p>
            </text:list-item>
          </text:list>
        </text:list-item>
        <text:list-item>
          <text:p text:style-name="P546"><text:span text:style-name="Emphasis"><text:span text:style-name="T841">⚔ </text:span></text:span><text:span text:style-name="Emphasis"><text:span text:style-name="T822">K</text:span></text:span><text:span text:style-name="Emphasis"><text:span text:style-name="T815">dyž na ni postavy zaútočí, </text:span></text:span><text:span text:style-name="Emphasis"><text:span text:style-name="T823">nebude se</text:span></text:span><text:span text:style-name="Emphasis"><text:span text:style-name="T815"> bránit: </text:span></text:span><text:span text:style-name="Emphasis"><text:span text:style-name="T823">schoulí se u⁠ stěny nebo na zemi, </text:span></text:span><text:span text:style-name="Emphasis"><text:span text:style-name="T815">případně se pokusí utéct (nemá moc kam, ale zkusit to může).</text:span></text:span></text:p>
        </text:list-item>
      </text:list>
      <text:p text:style-name="P116"><text:span text:style-name="T1426">▸<text:tab/></text:span><text:span text:style-name="T877">Pracovní s</text:span><text:span text:style-name="T878">tůl</text:span><text:span text:style-name="T647"> u⁠ </text:span><text:span text:style-name="T648">severní stěny</text:span><text:span text:style-name="T647"> m</text:span><text:span text:style-name="T645">á rozpraskanou dřevěnou desku a⁠ několik šuplíků. V⁠ </text:span><text:span text:style-name="T646">nich</text:span><text:span text:style-name="T73"> je:</text:span></text:p>
      <text:list xml:id="list759286867" text:style-name="L40">
        <text:list-item>
          <text:p text:style-name="P644"><text:span text:style-name="T74">k</text:span><text:span text:style-name="T479">amenické náčiní</text:span></text:p>
          <text:list>
            <text:list-item>
              <text:p text:style-name="P645"><text:soft-page-break/><text:span text:style-name="T479">zubák, šalírka, pemrlice, kružítko, hrst klínků, </text:span><text:span text:style-name="T413">kamenické </text:span><text:span text:style-name="T414">dláto</text:span><text:span text:style-name="T479"> (karta), </text:span><text:span text:style-name="T414">kamenická špice</text:span><text:span text:style-name="T479"> (karta), </text:span><text:span text:style-name="T415">kamenická </text:span><text:span text:style-name="T414">palice</text:span><text:span text:style-name="T479"> </text:span><text:span text:style-name="T481">(karta)</text:span></text:p>
            </text:list-item>
          </text:list>
        </text:list-item>
        <text:list-item>
          <text:p text:style-name="P644"><text:span text:style-name="T842">š</text:span><text:span text:style-name="T843">pulka se stříbrnou nití</text:span><text:span text:style-name="T651"> (karta </text:span><text:span text:style-name="T348">stříbrná nit</text:span><text:span text:style-name="T651">)</text:span></text:p>
          <text:list>
            <text:list-item>
              <text:p text:style-name="P463">Stříbrná niť je jedna ze surovin potřebných na očarování rukavic pomocí svitku v⁠ C15.</text:p>
            </text:list-item>
          </text:list>
        </text:list-item>
      </text:list>
      <text:p text:style-name="P68"><text:span text:style-name="T1281">▸<text:tab/></text:span><text:span text:style-name="T1194">Na </text:span><text:span text:style-name="T1199">stolku</text:span><text:span text:style-name="T1197"> s⁠ kovářským</text:span><text:span text:style-name="T1196"> nářadím</text:span> <text:span text:style-name="T1194">je:</text:span></text:p>
      <text:list xml:id="list3456747953" text:style-name="L41">
        <text:list-item>
          <text:p text:style-name="P646"><text:span text:style-name="T583">p</text:span><text:span text:style-name="T476">ilník, kleště</text:span><text:span text:style-name="T477">, </text:span><text:span text:style-name="T416">průbojník</text:span><text:span text:style-name="T478"> </text:span><text:span text:style-name="T605">(karta)</text:span><text:span text:style-name="T478">, </text:span><text:span text:style-name="T417">kovářské </text:span><text:span text:style-name="T416">kladivo</text:span><text:span text:style-name="T478"> </text:span><text:span text:style-name="T480">(karta)</text:span></text:p>
        </text:list-item>
      </text:list>
      <text:p text:style-name="P119"><text:span text:style-name="T1426">▸<text:tab/></text:span><text:span text:style-name="T879">K</text:span><text:span text:style-name="T880">ovářské rukavice a⁠ zástěra</text:span><text:span text:style-name="T649"> </text:span><text:span text:style-name="T650">jsou staré a⁠ zpuchřelé.</text:span></text:p>
      <text:p text:style-name="P117"><text:span text:style-name="T1426">▸<text:tab/></text:span><text:span text:style-name="T879">N</text:span><text:span text:style-name="T876">ápis</text:span><text:span text:style-name="T872"> na stěně </text:span><text:span text:style-name="T873">je ve staroelfštině.</text:span><text:span text:style-name="T462"> </text:span><text:span text:style-name="T656">Ř</text:span><text:span text:style-name="T462">íká:</text:span></text:p>
      <text:p text:style-name="P268"><text:span text:style-name="Emphasis"><text:span text:style-name="T909">„Klaním se před Tebou, Astro, stvořitelko hvězd, strážkyně moudrosti věků a⁠ tajemných umění.“</text:span></text:span></text:p>
      <text:h text:style-name="P383" text:outline-level="3"><text:span text:style-name="T463">B</text:span><text:span text:style-name="T462">2 – toaleta</text:span></text:h>
      <text:p text:style-name="P20"><text:span text:style-name="T1441">🚪<text:tab/></text:span><text:span text:style-name="T1442">Z</text:span><text:span text:style-name="T1162">avřené</text:span> <text:span text:style-name="T1113">obyčejné</text:span> dveře s⁠ klikou.</text:p>
      <text:list xml:id="list1340452219" text:style-name="L42">
        <text:list-item>
          <text:p text:style-name="P647"><text:span text:style-name="T678">Je na nich symbol ve tvaru kruhu: </text:span><text:span text:style-name="T1280">⚪</text:span></text:p>
        </text:list-item>
      </text:list>
      <text:p text:style-name="P12"><text:span text:style-name="T1093">Uvnitř je a</text:span>natomicky tvarovaná kamenná lavice s⁠ kruhovou dírou uprostřed.</text:p>
      <text:p text:style-name="Example_20_Header">Poznámka:</text:p>
      <text:p text:style-name="Example"><text:span text:style-name="T462">Tento popis je </text:span><text:span text:style-name="T588">společný</text:span><text:span text:style-name="T462"> pro </text:span><text:span text:style-name="T587">2</text:span><text:span text:style-name="T462"> místnosti (</text:span><text:span text:style-name="T587">obě</text:span><text:span text:style-name="T462"> jsou označené B</text:span><text:span text:style-name="T587">2</text:span><text:span text:style-name="T462">).</text:span></text:p>
      <text:h text:style-name="P384" text:outline-level="3"><text:span text:style-name="T463">B</text:span><text:span text:style-name="T1024">3</text:span><text:span text:style-name="T462"> – sklad vody</text:span></text:h>
      <text:p text:style-name="P15">Kolem stěn jsou <text:span text:style-name="T983">velké</text:span> <text:span text:style-name="T1200">sudy</text:span><text:span text:style-name="T983"> s⁠ víky. Na zemi stojí dvě vědra s⁠ prohnutou tyčí na nošení.</text:span></text:p>
      <text:p text:style-name="P169"><text:soft-page-break/><text:span text:style-name="T1281">▸<text:tab/></text:span>Na něk<text:span text:style-name="T984">olika</text:span> <text:span text:style-name="T1201">sudech</text:span> je ještě trochu čitelný nápis ve staroelfštině: <text:span text:style-name="T296">„Voda“</text:span>. <text:span text:style-name="T1474">Všechny jsou prázdné.</text:span></text:p>
      <text:h text:style-name="P385" text:outline-level="3"><text:span text:style-name="T463">B</text:span><text:span text:style-name="T1024">4</text:span><text:span text:style-name="T462"> – </text:span><text:span text:style-name="T490">sklad</text:span><text:span text:style-name="T488"> s⁠ propad</text:span><text:span text:style-name="T489">l</text:span><text:span text:style-name="T488">ou půlkou podlahy</text:span></text:h>
      <text:p text:style-name="P7">Ve východní části místnosti je <text:span text:style-name="T1196">propadlý strop </text:span><text:span text:style-name="T1231">(TODO: podlaha)</text:span>. V⁠ západní části místnosti, kde ještě strop drží, je několik polorozpadlých <text:span text:style-name="T1196">beden</text:span>.</text:p>
      <text:p text:style-name="P167"><text:span text:style-name="T1425">▸<text:tab/></text:span><text:span text:style-name="T661">D</text:span><text:span text:style-name="T462">íra </text:span><text:span text:style-name="T769">po </text:span><text:span text:style-name="T891">propadlém stropě</text:span><text:span text:style-name="T462"> </text:span><text:span text:style-name="T662">je hluboká</text:span><text:span text:style-name="T462"> 3 metry a⁠ </text:span><text:span text:style-name="T662">vede</text:span><text:span text:style-name="T462"> do místnosti o⁠ patro níž (C10).</text:span></text:p>
      <text:list xml:id="list3118229447" text:style-name="L43">
        <text:list-item>
          <text:p text:style-name="P649"><text:span text:style-name="T1272">♨</text:span><text:span text:style-name="T1265"> </text:span><text:span text:style-name="T1267">Zezdola je cítit</text:span><text:span text:style-name="T445"> silný zápach, zřejmě t</text:span><text:span text:style-name="T448">am</text:span><text:span text:style-name="T445"> něco žije </text:span><text:span text:style-name="T771">(jsou to</text:span><text:span text:style-name="T770"> </text:span><text:span text:style-name="T307">p</text:span><text:span text:style-name="T418">livající ještěři</text:span><text:span text:style-name="T770"> – viz C</text:span><text:span text:style-name="T1024">10</text:span><text:span text:style-name="T115">)</text:span><text:span text:style-name="T770">.</text:span></text:p>
        </text:list-item>
      </text:list>
      <text:p text:style-name="P6"><text:span text:style-name="T1425">▸<text:tab/>V⁠ </text:span><text:span text:style-name="T882">bednách</text:span><text:span text:style-name="T660"> j</text:span><text:span text:style-name="T462">sou rezavé zbytky plechových krabic. </text:span><text:span text:style-name="T658">Jejich obsah</text:span><text:span text:style-name="T462"> se </text:span><text:span text:style-name="T659">zřejmě</text:span><text:span text:style-name="T462"> už dávno rozpadl v⁠ prach.</text:span></text:p>
      <text:h text:style-name="Heading_20_4" text:outline-level="4">B4-d1</text:h>
      <text:p text:style-name="P17"><text:span text:style-name="T1441">🚪<text:tab/></text:span>Zavřené <text:span text:style-name="T1163">obyčejné</text:span> dveře s⁠ <text:span text:style-name="T985">klikou a⁠ </text:span>klíčovou dírkou.</text:p>
      <text:list xml:id="list122832671310816" text:continue-list="list1932795831" text:style-name="L37">
        <text:list-item>
          <text:p text:style-name="P650"><text:span text:style-name="T462">Jsou zamčené. </text:span><text:span text:style-name="T663">Odemyká je</text:span><text:span text:style-name="T584"> </text:span><text:span text:style-name="T592">klíč</text:span><text:span text:style-name="T584"> s⁠ </text:span><text:span text:style-name="T593">písmenem</text:span><text:span text:style-name="T584"> </text:span><text:span text:style-name="T1026">K⁠ </text:span><text:span text:style-name="T120">(j</text:span><text:span text:style-name="T462">e na k</text:span><text:span text:style-name="T592">roužku</text:span><text:span text:style-name="T462"> s⁠ klíči </text:span><text:span text:style-name="T570">ve</text:span><text:span text:style-name="T462"> dveřích </text:span><text:span text:style-name="T571">do</text:span><text:span text:style-name="T1024"> </text:span><text:span text:style-name="T63">dílny</text:span><text:span text:style-name="T462"> B1</text:span><text:span text:style-name="T777">)</text:span><text:span text:style-name="T462">.</text:span></text:p>
        </text:list-item>
        <text:list-item>
          <text:p text:style-name="P453">Jdou vyrazit, <text:span text:style-name="T1567">zámek jde vypáčit nebo otevřít šperhákem</text:span>.</text:p>
        </text:list-item>
        <text:list-item>
          <text:p text:style-name="P464">Směrem do místnosti B4 <text:span text:style-name="T1134">je</text:span> <text:span text:style-name="T1104">hned za nimi propadlá podlaha (viz B4).</text:span></text:p>
        </text:list-item>
      </text:list>
      <text:h text:style-name="P386" text:outline-level="3"><text:span text:style-name="T463">B</text:span><text:span text:style-name="T542">5</text:span><text:span text:style-name="T462"> – kuchyně</text:span></text:h>
      <text:p text:style-name="P125"><text:span text:style-name="T1468">🔊</text:span><text:span text:style-name="T1269"><text:tab/>Z⁠ </text:span><text:span text:style-name="T376">místnosti se ozývá mnohohlasné mňoukání.</text:span></text:p>
      <text:p text:style-name="P118"><text:span text:style-name="T1270">♨</text:span><text:span text:style-name="T1263"><text:tab/></text:span><text:span text:style-name="T330">Je tu cítit silný kočičí zápach.</text:span></text:p>
      <text:p text:style-name="P16"><text:soft-page-break/><text:span text:style-name="T1260">V⁠ místnosti je </text:span><text:span text:style-name="T1202">stůl</text:span><text:span text:style-name="T1260">, </text:span><text:span text:style-name="T1202">skříň,</text:span><text:span text:style-name="T1260"> velká </text:span><text:span text:style-name="T1236">keramická kamna </text:span><text:span text:style-name="T1237">a⁠ u⁠ </text:span><text:span text:style-name="T1238">nich</text:span><text:span text:style-name="T1236"> převrhnutý velký kotel. V⁠ jedné ze stěn je </text:span><text:span text:style-name="T1247">malý</text:span><text:span text:style-name="T1236"> </text:span><text:span text:style-name="T1202">obdélníkový otvor</text:span><text:span text:style-name="T1236">.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479074064" text:style-name="L44">
        <text:list-item>
          <text:p text:style-name="P526">Jsou to dva dospělí <text:span text:style-name="T296">huňáči</text:span> (karty <text:span text:style-name="T350">huňáč</text:span>). <text:span text:style-name="T1261">Udělali si doupě v⁠ kamnech – u</text:span>vnitř je 5 koťat (karty <text:span text:style-name="T351">mládě huňáče</text:span><text:span text:style-name="T1095">).</text:span></text:p>
          <text:list>
            <text:list-item>
              <text:p text:style-name="P527"><text:span text:style-name="T999">⚔ </text:span>Samec se naježí, začne prskat a⁠ když se postavy přiblíží, <text:span text:style-name="T1135">zaútočí</text:span> <text:span text:style-name="T1098">na </text:span>nejbližší z⁠ nich <text:span text:style-name="T296">výbojem </text:span><text:span text:style-name="T1135">(viz karta </text:span><text:span text:style-name="T349">huňáč</text:span><text:span text:style-name="T1135">)</text:span>.</text:p>
            </text:list-item>
            <text:list-item>
              <text:p text:style-name="P528">Samice <text:span text:style-name="T1097">se </text:span>mezitím <text:span text:style-name="T1097">pokusí odnosit koťata (po jednom) šachtou nahoru do A5</text:span>.</text:p>
            </text:list-item>
            <text:list-item>
              <text:p text:style-name="P528">Když postavy huňáče nenechají koťata odnést, budou <text:span text:style-name="T1136">je</text:span> zuřivě bránit <text:span text:style-name="T1096">(na dálku </text:span><text:span text:style-name="T329">výbojem</text:span><text:span text:style-name="T1096">, na blízko kousáním a⁠ škrábáním)</text:span>.</text:p>
            </text:list-item>
          </text:list>
        </text:list-item>
        <text:list-item>
          <text:p text:style-name="P651"><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70"><text:span text:style-name="T1281">▸<text:tab/></text:span><text:span text:style-name="T1203">Stůl</text:span><text:span text:style-name="T1259"> má v⁠ sobě vsazené dva dřezy.</text:span></text:p>
      <text:list xml:id="list3020199375" text:style-name="L45">
        <text:list-item>
          <text:p text:style-name="P465">Ze zdi nad ním čouhá měděná trubka s⁠ páčkou. Po otočení páčkou z⁠ trubky teče voda.</text:p>
        </text:list-item>
      </text:list>
      <text:p text:style-name="P67"><text:span text:style-name="T1281">▸<text:tab/></text:span><text:span text:style-name="T1473">Ve </text:span><text:span text:style-name="T1204">skříni</text:span> <text:span text:style-name="T1094">je 16 sad keramického nádobí a⁠ mosazných příborů (talíř, miska, lžíce, nůž, vidlička, lžička) a⁠ kuchyňské náčiní (naběračky, vařečky, apod.).</text:span></text:p>
      <text:p text:style-name="P69"><text:span text:style-name="T1281">▸<text:tab/></text:span><text:span text:style-name="T1196">Obdélníkový otvor</text:span> ve stěně je ústí šachty vedoucí šikmo vzhůru (do A5).</text:p>
      <text:list xml:id="list700122735" text:style-name="L46">
        <text:list-item>
          <text:p text:style-name="P466"><text:span text:style-name="T267">Ve dne</text:span><text:span text:style-name="T268"> je šachtou vidět světlo.</text:span></text:p>
        </text:list-item>
        <text:list-item>
          <text:p text:style-name="P652"><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653"><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82">▸<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910">V⁠ této místnosti není žádný poklad, hráči ale mohou chtít ulovit huňáče, aby mohly vyrobit </text:span><text:span text:style-name="T440">nabíjecí rukavice</text:span><text:span text:style-name="T910"> (svitkem z⁠ laboratoře C15).</text:span></text:p>
      <text:list xml:id="list3435359728" text:style-name="L47">
        <text:list-item>
          <text:p text:style-name="P815"><text:span text:style-name="T818">N</text:span><text:span text:style-name="T815">a recept stačí srst, postavy tedy na to nemusí nutně huňáče zabít.</text:span></text:p>
        </text:list-item>
        <text:list-item>
          <text:p text:style-name="P815"><text:span text:style-name="T818">Pokud už odtu</text:span><text:span text:style-name="T819">d</text:span><text:span text:style-name="T818"> hu</text:span><text:span text:style-name="T173">ňáči utekli, postavy je najdou v⁠ A5.</text:span></text:p>
        </text:list-item>
      </text:list>
      <text:h text:style-name="Heading_20_4" text:outline-level="4">B<text:span text:style-name="T4">5-</text:span>d1</text:h>
      <text:p text:style-name="P17"><text:span text:style-name="T1441">🚪<text:tab/></text:span>Zavřené <text:span text:style-name="T1164">obyčejné</text:span> dveře s⁠ <text:span text:style-name="T985">klikou a⁠ </text:span>klíčovou dírkou.</text:p>
      <text:list xml:id="list122832868693372" text:continue-list="list122832671310816" text:style-name="L37">
        <text:list-item>
          <text:p text:style-name="P654"><text:span text:style-name="T569">Jsou zamčené. </text:span><text:span text:style-name="T663">Odemyká je</text:span><text:span text:style-name="T462"> </text:span><text:span text:style-name="T592">klíč</text:span><text:span text:style-name="T462"> s⁠ </text:span><text:span text:style-name="T593">písmenem</text:span><text:span text:style-name="T462"> </text:span><text:span text:style-name="T1025">K</text:span><text:span text:style-name="T1023">.</text:span></text:p>
          <text:list>
            <text:list-item>
              <text:p text:style-name="P637"><text:span text:style-name="T584">J</text:span><text:span text:style-name="T569">e na k</text:span><text:span text:style-name="T592">roužku</text:span><text:span text:style-name="T569"> s⁠ klíči </text:span><text:span text:style-name="T570">ve</text:span><text:span text:style-name="T569"> dveřích </text:span><text:span text:style-name="T571">do</text:span><text:span text:style-name="T1024"> </text:span><text:span text:style-name="T63">dílny</text:span><text:span text:style-name="T569"> B1.</text:span></text:p>
            </text:list-item>
          </text:list>
        </text:list-item>
        <text:list-item>
          <text:p text:style-name="P454"><text:span text:style-name="T569">Jdou vyrazit, </text:span><text:span text:style-name="T1567">zámek jde vypáčit nebo otevřít šperhákem</text:span><text:span text:style-name="T569">.</text:span></text:p>
        </text:list-item>
      </text:list>
      <text:h text:style-name="Heading_20_3" text:outline-level="3"><text:span text:style-name="T463">B</text:span><text:span text:style-name="T543">6</text:span><text:span text:style-name="T464"> – jídelna</text:span></text:h>
      <text:p text:style-name="P269"><text:span text:style-name="Emphasis"><text:span text:style-name="T1268">♨</text:span></text:span><text:span text:style-name="Emphasis"><text:span text:style-name="T1262"><text:tab/></text:span></text:span><text:span text:style-name="Emphasis"><text:span text:style-name="T330">Je tu cítit kočičí zápach.</text:span></text:span></text:p>
      <text:p text:style-name="P271"><text:span text:style-name="Emphasis"><text:span text:style-name="T1099">V⁠ místnosti jsou tři velké stoly, kolem nich je spousta židlí. Na východní stěně je </text:span></text:span><text:span text:style-name="Emphasis"><text:span text:style-name="T1205">malba</text:span></text:span><text:span text:style-name="Emphasis"><text:span text:style-name="T1099"> zobrazující velkou bitvu.</text:span></text:span></text:p>
      <text:list xml:id="list3485060016" text:style-name="L48">
        <text:list-item>
          <text:p text:style-name="P655"><text:span text:style-name="Emphasis"><text:span text:style-name="T1100">V</text:span></text:span><text:span text:style-name="Emphasis"><text:span text:style-name="T548">ětšina židlí a⁠ nohou stolů je podrápaná (</text:span></text:span><text:span text:style-name="Emphasis"><text:span text:style-name="T586">od kočičích drápků</text:span></text:span><text:span text:style-name="Emphasis"><text:span text:style-name="T548">)</text:span></text:span><text:span text:style-name="Emphasis"><text:span text:style-name="T1100">.</text:span></text:span></text:p>
        </text:list-item>
      </text:list>
      <text:list xml:id="list4203710372" text:style-name="L49">
        <text:list-item>
          <text:p text:style-name="P656"><text:soft-page-break/><text:span text:style-name="Emphasis"><text:span text:style-name="T547">Na každém stole jsou dva masivní trojramenné mosazné svícny. </text:span></text:span><text:span text:style-name="Emphasis"><text:span text:style-name="T548">Vypadají zašle a⁠ používaně, ale s</text:span></text:span><text:span text:style-name="Emphasis"><text:span text:style-name="T547">víčky v⁠ nich nejsou.</text:span></text:span></text:p>
        </text:list-item>
      </text:list>
      <text:p text:style-name="P120"><text:span text:style-name="Emphasis"><text:span text:style-name="T1425">▸<text:tab/></text:span></text:span><text:span text:style-name="Emphasis"><text:span text:style-name="T883">Malba</text:span></text:span><text:span text:style-name="Emphasis"><text:span text:style-name="T547"> na stěně zobrazuje a</text:span></text:span><text:span text:style-name="Emphasis"><text:span text:style-name="T664">rmády elfů a⁠ trpaslíků bojují</text:span></text:span><text:span text:style-name="Emphasis"><text:span text:style-name="T772">cí</text:span></text:span><text:span text:style-name="Emphasis"><text:span text:style-name="T664"> se zástupy goblinů, orků a⁠ několika velkými troly. Na obzoru letí drak.</text:span></text:span></text:p>
      <text:h text:style-name="Heading_20_4" text:outline-level="4">B<text:span text:style-name="T4">6-</text:span>d1</text:h>
      <text:p text:style-name="P66"><text:span text:style-name="T1455">🚪<text:tab/></text:span>Zavřené <text:span text:style-name="T1165">obyčejné</text:span> dveře s⁠ <text:span text:style-name="T985">klikou a⁠ </text:span>klíčovou dírkou.</text:p>
      <text:list xml:id="list122832618235476" text:continue-list="list122832868693372" text:style-name="L37">
        <text:list-item>
          <text:p text:style-name="P467">Jsou zamčené.</text:p>
          <text:list>
            <text:list-item>
              <text:p text:style-name="P468">Do zámku pasuje <text:span text:style-name="T269">klíč</text:span> s⁠ <text:span text:style-name="T1476">písmenem</text:span> <text:span text:style-name="T1029">K⁠ </text:span><text:span text:style-name="T290">(j</text:span>e na kroužku s⁠ klíči ve dveřích do<text:span text:style-name="T1028"> </text:span><text:span text:style-name="T249">dílny</text:span><text:span text:style-name="T1581"> B1).</text:span></text:p>
            </text:list-item>
          </text:list>
        </text:list-item>
        <text:list-item>
          <text:p text:style-name="P455">Jdou vyrazit, <text:span text:style-name="T1567">zámek jde vypáčit nebo otevřít šperhákem</text:span>.</text:p>
        </text:list-item>
      </text:list>
      <text:h text:style-name="Heading_20_3" text:outline-level="3"><text:span text:style-name="T463">B</text:span><text:span text:style-name="T543">7</text:span><text:span text:style-name="T462"> – prostřední patro boční věže</text:span></text:h>
      <text:p text:style-name="P33">Točité schody jsou <text:span text:style-name="T1475">zde</text:span> <text:span text:style-name="T1478">částečně zřícené</text:span>.</text:p>
      <text:list xml:id="list687192650" text:style-name="L50">
        <text:list-item>
          <text:p text:style-name="P469"><text:span text:style-name="T1477">Skrz díry ve schodišti je d</text:span>ole vidět dno věže <text:span text:style-name="T1138">(C5)</text:span>.</text:p>
          <text:list>
            <text:list-item>
              <text:p text:style-name="P470">Na zbytku schodů úplně <text:span text:style-name="T1137">dole</text:span> je na kupě několik orků. <text:span text:style-name="T1138">Další je rozplácnutý na zemi pod propadlou částí schodů.</text:span> <text:span text:style-name="T1568">Leží a⁠ vůbec se nehýbou, nejspíš jsou mrtví.</text:span></text:p>
            </text:list-item>
          </text:list>
        </text:list-item>
      </text:list>
      <text:list xml:id="list52599851" text:style-name="L51">
        <text:list-item>
          <text:p text:style-name="P471">V⁠ místě, kde jsou schody zřícené, ze zdi čouhají části nějakého mechanismu.</text:p>
          <text:list>
            <text:list-item>
              <text:p text:style-name="P471">Byla to původně past, která umožňovala část schodů sklopit (tu, která je nyní zřícená<text:span text:style-name="T1569">).</text:span> <text:span text:style-name="T1569">Nyní je</text:span> nefunkční.</text:p>
            </text:list-item>
          </text:list>
        </text:list-item>
        <text:list-item>
          <text:p text:style-name="P472">Sešplhat <text:span text:style-name="T1053">(nebo vyšplhat) po zbytcích schodů</text:span> je poměrně jednoduché, <text:span text:style-name="T1053">ale zabere to několik minut</text:span>.</text:p>
        </text:list-item>
      </text:list>
      <text:h text:style-name="P387" text:outline-level="3"><text:soft-page-break/>B<text:span text:style-name="T1077">8</text:span> - <text:span text:style-name="T1063">obytná místnost</text:span></text:h>
      <text:p text:style-name="P18"><text:span text:style-name="T1439">🚪<text:tab/></text:span><text:span text:style-name="T1440">Z</text:span>avřené obyčejné dveře s⁠ klikou.</text:p>
      <text:p text:style-name="P98"><text:span text:style-name="T322">V⁠ místnosti j</text:span><text:span text:style-name="T323">sou </text:span><text:span text:style-name="T324">d</text:span><text:span text:style-name="T323">vě </text:span><text:span text:style-name="T450">p</text:span><text:span text:style-name="T451">ostel</text:span><text:span text:style-name="T450">e</text:span><text:span text:style-name="T323">. U⁠ </text:span><text:span text:style-name="T324">každé je </text:span><text:span text:style-name="T452">noční stolek</text:span><text:span text:style-name="T324"> a⁠ </text:span><text:span text:style-name="T452">truhla</text:span><text:span text:style-name="T324">.</text:span></text:p>
      <text:p text:style-name="P127"><text:span text:style-name="Emphasis"><text:span text:style-name="T1426">▸<text:tab/></text:span></text:span><text:span text:style-name="Emphasis"><text:span text:style-name="T1427">Z⁠ </text:span></text:span><text:span text:style-name="Emphasis"><text:span text:style-name="T1448">postelí</text:span></text:span><text:span text:style-name="Emphasis"><text:span text:style-name="T1427"> zbývají jen čela a⁠ </text:span></text:span><text:span text:style-name="Emphasis"><text:span text:style-name="T1438">dna</text:span></text:span><text:span text:style-name="Emphasis"><text:span text:style-name="T1427">, m</text:span></text:span>atrace i⁠ pokrývky se už dávno rozpadly v⁠ prach.</text:p>
      <text:p text:style-name="P127"><text:span text:style-name="Emphasis"><text:span text:style-name="T1426">▸<text:tab/></text:span></text:span><text:span text:style-name="Emphasis"><text:span text:style-name="T1449">Noční stolky</text:span></text:span><text:span text:style-name="Emphasis"><text:span text:style-name="T1428"> jsou prázdné</text:span></text:span>.</text:p>
      <text:p text:style-name="P127"><text:span text:style-name="Emphasis"><text:span text:style-name="T1426">▸<text:tab/></text:span></text:span><text:span text:style-name="Emphasis"><text:span text:style-name="T1450">Truhly</text:span></text:span><text:span text:style-name="Emphasis"><text:span text:style-name="T1429"> nejsou zamčené a⁠ jsou prázdné.</text:span></text:span></text:p>
      <text:p text:style-name="Example_20_Header">Poznámka:</text:p>
      <text:p text:style-name="Example">Tento popis je <text:span text:style-name="T1139">společný</text:span> pro 4 místnosti (všechny jsou označené B<text:span text:style-name="T1570">8</text:span>).</text:p>
      <text:h text:style-name="P388" text:outline-level="3">B<text:span text:style-name="T1077">9</text:span> – <text:span text:style-name="T955">mrtvá elfka</text:span></text:h>
      <text:p text:style-name="P126"><text:span text:style-name="Emphasis"><text:span text:style-name="T1270">♨</text:span></text:span><text:span text:style-name="Emphasis"><text:span text:style-name="T1263"><text:tab/>V⁠ </text:span></text:span><text:span text:style-name="T383">chodbě je cítit mrtvolný zápach.</text:span></text:p>
      <text:p text:style-name="P36">Na zemi leží mrtvá elfka.</text:p>
      <text:list xml:id="list51229896" text:style-name="L52">
        <text:list-item>
          <text:p text:style-name="P473">Leží na břiše, hlavou směrem na východ (k⁠ B6). Vypadá to, jako když <text:span text:style-name="T1112">běžela a⁠ </text:span>upadla. <text:span text:style-name="T1483">Má vypoulené oči a⁠ otevřená ústa, jako kdyby lapala po dechu. </text:span><text:span text:style-name="T1248">Ž</text:span><text:span text:style-name="T1249">ádná jiná zranění </text:span><text:span text:style-name="T1248">nemá</text:span><text:span text:style-name="T1249">.</text:span></text:p>
        </text:list-item>
        <text:list-item>
          <text:p text:style-name="P547"><text:span text:style-name="T667">V⁠ jedné</text:span><text:span text:style-name="T462"> ruce má </text:span>dlouhý luk <text:span text:style-name="T462">(karta), </text:span><text:span text:style-name="T667">ve druhé drží kožené </text:span><text:span text:style-name="T884">pouzdro na svitky</text:span><text:span text:style-name="T667">. </text:span><text:span text:style-name="T462">Na zádech má toulec </text:span><text:span text:style-name="T677">(</text:span><text:span text:style-name="T462">s</text:span><text:span text:style-name="T756">e</text:span><text:span text:style-name="T462"> 6 šípy</text:span><text:span text:style-name="T677">)</text:span><text:span text:style-name="T462">. </text:span><text:span text:style-name="T670">Na sobě má </text:span><text:span text:style-name="T669">kvalitní cestovní oblečení, </text:span><text:span text:style-name="T1484">zlaté náušnice</text:span><text:span text:style-name="T668"> (</text:span><text:span text:style-name="T589">karta</text:span><text:span text:style-name="T668">)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74"><text:span text:style-name="T1235">V⁠ </text:span><text:span text:style-name="T1196">pouzdře </text:span><text:span text:style-name="T1206">na svitky</text:span> je:</text:p>
              <text:list>
                <text:list-item>
                  <text:p text:style-name="P475"><text:span text:style-name="T1482">s</text:span>vitek s⁠ kouzlem <text:span text:style-name="T296">př</text:span><text:span text:style-name="T338">enos myšlenek</text:span><text:span text:style-name="T1118"> </text:span>(karta)</text:p>
                </text:list-item>
                <text:list-item>
                  <text:p text:style-name="P476"><text:span text:style-name="T1482">d</text:span>opis (rekvizita <text:span text:style-name="T897">B9-r1</text:span>)</text:p>
                </text:list-item>
                <text:list-item>
                  <text:p text:style-name="P659"><text:soft-page-break/><text:span text:style-name="T671">dva svitky se staroelfským textem</text:span><text:span text:style-name="T462"> (rekvizit</text:span><text:span text:style-name="T672">y</text:span><text:span text:style-name="T462"> </text:span><text:span text:style-name="T796">B9-r2</text:span><text:span text:style-name="T815"> </text:span><text:span text:style-name="T824">a⁠ </text:span><text:span text:style-name="T809">B9-r3</text:span><text:span text:style-name="T824">)</text:span></text:p>
                </text:list-item>
              </text:list>
            </text:list-item>
            <text:list-item>
              <text:p text:style-name="P657"><text:span text:style-name="T1239">V⁠ </text:span><text:span text:style-name="T1207">m</text:span><text:span text:style-name="T1208">ěšc</text:span><text:span text:style-name="T1207">i</text:span><text:span text:style-name="T1484"> je:</text:span></text:p>
              <text:list>
                <text:list-item>
                  <text:p text:style-name="P660"><text:s/>6 zl a⁠ 15 st</text:p>
                </text:list-item>
                <text:list-item>
                  <text:p text:style-name="P658"><text:span text:style-name="T609">klíč s⁠ elfským písmenem Z⁠ </text:span><text:span text:style-name="T625">(karta </text:span><text:span text:style-name="T369">klíč ‚</text:span><text:span text:style-name="T1031">Z</text:span><text:span text:style-name="T37">‘</text:span><text:span text:style-name="T625">)</text:span></text:p>
                  <text:list>
                    <text:list-item>
                      <text:p text:style-name="P477">Pasuje do dveří do zbrojnice C17 (které jsou odemčené a⁠ <text:span text:style-name="T1571">otevřené</text:span>).</text:p>
                    </text:list-item>
                  </text:list>
                </text:list-item>
              </text:list>
            </text:list-item>
          </text:list>
        </text:list-item>
      </text:list>
      <text:list xml:id="list820676702" text:style-name="L53">
        <text:list-item>
          <text:list>
            <text:list-item>
              <text:p text:style-name="P663"><text:span text:style-name="T1207">V⁠ kožené brašně</text:span><text:span text:style-name="T1484"> jsou</text:span>:</text:p>
              <text:list>
                <text:list-item>
                  <text:p text:style-name="P478">léčitelské potřeby</text:p>
                </text:list-item>
                <text:list-item>
                  <text:p text:style-name="P661"><text:span text:style-name="T384">lektvar </text:span><text:span text:style-name="T367">regenerace</text:span><text:span text:style-name="T1485"> (karta)</text:span></text:p>
                </text:list-item>
                <text:list-item>
                  <text:p text:style-name="P662"><text:span text:style-name="T367">mast na popáleniny</text:span><text:span text:style-name="T1486"> (karta)</text:span></text:p>
                </text:list-item>
              </text:list>
            </text:list-item>
          </text:list>
        </text:list-item>
      </text:list>
      <text:p text:style-name="P261"><text:span text:style-name="T1241">P</text:span><text:span text:style-name="T1240">oznámka:</text:span></text:p>
      <text:p text:style-name="Example"><text:span text:style-name="T1241">S</text:span><text:span text:style-name="T1242">tříbrný amulet, </text:span><text:span text:style-name="T1243">který má elfka na krku,</text:span><text:span text:style-name="T270"> j</text:span><text:span text:style-name="T273">e </text:span><text:span text:style-name="T38">Beleronův amulet</text:span><text:span text:style-name="T273">.</text:span></text:p>
      <text:list xml:id="list4107242940" text:style-name="L54">
        <text:list-item>
          <text:p text:style-name="P816"><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87" text:outline-level="3">B<text:span text:style-name="T1078">10</text:span> – <text:span text:style-name="T1063">obytná místnost</text:span></text:h>
      <text:p text:style-name="P19"><text:span text:style-name="T1439">🚪<text:tab/></text:span><text:span text:style-name="T1443">Z</text:span>avřené obyčejné dveře s⁠ klikou.</text:p>
      <text:p text:style-name="P98"><text:span text:style-name="T322">V⁠ místnosti j</text:span><text:span text:style-name="T323">sou </text:span><text:span text:style-name="T324">d</text:span><text:span text:style-name="T323">vě p</text:span><text:span text:style-name="T321">ostel</text:span><text:span text:style-name="T323">e. U⁠ </text:span><text:span text:style-name="T324">každé je noční stolek a⁠ truhla. </text:span><text:span text:style-name="T444">Truhla u⁠ pravé postele je trochu pootočená. Na zemi je vidět obrys, kde stála původně.</text:span></text:p>
      <text:p text:style-name="P87"><text:span text:style-name="T1111">Pokud budou hráči chtít tuto místnost prohledávat, z</text:span>eptej se <text:span text:style-name="T1111">jich</text:span>, <text:span text:style-name="T1111">co která postava prohledává</text:span>.</text:p>
      <text:list xml:id="list1134457557" text:style-name="L55">
        <text:list-item>
          <text:p text:style-name="P479"><text:soft-page-break/><text:span text:style-name="T931">Tímto dotazem jim samozřejmě napovíš, že se tu bude </text:span><text:span text:style-name="T932">něco</text:span><text:span text:style-name="T931"> dít. Nenech je z⁠ toho vycouvat – řekli ti, že místnost prohledají, tak na tom trvej.</text:span></text:p>
        </text:list-item>
      </text:list>
      <text:p text:style-name="P131"><text:span text:style-name="Emphasis"><text:span text:style-name="T1426">▸<text:tab/></text:span></text:span><text:span text:style-name="Emphasis"><text:span text:style-name="T1427">Z⁠ </text:span></text:span><text:span text:style-name="Emphasis"><text:span text:style-name="T1448">postelí</text:span></text:span><text:span text:style-name="Emphasis"><text:span text:style-name="T1427"> zbývají jen čela a⁠ </text:span></text:span><text:span text:style-name="Emphasis"><text:span text:style-name="T1438">dna</text:span></text:span><text:span text:style-name="Emphasis"><text:span text:style-name="T1427">, m</text:span></text:span><text:span text:style-name="T1489">atrace i⁠ pokrývky se už dávno rozpadly v⁠ prach.</text:span></text:p>
      <text:list xml:id="list1002951229" text:style-name="L56">
        <text:list-item>
          <text:p text:style-name="P664"><text:span text:style-name="T902">Pod pravou postelí jsou zastrkané rozlámané kusy truhly</text:span><text:span text:style-name="T1490">.</text:span></text:p>
        </text:list-item>
      </text:list>
      <text:p text:style-name="P128"><text:span text:style-name="Emphasis"><text:span text:style-name="T1426">▸<text:tab/></text:span></text:span><text:span text:style-name="Emphasis"><text:span text:style-name="T1449">Noční stolky</text:span></text:span><text:span text:style-name="Emphasis"><text:span text:style-name="T1428"> jsou prázdné</text:span></text:span>.</text:p>
      <text:p text:style-name="P71"><text:span text:style-name="Emphasis"><text:span text:style-name="T1426">▸<text:tab/></text:span></text:span><text:span text:style-name="T1209">Truhla</text:span><text:span text:style-name="T1489"> u⁠ levé postele</text:span> je <text:span text:style-name="T1107">obyčejná a⁠ </text:span>zamčená.</text:p>
      <text:list xml:id="list87037056" text:style-name="L57">
        <text:list-item>
          <text:p text:style-name="P665">Zámek je vnitřní, <text:span text:style-name="T1488">d</text:span>á se vypáčit nebo odemknout paklíčem.</text:p>
        </text:list-item>
      </text:list>
      <text:list xml:id="list2291735640" text:style-name="L58">
        <text:list-item>
          <text:p text:style-name="P666"><text:span text:style-name="T1110">Uvnitř je </text:span><text:span text:style-name="T334">elfský meč</text:span><text:span text:style-name="T1106"> (karta) a⁠ </text:span><text:span text:style-name="T334">elfská dýka</text:span><text:span text:style-name="T1106"> (karta).</text:span></text:p>
          <text:list>
            <text:list-item>
              <text:p text:style-name="P667">Obě zbraně mají pochvu (zahrnuta v⁠ ceně) a⁠ jsou zcela nedotčené rzí.</text:p>
            </text:list-item>
          </text:list>
        </text:list-item>
      </text:list>
      <text:p text:style-name="P132"><text:span text:style-name="Emphasis"><text:span text:style-name="T1426">▸<text:tab/></text:span></text:span><text:span text:style-name="T1210">Truhla</text:span><text:span text:style-name="T892"> u⁠ pravé postele není ve skutečnosti truhla, ale</text:span> <text:span text:style-name="T296">mimik</text:span> (karta).</text:p>
      <text:list xml:id="list1005375280" text:style-name="L59">
        <text:list-item>
          <text:p text:style-name="P668"><text:span text:style-name="T335">Mimik</text:span><text:span text:style-name="T1108"> je magická nestvůra, umí na sebe brát podobu různých věcí momentálně vypadá jako truhla.</text:span></text:p>
        </text:list-item>
        <text:list-item>
          <text:p text:style-name="P529"><text:span text:style-name="T1487">N</text:span>a poklep <text:span text:style-name="T1487">není dutá (</text:span><text:span text:style-name="T901">když to někdo zkusí, truhla na něj zaútočí</text:span><text:span text:style-name="T1487">, viz dále)</text:span>.</text:p>
        </text:list-item>
        <text:list-item>
          <text:p text:style-name="P669"><text:span text:style-name="T999">⚔ </text:span>Zaútočí, jakmile k⁠ tomu bude mít vhodnou příležitost (například když se k⁠ „truhle“ některá z⁠ postav sehne, aby si ji prohlédla zblízka).</text:p>
          <text:list>
            <text:list-item>
              <text:p text:style-name="P670">Na první útok bude mít <text:span text:style-name="T1625">pravděpodobně</text:span> výhodu (+<text:span text:style-name="T1625">1</text:span>) za překvapení. <text:span text:style-name="T1626">Postava také pravděpodobně nebude mít při otevírání truhly v⁠ ruce zbraně.</text:span></text:p>
            </text:list-item>
            <text:list-item>
              <text:p text:style-name="P671"><text:soft-page-break/>Mimik je zranitelný ohněm a⁠ sečnými zbraněmi (meče, sekery apod.). Proti těmto útokům má zbroj 0, jinak 2.</text:p>
            </text:list-item>
            <text:list-item>
              <text:p text:style-name="P672">Mimik se může pohybovat, je ale pomalý (zhruba <text:span text:style-name="T1109">jako</text:span> chůze), takže je před ním možné snadno utéct.</text:p>
            </text:list-item>
            <text:list-item>
              <text:p text:style-name="P673">Chodí na dvou silných nohách, které nejsou obrněné: Když hráči popíší, že útočí na nohy, od zranění neodečítej zbroj.</text:p>
            </text:list-item>
          </text:list>
        </text:list-item>
      </text:list>
      <text:h text:style-name="Heading_20_3" text:outline-level="3">B1<text:span text:style-name="T1114">1</text:span> –<text:span text:style-name="T954"> zvedací mechanismus mříže v⁠ C2</text:span></text:h>
      <text:p text:style-name="P38"><text:span text:style-name="Emphasis"><text:span text:style-name="T1270">♨</text:span></text:span><text:span text:style-name="Emphasis"><text:span text:style-name="T1263"><text:tab/></text:span></text:span>Mrtvolný zápach je zde ještě o⁠ něco silnější.</text:p>
      <text:p text:style-name="P37">Na konci chodby je <text:span text:style-name="T1196">rumpál</text:span>. U⁠ <text:span text:style-name="T1491">něj jsou dva </text:span><text:span text:style-name="T1211">mrtv</text:span><text:span text:style-name="T1212">í</text:span><text:span text:style-name="T1211"> elf</text:span><text:span text:style-name="T1212">ové</text:span><text:span text:style-name="T1491">. Jeden má ruce na rumpálu, jako kdyby se jím snažil do poslední chvíle točit. Druhý leží v⁠ chodbě o⁠ pár kroků dál. Na zemi stojí lucerna </text:span><text:span text:style-name="T676">(se zcela vyhořelou svíčkou)</text:span><text:span text:style-name="T1491">. O⁠ zeď jsou opřené dva krátké luky </text:span><text:span text:style-name="T676">(karta </text:span><text:span text:style-name="T1549">krátký luk</text:span><text:span text:style-name="T676">)</text:span><text:span text:style-name="T1491">. Na zemi opodál je položený kotouč lana </text:span><text:span text:style-name="T676">(5 metrů)</text:span><text:span text:style-name="T1491">.</text:span></text:p>
      <text:p text:style-name="P133"><text:span text:style-name="Emphasis"><text:span text:style-name="T1426">▸<text:tab/></text:span></text:span><text:span text:style-name="Emphasis"><text:span text:style-name="T1451">Rumpál</text:span></text:span><text:span text:style-name="Emphasis"><text:span text:style-name="T1431"> </text:span></text:span><text:span text:style-name="Emphasis"><text:span text:style-name="T1432">tahá za řetězy, které vedou dírami dolů do podlahy.</text:span></text:span></text:p>
      <text:list xml:id="list2691902881" text:style-name="L60">
        <text:list-item>
          <text:p text:style-name="P674"><text:span text:style-name="Emphasis"><text:span text:style-name="T1432">M</text:span></text:span><text:span text:style-name="Emphasis"><text:span text:style-name="T1430">á západku. </text:span></text:span><text:span text:style-name="Emphasis"><text:span text:style-name="T1432">Dokud je zastrčená, mříž v⁠ C3 o⁠ patro níž nejde zvednout ani spustit. Když je vytažená, mříž jde s</text:span></text:span><text:span text:style-name="Emphasis"><text:span text:style-name="T1433">pustit</text:span></text:span><text:span text:style-name="Emphasis"><text:span text:style-name="T1432"> i⁠ vytáhnout jak rumpálem, tak prostě silou.</text:span></text:span></text:p>
        </text:list-item>
      </text:list>
      <text:p text:style-name="P134"><text:span text:style-name="Emphasis"><text:span text:style-name="T1426">▸<text:tab/></text:span></text:span><text:span text:style-name="T885">M</text:span><text:span text:style-name="T881">rtv</text:span><text:span text:style-name="T885">í elfové</text:span><text:span text:style-name="T673"> mají </text:span><text:span text:style-name="T674">vypoulené oči </text:span><text:span text:style-name="T673">a⁠ </text:span><text:span text:style-name="T675">otevřená ústa, jako kdyby lapal</text:span><text:span text:style-name="T673">i</text:span><text:span text:style-name="T675">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740703737" text:style-name="L61">
        <text:list-item>
          <text:p text:style-name="P480">Jeden z⁠ elfů má na hrudi ošklivou popáleninu.</text:p>
          <text:list>
            <text:list-item>
              <text:p text:style-name="P481">Okraje díry v⁠ šatech nejsou zčernalé, takže ji zřejmě nezpůsobil oheň.</text:p>
            </text:list-item>
          </text:list>
        </text:list-item>
        <text:list-item>
          <text:p text:style-name="P675"><text:soft-page-break/>U⁠ sebe mají: <text:span text:style-name="T1572">po kapsách dohromady 16 st, dřevěnou flétnu, pytlík s⁠ karamelovými bombóny, troud a⁠ křesadlo, lojové svíčky (na 1 den svícení).</text:span></text:p>
        </text:list-item>
      </text:list>
      <text:h text:style-name="P389" text:outline-level="3">B12 – umývárna</text:h>
      <text:p text:style-name="P21"><text:span text:style-name="T1441">🚪<text:tab/></text:span><text:span text:style-name="T1479">Zavřené</text:span> <text:span text:style-name="T1113">obyčejné</text:span> dveře s⁠ klikou.</text:p>
      <text:list xml:id="list122832853280880" text:continue-list="list1340452219" text:style-name="L42">
        <text:list-item>
          <text:p text:style-name="P648"><text:span text:style-name="T678">Je na nich symbol ve tvaru </text:span><text:span text:style-name="T679">mísy:</text:span><text:span text:style-name="T1461"> </text:span><text:span text:style-name="T1458">⯋</text:span></text:p>
        </text:list-item>
      </text:list>
      <text:p text:style-name="P10">V⁠ místnosti je stolek s⁠ umývadlem, vedle něj vědro na vodu.</text:p>
      <text:list xml:id="list1804571107" text:style-name="L62">
        <text:list-item>
          <text:p text:style-name="P482">Ze zdi čouhá měděná trubka s⁠ páčkou.</text:p>
          <text:list>
            <text:list-item>
              <text:p text:style-name="P676"><text:span text:style-name="T558">Po otočení páčkou z⁠ trubky teče voda</text:span><text:span text:style-name="T559">.</text:span></text:p>
            </text:list-item>
          </text:list>
        </text:list-item>
      </text:list>
      <text:h text:style-name="P390" text:outline-level="3">B1<text:span text:style-name="T1115">3</text:span> – <text:span text:style-name="T1064">komnata pána tvrze</text:span></text:h>
      <text:p text:style-name="P25"><text:span text:style-name="T1441">🚪<text:tab/></text:span><text:span text:style-name="T1444">Z</text:span><text:span text:style-name="T1166">avřené</text:span> <text:span text:style-name="T1113">obyčejné</text:span> dveře s⁠ klikou.</text:p>
      <text:p text:style-name="P135"><text:span text:style-name="Emphasis"><text:span text:style-name="T385">V⁠ místnosti je velká </text:span></text:span><text:span text:style-name="Emphasis"><text:span text:style-name="T453">postel</text:span></text:span><text:span text:style-name="Emphasis"><text:span text:style-name="T385"> s⁠ vyřezávaným čelem a⁠ </text:span></text:span><text:span text:style-name="Emphasis"><text:span text:style-name="T453">psací stůl</text:span></text:span><text:span text:style-name="Emphasis"><text:span text:style-name="T385"> s⁠ dřevěnou židlí. Na stěně naproti vchodu je </text:span></text:span><text:span text:style-name="Emphasis"><text:span text:style-name="T453">nápis</text:span></text:span><text:span text:style-name="Emphasis"><text:span text:style-name="T385">.</text:span></text:span></text:p>
      <text:p text:style-name="P136"><text:span text:style-name="Emphasis"><text:span text:style-name="T1426">▸<text:tab/></text:span></text:span><text:span text:style-name="Emphasis"><text:span text:style-name="T1427">Z⁠ </text:span></text:span><text:span text:style-name="Emphasis"><text:span text:style-name="T1448">postel</text:span></text:span><text:span text:style-name="Emphasis"><text:span text:style-name="T1452">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Emphasis"><text:span text:style-name="T680">atrace i⁠ pokrývky se už dávno rozpadly v⁠ prach.</text:span></text:span></text:p>
      <text:p text:style-name="P136"><text:span text:style-name="Emphasis"><text:span text:style-name="T1426">▸<text:tab/></text:span></text:span><text:span text:style-name="Emphasis"><text:span text:style-name="T1452">Psací stůl</text:span></text:span><text:span text:style-name="Emphasis"><text:span text:style-name="T1434"> má</text:span></text:span><text:span text:style-name="Emphasis"><text:span text:style-name="T590"> velký šuplík. </text:span></text:span><text:span text:style-name="Emphasis"><text:span text:style-name="T568">Uvnitř j</text:span></text:span><text:span text:style-name="Emphasis"><text:span text:style-name="T681">sou tři</text:span></text:span><text:span text:style-name="Emphasis"><text:span text:style-name="T568"> </text:span></text:span><text:span text:style-name="Emphasis"><text:span text:style-name="T681">svitky </text:span></text:span><text:span text:style-name="Emphasis"><text:span text:style-name="T827">staroelfským textem</text:span></text:span><text:span text:style-name="Emphasis"><text:span text:style-name="T826"> (rekvizit</text:span></text:span><text:span text:style-name="Emphasis"><text:span text:style-name="T825">y</text:span></text:span><text:span text:style-name="Emphasis"><text:span text:style-name="T826"> </text:span></text:span><text:span text:style-name="Emphasis"><text:span text:style-name="T802">B13-r1</text:span></text:span><text:span text:style-name="Emphasis"><text:span text:style-name="T828">, </text:span></text:span><text:span text:style-name="Emphasis"><text:span text:style-name="T802">B13-r</text:span></text:span><text:span text:style-name="Emphasis"><text:span text:style-name="T803">2</text:span></text:span><text:span text:style-name="Emphasis"><text:span text:style-name="T829"> </text:span></text:span><text:span text:style-name="Emphasis"><text:span text:style-name="T828">a⁠ </text:span></text:span><text:span text:style-name="Emphasis"><text:span text:style-name="T802">B13-r</text:span></text:span><text:span text:style-name="Emphasis"><text:span text:style-name="T804">3</text:span></text:span><text:span text:style-name="Emphasis"><text:span text:style-name="T567">).</text:span></text:span></text:p>
      <text:p text:style-name="P137"><text:span text:style-name="Emphasis"><text:span text:style-name="T1426">▸<text:tab/></text:span></text:span><text:span text:style-name="Emphasis"><text:span text:style-name="T1453">Nápis</text:span></text:span><text:span text:style-name="Emphasis"><text:span text:style-name="T1435"> </text:span></text:span><text:span text:style-name="Emphasis"><text:span text:style-name="T1436">na stěně </text:span></text:span><text:span text:style-name="Emphasis"><text:span text:style-name="T1437">je ve staroelfštině.</text:span></text:span><text:span text:style-name="Emphasis"><text:span text:style-name="T1436"> </text:span></text:span><text:span text:style-name="Emphasis"><text:span text:style-name="T1437">Ř</text:span></text:span><text:span text:style-name="Emphasis"><text:span text:style-name="T1436">íká:</text:span></text:span></text:p>
      <text:list xml:id="list2148846150" text:style-name="L63">
        <text:list-item>
          <text:list>
            <text:list-item>
              <text:list>
                <text:list-header>
                  <text:p text:style-name="P814"><text:span text:style-name="T431">„Klaním se před Tebou, Belerone, </text:span><text:span text:style-name="T432">jenž jsi </text:span><text:span text:style-name="T433">pro nás vzorem</text:span><text:span text:style-name="T431"> cti, spravedlnosti a⁠ věrnosti“.</text:span></text:p>
                </text:list-header>
              </text:list>
            </text:list-item>
          </text:list>
        </text:list-item>
      </text:list>
      <text:p text:style-name="P139">Když postavy prohledají tuto místnost, nebo přímo severní stěnu či nápis <text:span text:style-name="T1573">na ní</text:span>, všimnou si:</text:p>
      <text:list xml:id="list72690219" text:style-name="L64">
        <text:list-item>
          <text:p text:style-name="P682"><text:soft-page-break/><text:span text:style-name="T1082">K</text:span><text:span text:style-name="T1081">olem nápisu je úzká spára ve tvaru dveří.</text:span></text:p>
          <text:list>
            <text:list-item>
              <text:p text:style-name="P683"><text:span text:style-name="T1082">S</text:span><text:span text:style-name="T1081">těna zde na poklepání zní dutě, ale ne moc výrazně – je to zřejmě poměrně silná deska.</text:span></text:p>
            </text:list-item>
          </text:list>
        </text:list-item>
        <text:list-item>
          <text:p text:style-name="P684"><text:span text:style-name="T1082">D</text:span><text:span text:style-name="T1081">veře se otevírají tím, že na ně někdo zatlačí.</text:span></text:p>
          <text:list>
            <text:list-item>
              <text:p text:style-name="P685">Po otevření se začnou samy pomalu zavírat.</text:p>
            </text:list-item>
            <text:list-item>
              <text:p text:style-name="P686">Z⁠ druhé strany mají madlo, takže je lze otevřít i⁠ odtamtud.</text:p>
            </text:list-item>
          </text:list>
        </text:list-item>
      </text:list>
      <text:p text:style-name="Example_20_Header">Poznámka:</text:p>
      <text:p text:style-name="Example"><text:span text:style-name="T1082">K⁠ těmto </text:span><text:span text:style-name="T1088">tajným</text:span><text:span text:style-name="T1082"> dveřím není </text:span><text:span text:style-name="T1083">nikde žádná nápověda, </text:span><text:span text:style-name="T1085">ale</text:span><text:span text:style-name="T1083"> po prozkoumání celého zbytku podzemí si hráči téměř určitě všimnou, že jim v⁠ </text:span><text:span text:style-name="T1089">prostředním patře věže</text:span><text:span text:style-name="T1083"> na mapě zbývá prázdné místo</text:span><text:span text:style-name="T1086">.</text:span><text:span text:style-name="T1083"><text:line-break/><text:tab/></text:span><text:span text:style-name="T1084">Kdyby se k⁠ tomu </text:span><text:span text:style-name="T1090">přesto</text:span><text:span text:style-name="T1084"> neměli, tak jim připomeň, že stále mají silný nutkavý pocit nalézt </text:span><text:span text:style-name="T1091">zářící krystal</text:span><text:span text:style-name="T1084">, kvůli kterému sem přišli. </text:span><text:span text:style-name="T1087">Dodej také,</text:span><text:span text:style-name="T1086"> že cítí, že jsou opravdu blízko (nepoznají ale směr ani přesnou vzdálenost)</text:span><text:span text:style-name="T1084">. </text:span><text:span text:style-name="T1086">Přinejhorším mohou </text:span><text:span text:style-name="T1092">důkladně</text:span><text:span text:style-name="T1086"> prohledat úplně celé podzemí – zabere jim to sice pár dní, ale času mají dost.</text:span></text:p>
      <text:h text:style-name="Heading_20_3" text:outline-level="3"><text:span text:style-name="T955">B14 – svatyně</text:span> <text:span text:style-name="T955">boha Belerona</text:span></text:h>
      <text:p text:style-name="P13"><text:span text:style-name="T956">V⁠ místnosti je tlumené světlo. </text:span>Uprostřed na <text:span text:style-name="T1244">žulovém</text:span><text:span text:style-name="T1235"> </text:span><text:span text:style-name="T1196">podstavci</text:span> <text:span text:style-name="T957">klečí mramorová</text:span> <text:span text:style-name="T1235">socha</text:span> bojovníka s⁠ čelem opřeným o⁠ jílec <text:span text:style-name="T1196">meče</text:span>, <text:span text:style-name="T968">na krku má zavěšený amulet</text:span><text:span text:style-name="T469"> (karta </text:span><text:span text:style-name="T1150">elfský amulet</text:span><text:span text:style-name="T469">)</text:span>. <text:span text:style-name="T958">Na stěnách je zářící stříbrnou linií vyobrazeno pět </text:span><text:span text:style-name="T1213">postav</text:span><text:span text:style-name="T958">.</text:span></text:p>
      <text:p text:style-name="P59"><text:span text:style-name="T796">Když </text:span><text:span text:style-name="T806">se</text:span><text:span text:style-name="T796"> do </text:span><text:span text:style-name="T797">svatyně</text:span><text:span text:style-name="T796"> někdo </text:span><text:span text:style-name="T806">pokusí</text:span><text:span text:style-name="T796"> vstoup</text:span><text:span text:style-name="T806">it</text:span><text:span text:style-name="T796">, </text:span><text:span text:style-name="T810">objeví se před ním</text:span><text:span text:style-name="T796"> přízrak z⁠ </text:span><text:span text:style-name="T798">hradeb pevnosti</text:span><text:span text:style-name="T796"> </text:span><text:span text:style-name="T468">(</text:span><text:span text:style-name="T685">karta </text:span><text:span text:style-name="T1497">přízrak</text:span><text:span text:style-name="T685">, </text:span><text:span text:style-name="T468">viz A</text:span><text:span text:style-name="T758">1</text:span><text:span text:style-name="T468">)</text:span><text:span text:style-name="T830"> a⁠ </text:span><text:span text:style-name="T807">zastoupí </text:span><text:span text:style-name="T810">mu</text:span><text:span text:style-name="T807"> cestu</text:span><text:span text:style-name="T892">.</text:span></text:p>
      <text:list xml:id="list3788504776" text:style-name="L65">
        <text:list-item>
          <text:p text:style-name="P687"><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690"><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688"><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688"><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689"><text:span text:style-name="T139">Pokud viditelně nesou </text:span><text:span text:style-name="T17">Beleronův</text:span><text:span text:style-name="T140"> amulet:</text:span></text:p>
              <text:list>
                <text:list-item>
                  <text:p text:style-name="P688"><text:span text:style-name="T17">„</text:span><text:span text:style-name="T18">Vítej, služebníku Beleronův.</text:span><text:span text:style-name="T17">“</text:span></text:p>
                </text:list-item>
              </text:list>
            </text:list-item>
            <text:list-item>
              <text:p text:style-name="P689"><text:span text:style-name="T137">V⁠ </text:span><text:span text:style-name="T139">opačném případě:</text:span></text:p>
              <text:list>
                <text:list-item>
                  <text:p text:style-name="P68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369695602" text:style-name="L66">
        <text:list-item>
          <text:p text:style-name="P818"><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817"><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817"><text:span text:style-name="T1121">Nechá se přemluvit čímkoliv</text:span> alespoň trochu <text:span text:style-name="T1574">smysluplným</text:span> – třeba že ho volá velitel pevnosti.</text:p>
            </text:list-item>
          </text:list>
        </text:list-item>
        <text:list-item>
          <text:p text:style-name="P818">Znič<text:span text:style-name="T1494">í</text:span> amulet, který má kolem krku socha uprostřed svatyně. V⁠ tom případě přízrak zmizí nadobro.</text:p>
          <text:list>
            <text:list-item>
              <text:p text:style-name="P817">Amulet <text:span text:style-name="T966">mohou z⁠ krku sochy například</text:span> sundat nějakou tyčí <text:span text:style-name="T967">(přízrak ji nemůže chytit, protože je nehmotný), nebo jej třeba zkusit prostě sebrat a⁠ utéct</text:span>.</text:p>
              <text:list>
                <text:list-item>
                  <text:p text:style-name="P817"><text:soft-page-break/>Vběhnout do místnost, sundat amulet a⁠ vyběhnout ven zabere tři kola (po která bude přízrak útočit).</text:p>
                </text:list-item>
              </text:list>
            </text:list-item>
          </text:list>
        </text:list-item>
        <text:list-item>
          <text:p text:style-name="P817"><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817">Když se postavy stáhnou ven ze svatyně, nebude je pronásledovat.</text:p>
            </text:list-item>
          </text:list>
        </text:list-item>
      </text:list>
      <text:p text:style-name="P54"><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55"><text:span text:style-name="Emphasis"><text:span text:style-name="T1376">▸<text:tab/></text:span></text:span><text:span text:style-name="Emphasis"><text:span text:style-name="T1375">Na</text:span></text:span><text:span text:style-name="T51"> </text:span><text:span text:style-name="T190">podstavci</text:span><text:span text:style-name="T98"> pod sochou je napsáno:</text:span></text:p>
      <text:list xml:id="list94858642" text:style-name="L67">
        <text:list-header>
          <text:p text:style-name="P548"><text:span text:style-name="T198">„Jen ten, kdo se skloní před všemi bohy </text:span><text:span text:style-name="T199">Řádu</text:span><text:span text:style-name="T198">, je hoden daru našeho pána Belerona.“</text:span></text:p>
        </text:list-header>
      </text:list>
      <text:p text:style-name="P55"><text:span text:style-name="Emphasis"><text:span text:style-name="T1376">▸<text:tab/></text:span></text:span><text:span text:style-name="T886">Meč</text:span><text:span text:style-name="T682">, který socha drží, je kamenný, pro postavy nepoužitelný.</text:span></text:p>
      <text:p text:style-name="P72"><text:span text:style-name="Emphasis"><text:span text:style-name="T1284">▸<text:tab/></text:span></text:span><text:span text:style-name="Emphasis"><text:span text:style-name="T1378">Postavy</text:span></text:span><text:span text:style-name="Emphasis"><text:span text:style-name="T1285"> vyobrazené na stěnách </text:span></text:span><text:span text:style-name="Emphasis"><text:span text:style-name="T1286">zářící stříbrnou linií </text:span></text:span><text:span text:style-name="Emphasis"><text:span text:style-name="T1287">na dotek brní (jsou magické – </text:span></text:span><text:span text:style-name="Emphasis"><text:span text:style-name="T1286">nejdou připoutat</text:span></text:span><text:span text:style-name="Emphasis"><text:span text:style-name="T1287">).</text:span></text:span> <text:span text:style-name="T1495">J</text:span>sou <text:span text:style-name="T1495">na nich</text:span>:</text:p>
      <text:list xml:id="list1304428991" text:style-name="L68">
        <text:list-item>
          <text:p text:style-name="P692"><text:span text:style-name="Emphasis"><text:span text:style-name="T572">Postarší </text:span></text:span><text:span text:style-name="Emphasis"><text:span text:style-name="T577">elfka</text:span></text:span><text:span text:style-name="Emphasis"><text:span text:style-name="T572"> s⁠ č</text:span></text:span><text:span text:style-name="Emphasis"><text:span text:style-name="T683">elenk</text:span></text:span><text:span text:style-name="Emphasis"><text:span text:style-name="T572">ou</text:span></text:span><text:span text:style-name="Emphasis"><text:span text:style-name="T683"> z⁠ hvězd, </text:span></text:span><text:span text:style-name="Emphasis"><text:span text:style-name="T574">holí</text:span></text:span><text:span text:style-name="Emphasis"><text:span text:style-name="T683"> a⁠ otevřen</text:span></text:span><text:span text:style-name="Emphasis"><text:span text:style-name="T572">ou</text:span></text:span><text:span text:style-name="Emphasis"><text:span text:style-name="T683"> knih</text:span></text:span><text:span text:style-name="Emphasis"><text:span text:style-name="T572">ou.</text:span></text:span></text:p>
        </text:list-item>
        <text:list-item>
          <text:p text:style-name="P693"><text:span text:style-name="Emphasis"><text:span text:style-name="T576">Trpaslík v⁠ </text:span></text:span><text:span text:style-name="Emphasis"><text:span text:style-name="T580">kovářské zástěře</text:span></text:span><text:span text:style-name="Emphasis"><text:span text:style-name="T575"> s⁠ kladivem v⁠ jedné ruce a⁠ měšcem ve druhé.</text:span></text:span></text:p>
        </text:list-item>
        <text:list-item>
          <text:p text:style-name="P694"><text:span text:style-name="Emphasis"><text:span text:style-name="T572">Bojovník ve zbroji v</text:span></text:span><text:span text:style-name="T683"> </text:span><text:span text:style-name="T573">p</text:span><text:span text:style-name="T683">oklek</text:span><text:span text:style-name="T573">u</text:span><text:span text:style-name="T683"> s⁠ čelem opřeným o⁠ jílec meče.</text:span></text:p>
        </text:list-item>
        <text:list-item>
          <text:p text:style-name="P695"><text:span text:style-name="T576">Trpaslice s⁠ kusem horského křišťálu v⁠ jedné ruce a⁠ </text:span><text:span text:style-name="T579">dýmající zkumavkou</text:span><text:span text:style-name="T576"> ve druhé.</text:span></text:p>
        </text:list-item>
        <text:list-item>
          <text:p text:style-name="P694"><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57"><text:soft-page-break/><text:span text:style-name="T831">Pokaždé, když někdo vysloví správnou formuli u⁠ správného obrazu, </text:span><text:span text:style-name="T844">se </text:span><text:span text:style-name="T831">tento obraz rozsvítí jasněji. </text:span><text:span text:style-name="T684">Správné formule jsou:</text:span></text:p>
      <text:list xml:id="list2132510181" text:style-name="L69">
        <text:list-item>
          <text:p text:style-name="P696"><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22832533081543" text:continue-list="list2148846150" text:style-name="L63">
        <text:list-item>
          <text:list>
            <text:list-header>
              <text:p text:style-name="P677"><text:span text:style-name="Emphasis"><text:span text:style-name="T909">„Klaním se před Tebou, Astro, stvořitelko hvězd, strážkyně moudrosti věků a⁠ tajemných umění.“</text:span></text:span></text:p>
            </text:list-header>
          </text:list>
        </text:list-item>
        <text:list-item>
          <text:p text:style-name="P678"><text:span text:style-name="Emphasis"><text:span text:style-name="T576">U⁠ obrazu trpaslíka</text:span></text:span><text:span text:style-name="Emphasis"><text:span text:style-name="T575"> v⁠ kovářské zástěře s⁠ kladivem a⁠ měšcem:</text:span></text:span></text:p>
          <text:list>
            <text:list-header>
              <text:p text:style-name="P678"><text:span text:style-name="Emphasis"><text:span text:style-name="T340">„Klaním se před tebou, Nirvi, pane obchodu a⁠ řemesel.“</text:span></text:span></text:p>
            </text:list-header>
          </text:list>
        </text:list-item>
        <text:list-item>
          <text:p text:style-name="P679"><text:span text:style-name="Emphasis"><text:span text:style-name="T467">U⁠ obrazu bojovníka v⁠ pokleku s⁠ čelem opřeným o⁠ jílec meče:</text:span></text:span></text:p>
          <text:list>
            <text:list-header>
              <text:p text:style-name="P679"><text:span text:style-name="T431">„Klaním se před Tebou, Belerone, </text:span><text:span text:style-name="T432">jenž jsi </text:span><text:span text:style-name="T433">pro nás vzorem</text:span><text:span text:style-name="T431"> cti, spravedlnosti a⁠ věrnosti“.</text:span></text:p>
            </text:list-header>
          </text:list>
        </text:list-item>
        <text:list-item>
          <text:p text:style-name="P680"><text:span text:style-name="T857">U⁠ </text:span><text:span text:style-name="T858">obrazu </text:span><text:span text:style-name="T860">trpaslice</text:span><text:span text:style-name="T858"> </text:span><text:span text:style-name="T859">s⁠ </text:span><text:span text:style-name="T862">horským křišťálem</text:span><text:span text:style-name="T859"> a⁠ </text:span><text:span text:style-name="T861">dýmající zkumavkou</text:span><text:span text:style-name="T859">:</text:span></text:p>
          <text:list>
            <text:list-header>
              <text:p text:style-name="P679"><text:span text:style-name="T12">„Klaním se před Tebou, </text:span><text:span text:style-name="T13">Miro. Tobě vděčíme za bohatství z⁠ hlubin země</text:span><text:span text:style-name="T12">.</text:span></text:p>
            </text:list-header>
          </text:list>
        </text:list-item>
        <text:list-item>
          <text:p text:style-name="P681"><text:span text:style-name="Emphasis"><text:span text:style-name="T465">U⁠ obrazu nahé </text:span></text:span><text:span text:style-name="Emphasis"><text:span text:style-name="T466">mladé</text:span></text:span><text:span text:style-name="Emphasis"><text:span text:style-name="T465"> </text:span></text:span><text:span text:style-name="Emphasis"><text:span text:style-name="T578">elfky</text:span></text:span><text:span text:style-name="Emphasis"><text:span text:style-name="T466">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84"><text:span text:style-name="Emphasis"><text:span text:style-name="T194">„Klaním se před Tebou, Raio, paní divočiny. Tobě vděčíme za léčivé dary lesa.“</text:span></text:span></text:p>
            </text:list-header>
          </text:list>
        </text:list-item>
      </text:list>
      <text:p text:style-name="P60"><text:span text:style-name="T1496">Když</text:span> někdo obejde všech pět obrazů a⁠ u⁠ každého z⁠ nich nahlas řekne správnou formuli, v⁠ místnosti se jasně zableskne a⁠ na jílci meče sochy uprostřed místnosti se objeví jasně zářící krystal.</text:p>
      <text:list xml:id="list562262247" text:style-name="L70">
        <text:list-item>
          <text:p text:style-name="P592"><text:soft-page-break/>Na pořadí, v⁠ jakém budou formule vysloveny, nezáleží. <text:span text:style-name="T1250">Všechny </text:span><text:span text:style-name="T1251">ale</text:span><text:span text:style-name="T1250"> musí vyslovit jedna osoba.</text:span></text:p>
        </text:list-item>
      </text:list>
      <text:p text:style-name="P61">Kvůli tomuto krystalu sem postavy přišly.</text:p>
      <text:list xml:id="list261540978" text:style-name="L71">
        <text:list-item>
          <text:p text:style-name="P697"><text:span text:style-name="T141">Každý</text:span><text:span text:style-name="T142">, kdo se ho dotkn</text:span><text:span text:style-name="T141">e</text:span><text:span text:style-name="T142">, pocítí náhlý příliv síly. Je to elektrizující, úžasný pocit.</text:span></text:p>
          <text:list>
            <text:list-item>
              <text:p text:style-name="P697"><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698"><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597">Pro každou postavu bude krystal účinkovat jen jednou.</text:p>
            </text:list-item>
            <text:list-item>
              <text:p text:style-name="P699"><text:span text:style-name="T151">A</text:span><text:span text:style-name="T125">ž postavy opustí pevnost, krystal nadobro zmizí.</text:span></text:p>
            </text:list-item>
          </text:list>
        </text:list-item>
      </text:list>
      <text:p text:style-name="P260"><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4140826477" text:style-name="L72">
        <text:list-item>
          <text:p text:style-name="P819"><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91"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698885097" text:style-name="L73">
        <text:list-item>
          <text:p text:style-name="P700"><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701"><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92" text:outline-level="3"><text:span text:style-name="T206">C</text:span><text:span text:style-name="T231">2</text:span><text:span text:style-name="T4"> – </text:span><text:span text:style-name="T207">chodba s⁠ </text:span><text:span text:style-name="T231">pavučinami</text:span></text:h>
      <text:p text:style-name="P95"><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370352292" text:style-name="L74">
        <text:list-item>
          <text:p text:style-name="P702"><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93" text:outline-level="3">C3 – mříž</text:h>
      <text:p text:style-name="P102"><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620854810" text:style-name="L75">
        <text:list-item>
          <text:p text:style-name="P703"><text:span text:style-name="T69">Pokud postavy přišly z⁠ jihu </text:span><text:span text:style-name="T70">(tedy studnou z⁠ nádvoří pevnosti)</text:span><text:span text:style-name="T69">:</text:span></text:p>
          <text:list>
            <text:list-item>
              <text:p text:style-name="P703"><text:span text:style-name="T27">Za mříží je</text:span><text:span text:style-name="T26"> mnohem méně pavučin.</text:span></text:p>
            </text:list-item>
          </text:list>
        </text:list-item>
        <text:list-item>
          <text:p text:style-name="P703"><text:span text:style-name="T71">P</text:span><text:span text:style-name="T69">okud přišly ze severu </text:span><text:span text:style-name="T70">(tedy po schodech z⁠ prvního patra)</text:span><text:span text:style-name="T69">:</text:span></text:p>
          <text:list>
            <text:list-item>
              <text:p text:style-name="P704"><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62"><text:span text:style-name="Emphasis"><text:span text:style-name="T1426">▸<text:tab/></text:span></text:span><text:span text:style-name="T1214">Mříž</text:span><text:span text:style-name="T1140"> j</text:span>e zasazená do svislých drážek vytesaných do skalní stěny. <text:span text:style-name="T1498">Z</text:span>řejmě je ji tedy možné vytáhnout nahoru.</text:p>
      <text:list xml:id="list861181491" text:style-name="L76">
        <text:list-item>
          <text:p text:style-name="P705"><text:soft-page-break/><text:span text:style-name="T110">Víc se ovšem z</text:span><text:span text:style-name="T111">vednout nedá </text:span><text:span text:style-name="T112">(protože zvedací mechanismus o⁠ patro výš je zaaretován západkou).</text:span></text:p>
        </text:list-item>
        <text:list-item>
          <text:p text:style-name="P593"><text:span text:style-name="T1499">D</text:span>á se pod ní <text:span text:style-name="T1500">velmi těsně</text:span> protáhnout. Na spodní straně má <text:span text:style-name="T1501">ovšem</text:span> bodce a⁠ z<text:span text:style-name="T1502">řejmě je</text:span> pekelně těžká. <text:span text:style-name="T1503">Kdyby na někoho spadla, bude s⁠ ním nepochybně konec.</text:span></text:p>
        </text:list-item>
      </text:list>
      <text:list xml:id="list4282555449" text:style-name="L77">
        <text:list-item>
          <text:list>
            <text:list-item>
              <text:p text:style-name="P594"><text:span text:style-name="T4">Komentář o⁠ bodcích je jen na postrašení, mříž </text:span><text:span text:style-name="T973">se</text:span><text:span text:style-name="T4"> ani nehne.</text:span></text:p>
            </text:list-item>
          </text:list>
        </text:list-item>
      </text:list>
      <text:p text:style-name="P147"><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346215491" text:style-name="L78">
        <text:list-item>
          <text:p text:style-name="P706"><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706"><text:span text:style-name="T174">Každé kolo může pod mříží prolézt </text:span><text:span text:style-name="T175">jen</text:span><text:span text:style-name="T174"> jedna postava.</text:span></text:p>
        </text:list-item>
        <text:list-item>
          <text:p text:style-name="P707"><text:span text:style-name="T174">P</text:span><text:span text:style-name="T172">okud postavy nevyčistily chodbu od pavučin, budou v⁠ nich bojovat s⁠ nevýhodou (-1). Pavouk se skrz ně dokáže pohybovat bez obtíží.</text:span></text:p>
        </text:list-item>
        <text:list-item>
          <text:p text:style-name="P599"><text:span text:style-name="T833">Když někdo pavučiny zapálí, budou </text:span><text:span text:style-name="T846">dvě kola</text:span><text:span text:style-name="T833"> zraňovat za</text:span><text:span text:style-name="T815"> </text:span><text:span text:style-name="T832">(</text:span><text:span text:style-name="T815">4</text:span><text:span text:style-name="T856">k</text:span><text:span text:style-name="T815">z - </text:span><text:span text:style-name="T845">Z</text:span><text:span text:style-name="T832">broj), </text:span><text:span text:style-name="T815">pak jsou spálené na prach. </text:span><text:span text:style-name="T847">Neshoří v⁠ celé chodbě najednou, je potřeba je zap</text:span><text:span text:style-name="T848">álit</text:span><text:span text:style-name="T847"> opakovaně.</text:span></text:p>
        </text:list-item>
        <text:list-item>
          <text:p text:style-name="P707"><text:span text:style-name="T172">Skrz mříž je možné útočit (střílet, </text:span><text:span text:style-name="T176">nebo třeba</text:span><text:span text:style-name="T172"> bodat kopím), ale s⁠ nevýhodou (-1).</text:span></text:p>
        </text:list-item>
        <text:list-item>
          <text:p text:style-name="P598">Když si budou postavy při prolézání pod mříží pomáhat, počítej za to výhodu na obranu (+1).</text:p>
        </text:list-item>
        <text:list-item>
          <text:p text:style-name="P708"><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72">C4 - d</text:span>oupě obří<text:span text:style-name="T971">c</text:span>h pavouk<text:span text:style-name="T971">ů</text:span></text:h>
      <text:p text:style-name="P58">Místnost je plná velkých, hustých pavučin. V⁠ zadní části <text:span text:style-name="T1141">jsou skrz ně vidět obrysy</text:span> <text:span text:style-name="T1215">čtyř</text:span><text:span text:style-name="T1196"> velk</text:span><text:span text:style-name="T1216">ých</text:span><text:span text:style-name="T1196"> předmět</text:span><text:span text:style-name="T1216">ů</text:span>.</text:p>
      <text:p text:style-name="P142"><text:span text:style-name="Emphasis"><text:span text:style-name="T1284">▸<text:tab/></text:span></text:span><text:span text:style-name="T257">Dva</text:span><text:span text:style-name="T4"> z⁠ těchto „předmětů“ jsou </text:span><text:span text:style-name="T257">mrtví obří pavouci.</text:span></text:p>
      <text:p text:style-name="P143"><text:span text:style-name="Emphasis"><text:span text:style-name="T1284">▸<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1637951652" text:style-name="L79">
        <text:list-item>
          <text:p text:style-name="P709"><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710"><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709"><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44"><text:span text:style-name="Emphasis"><text:span text:style-name="T1284">▸<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210748697" text:style-name="L80">
        <text:list-item>
          <text:p text:style-name="P712">měšec s⁠ 5 st</text:p>
        </text:list-item>
        <text:list-item>
          <text:p text:style-name="P713">kožené pouzdro na svitky</text:p>
          <text:list>
            <text:list-item>
              <text:p text:style-name="P711"><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714"><text:span text:style-name="T280">P</text:span><text:span text:style-name="T4">řípadné zapálení pavučin poškodí jen pouzdro, svitku se nic nestane (protože je v⁠ pouzdru).</text:span></text:p>
                </text:list-item>
              </text:list>
            </text:list-item>
          </text:list>
        </text:list-item>
      </text:list>
      <text:h text:style-name="P394" text:outline-level="3"><text:soft-page-break/>C<text:span text:style-name="T1015">5</text:span> –<text:span text:style-name="T959"> spodní patro boční věže</text:span></text:h>
      <text:p text:style-name="P148"><text:span text:style-name="Emphasis"><text:span text:style-name="T1270">♨</text:span></text:span><text:span text:style-name="Emphasis"><text:span text:style-name="T1263"><text:tab/></text:span></text:span><text:span text:style-name="Emphasis"><text:span text:style-name="T1264">J</text:span></text:span><text:span text:style-name="T383">e </text:span><text:span text:style-name="T386">zde</text:span><text:span text:style-name="T383"> cítit </text:span><text:span text:style-name="T386">silný</text:span><text:span text:style-name="T383"> mrtvolný zápach.</text:span></text:p>
      <text:p text:style-name="P40">Na <text:span text:style-name="T1504">schodech</text:span> <text:span text:style-name="T1505">je</text:span> pět mrtvých orků. <text:span text:style-name="T978">Od vchodu do místnosti k⁠ nim vedou zaschlé stopy krve. Další mrtvý ork je za schodištěm. Vypadá to, že spadl z⁠ poškozených schodů o⁠ patro výš. Před schodištěm je pohozený </text:span><text:span text:style-name="T1217">štít a⁠ několik zbraní</text:span><text:span text:style-name="T978">.</text:span></text:p>
      <text:list xml:id="list122832324490506" text:continue-list="list3004318146" text:style-name="L27">
        <text:list-item>
          <text:p text:style-name="P441">Pokud jsi ještě orky nepopisoval:</text:p>
          <text:list>
            <text:list-item>
              <text:p text:style-name="P485">Orkové jsou o⁠ poznání větší než lidé. Mají tmavou, hnědozelenou kůži bez vlasů, rostou jim velké horní i⁠ dolní tesáky a⁠ místo nehtů mají krátké ostré drápy<text:span text:style-name="T996"> (ukaž hráčům kartu s obrázkem orka)</text:span>.</text:p>
            </text:list-item>
          </text:list>
        </text:list-item>
        <text:list-item>
          <text:p text:style-name="P486"><text:span text:style-name="T1508">Orkové na schodišti j</text:span>sou na jedné hromadě, hlavou do schodů. Skoro to vypadá, že se snažili <text:span text:style-name="T1510">vyběhnout</text:span> <text:span text:style-name="T1509">nahoru</text:span> –<text:span text:style-name="T1047"> tam jsou ovšem schody pobořené (viz B6)</text:span>. <text:span text:style-name="T1054">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15">Žádné z⁠ těchto zranění nevypadá smrtelně.</text:p>
            </text:list-item>
            <text:list-item>
              <text:p text:style-name="P444">Mrtvolně páchnou, ale <text:span text:style-name="T995">jejich těla se ještě nezačala rozkládat.</text:span></text:p>
            </text:list-item>
          </text:list>
        </text:list-item>
        <text:list-item>
          <text:p text:style-name="P608"><text:span text:style-name="T504">Každý z⁠ </text:span><text:span text:style-name="T694">celkem šesti</text:span><text:span text:style-name="T504"> </text:span><text:span text:style-name="T516">mrtvých orků</text:span><text:span text:style-name="T504"> má o</text:span><text:span text:style-name="T503">blečenou lehkou orkskou zbroj </text:span><text:span text:style-name="T697">(pro postavy je moc velká)</text:span><text:span text:style-name="T501">,</text:span><text:span text:style-name="T504"> </text:span><text:span text:style-name="T511">na provaze </text:span><text:span text:style-name="T504">p</text:span><text:span text:style-name="T502">řes rameno </text:span><text:span text:style-name="T512">zavěšený </text:span><text:span text:style-name="T695">velký</text:span><text:span text:style-name="T512"> </text:span><text:span text:style-name="T505">měch na vodu </text:span><text:span text:style-name="T695">(na 2 dny)</text:span><text:span text:style-name="T507">,</text:span><text:span text:style-name="T505"> </text:span><text:span text:style-name="T507">n</text:span><text:span text:style-name="T506">a opasku kožený pytlík se sušeným masem </text:span><text:span text:style-name="T608">(na </text:span><text:span text:style-name="T696">týden</text:span><text:span text:style-name="T608">)</text:span><text:span text:style-name="T506"> a⁠ </text:span><text:span text:style-name="T508">u⁠ </text:span><text:span text:style-name="T510">pasu</text:span><text:span text:style-name="T509"> </text:span><text:span text:style-name="T310">pazourkový nůž</text:span><text:span text:style-name="T509"> (karta). </text:span><text:span text:style-name="T1512">Dále u⁠ sebe mají:</text:span></text:p>
          <text:list>
            <text:list-item>
              <text:p text:style-name="P716"><text:span text:style-name="T493">V</text:span><text:span text:style-name="T462">elkou </text:span><text:span text:style-name="T354">čtvercovou</text:span><text:span text:style-name="T296"> minci</text:span><text:span text:style-name="T462"> </text:span><text:span text:style-name="T604">(karta)</text:span><text:span text:style-name="T462">.</text:span></text:p>
            </text:list-item>
            <text:list-item>
              <text:p text:style-name="P717"><text:soft-page-break/>Pytlík se šesti hracími kostkami – na stěnách mají místo čísel <text:span text:style-name="T1065">nějaké</text:span> symboly <text:span text:style-name="T1142">(j</text:span>sou to <text:span text:style-name="T1048">znaky ze staroorkského</text:span> klínové<text:span text:style-name="T1048">ho</text:span> <text:span text:style-name="T1048">písma – což zde ovšem postavy nemají jak zjistit)</text:span>.</text:p>
            </text:list-item>
            <text:list-item>
              <text:p text:style-name="P718">Jeden z⁠ nich má za zbrojí zastrčený měšec s⁠ <text:span text:style-name="T1143">přetrženou šňůrkou</text:span>. Uvnitř jsou 3 zl a⁠ 6 st <text:span text:style-name="T1511">(j</text:span>sou to mince, kterými se platí ve městě<text:span text:style-name="T1511">)</text:span>.</text:p>
            </text:list-item>
            <text:list-item>
              <text:p text:style-name="P719"><text:span text:style-name="T1049">Jeden z⁠ nich má kolem krku náhrdelník z⁠ polodrahokamů</text:span> <text:span text:style-name="T1151">(karta </text:span><text:span text:style-name="T355">náhrdelník</text:span><text:span text:style-name="T1151">)</text:span>. <text:span text:style-name="T692">Je to orkská práce, ale </text:span><text:span text:style-name="T693">překvapivě dobrá.</text:span></text:p>
            </text:list-item>
          </text:list>
        </text:list-item>
      </text:list>
      <text:p text:style-name="P73"><text:span text:style-name="Emphasis"><text:span text:style-name="T1284">▸<text:tab/></text:span></text:span><text:span text:style-name="T1196">Poh</text:span><text:span text:style-name="T1218">ozený štít a⁠ </text:span><text:span text:style-name="T1196">zbraně</text:span> jsou:</text:p>
      <text:list xml:id="list421520744" text:style-name="L81">
        <text:list-item>
          <text:p text:style-name="P720"><text:span text:style-name="T686">2 </text:span><text:span text:style-name="T315">kamenné palice</text:span><text:span text:style-name="T686"> (karta), </text:span><text:span text:style-name="T687">3</text:span><text:span text:style-name="T686"> </text:span><text:span text:style-name="T315">kyje</text:span><text:span text:style-name="T686"> (karta), jeden </text:span><text:span text:style-name="T315">dvojruční kyj</text:span><text:span text:style-name="T686"> (karta), </text:span><text:span text:style-name="T347">orksk</text:span><text:span text:style-name="T368">ý</text:span><text:span text:style-name="T347"> štít </text:span><text:span text:style-name="T688">(karta),</text:span><text:span text:style-name="T686"> </text:span><text:span text:style-name="T336">meč</text:span><text:span text:style-name="T689"> (karta) a⁠ </text:span><text:span text:style-name="T336">dýka</text:span><text:span text:style-name="T689"> (karta)</text:span></text:p>
          <text:list>
            <text:list-item>
              <text:p text:style-name="P721"><text:span text:style-name="T689">Meč a⁠ dýka jsou kvalitní zbraně vyrobené kovářem ve městě </text:span><text:span text:style-name="T690">(</text:span><text:span text:style-name="T691">o</text:span><text:span text:style-name="T690">rkové je vzali elfovi, kterého zabili před můstkem k⁠ </text:span><text:span text:style-name="T691">boční</text:span><text:span text:style-name="T690"> věži – </text:span><text:span text:style-name="T691">viz A7</text:span><text:span text:style-name="T690">).</text:span></text:p>
            </text:list-item>
          </text:list>
        </text:list-item>
      </text:list>
      <text:p text:style-name="P64">Prohledání <text:span text:style-name="T1172">stěn odhalí</text:span>:</text:p>
      <text:list xml:id="list3449636258" text:style-name="L82">
        <text:list-item>
          <text:p text:style-name="P487">Na východě místnosti naproti chodbě ve výšce zhruba metr nad zemí je ve zdi malý kruhový otvor se zčernalými okraji (modrá značka na mapě).</text:p>
          <text:list>
            <text:list-item>
              <text:p text:style-name="P488">Je široký a⁠ hluboký zhruba tak, že by se do něj vešel prst. <text:span text:style-name="T1578">Je mastný a⁠ špiní, jako kdyby byl od sazí.</text:span></text:p>
              <text:list>
                <text:list-item>
                  <text:p text:style-name="P722">Odtud vyletuje jedna ze dvou ohnivých šipek po šlápnutí na některou z⁠ dlaždic v⁠ C6.</text:p>
                </text:list-item>
              </text:list>
            </text:list-item>
          </text:list>
        </text:list-item>
      </text:list>
      <text:p text:style-name="P103">Prohledání schodiště odhalí:</text:p>
      <text:list xml:id="list545299284" text:style-name="L83">
        <text:list-item>
          <text:p text:style-name="P490"><text:soft-page-break/>Na boku schodiště směrem ke stěně místnosti je malá páčka.</text:p>
          <text:list>
            <text:list-item>
              <text:p text:style-name="P723">Otevírá a⁠ zavírá tajné dveře C5-d1 (původně jsou otevřené, takže postavy možná překvapí, když se jim zavře jediný východ z⁠ místnosti).</text:p>
            </text:list-item>
          </text:list>
        </text:list-item>
      </text:list>
      <text:h text:style-name="P372" text:outline-level="4">C<text:span text:style-name="T1016">5</text:span>-d1</text:h>
      <text:p text:style-name="P26"><text:span text:style-name="T1441">🚪<text:tab/></text:span>Masivní kamenná deska za<text:span text:style-name="T991">sunut</text:span>á do severní stěny <text:span text:style-name="T993">chodby</text:span><text:span text:style-name="T462"> </text:span><text:span text:style-name="T491">(otevřené tajné </text:span><text:span text:style-name="T492">d</text:span><text:span text:style-name="T491">veře)</text:span>.</text:p>
      <text:list xml:id="list1255710545" text:style-name="L84">
        <text:list-item>
          <text:p text:style-name="P725">Dveře se otevírají a⁠ zavírají skryt<text:span text:style-name="T1055">ými</text:span> páčk<text:span text:style-name="T1055">ami.</text:span></text:p>
          <text:list>
            <text:list-item>
              <text:p text:style-name="P726">Jedna je na boku <text:span text:style-name="T1144">točitého</text:span> schodiště v⁠ <text:span text:style-name="T1513">C5</text:span> směrem ke stěně věže (na mapě je to modrá značka na schodišti<text:span text:style-name="T1145">)</text:span>.</text:p>
            </text:list-item>
            <text:list-item>
              <text:p text:style-name="P727">Dr<text:span text:style-name="T1056">u</text:span>há je <text:span text:style-name="T1056">ve spáře mezi dlaždicemi</text:span> na severní stěně chodby C6 (<text:span text:style-name="T1058">o</text:span>pět modrá <text:span text:style-name="T1057">značka </text:span>na mapě).</text:p>
            </text:list-item>
          </text:list>
        </text:list-item>
        <text:list-item>
          <text:p text:style-name="P728">Mechanismus je stále funkční. Po zavření <text:span text:style-name="T992">je</text:span> deska <text:span text:style-name="T1514">téměř</text:span> <text:span text:style-name="T992">nerozeznatelná od stěny věže.</text:span></text:p>
        </text:list-item>
      </text:list>
      <text:h text:style-name="P394" text:outline-level="3">C<text:span text:style-name="T1017">6</text:span> – spouštěcí dlaždice pasti</text:h>
      <text:p text:style-name="P104">Prohledání <text:span text:style-name="T1173">severní stěny okolo dveří C5-d1</text:span> odhalí:</text:p>
      <text:list xml:id="list122831465806340" text:continue-list="list545299284" text:style-name="L83">
        <text:list-item>
          <text:p text:style-name="P549">Ve spáře mezi dlaždicemi je malá páčka.</text:p>
          <text:list>
            <text:list-item>
              <text:p text:style-name="P724">Otevírá a⁠ zavírá tajné dveře C5-d1.</text:p>
            </text:list-item>
          </text:list>
        </text:list-item>
      </text:list>
      <text:p text:style-name="P83">Než <text:span text:style-name="T1517">budeš pokračovat</text:span>, zeptej se hráčů, v⁠ jakém jdou pořadí.</text:p>
      <text:p text:style-name="P8"><text:span text:style-name="T1069">Chodbou se táhnou</text:span> zaschlé stopy krve.</text:p>
      <text:list xml:id="list2325483214" text:style-name="L85">
        <text:list-item>
          <text:p text:style-name="P729"><text:soft-page-break/>Vedou od jižních dveří v⁠ místnosti C<text:span text:style-name="T1017">7</text:span> k⁠ mrtvolám orků na schodech v⁠ místnosti C<text:span text:style-name="T1017">5</text:span>.</text:p>
        </text:list-item>
      </text:list>
      <text:p text:style-name="P96">Modře označené dlaždice spouští past.</text:p>
      <text:list xml:id="list122831266592100" text:continue-numbering="true" text:style-name="L85">
        <text:list-item>
          <text:p text:style-name="P730">Lze si jich všimnout jen při velmi důkladném a⁠ pomalém prohledávání podlahy. <text:span text:style-name="T1517">Když první postava půjde opatrně, ale nebude cíleně prohledávat podlahu, tak past spustí, ale bude mít výhodu na obranu (+1).</text:span></text:p>
        </text:list-item>
      </text:list>
      <text:list xml:id="list2279034814" text:style-name="L86">
        <text:list-item>
          <text:p text:style-name="P731"><text:span text:style-name="T1050">Při spuštění pasti libovolnou ze dvou dlaždic současně vystřelí jedna ohnivá šipka z</text:span>e <text:span text:style-name="T960">zdi v⁠ místnosti C</text:span><text:span text:style-name="T1018">5</text:span><text:span text:style-name="T960"> a⁠ druhá ze zdi v⁠ místnosti C</text:span><text:span text:style-name="T1018">7</text:span><text:span text:style-name="T960"> (viz modré značky na mapě).</text:span></text:p>
          <text:list>
            <text:list-item>
              <text:p text:style-name="P732">Obě šipky proletí <text:span text:style-name="T1575">proti sobě</text:span> celou chodbou C6 ve výšce metr nad zemí. Uprostřed chodby se tedy potkají a⁠ každá nakonec narazí do zdi tam, odkud ta druhá vystřelila (pokud tedy nezasáhne něco po cestě).</text:p>
            </text:list-item>
          </text:list>
        </text:list-item>
        <text:list-item>
          <text:p text:style-name="P733"><text:span text:style-name="T961">Každá šipka</text:span> má <text:span text:style-name="T419">Ú</text:span><text:span text:style-name="T298">tok</text:span><text:span text:style-name="T473"> </text:span><text:span text:style-name="T474">6/2</text:span><text:span text:style-name="T475">k</text:span><text:span text:style-name="T474">z </text:span><text:span text:style-name="T976">ohněm</text:span><text:span text:style-name="T474"> proti Finese </text:span><text:span text:style-name="T698">(odečítá se Zbroj)</text:span><text:span text:style-name="T474">.</text:span></text:p>
          <text:list>
            <text:list-item>
              <text:p text:style-name="P734">Každá zraní jen <text:span text:style-name="T1051">jednou</text:span>, ale když před ní někdo uhne, může pořád <text:span text:style-name="T962">zasáhnout</text:span> <text:span text:style-name="T963">dalšího</text:span> v⁠ řadě.</text:p>
            </text:list-item>
            <text:list-item>
              <text:p text:style-name="P735">Šipky <text:span text:style-name="T1052">budou střílet, dokud bude někdo stát na dlaždicích, ale</text:span> nejvýše jednou za kolo.</text:p>
            </text:list-item>
          </text:list>
        </text:list-item>
      </text:list>
      <text:h text:style-name="P394" text:outline-level="3">C<text:span text:style-name="T1019">7</text:span> – vstupní obranná místnost</text:h>
      <text:p text:style-name="P150"><text:span text:style-name="T299">Ve </text:span><text:span text:style-name="T301">výklencích</text:span><text:span text:style-name="T299"> stojí </text:span><text:span text:style-name="T449">sochy</text:span><text:span text:style-name="T296"> </text:span><text:span text:style-name="T300">e</text:span><text:span text:style-name="T341">l</text:span><text:span text:style-name="T300">fích vojáků</text:span><text:span text:style-name="T470"> </text:span><text:span text:style-name="T471">(</text:span><text:span text:style-name="T472">na mapě ‚</text:span><text:span text:style-name="T471">S‘) s⁠ </text:span><text:span text:style-name="T773">kopím a⁠ štítem</text:span><text:span text:style-name="T296">. </text:span><text:span text:style-name="T387">Na zemi jsou </text:span><text:span text:style-name="T390">po celé místnosti </text:span><text:span text:style-name="T387">různě velké </text:span><text:span text:style-name="T388">kusy</text:span><text:span text:style-name="T387"> kamene – zřejmě </text:span><text:span text:style-name="T388">odlomené z⁠ </text:span><text:span text:style-name="T387">poškozených soch. </text:span><text:span text:style-name="T389">Jeden z⁠ nich vypadá jako půlka hlavy</text:span><text:span text:style-name="T391">.</text:span></text:p>
      <text:p text:style-name="P76"><text:soft-page-break/><text:span text:style-name="Emphasis"><text:span text:style-name="T1284">▸<text:tab/></text:span></text:span><text:span text:style-name="Emphasis"><text:span text:style-name="T1296">Obě </text:span></text:span><text:span text:style-name="T1229">s</text:span><text:span text:style-name="T1219">ochy</text:span><text:span text:style-name="T1506"> jsou poškozené, jižní ale mnohem víc – chybí jí mimo jiné půlka hlavy. Obě mají hroty kopí a⁠ přední strany štítů potřísněné zaschlou krví.</text:span></text:p>
      <text:list xml:id="list1715203172" text:style-name="L87">
        <text:list-item>
          <text:p text:style-name="P736">Kopí i⁠ štíty jsou z⁠ kamene, pro postavy jsou nepoužitelné.</text:p>
        </text:list-item>
      </text:list>
      <text:p text:style-name="P86"><text:span text:style-name="T1070">Severní socha obživne </text:span><text:span text:style-name="T925">(karta </text:span><text:span text:style-name="T447">oživlá socha</text:span><text:span text:style-name="T925">)</text:span><text:span text:style-name="T1070">, j</text:span>akmile někdo vstoupí do místnosti, <text:span text:style-name="T1068">nebo na ni zaútočí.</text:span></text:p>
      <text:list xml:id="list618266903" text:style-name="L88">
        <text:list-item>
          <text:p text:style-name="P737"><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691"><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738"><text:span text:style-name="T159">P</text:span><text:span text:style-name="T156">okud nikdo na krku </text:span><text:span text:style-name="T20">Beleronův amulet</text:span><text:span text:style-name="T156"> nemá, socha místo toho řekne: </text:span><text:span text:style-name="T319">„</text:span><text:span text:style-name="T306">Objekt je uzavřen, </text:span><text:span text:style-name="T320">průchod</text:span><text:span text:style-name="T319"> zakázán“ a⁠ </text:span><text:span text:style-name="T462">napadne každého, kdo ji neposlechne.</text:span></text:p>
        </text:list-item>
        <text:list-item>
          <text:p text:style-name="P739"><text:span text:style-name="T462">Když se postavy budou chovat jak</text:span><text:span text:style-name="T539">o útočníci nebo</text:span><text:span text:style-name="T462"> vandalové, socha je napadne nehledě na amulet.</text:span></text:p>
        </text:list-item>
        <text:list-item>
          <text:p text:style-name="P491">Nic víc postavám neřekne.</text:p>
        </text:list-item>
      </text:list>
      <text:p text:style-name="P82"><text:span text:style-name="T999">⚔ </text:span>Boj se sochou:</text:p>
      <text:list xml:id="list508779583" text:style-name="L89">
        <text:list-item>
          <text:p text:style-name="P743">Socha ví o⁠ ohnivé šipce prostřelující střed chodby, takže si tam nestoupá (viz spouštěcí dlaždice v⁠ C6).</text:p>
        </text:list-item>
        <text:list-item>
          <text:p text:style-name="P744">Když postavy utečou do chodby, socha je nebude pronásledovat.</text:p>
        </text:list-item>
        <text:list-item>
          <text:p text:style-name="P740">Pokud se ji budou snažit z⁠ chodby ostřelovat, aniž by s⁠ ní někdo bojoval v⁠ místnosti, stáhne se do svého výklenku, kam na ni z⁠ chodby není vidět.</text:p>
        </text:list-item>
        <text:list-item>
          <text:p text:style-name="P745"><text:soft-page-break/>Je to velmi silný protivník. Není jednoduché ji zranit, protože je kamenná a⁠ má tedy vysokou <text:span text:style-name="T1576">Z</text:span>broj (3). Je ale zranitelná drtivými zbraněmi (kladivem, kyjem, palicí, apod.) a⁠ kamenickými nástroji. Proti těmto útokům má <text:span text:style-name="T1577">Z</text:span>broj jen 1.</text:p>
          <text:list>
            <text:list-item>
              <text:p text:style-name="P741"><text:span text:style-name="T1519">Když ji někdo zasáhne některou z⁠ těchto zbraní, nezapomeň popsat větší účinek, například: „</text:span><text:span text:style-name="T392">Po zásahu se v⁠ kameni objevily tenké pukliny“</text:span><text:span text:style-name="T1518">.</text:span></text:p>
            </text:list-item>
            <text:list-item>
              <text:p text:style-name="P746">Pokud hráči dobře neznají pravidla, připomeň jim, že kromě obyčejných útoků mohou:</text:p>
              <text:list>
                <text:list-item>
                  <text:p text:style-name="P742"><text:span text:style-name="T1159">Útok si připravovat (třeba tím, že sochu oběhnou a⁠ dostanou se jí do zad – akce </text:span><text:span text:style-name="T392">příprava</text:span><text:span text:style-name="T1518">).</text:span></text:p>
                </text:list-item>
                <text:list-item>
                  <text:p text:style-name="P742"><text:span text:style-name="T1159">Snažit se soše podrazit nohy (akce </text:span><text:span text:style-name="T356">znevýhodnění</text:span><text:span text:style-name="T1158">).</text:span></text:p>
                </text:list-item>
                <text:list-item>
                  <text:p text:style-name="P742"><text:span text:style-name="T1159">Někam ji zatlačit (akce </text:span><text:span text:style-name="T356">zatlačení</text:span><text:span text:style-name="T1158">).</text:span></text:p>
                </text:list-item>
                <text:list-item>
                  <text:p text:style-name="P742"><text:span text:style-name="T1158">Vzájemně se bránit (akce </text:span><text:span text:style-name="T356">zabránění</text:span><text:span text:style-name="T1158">).</text:span></text:p>
                </text:list-item>
                <text:list-item>
                  <text:p text:style-name="P747">A⁠ mohou také získat výhodu čistě tím, že sochu obstoupí:</text:p>
                  <text:list>
                    <text:list-item>
                      <text:p text:style-name="P747">Ten, na koho socha útočí, výhodu nemá, ostatní ji mohou obstoupit a⁠ výhodu tak získat.</text:p>
                    </text:list-item>
                    <text:list-item>
                      <text:p text:style-name="P742"><text:span text:style-name="T1159">Socha ovšem není hloupá a⁠ když se jí tohle stane, pokusí se ustoupit zády ke stěně, nebo do svého výklenku – hráči ji v⁠ tom mohou bránit (akce </text:span><text:span text:style-name="T357">zabránění</text:span><text:span text:style-name="T1159">).</text:span></text:p>
                    </text:list-item>
                  </text:list>
                </text:list-item>
              </text:list>
            </text:list-item>
          </text:list>
        </text:list-item>
      </text:list>
      <text:p text:style-name="P65">Prohledání západní stěny (mezi dveřmi C7-d1 a⁠ C7-d2) odhalí:</text:p>
      <text:list xml:id="list266348612" text:style-name="L90">
        <text:list-item>
          <text:p text:style-name="P748"><text:soft-page-break/><text:span text:style-name="T699">Ve stěně mezi dveřmi je </text:span><text:span text:style-name="T612">v</text:span><text:span text:style-name="T700">e výšce zhruba metr nad zemí ve zdi malý </text:span><text:span text:style-name="T701">kruhový</text:span><text:span text:style-name="T700"> otvor </text:span><text:span text:style-name="T611">se zčernalými okraji </text:span><text:span text:style-name="T612">(modrá značka na mapě)</text:span><text:span text:style-name="T360">.</text:span></text:p>
          <text:list>
            <text:list-item>
              <text:p text:style-name="P489">Je široký a⁠ hluboký zhruba tak, že by se do něj vešel prst. <text:span text:style-name="T1578">Je mastný a⁠ špiní, jako kdyby byl od sazí.</text:span></text:p>
              <text:list>
                <text:list-item>
                  <text:p text:style-name="P492">Odtud vyletuje jedna ze dvou ohnivých šipek po šlápnutí na některou z⁠ dlaždic v⁠ C6.</text:p>
                </text:list-item>
              </text:list>
            </text:list-item>
          </text:list>
        </text:list-item>
      </text:list>
      <text:h text:style-name="P373" text:outline-level="4">C<text:span text:style-name="T1020">7</text:span><text:span text:style-name="T979">-d</text:span>1</text:h>
      <text:p text:style-name="P27"><text:span text:style-name="T1441">🚪<text:tab/></text:span><text:span text:style-name="T1479">Zavřené b</text:span>ytelné dveře.</text:p>
      <text:list xml:id="list880110398" text:style-name="L91">
        <text:list-item>
          <text:p text:style-name="P749">Nemají kliku ani zámek.</text:p>
        </text:list-item>
        <text:list-item>
          <text:p text:style-name="P750">Jsou zavřené na závoru z⁠ místnosti C<text:span text:style-name="T1021">8</text:span>. Z⁠ místnosti C<text:span text:style-name="T1021">7</text:span> tedy nejdou nijak otevřít.</text:p>
        </text:list-item>
      </text:list>
      <text:list xml:id="list776040296" text:style-name="L92">
        <text:list-item>
          <text:p text:style-name="P751">K⁠ vyražení je potřeba beranidlo <text:span text:style-name="T1072">nebo jiný vhodný nástroj</text:span>.</text:p>
        </text:list-item>
      </text:list>
      <text:h text:style-name="P373" text:outline-level="4">C<text:span text:style-name="T1020">7</text:span><text:span text:style-name="T979">-d</text:span>2</text:h>
      <text:p text:style-name="P28"><text:span text:style-name="T1441">🚪<text:tab/></text:span>Vyražené bytelné dveře.</text:p>
      <text:list xml:id="list122833077877172" text:continue-list="list880110398" text:style-name="L91">
        <text:list-item>
          <text:p text:style-name="P493">Nemají kliku ani zámek.</text:p>
        </text:list-item>
      </text:list>
      <text:list xml:id="list4178033171" text:style-name="L93">
        <text:list-item>
          <text:p text:style-name="P494">P<text:span text:style-name="T230">řed vyražením</text:span> byly zavřené na závoru z⁠ místnosti C<text:span text:style-name="T1022">8</text:span>.</text:p>
        </text:list-item>
      </text:list>
      <text:h text:style-name="P394" text:outline-level="3">C<text:span text:style-name="T1036">8</text:span> – <text:span text:style-name="T964">obranné postavení</text:span></text:h>
      <text:p text:style-name="P152"><text:span text:style-name="T302">Před </text:span><text:span text:style-name="T303">jižními dveřmi </text:span><text:span text:style-name="T614">(C</text:span><text:span text:style-name="T615">8</text:span><text:span text:style-name="T616">-</text:span><text:span text:style-name="T617">d</text:span><text:span text:style-name="T618">2</text:span><text:span text:style-name="T614">)</text:span><text:span text:style-name="T302"> leží </text:span><text:span text:style-name="T393">rovnoběžně se západní stěnou</text:span><text:span text:style-name="T303"> </text:span><text:span text:style-name="T362">masivní</text:span><text:span text:style-name="T302"> </text:span><text:span text:style-name="T362">břevno </text:span><text:span text:style-name="T704">(</text:span><text:span text:style-name="T703">kus stropního trámu </text:span><text:span text:style-name="T775">přineseného</text:span><text:span text:style-name="T703"> z⁠ </text:span><text:span text:style-name="T774">ruin</text:span><text:span text:style-name="T703"> pevnosti</text:span><text:span text:style-name="T704">)</text:span><text:span text:style-name="T302">. </text:span><text:span text:style-name="T361">Na zemi </text:span><text:span text:style-name="T394">j</text:span><text:span text:style-name="T395">e spousta</text:span><text:span text:style-name="T394"> </text:span><text:span text:style-name="T395">různě velkých</text:span><text:span text:style-name="T361"> úlomk</text:span><text:span text:style-name="T395">ů</text:span><text:span text:style-name="T361"> kamene.</text:span></text:p>
      <text:list xml:id="list843141429" text:style-name="L94">
        <text:list-item>
          <text:p text:style-name="P753">Jsou to zbytky dvou rozmlácených soch (stejných jako v⁠ C7).</text:p>
        </text:list-item>
        <text:list-item>
          <text:p text:style-name="P754"><text:soft-page-break/>Na některých <text:span text:style-name="T1522">úlomcích</text:span> jsou zaschlé stopy od krve.</text:p>
          <text:list>
            <text:list-item>
              <text:p text:style-name="P754"><text:span text:style-name="T705">P</text:span><text:span text:style-name="T462">otřísněné jsou hlavně hroty kopí a⁠ přední strany štítů, jak sochy bojovaly s⁠ orky.</text:span></text:p>
            </text:list-item>
          </text:list>
        </text:list-item>
      </text:list>
      <text:p text:style-name="P151"><text:span text:style-name="T892">Když někdo bude chtít projít </text:span><text:span text:style-name="T903">některými ze dvou dveří z⁠ </text:span><text:span text:style-name="T892">C</text:span><text:span text:style-name="T904">7</text:span><text:span text:style-name="T892"> do C</text:span><text:span text:style-name="T904">8 a⁠ </text:span><text:span text:style-name="T905">bude mít v⁠ ruce světlo</text:span><text:span text:style-name="T892">,</text:span><text:span text:style-name="T905"> na protější stěně něco zaujme jeho pozornost</text:span><text:span text:style-name="T796">.</text:span></text:p>
      <text:list xml:id="list154481123" text:style-name="L95">
        <text:list-item>
          <text:p text:style-name="P530">Není tam moc dobře vidět, světlo lucerny tam ode dveří dopadá moc slabě.</text:p>
          <text:list>
            <text:list-item>
              <text:p text:style-name="P756"><text:span text:style-name="T811">K</text:span><text:span text:style-name="T796">dyž půjde blíž, spustí past</text:span><text:span text:style-name="T815"> (viz dále).</text:span></text:p>
            </text:list-item>
          </text:list>
        </text:list-item>
        <text:list-item>
          <text:p text:style-name="P755"><text:span text:style-name="T834">J</text:span><text:span text:style-name="T835">e </text:span><text:span text:style-name="T834">tam</text:span><text:span text:style-name="T816"> mal</text:span><text:span text:style-name="T821">ý kruhový otvor se zčernalými okraji</text:span><text:span text:style-name="T816"> (viz značka pasti na mapě)</text:span><text:span text:style-name="T817">, stejn</text:span><text:span text:style-name="T821">ý</text:span><text:span text:style-name="T817"> jako v⁠ místnost</text:span><text:span text:style-name="T849">ech</text:span><text:span text:style-name="T817"> C</text:span><text:span text:style-name="T820">5 a⁠ </text:span><text:span text:style-name="T849">C7</text:span><text:span text:style-name="T817">.</text:span></text:p>
        </text:list-item>
      </text:list>
      <text:list xml:id="list3799099079" text:style-name="L96">
        <text:list-item>
          <text:list>
            <text:list-item>
              <text:p text:style-name="P495"><text:span text:style-name="T923">Okraje j</text:span><text:span text:style-name="T914">sou mastné a⁠ špiní, jako kdyby byly od sazí. Je široký a⁠ hluboký zhruba tak, že by se do něj vešel prst</text:span><text:span text:style-name="T915">.</text:span></text:p>
            </text:list-item>
          </text:list>
        </text:list-item>
        <text:list-item>
          <text:p text:style-name="P531">Spouštěcích dlaždic <text:span text:style-name="T1071">(moře označených na mapě)</text:span> si lze všimnout jen při velmi důkladném a⁠ pomalém prohledávání podlahy.</text:p>
        </text:list-item>
      </text:list>
      <text:p text:style-name="P84">Stoupnutí na <text:span text:style-name="T977">některou</text:span> z⁠ modře označených dlaždic spustí past:</text:p>
      <text:list xml:id="list2988762991" text:style-name="L97">
        <text:list-item>
          <text:p text:style-name="P496">Z⁠ protější stěny vyletí ohnivá šipka <text:span text:style-name="T1579">(viz modrá značka na mapě)</text:span>:</text:p>
          <text:list>
            <text:list-item>
              <text:p text:style-name="P498">Letí vodorovně metr nad zemí.</text:p>
            </text:list-item>
            <text:list-item>
              <text:p text:style-name="P497"><text:span text:style-name="T296">Útok</text:span> <text:span text:style-name="T974">6/2kz </text:span><text:span text:style-name="T975">ohněm</text:span><text:span text:style-name="T974"> proti Finese (odečítá se Zbroj).</text:span></text:p>
            </text:list-item>
            <text:list-item>
              <text:p text:style-name="P499">Ten, kdo si všimnul „něčeho divného“ na protější stěně, nebo kdo ohlásil, že postupuje opatrně a⁠ dává pozor na pasti, bude mít výhodu <text:span text:style-name="T1580">n</text:span>a obranu (+1).</text:p>
            </text:list-item>
            <text:list-item>
              <text:p text:style-name="P500"><text:soft-page-break/>Šipka bude střílet, dokud bude někdo stát na dlaždici, ale nejvýše jednou za kolo.</text:p>
            </text:list-item>
          </text:list>
        </text:list-item>
      </text:list>
      <text:p text:style-name="P105"><text:span text:style-name="T613">P</text:span><text:span text:style-name="T462">rohledání západní stěny (</text:span><text:span text:style-name="T702">mezi</text:span><text:span text:style-name="T462"> výklenky se sochami) těsně pod stropem odhalí úzké vodorovné štěrbiny.</text:span></text:p>
      <text:list xml:id="list2182533491" text:style-name="L98">
        <text:list-item>
          <text:p text:style-name="P501">Jsou zhruba půl metru hluboké, <text:span text:style-name="T1174">jako dlaň široké a⁠ vysoké tak, že se do nich těsně vejde prst</text:span>.</text:p>
          <text:list>
            <text:list-item>
              <text:p text:style-name="P502">Hluboko uvnitř stěny <text:span text:style-name="T1521">je</text:span> na štěrbiny na<text:span text:style-name="T1521">pojený</text:span> mechanismus, který <text:span text:style-name="T1175">do nich přivádí</text:span> jedovatý plyn.</text:p>
            </text:list-item>
            <text:list-item>
              <text:p text:style-name="P503">Vypouštění plynu spouští zvednutí pravé páky ve zbrojnici C17.</text:p>
            </text:list-item>
          </text:list>
        </text:list-item>
      </text:list>
      <text:h text:style-name="P373" text:outline-level="4">C<text:span text:style-name="T1038">8-d1</text:span></text:h>
      <text:p text:style-name="P27"><text:span text:style-name="T1441">🚪<text:tab/></text:span><text:span text:style-name="T1479">Zavřené b</text:span>ytelné dveře.</text:p>
      <text:list xml:id="list122832140197255" text:continue-list="list122833077877172" text:style-name="L91">
        <text:list-item>
          <text:p text:style-name="P750">Jsou zavřené na závoru z⁠ chodby do místnosti C<text:span text:style-name="T1043">16</text:span>. Z⁠ místnosti C<text:span text:style-name="T1039">8</text:span> tedy nejdou nijak otevřít.</text:p>
        </text:list-item>
        <text:list-item>
          <text:p text:style-name="P752">K⁠ vyražení je potřeba beranidlo <text:span text:style-name="T1072">nebo jiný vhodný nástroj</text:span>.</text:p>
        </text:list-item>
      </text:list>
      <text:list xml:id="list3840346299" text:style-name="L99">
        <text:list-item>
          <text:p text:style-name="P757"><text:span text:style-name="T513">Směrem z⁠ místnosti C</text:span><text:span text:style-name="T515">16</text:span><text:span text:style-name="T513"> je kolem rámu </text:span><text:span text:style-name="T514">dveří</text:span><text:span text:style-name="T513"> chlopeň, která pevně doléhá k⁠ futrům.</text:span></text:p>
        </text:list-item>
      </text:list>
      <text:h text:style-name="P373" text:outline-level="4">C<text:span text:style-name="T1038">8-d2</text:span></text:h>
      <text:p text:style-name="P115"><text:span text:style-name="T1441">🚪<text:tab/></text:span><text:span text:style-name="T359">Zavřené b</text:span><text:span text:style-name="T296">ytelné, </text:span><text:span text:style-name="T304">poškozené</text:span><text:span text:style-name="T296"> dveře.</text:span></text:p>
      <text:list xml:id="list3131254154" text:style-name="L100">
        <text:list-item>
          <text:p text:style-name="P504">Jsou viditelně popraskané a⁠ promáčknuté, <text:span text:style-name="T1523">jako by do nich ze severu (tedy směrem z⁠ místnosti C8) něco několikrát udeřilo nadlidskou silou</text:span>.</text:p>
        </text:list-item>
        <text:list-item>
          <text:p text:style-name="P505"><text:span text:style-name="T1171">J</text:span>sou zavřené na závoru z⁠ <text:span text:style-name="T969">místnosti C9</text:span>.</text:p>
          <text:list>
            <text:list-item>
              <text:p text:style-name="P506"><text:soft-page-break/>Závora už nejde jednoduše odsunout, brání v⁠ tom prohnut<text:span text:style-name="T970">í</text:span> dveř<text:span text:style-name="T970">í</text:span>. Je možné j<text:span text:style-name="T970">i</text:span> odmontovat, urazit a⁠ podobně.</text:p>
            </text:list-item>
          </text:list>
        </text:list-item>
        <text:list-item>
          <text:p text:style-name="P507">K⁠ vyražení je potřeba beranidlo <text:span text:style-name="T1072">nebo jiný vhodný nástroj</text:span>.</text:p>
        </text:list-item>
        <text:list-item>
          <text:p text:style-name="P508">Směrem z⁠ místnosti C<text:span text:style-name="T1042">9</text:span> je kolem <text:span text:style-name="T1041">rámu</text:span> <text:span text:style-name="T1040">dveří</text:span> chlopeň, která pevně doléhá k⁠ futrům.</text:p>
        </text:list-item>
      </text:list>
      <text:h text:style-name="P395" text:outline-level="3">C<text:span text:style-name="T1013">9 – prázdná místnost</text:span></text:h>
      <text:p text:style-name="P153"><text:span text:style-name="T25">Místnost je prázdná. </text:span><text:span text:style-name="Emphasis"><text:span text:style-name="T953">Na severní stěně je nápis ve staroelfštině:</text:span></text:span></text:p>
      <text:list xml:id="list96696586" text:style-name="L101">
        <text:list-header>
          <text:p text:style-name="P75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73" text:outline-level="4">C<text:span text:style-name="T1014">9</text:span><text:span text:style-name="T989">-</text:span>d1</text:h>
      <text:p text:style-name="P29"><text:span text:style-name="T1441">🚪<text:tab/></text:span>Zavřené <text:span text:style-name="T1170">obyčejné</text:span> dveře s⁠ <text:span text:style-name="T1059">klikou</text:span>.</text:p>
      <text:list xml:id="list3099838699" text:style-name="L102">
        <text:list-item>
          <text:p text:style-name="P509">Jdou otevřít, ale jde to ztuha.</text:p>
        </text:list-item>
      </text:list>
      <text:p text:style-name="P97"><text:span text:style-name="T462">Pokud postavy </text:span><text:span text:style-name="T540">při</text:span><text:span text:style-name="T591">chází</text:span><text:span text:style-name="T462"> z⁠ C9:</text:span></text:p>
      <text:list xml:id="list3925307962" text:style-name="L103">
        <text:list-item>
          <text:p text:style-name="P759">Za dveřmi je zával <text:span text:style-name="T1524">(</text:span>část se ho vysype do místnosti<text:span text:style-name="T1524">)</text:span>.</text:p>
          <text:list>
            <text:list-item>
              <text:p text:style-name="P760">Nahoře pod horním futrem je vidět mezera, zával tedy zřejmě nesahá až ke stropu.</text:p>
            </text:list-item>
            <text:list-item>
              <text:p text:style-name="P761">Je možné ho prokopat (škvíru rozšířit) a⁠ <text:span text:style-name="T1525">dostat se tak do C10</text:span>.</text:p>
            </text:list-item>
          </text:list>
        </text:list-item>
      </text:list>
      <text:h text:style-name="P396" text:outline-level="3">C10 – částečně zavalená místnost</text:h>
      <text:p text:style-name="P154"><text:span text:style-name="T1272">♨</text:span><text:span text:style-name="T1265"><text:tab/></text:span><text:span text:style-name="T445">Je </text:span><text:span text:style-name="T446">tu</text:span><text:span text:style-name="T445"> silný zápach, zřejmě tu něco žije.</text:span></text:p>
      <text:p text:style-name="P155"><text:soft-page-break/><text:span text:style-name="T296">Východní třetina místnosti je </text:span><text:span text:style-name="T316">zhruba do výšky metru a⁠ </text:span><text:span text:style-name="T396">půl</text:span><text:span text:style-name="T296"> zasypaná sutí. </text:span><text:span text:style-name="T308">N</text:span><text:span text:style-name="T309">ad </text:span><text:span text:style-name="T316">závalem</text:span><text:span text:style-name="T309"> </text:span><text:span text:style-name="T454">chybí strop</text:span><text:span text:style-name="T397">. </text:span><text:span text:style-name="T398">Na východě je vidět kus </text:span><text:span text:style-name="T455">zasypaných dveří</text:span><text:span text:style-name="T869"> </text:span><text:span text:style-name="T870">(C9-d1)</text:span><text:span text:style-name="T398">. V⁠ </text:span><text:span text:style-name="T343">jihovýchodním rohu jsou nad závalem </text:span><text:span text:style-name="T344">ve stěně</text:span><text:span text:style-name="T343"> místnosti </text:span><text:span text:style-name="T345">různě široké </text:span><text:span text:style-name="T456">otvory</text:span><text:span text:style-name="T343">. Další podobné díry jsou o⁠ kus výš, zhruba v⁠ úrovni původního stropu. </text:span><text:span text:style-name="Emphasis"><text:span text:style-name="T953">Na jižní stěně je částečně zasypaný </text:span></text:span><text:span text:style-name="Emphasis"><text:span text:style-name="T1220">nápis</text:span></text:span><text:span text:style-name="Emphasis"><text:span text:style-name="T953">.</text:span></text:span></text:p>
      <text:p text:style-name="P156"><text:span text:style-name="Emphasis"><text:span text:style-name="T1468">🔊</text:span></text:span><text:span text:style-name="Emphasis"><text:span text:style-name="T1463"><text:tab/></text:span></text:span><text:span text:style-name="Emphasis"><text:span text:style-name="T1464">Ze tmy se ozv</text:span></text:span><text:span text:style-name="Emphasis"><text:span text:style-name="T1465">e</text:span></text:span><text:span text:style-name="Emphasis"><text:span text:style-name="T1464"> zvuk, jako když někdo natahuje sliny.</text:span></text:span></text:p>
      <text:p text:style-name="P89"><text:span text:style-name="T999">⚔ Postavy napadnou </text:span>2 mláďata plivajícího ještěra <text:span text:style-name="T913">(karty).</text:span></text:p>
      <text:list xml:id="list2123782575" text:style-name="L104">
        <text:list-item>
          <text:p text:style-name="P510">Nejdříve plivnutím žíraviny (viz karta <text:span text:style-name="T352">mládě plivajícího ještěra</text:span>), pak na blízko.</text:p>
        </text:list-item>
        <text:list-item>
          <text:p text:style-name="P511">Když <text:span text:style-name="T1073">bude</text:span> některé z⁠ <text:span text:style-name="T1146">mláďat</text:span> zraněno, <text:span text:style-name="T988">pokusí se utéct</text:span> buď do jednoho z⁠ tunelů ve zdi nebo do hnízda v⁠ C<text:span text:style-name="T1060">11</text:span>.</text:p>
        </text:list-item>
      </text:list>
      <text:p text:style-name="P77"><text:span text:style-name="Emphasis"><text:span text:style-name="T1284">▸<text:tab/></text:span></text:span><text:span text:style-name="Emphasis"><text:span text:style-name="T1288">Dírou po </text:span></text:span><text:span text:style-name="Emphasis"><text:span text:style-name="T1379">zřícené části stropu</text:span></text:span><text:span text:style-name="Emphasis"><text:span text:style-name="T1288"> lze vyšplhat nahoru (do B4).</text:span></text:span></text:p>
      <text:p text:style-name="P157"><text:span text:style-name="Emphasis"><text:span text:style-name="T1284">▸<text:tab/></text:span></text:span><text:span text:style-name="Emphasis"><text:span text:style-name="T1381">Zasypané </text:span></text:span><text:span text:style-name="Emphasis"><text:span text:style-name="T1380">d</text:span></text:span><text:span text:style-name="Emphasis"><text:span text:style-name="T1382">veře</text:span></text:span><text:span text:style-name="Emphasis"><text:span text:style-name="T1289"> </text:span></text:span><text:span text:style-name="Emphasis"><text:span text:style-name="T1290">(C9-d1)</text:span></text:span><text:span text:style-name="Emphasis"><text:span text:style-name="T1289"> není možné otevřít bez prokopání závalu (alespoň ke klice).</text:span></text:span></text:p>
      <text:p text:style-name="P158"><text:span text:style-name="Emphasis"><text:span text:style-name="T1284">▸<text:tab/></text:span></text:span><text:span text:style-name="Emphasis"><text:span text:style-name="T1383">Otvory</text:span></text:span><text:span text:style-name="Emphasis"><text:span text:style-name="T1291"> ve stěně místnosti jsou</text:span></text:span><text:span text:style-name="T1526"> ústí spletitých tunelů vyhrabaných v⁠ podloží pevnosti.</text:span></text:p>
      <text:list xml:id="list2185388486" text:style-name="L105">
        <text:list-item>
          <text:p text:style-name="P762">Těmi nejširšími se protáhne kudůk nebo štíhlý elf.</text:p>
        </text:list-item>
        <text:list-item>
          <text:p text:style-name="P762">Ústí venku u⁠ paty skály, na které pevnost stojí.</text:p>
        </text:list-item>
        <text:list-item>
          <text:p text:style-name="P762">Vyhrabal je plivající ještěr z⁠ C11. Mláďata tudy mohou utéct ven z⁠ podzemí.</text:p>
        </text:list-item>
      </text:list>
      <text:p text:style-name="P158"><text:span text:style-name="Emphasis"><text:span text:style-name="T1284">▸<text:tab/>Z⁠ </text:span></text:span><text:span text:style-name="Emphasis"><text:span text:style-name="T1291">částečně zasypaného </text:span></text:span><text:span text:style-name="Emphasis"><text:span text:style-name="T1383">nápisu</text:span></text:span><text:span text:style-name="Emphasis"><text:span text:style-name="T1291"> na jižní stěně</text:span></text:span><text:span text:style-name="Emphasis"><text:span text:style-name="T706"> jde přečíst:</text:span></text:span></text:p>
      <text:list xml:id="list77144555" text:style-name="L106">
        <text:list-header>
          <text:p text:style-name="P763"><text:span text:style-name="Emphasis"><text:span text:style-name="T909">„Klaním se před Tebou, Ra...“</text:span></text:span></text:p>
        </text:list-header>
        <text:list-item>
          <text:p text:style-name="P763"><text:span text:style-name="Emphasis"><text:span text:style-name="T545">Po odhrabání závalu j</text:span></text:span><text:span text:style-name="Emphasis"><text:span text:style-name="T546">de</text:span></text:span><text:span text:style-name="Emphasis"><text:span text:style-name="T545"> přečíst celý:</text:span></text:span></text:p>
          <text:p text:style-name="P763"><text:soft-page-break/><text:span text:style-name="Emphasis"><text:span text:style-name="T909">„Klaním se před Tebou, Raio, paní divočiny.<text:line-break/>Tobě vděčíme za léčivé dary lesa.“</text:span></text:span></text:p>
        </text:list-item>
      </text:list>
      <text:h text:style-name="P374" text:outline-level="4">C<text:span text:style-name="T1101">10-d1</text:span></text:h>
      <text:p text:style-name="P122"><text:span text:style-name="T1441">🚪<text:tab/></text:span><text:span text:style-name="T331">Z</text:span><text:span text:style-name="T296">avřené </text:span><text:span text:style-name="T342">obyčejné</text:span><text:span text:style-name="T296"> dveře s⁠ </text:span><text:span text:style-name="T332">klikou</text:span><text:span text:style-name="T296">.</text:span></text:p>
      <text:h text:style-name="P397" text:outline-level="3">C<text:span text:style-name="T1012">11</text:span> – sklad luceren a⁠ <text:span text:style-name="T986">dílna na výrobu svic</text:span></text:h>
      <text:p text:style-name="P78"><text:span text:style-name="T1279">♨</text:span><text:span text:style-name="T1266"><text:tab/></text:span><text:span text:style-name="T445">Je </text:span><text:span text:style-name="T446">tu</text:span><text:span text:style-name="T445"> silný zápach</text:span><text:span text:style-name="T910"> (</text:span><text:span text:style-name="T924">stejný jako v⁠ C10</text:span><text:span text:style-name="T910">).</text:span></text:p>
      <text:p text:style-name="P45"><text:span text:style-name="T1074">N</text:span>a polici <text:span text:style-name="T1074">zavěšené na severní stěně je zhasnutá </text:span>lucern<text:span text:style-name="T1527">a </text:span><text:span text:style-name="T676">(se zcela vyhořelou svíčkou)</text:span>. U⁠ <text:span text:style-name="T1528">jižní stěny je </text:span><text:span text:style-name="T1221">pracovní stůl</text:span><text:span text:style-name="T1528"> a⁠ dřevěná židle. </text:span><text:span text:style-name="Emphasis"><text:span text:style-name="T953">Na stěně naproti vchodu je </text:span></text:span><text:span text:style-name="Emphasis"><text:span text:style-name="T1220">nápis</text:span></text:span><text:span text:style-name="Emphasis"><text:span text:style-name="T953"> ve staroelfštině. V⁠ </text:span></text:span><text:span text:style-name="Emphasis"><text:span text:style-name="T399">západní části místnosti je </text:span></text:span><text:span text:style-name="Emphasis"><text:span text:style-name="T400">nahrnutá</text:span></text:span><text:span text:style-name="Emphasis"><text:span text:style-name="T399"> </text:span></text:span><text:span text:style-name="Emphasis"><text:span text:style-name="T457">hromada suti</text:span></text:span><text:span text:style-name="Emphasis"><text:span text:style-name="T434">. </text:span></text:span><text:span text:style-name="Emphasis"><text:span text:style-name="T436">V</text:span></text:span><text:span text:style-name="Emphasis"><text:span text:style-name="T434">⁠ </text:span></text:span><text:span text:style-name="Emphasis"><text:span text:style-name="T435">ní je částečně skrytý velký ještěr</text:span></text:span><text:span text:style-name="Emphasis"><text:span text:style-name="T434">.</text:span></text:span></text:p>
      <text:p text:style-name="P270"><text:span text:style-name="Emphasis"><text:span text:style-name="T1470">🔊<text:tab/></text:span></text:span><text:span text:style-name="Emphasis"><text:span text:style-name="T1466">Ještěr zlověstně syčí.</text:span></text:span></text:p>
      <text:list xml:id="list2112796236" text:style-name="L107">
        <text:list-item>
          <text:p text:style-name="P764"><text:span text:style-name="Emphasis"><text:span text:style-name="T1292">Je to dospělý </text:span></text:span><text:span text:style-name="Emphasis"><text:span text:style-name="T1398">plivající ještěr</text:span></text:span><text:span text:style-name="Emphasis"><text:span text:style-name="T1292"> (karta). </text:span></text:span><text:span text:style-name="T987">Když ho postavy nechají být a⁠ nebudou se k⁠ němu přibližovat, nebude si jich všímat. V⁠ opačném případě bude urputně bojovat – </text:span><text:span text:style-name="Emphasis"><text:span text:style-name="T1292">brání </text:span></text:span><text:span text:style-name="Emphasis"><text:span text:style-name="T1293">totiž</text:span></text:span><text:span text:style-name="Emphasis"><text:span text:style-name="T1292"> hnízdo.</text:span></text:span></text:p>
          <text:list>
            <text:list-item>
              <text:p text:style-name="P765">V⁠ hnízdě <text:span text:style-name="T1531">je</text:span> částečně skrytý – má výhodu (+1) proti střelbě. Může se také schovat úplně, aby si připravil další plivnutí žíraviny <text:span text:style-name="T1530">(zvuk natahování slin)</text:span>.</text:p>
            </text:list-item>
          </text:list>
        </text:list-item>
      </text:list>
      <text:p text:style-name="P159"><text:span text:style-name="Emphasis"><text:span text:style-name="T1284">▸<text:tab/></text:span></text:span><text:span text:style-name="T707">Na </text:span><text:span text:style-name="T887">pracovním stole</text:span><text:span text:style-name="T707"> jsou f</text:span><text:span text:style-name="T708">ormy na svíčky, nůžky, </text:span><text:span text:style-name="T709">špachtle, </text:span><text:span text:style-name="T785">dvě</text:span><text:span text:style-name="T709"> rydla, </text:span><text:span text:style-name="T707">n</text:span><text:span text:style-name="T710">ěkolik prázdných</text:span><text:span text:style-name="T708"> </text:span><text:span text:style-name="T710">špulek, </text:span><text:span text:style-name="T713">n</text:span><text:span text:style-name="T711">ádoba</text:span><text:span text:style-name="T712"> se zbytkem vosku </text:span><text:span text:style-name="T713">(d</text:span><text:span text:style-name="T712">á se z⁠ něj vyrobit 6 svic, </text:span><text:span text:style-name="T714">každá svítí 6 hodin)</text:span><text:span text:style-name="T712">.</text:span></text:p>
      <text:p text:style-name="P141"><text:span text:style-name="Emphasis"><text:span text:style-name="T1284">▸<text:tab/></text:span></text:span><text:span text:style-name="Emphasis"><text:span text:style-name="T887">Nápis</text:span></text:span><text:span text:style-name="Emphasis"><text:span text:style-name="T707"> na stěně říká:</text:span></text:span></text:p>
      <text:list xml:id="list1698092418" text:style-name="L108">
        <text:list-header>
          <text:p text:style-name="P512"><text:span text:style-name="Emphasis"><text:span text:style-name="T340">„Klaním se před tebou, Nirvi, pane obchodu a⁠ řemesel.“</text:span></text:span></text:p>
        </text:list-header>
      </text:list>
      <text:p text:style-name="P79"><text:soft-page-break/><text:span text:style-name="Emphasis"><text:span text:style-name="T1284">▸<text:tab/></text:span></text:span>Na <text:span text:style-name="T1222">hromadě suti</text:span><text:span text:style-name="T1529"> </text:span>je velké hnízdo a⁠ <text:span text:style-name="Emphasis"><text:span text:style-name="T715">ohlodané zbytky dvou menších ještěrů</text:span></text:span></text:p>
      <text:list xml:id="list122831940170585" text:continue-numbering="true" text:style-name="L108">
        <text:list-item>
          <text:p text:style-name="P513">V⁠ hnízdě jsou 3 vejce plivajícího ještěra.</text:p>
        </text:list-item>
      </text:list>
      <text:h text:style-name="P398" text:outline-level="3">C12 – <text:span text:style-name="T1075">toaleta</text:span></text:h>
      <text:p text:style-name="P22"><text:span text:style-name="T1441">🚪<text:tab/></text:span><text:span text:style-name="T1445">Z</text:span><text:span text:style-name="T1167">avřené</text:span> <text:span text:style-name="T1113">obyčejné</text:span> dveře s⁠ klikou.</text:p>
      <text:list xml:id="list122831776536427" text:continue-list="list122832853280880" text:style-name="L42">
        <text:list-item>
          <text:p text:style-name="P514">Je na nich symbol ve tvaru kruhu: <text:span text:style-name="T1280">⚪</text:span></text:p>
        </text:list-item>
      </text:list>
      <text:p text:style-name="P11"><text:span text:style-name="T1093">Uvnitř je a</text:span>natomicky tvarovaná kamenná lavice s⁠ kruhovou dírou uprostřed.</text:p>
      <text:h text:style-name="P399" text:outline-level="3">C13 – obytná místnost mistra sochaře</text:h>
      <text:p text:style-name="P123"><text:span text:style-name="T1441">🚪<text:tab/></text:span><text:span text:style-name="T1445">Z</text:span><text:span text:style-name="T358">avřené </text:span><text:span text:style-name="T379">obyčejné</text:span><text:span text:style-name="T358"> dveře s⁠ klikou a⁠ zámkem.</text:span></text:p>
      <text:list xml:id="list3859750651" text:style-name="L109">
        <text:list-item>
          <text:p text:style-name="P516"><text:span text:style-name="T1169">J</text:span>sou zamčené.</text:p>
        </text:list-item>
      </text:list>
      <text:list xml:id="list2308745281" text:style-name="L110">
        <text:list-item>
          <text:p text:style-name="P766"><text:span text:style-name="T584">Do zámku pasuje </text:span><text:span text:style-name="T585">klíč s⁠ </text:span><text:span text:style-name="T593">písmenem</text:span><text:span text:style-name="T584"> </text:span><text:span text:style-name="T1026">S⁠ </text:span><text:span text:style-name="T119">(j</text:span><text:span text:style-name="T569">e na k</text:span><text:span text:style-name="T592">roužku</text:span><text:span text:style-name="T569"> s⁠ klíči </text:span><text:span text:style-name="T570">ve</text:span><text:span text:style-name="T569"> dveřích </text:span><text:span text:style-name="T571">do</text:span><text:span text:style-name="T1024"> </text:span><text:span text:style-name="T63">dílny</text:span><text:span text:style-name="T569"> B1</text:span><text:span text:style-name="T776">)</text:span><text:span text:style-name="T569">.</text:span></text:p>
        </text:list-item>
      </text:list>
      <text:list xml:id="list122833091411703" text:continue-list="list122832618235476" text:style-name="L37">
        <text:list-item>
          <text:p text:style-name="P456"><text:span text:style-name="T569">Jdou vyrazit, </text:span><text:span text:style-name="T1567">zámek jde vypáčit nebo otevřít šperhákem</text:span><text:span text:style-name="T569">.</text:span></text:p>
        </text:list-item>
      </text:list>
      <text:p text:style-name="P42">V⁠ místnosti je <text:span text:style-name="T1223">postel</text:span><text:span text:style-name="T1532">, </text:span><text:span text:style-name="T1223">noční stolek</text:span><text:span text:style-name="T1532"> a⁠ </text:span><text:span text:style-name="T1223">truhla</text:span><text:span text:style-name="T1532">.</text:span></text:p>
      <text:p text:style-name="P129"><text:span text:style-name="Emphasis"><text:span text:style-name="T1284">▸<text:tab/></text:span></text:span><text:span text:style-name="Emphasis"><text:span text:style-name="T1297">Z⁠ </text:span></text:span><text:span text:style-name="Emphasis"><text:span text:style-name="T1448">postel</text:span></text:span><text:span text:style-name="Emphasis"><text:span text:style-name="T1454">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T462">atrace i⁠ pokrývky se už dávno rozpadly v⁠ prach.</text:span></text:p>
      <text:p text:style-name="P74"><text:span text:style-name="Emphasis"><text:span text:style-name="T1284">▸<text:tab/></text:span></text:span><text:span text:style-name="T1532">Na </text:span><text:span text:style-name="T1223">n</text:span><text:span text:style-name="T1196">oční</text:span><text:span text:style-name="T1223">m</text:span><text:span text:style-name="T1196"> stolk</text:span><text:span text:style-name="T1223">u</text:span><text:span text:style-name="T1532"> je</text:span> malý kovový kelímek.</text:p>
      <text:p text:style-name="P145"><text:span text:style-name="Emphasis"><text:span text:style-name="T1284">▸<text:tab/></text:span></text:span><text:span text:style-name="T881">Truhla</text:span><text:span text:style-name="T462"> </text:span><text:span text:style-name="T716">je zamčená visacím zámkem (jde urazit nebo třeba odemknout paklíčem).</text:span></text:p>
      <text:list xml:id="list1044835210" text:style-name="L111">
        <text:list-item>
          <text:p text:style-name="P769">Uvnitř je balík pečlivě zabalený do koženého obalu. V⁠ něm jsou:</text:p>
          <text:list>
            <text:list-item>
              <text:p text:style-name="P767"><text:soft-page-break/><text:span text:style-name="T718">S</text:span><text:span text:style-name="T717">kicy různých soch. </text:span><text:span text:style-name="T718">N</text:span><text:span text:style-name="T1533">a většině z⁠ nich jsou elfové, jedna ale zobrazuje trpaslici (sochu v⁠ B1).</text:span></text:p>
            </text:list-item>
            <text:list-item>
              <text:p text:style-name="P768"><text:span text:style-name="T718">Svitek </text:span><text:span text:style-name="T671">se staroelfským textem</text:span><text:span text:style-name="T718"> </text:span><text:span text:style-name="T717">(rekvizita </text:span><text:span text:style-name="T805">C13-r1</text:span><text:span text:style-name="T717">)</text:span><text:span text:style-name="T401">.</text:span></text:p>
            </text:list-item>
          </text:list>
        </text:list-item>
      </text:list>
      <text:h text:style-name="P400" text:outline-level="3">C14 – <text:span text:style-name="T1103">obytná místnost mága</text:span></text:h>
      <text:p text:style-name="P23"><text:span text:style-name="T1441">🚪<text:tab/></text:span><text:span text:style-name="T1446">Z</text:span><text:span text:style-name="T1166">avřené obyčejné</text:span> dveře s⁠ klikou a⁠ <text:span text:style-name="T1168">zámkem</text:span>.</text:p>
      <text:list xml:id="list523871766" text:style-name="L112">
        <text:list-item>
          <text:p text:style-name="P517">Jsou <text:span text:style-name="T1534">za</text:span>mčené.</text:p>
        </text:list-item>
        <text:list-item text:start-value="1">
          <text:p text:style-name="P518">Klíč nikde v⁠ podzemí není.</text:p>
        </text:list-item>
        <text:list-item>
          <text:p text:style-name="P457">Jdou vyrazit, <text:span text:style-name="T1567">zámek jde vypáčit nebo otevřít šperhákem</text:span>.</text:p>
        </text:list-item>
      </text:list>
      <text:p text:style-name="P43">V⁠ místnosti je <text:span text:style-name="T1224">postel</text:span><text:span text:style-name="T1535">, noční stolek a⁠ okovaná </text:span><text:span text:style-name="T1224">truhla</text:span><text:span text:style-name="T1245">.</text:span></text:p>
      <text:p text:style-name="P130"><text:span text:style-name="Emphasis"><text:span text:style-name="T1284">▸<text:tab/></text:span></text:span><text:span text:style-name="Emphasis"><text:span text:style-name="T1297">Z⁠ </text:span></text:span><text:span text:style-name="Emphasis"><text:span text:style-name="T1448">postel</text:span></text:span><text:span text:style-name="Emphasis"><text:span text:style-name="T1454">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T462">atrace i⁠ pokrývky se už dávno rozpadly v⁠ prach. V⁠ </text:span><text:span text:style-name="T719">prachu je zapadlý nějaký předmět.</text:span></text:p>
      <text:list xml:id="list458695336" text:style-name="L113">
        <text:list-item>
          <text:p text:style-name="P770"><text:span text:style-name="T1105">Je to </text:span><text:span text:style-name="T720">klíč s⁠ </text:span><text:span text:style-name="T626">vyryt</text:span><text:span text:style-name="T627">ý</text:span><text:span text:style-name="T626">m</text:span><text:span text:style-name="T720"> elfsk</text:span><text:span text:style-name="T626">ým</text:span><text:span text:style-name="T628"> písmen</text:span><text:span text:style-name="T626">em</text:span><text:span text:style-name="T720"> A⁠ </text:span><text:span text:style-name="T625">(karta </text:span><text:span text:style-name="T1031">kl</text:span><text:span text:style-name="T36">íč ‚</text:span><text:span text:style-name="T1031">A’</text:span><text:span text:style-name="T625">)</text:span><text:span text:style-name="T1105">.</text:span></text:p>
          <text:list>
            <text:list-item>
              <text:p text:style-name="P771">Otevírá dveře do laboratoře C15.</text:p>
            </text:list-item>
          </text:list>
        </text:list-item>
      </text:list>
      <text:p text:style-name="P160"><text:span text:style-name="Emphasis"><text:span text:style-name="T1284">▸<text:tab/></text:span></text:span><text:span text:style-name="Emphasis"><text:span text:style-name="T1384">O</text:span></text:span><text:span text:style-name="T1196">kovan</text:span><text:span text:style-name="T1225">á</text:span><text:span text:style-name="T1196"> truhl</text:span><text:span text:style-name="T1225">a</text:span><text:span text:style-name="T1536"> nemá zámek (ale nejde otevřít).</text:span></text:p>
      <text:list xml:id="list1502549687" text:style-name="L114">
        <text:list-item>
          <text:p text:style-name="P772">Jsou na ní tenkou stříbrnou linií vyryté staroelfské runy (není to souvislý text, j<text:span text:style-name="T1582">en</text:span> podivně poskládané slabiky).</text:p>
        </text:list-item>
      </text:list>
      <text:list xml:id="list1479278713" text:style-name="L115">
        <text:list-item>
          <text:p text:style-name="P773"><text:span text:style-name="T729">N</text:span><text:span text:style-name="T722">a dotek brní </text:span><text:span text:style-name="T721">(je magická). Nejde připoutat.</text:span></text:p>
        </text:list-item>
        <text:list-item>
          <text:p text:style-name="P774"><text:span text:style-name="T814">C</text:span><text:span text:style-name="T812">hrání </text:span><text:span text:style-name="T814">ji</text:span><text:span text:style-name="T812"> magická past</text:span><text:span text:style-name="T813">.</text:span></text:p>
          <text:list>
            <text:list-item>
              <text:p text:style-name="P775"><text:span text:style-name="T723">P</text:span><text:span text:style-name="T724">ři pokusu truhlu poškodit nebo vypáčit </text:span><text:span text:style-name="T778">na postavu</text:span><text:span text:style-name="T724"> přes použitý nástroj přeskočí výboj: </text:span><text:span text:style-name="T420">Útok</text:span><text:span text:style-name="T724"> </text:span><text:span text:style-name="T1102">bleskem</text:span><text:span text:style-name="T724"> 7/3kz proti Finese.</text:span></text:p>
              <text:list>
                <text:list-item>
                  <text:p text:style-name="P776"><text:soft-page-break/><text:span text:style-name="T725">Pokud nástroj není celý kovový (třeba krumpáč nebo kladivo s⁠ kovovou násadou), zasažen</text:span><text:span text:style-name="T726">ý</text:span><text:span text:style-name="T725"> má na obranu </text:span><text:span text:style-name="T727">výhodu</text:span><text:span text:style-name="T725"> (+1). Když není kovový vůbec (např. kamenná palice), tak má dokonce velkou výhodu (+2).</text:span></text:p>
                </text:list-item>
                <text:list-item>
                  <text:p text:style-name="P777"><text:span text:style-name="T725">Když </text:span><text:span text:style-name="T728">v</text:span><text:span text:style-name="T725">ůbec nedojde ke kontaktu (třeba když někdo truhlu pustí z⁠ výšky na zem), past se neaktivuje.</text:span></text:p>
                </text:list-item>
              </text:list>
            </text:list-item>
            <text:list-item>
              <text:p text:style-name="P781"><text:span text:style-name="T725">N</text:span><text:span text:style-name="T462">ásilné otevření vyžaduje 3 pokusy (3 rány kladivem či sekerou, 3 pokusy o⁠ otevření víka páčidlem atp.). </text:span><text:span text:style-name="T735">Až třikrát tedy může někoho zasáhnout výboj.</text:span></text:p>
            </text:list-item>
          </text:list>
        </text:list-item>
        <text:list-item>
          <text:p text:style-name="P778"><text:span text:style-name="T731">Truhla se otevře, když někdo vysloví formuli</text:span><text:span text:style-name="T557"> „</text:span><text:span text:style-name="T333">Era solren“</text:span><text:span text:style-name="T730">.</text:span></text:p>
          <text:list>
            <text:list-item>
              <text:p text:style-name="P779"><text:span text:style-name="T731">Postavy ji mohou</text:span><text:span text:style-name="T733"> nalézt </text:span><text:span text:style-name="T732">na svitku (C15-r2) v⁠ laboratoři C15).</text:span></text:p>
            </text:list-item>
          </text:list>
        </text:list-item>
        <text:list-item>
          <text:p text:style-name="P780"><text:span text:style-name="T734">Uvnitř </text:span><text:span text:style-name="T556">truhly</text:span><text:span text:style-name="T734"> </text:span><text:span text:style-name="T555">je </text:span><text:span text:style-name="T402">elfská lyra</text:span><text:span text:style-name="T554"> </text:span><text:span text:style-name="T555">(karta).</text:span></text:p>
        </text:list-item>
      </text:list>
      <text:h text:style-name="P401" text:outline-level="3">C1<text:span text:style-name="T1037">5</text:span> –<text:span text:style-name="T965"> laboratoř</text:span></text:h>
      <text:p text:style-name="P124"><text:span text:style-name="T1456">🚪<text:tab/></text:span><text:span text:style-name="T44">Zavřené </text:span><text:span text:style-name="T33">bytelné dveře s⁠ </text:span><text:span text:style-name="T34">klikou a⁠ zámkem</text:span><text:span text:style-name="T33">.</text:span></text:p>
      <text:list xml:id="list1443641604" text:style-name="L116">
        <text:list-item>
          <text:p text:style-name="P595">Jsou zamčené.</text:p>
        </text:list-item>
      </text:list>
      <text:list xml:id="list4063021289" text:style-name="L117">
        <text:list-item>
          <text:p text:style-name="P782"><text:span text:style-name="T56">K⁠ vyražení je potřeba beranidlo </text:span><text:span text:style-name="T57">nebo jiný vhodný nástroj</text:span><text:span text:style-name="T56">.</text:span></text:p>
        </text:list-item>
        <text:list-item>
          <text:p text:style-name="P596">Zámek je příliš složitý na otevření paklíčem, s⁠ <text:span text:style-name="T1520">vhodným náčiním</text:span> <text:span text:style-name="T1520">jde ale vylomit</text:span>.</text:p>
        </text:list-item>
      </text:list>
      <text:list xml:id="list3905355027" text:style-name="L118">
        <text:list-item>
          <text:p text:style-name="P783"><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56"><text:soft-page-break/><text:span text:style-name="T1539">U⁠ stěn stojí prázdná skříň s⁠ policemi, </text:span><text:span text:style-name="T1226">zavřená skříň</text:span><text:span text:style-name="T1539">, velká truhla s⁠ masivním visacím zámkem, </text:span><text:span text:style-name="T1226">stůl</text:span><text:span text:style-name="T1539"> a⁠ židle. Na stěnách jsou pověšené tři obrazy: údolí s⁠ vodopádem, letící orel a⁠ </text:span><text:span text:style-name="T1226">horské štíty</text:span><text:span text:style-name="T1539">.</text:span></text:p>
      <text:p text:style-name="P44"><text:span text:style-name="Emphasis"><text:span text:style-name="T1284">▸<text:tab/></text:span></text:span><text:span text:style-name="Emphasis"><text:span text:style-name="T1298">V⁠ </text:span></text:span><text:span text:style-name="T888">zavřené skříni</text:span><text:span text:style-name="T736"> jsou</text:span><text:span text:style-name="T541"> </text:span><text:span text:style-name="T1538">přesýpací hodiny</text:span><text:span text:style-name="T594"> </text:span><text:span text:style-name="T595">(karta)</text:span><text:span text:style-name="T594">.</text:span></text:p>
      <text:p text:style-name="P75"><text:span text:style-name="Emphasis"><text:span text:style-name="T1284">▸<text:tab/></text:span></text:span><text:span text:style-name="T1489">Zámek na </text:span><text:span text:style-name="T1227">v</text:span><text:span text:style-name="T1196">elk</text:span><text:span text:style-name="T1227">é</text:span><text:span text:style-name="T1196"> truhl</text:span><text:span text:style-name="T1227">e</text:span><text:span text:style-name="T1537"> jde otevřít šperhákem, urazit, něčím vypáčit, a⁠ podobně. </text:span>Uvnitř je:</text:p>
      <text:list xml:id="list655875177" text:style-name="L119">
        <text:list-item>
          <text:p text:style-name="P784"><text:span text:style-name="T737">v</text:span><text:span text:style-name="T596">elký pytel </text:span><text:span text:style-name="T779">(</text:span><text:span text:style-name="T596">plný jemného písku</text:span><text:span text:style-name="T779">)</text:span></text:p>
        </text:list-item>
        <text:list-item>
          <text:p text:style-name="P785"><text:span text:style-name="T404">l</text:span><text:span text:style-name="T403">ektvar ohnivého dechu</text:span><text:span text:style-name="T549"> </text:span><text:span text:style-name="T566">(karta)</text:span></text:p>
        </text:list-item>
      </text:list>
      <text:p text:style-name="P161"><text:span text:style-name="Emphasis"><text:span text:style-name="T1284">▸<text:tab/></text:span></text:span><text:span text:style-name="T550">Na </text:span><text:span text:style-name="T889">stole</text:span><text:span text:style-name="T550"> </text:span><text:span text:style-name="T740">je</text:span><text:span text:style-name="T550"> </text:span><text:span text:style-name="T599">mosazný s</text:span><text:span text:style-name="T738">vícen, </text:span><text:span text:style-name="T599">p</text:span><text:span text:style-name="T739">sací potřeby </text:span><text:span text:style-name="T740">a⁠ </text:span><text:span text:style-name="T599">l</text:span><text:span text:style-name="T598">ahvička se stříbrným inkoustem </text:span><text:span text:style-name="T597">(karta </text:span><text:span text:style-name="T346">stříbrný inkoust</text:span><text:span text:style-name="T597">).</text:span><text:span text:style-name="T741"> </text:span><text:span text:style-name="T740">Pod deskou stolu je šuplík.</text:span></text:p>
      <text:list xml:id="list3346625014" text:style-name="L120">
        <text:list-item>
          <text:p text:style-name="P786"><text:span text:style-name="T871">V⁠ šuplíku</text:span><text:span text:style-name="T863"> je</text:span><text:span text:style-name="T866"> </text:span><text:span text:style-name="T867">s</text:span><text:span text:style-name="T864">vitek </text:span><text:span text:style-name="T865">se staroelfským textem</text:span><text:span text:style-name="T551"> (rekvizita </text:span><text:span text:style-name="T801">c15-r1</text:span><text:span text:style-name="T551">).</text:span></text:p>
        </text:list-item>
        <text:list-item>
          <text:p text:style-name="P787"><text:span text:style-name="T780">Šuplík j</text:span><text:span text:style-name="T742">e překvapivě mělký na to, jak velký prostor zabírá </text:span><text:span text:style-name="T781">(má dvojité dno)</text:span><text:span text:style-name="T552">.</text:span></text:p>
          <text:list>
            <text:list-item>
              <text:p text:style-name="P788"><text:span text:style-name="T743">Pod dvojitým dnem</text:span><text:span text:style-name="T552"> je </text:span><text:span text:style-name="T553">svitek </text:span><text:span text:style-name="T339">očarování rukavic</text:span><text:span text:style-name="T563"> (karta).</text:span></text:p>
              <text:list>
                <text:list-item>
                  <text:p text:style-name="P789"><text:span text:style-name="T563">T</text:span><text:span text:style-name="T552">ento svitek </text:span><text:span text:style-name="T564">mohou</text:span><text:span text:style-name="T552"> postavy použít, až když seženou ingredience uvedené na kartě. Musí také </text:span><text:span text:style-name="T564">mít</text:span><text:span text:style-name="T552"> obyčejné rukavice, které budou očarovávat – třeba ty, které jsou součástí zbroje mrtvého elfa v⁠ A7. </text:span><text:span text:style-name="T564">Použitím svitku se z⁠ těchto rukavic stanou kouzelné </text:span><text:span text:style-name="T405">nabíjecí rukavice</text:span><text:span text:style-name="T565"> (karta). Svitek se tím spotřebuje (lze ho použít jen jednou) a⁠ </text:span><text:span text:style-name="T744">stejně tak i⁠ použité suroviny</text:span><text:span text:style-name="T565">.</text:span></text:p>
                </text:list-item>
              </text:list>
            </text:list-item>
          </text:list>
        </text:list-item>
      </text:list>
      <text:p text:style-name="P162"><text:soft-page-break/><text:span text:style-name="Emphasis"><text:span text:style-name="T1284">▸<text:tab/></text:span></text:span><text:span text:style-name="Emphasis"><text:span text:style-name="T1295">Po sundání </text:span></text:span><text:span text:style-name="Emphasis"><text:span text:style-name="T1386">obrazu</text:span></text:span><text:span text:style-name="Emphasis"><text:span text:style-name="T1385"> horských štítů</text:span></text:span><text:span text:style-name="Emphasis"><text:span text:style-name="T1294"> </text:span></text:span><text:span text:style-name="Emphasis"><text:span text:style-name="T1295">je vidět </text:span></text:span><text:span text:style-name="Emphasis"><text:span text:style-name="T1471">do stěny vsazená čtvercová deska</text:span></text:span><text:span text:style-name="Emphasis"><text:span text:style-name="T1294"> (modrá značka na mapě). </text:span></text:span><text:span text:style-name="T1540">Jsou na ní symboly: Trojúhelník, kruh, čtverec, spirála, kříž. Vypadá to, že by mohly jít zmáčknout.</text:span></text:p>
      <text:list xml:id="list750199309" text:style-name="L121">
        <text:list-item>
          <text:p text:style-name="P791"><text:span text:style-name="T1541">Schránka se otevře, když někdo stiskne symbol </text:span><text:span text:style-name="T406">čtverce</text:span><text:span text:style-name="T1541">, potom </text:span><text:span text:style-name="T406">kříže</text:span><text:span text:style-name="T1541"> a⁠ nakonec </text:span><text:span text:style-name="T406">trojúhelníku</text:span><text:span text:style-name="T1541">.</text:span></text:p>
        </text:list-item>
        <text:list-item>
          <text:p text:style-name="P794">Na tom, jaké symboly byly stisknuté před tím, nezáleží.</text:p>
        </text:list-item>
        <text:list-item>
          <text:p text:style-name="P792"><text:span text:style-name="T1516">Když někdo stiskne špatný symbol, vyjede z⁠ něj jako prst dlouhá jehlice s⁠ jedem. </text:span>Jedná se o⁠ vlčí mor (rostlinný jed):</text:p>
          <text:list>
            <text:list-item>
              <text:p text:style-name="P793"><text:span text:style-name="T1542">Latence 15 minut, poté Útok </text:span><text:span text:style-name="T1062">jedem</text:span><text:span text:style-name="T1515"> 6/0 proti Síle.</text:span></text:p>
            </text:list-item>
            <text:list-item>
              <text:p text:style-name="P790"><text:span text:style-name="T296">Příznaky:</text:span> Pocit znecitlivění a⁠ mravenčení zasažené části, pocení, průjem, silné zvracení, úzkost, zimnice, později <text:span text:style-name="T1148">případně</text:span> smrt zástavou srdce nebo udušením.</text:p>
            </text:list-item>
          </text:list>
        </text:list-item>
        <text:list-item>
          <text:p text:style-name="P795">Z⁠ každé jehlice, která nikoho neotrávila, je možné získat jednu dávku tohoto jedu.</text:p>
        </text:list-item>
      </text:list>
      <text:list xml:id="list3926710907" text:style-name="L122">
        <text:list-item>
          <text:p text:style-name="P798">Uvnitř schránky je:</text:p>
          <text:list>
            <text:list-item>
              <text:p text:style-name="P796"><text:span text:style-name="T407">sérotvorný flakón</text:span><text:span text:style-name="T745"> (karta)</text:span></text:p>
              <text:list>
                <text:list-item>
                  <text:p text:style-name="P799"><text:span text:style-name="T745">N</text:span><text:span text:style-name="T462">a </text:span><text:span text:style-name="T782">vlčí mor</text:span><text:span text:style-name="T462"> z⁠ jehlic neúčinkuje, protože </text:span><text:span text:style-name="T782">to</text:span><text:span text:style-name="T462"> není živočišný </text:span><text:span text:style-name="T782">jed</text:span><text:span text:style-name="T462">. Dokáže ale neutralizovat jed </text:span><text:span text:style-name="T430">obřího pavouka</text:span><text:span text:style-name="T462"> z⁠ C4.</text:span></text:p>
                </text:list-item>
              </text:list>
            </text:list-item>
            <text:list-item>
              <text:p text:style-name="P797"><text:span text:style-name="T867">s</text:span><text:span text:style-name="T864">vitek </text:span><text:span text:style-name="T865">se staroelfským textem</text:span><text:span text:style-name="T1119"> (rekvizita </text:span><text:span text:style-name="T896">c15-r2</text:span><text:span text:style-name="T1119">)</text:span></text:p>
              <text:list>
                <text:list-item>
                  <text:p text:style-name="P800">Formule uvedená na svitku otevírá truhlu v⁠ mágově obytné místnosti C14.</text:p>
                </text:list-item>
              </text:list>
            </text:list-item>
          </text:list>
        </text:list-item>
      </text:list>
      <text:h text:style-name="P402" text:outline-level="3"><text:soft-page-break/>C16 – umývárna</text:h>
      <text:p text:style-name="P24"><text:span text:style-name="T1441">🚪<text:tab/></text:span><text:span text:style-name="T1447">Z</text:span><text:span text:style-name="T1113">avřené obyčejné</text:span> dveře s⁠ klikou.</text:p>
      <text:list xml:id="list122832607997995" text:continue-list="list122831776536427" text:style-name="L42">
        <text:list-item>
          <text:p text:style-name="P515">Je na nich symbol ve tvaru <text:span text:style-name="T1161">mísy: </text:span><text:span text:style-name="T1459">⯋</text:span></text:p>
        </text:list-item>
      </text:list>
      <text:p text:style-name="P10">V⁠ místnosti je stolek s⁠ umývadlem, vedle něj vědro na vodu.</text:p>
      <text:list xml:id="list122831592457290" text:continue-list="list1804571107" text:style-name="L62">
        <text:list-item>
          <text:p text:style-name="P483">Na stolku je <text:span text:style-name="T1493">vyschlý</text:span> zbytek mýdla.</text:p>
        </text:list-item>
        <text:list-item>
          <text:p text:style-name="P483">Ze zdi <text:span text:style-name="T1492">čouhá</text:span> <text:span text:style-name="T1492">měděná</text:span> trubka s⁠ páčkou.</text:p>
          <text:list>
            <text:list-item>
              <text:p text:style-name="P483"><text:span text:style-name="T1079">Po otočení páčkou z⁠ trubky teče voda</text:span>.</text:p>
            </text:list-item>
          </text:list>
        </text:list-item>
      </text:list>
      <text:h text:style-name="P403" text:outline-level="3">C1<text:span text:style-name="T1075">7</text:span> – zbrojnice</text:h>
      <text:p text:style-name="P163"><text:span text:style-name="T1441">🚪<text:tab/></text:span><text:span text:style-name="T1460">Otevřené</text:span><text:span text:style-name="T296"> bytelné </text:span><text:span text:style-name="T411">dveře s⁠ klikou a⁠ zámkem</text:span><text:span text:style-name="T296">.</text:span></text:p>
      <text:list xml:id="list180346032" text:style-name="L123">
        <text:list-item>
          <text:p text:style-name="P801"><text:span text:style-name="T609">Pasuje do něj klíč s⁠ písmenem </text:span><text:span text:style-name="T1027">Z</text:span><text:span text:style-name="T609">, který má u⁠ sebe mrtvá el</text:span><text:span text:style-name="T610">f</text:span><text:span text:style-name="T609">ka v⁠ B9.</text:span></text:p>
        </text:list-item>
      </text:list>
      <text:p text:style-name="P140"><text:span text:style-name="T408">U⁠ stěn jsou prázdné stojany na zbraně. </text:span><text:span text:style-name="T363">Na </text:span><text:span text:style-name="T364">východní </text:span><text:span text:style-name="T363">stěně j</text:span><text:span text:style-name="T365">sou dvě páky</text:span><text:span text:style-name="T363">. </text:span><text:span text:style-name="T366">Nad každou z⁠ nich je tabulka s⁠ nápisem.</text:span></text:p>
      <text:list xml:id="list1639834759" text:style-name="L124">
        <text:list-item>
          <text:p text:style-name="P519">Na obou pákách jsou západky <text:span text:style-name="T1583">umožňující zajistit je v⁠ poloze „dole“</text:span>. Obě <text:span text:style-name="T1584">západky</text:span> jsou vytaženy, páky je tedy možné překlápět.</text:p>
        </text:list-item>
        <text:list-item>
          <text:p text:style-name="P520"><text:span text:style-name="T1544">Levá páka je v⁠ pozici „nahoře“. Nad ní</text:span> je <text:span text:style-name="T1066">napsáno</text:span>:</text:p>
          <text:p text:style-name="P550">„Nebezpečí úrazu! <text:span text:style-name="T1066">Před aktivací obranných opatření se ujistěte, že v⁠ objektu nikdo není.</text:span>“</text:p>
          <text:list>
            <text:list-item>
              <text:p text:style-name="P802"><text:span text:style-name="T837">Překlopení</text:span><text:span text:style-name="T836"> lev</text:span><text:span text:style-name="T837">é</text:span><text:span text:style-name="T836"> pák</text:span><text:span text:style-name="T837">y do pozice „dole“</text:span><text:span text:style-name="T836"> vypne pasti v⁠ C6 a⁠ C8 (po šlápnutí na spouštěcí dlaždice ze stěn nebudou vylétat ohnivé střely). Překlopením zpět </text:span><text:span text:style-name="T837">do pozice „nahoře“</text:span><text:span text:style-name="T836"> se pasti opět aktivují.</text:span></text:p>
            </text:list-item>
          </text:list>
        </text:list-item>
        <text:list-item>
          <text:p text:style-name="P803"><text:soft-page-break/><text:span text:style-name="T746">Pravá páka je v⁠ pozici „dole“.</text:span><text:span text:style-name="T747"> </text:span><text:span text:style-name="T746">J</text:span><text:span text:style-name="T747">e </text:span><text:span text:style-name="T746">nad ní</text:span><text:span text:style-name="T747"> </text:span><text:span text:style-name="T748">napsáno:</text:span></text:p>
        </text:list-item>
      </text:list>
      <text:list xml:id="list176569897" text:style-name="L125">
        <text:list-item>
          <text:list>
            <text:list-header>
              <text:p text:style-name="P804"><text:span text:style-name="T317">„</text:span><text:span text:style-name="T409">Smrtelné nebezpečí! Před použitím se ujistěte, že ve vstupní hale a⁠ ve věži nikdo nezůstal a⁠ že oboje bezpečnostní dveře jsou zavřené a⁠ utěsněné.</text:span><text:span text:style-name="T317">“</text:span></text:p>
            </text:list-header>
          </text:list>
        </text:list-item>
      </text:list>
      <text:p text:style-name="P85">Když <text:span text:style-name="T1067">někdo překlopí</text:span> <text:span text:style-name="T1067">pravou</text:span> <text:span text:style-name="T1067">páku do pozice „nahoře“</text:span>:</text:p>
      <text:p text:style-name="P170"><text:span text:style-name="T1468">🔊<text:tab/></text:span><text:span text:style-name="T317">Ze stěny za pákou se ozv</text:span><text:span text:style-name="T410">alo</text:span><text:span text:style-name="T317"> zaklapání nějakého mechanismu. </text:span><text:span text:style-name="T421">O</text:span><text:span text:style-name="T409">⁠ </text:span><text:span text:style-name="T318">chvíli později </text:span><text:span text:style-name="T410">je</text:span><text:span text:style-name="T318"> v⁠ dálce slyšet syčení.</text:span></text:p>
      <text:p text:style-name="P146"><text:span text:style-name="T799">Z</text:span><text:span text:style-name="T800">ačni počítat čas na kola.</text:span></text:p>
      <text:p text:style-name="P165"><text:span text:style-name="T852">V místnosti C8 se z</text:span><text:span text:style-name="T851">e štěrbin u stropu začne</text:span><text:span text:style-name="T839"> vyp</text:span><text:span text:style-name="T850">o</text:span><text:span text:style-name="T839">u</text:span><text:span text:style-name="T838">štět</text:span><text:span text:style-name="T840"> jedovatý plyn. </text:span><text:span text:style-name="T839">Odtamtud se </text:span><text:span text:style-name="T853">bude</text:span><text:span text:style-name="T839"> šířit celým podzemím a⁠ zabije všechno živé. Přežijí jen ti, kdo včas utečou ven.<text:line-break/><text:tab/></text:span><text:span text:style-name="T532">Každé kolo se plyn rozšíří do </text:span><text:span text:style-name="T528">bezprostředně sousedních místností (šíří se ve vlně)</text:span><text:span text:style-name="T532">. </text:span><text:span text:style-name="T749">Dlouhými chodbami se šíří rychlostí 8 čtverců za kolo.<text:line-break/><text:tab/></text:span><text:span text:style-name="T533">Stejnou rychlostí se pohybují i⁠ postavy: </text:span><text:span text:style-name="T754">Z</text:span><text:span text:style-name="T533">a jedno kolo se tedy dostanou zhruba z⁠ jedné místnosti do druhé a⁠ </text:span><text:span text:style-name="T754">k</text:span><text:span text:style-name="T529">dyž běží chodbou, </text:span><text:span text:style-name="T754">uběhnou</text:span><text:span text:style-name="T529"> zhruba 8 čtverců na mapě za kolo.</text:span></text:p>
      <text:list xml:id="list4289662008" text:style-name="L126">
        <text:list-item>
          <text:p text:style-name="P805"><text:span text:style-name="T533">Podlézání pod mříží C3 zabere </text:span><text:span text:style-name="T536">jedno kolo za každou postavu</text:span><text:span text:style-name="T533">.</text:span></text:p>
        </text:list-item>
        <text:list-item>
          <text:p text:style-name="P806"><text:span text:style-name="T534">Šplhání studnou (z⁠ C1 do A</text:span><text:span text:style-name="T602">4</text:span><text:span text:style-name="T534">) nahoru trvá pět kol, </text:span><text:span text:style-name="T537">šplhat ale může víc postav za sebou.</text:span><text:span text:style-name="T534"> </text:span><text:span text:style-name="T600">P</text:span><text:span text:style-name="T534">lynu to zabere jen jedno kolo.</text:span></text:p>
        </text:list-item>
        <text:list-item>
          <text:p text:style-name="P806"><text:span text:style-name="T534">Šplhání po </text:span><text:span text:style-name="T538">zborcených</text:span><text:span text:style-name="T534"> schodech ve věži (B</text:span><text:span text:style-name="T601">7</text:span><text:span text:style-name="T534">) zabere </text:span><text:span text:style-name="T538">2</text:span><text:span text:style-name="T534"> kola </text:span><text:span text:style-name="T538">za každou šplhající postavu.</text:span><text:span text:style-name="T534"> </text:span><text:span text:style-name="T600">P</text:span><text:span text:style-name="T534">lyn to zvládne za jedno </text:span><text:span text:style-name="T523">kolo</text:span><text:span text:style-name="T534">.</text:span></text:p>
        </text:list-item>
      </text:list>
      <text:p text:style-name="P80"><text:soft-page-break/>Když postavy překlopí páku zpět dolů, plyn se přestane dál vypouštět. Postupně se rozptýlí po celém podzemí, ale smrtelnou koncentraci bude mít jen v⁠ místnostech, kam se stihnul rozšířit, <text:span text:style-name="T1585">dokud byla páka nahoře</text:span>. V⁠ ostatních místnostech se projeví stejné příznaky <text:span text:style-name="T1545">(viz dále)</text:span>, ale <text:span text:style-name="T1543">nedojde k⁠ bezvědomí a⁠ udušení.<text:line-break/><text:tab/>Když postavy páku nechají „nahoře“, po skončení vypouštění plynu se sama překlopí dolů.</text:span></text:p>
      <text:p text:style-name="P88">Účinky plynu:</text:p>
      <text:list xml:id="list1759532566" text:style-name="L127">
        <text:list-item>
          <text:p text:style-name="P807"><text:span text:style-name="T753">Pokud jsou</text:span><text:span text:style-name="T532"> postavy v⁠ </text:span><text:span text:style-name="T753">daném kole</text:span><text:span text:style-name="T532"> v⁠ </text:span><text:span text:style-name="T783">chodbě nebo </text:span><text:span text:style-name="T532">místnosti, kam se ještě plyn nedostal, tak se jim nic neděje.</text:span></text:p>
        </text:list-item>
      </text:list>
      <text:list xml:id="list1000720091" text:style-name="L128">
        <text:list-item>
          <text:p text:style-name="P808"><text:span text:style-name="T532">Za každé kolo strávené v⁠ zamořené </text:span><text:span text:style-name="T783">chodbě nebo</text:span><text:span text:style-name="T532"> místnosti </text:span><text:span text:style-name="T521">se posunou po následující stupnici – na začátku každého kola jim řekni, co se jim děje:</text:span></text:p>
        </text:list-item>
      </text:list>
      <text:list xml:id="list1565994217" text:style-name="L129">
        <text:list-item>
          <text:list>
            <text:list-item>
              <text:list>
                <text:list-item>
                  <text:list>
                    <text:list-item>
                      <text:p text:style-name="P521">Začínají vám slzet oči.</text:p>
                    </text:list-item>
                    <text:list-item>
                      <text:p text:style-name="P521">Spustila se vám silná rýma.</text:p>
                    </text:list-item>
                    <text:list-item>
                      <text:p text:style-name="P521">Začínají vás pálit oči.</text:p>
                    </text:list-item>
                    <text:list-item>
                      <text:p text:style-name="P809"><text:span text:style-name="T519">Začíná vá</text:span><text:span text:style-name="T527">s</text:span><text:span text:style-name="T519"> škrábat v⁠ krku.</text:span></text:p>
                    </text:list-item>
                    <text:list-item>
                      <text:p text:style-name="P521"><text:span text:style-name="T282">Začíná vám tuhnout jazyk</text:span>.</text:p>
                    </text:list-item>
                    <text:list-item>
                      <text:p text:style-name="P521">Začíná vás pálit kůže na tváři.</text:p>
                    </text:list-item>
                    <text:list-item>
                      <text:p text:style-name="P521"><text:span text:style-name="T1546">Přestáváte cítit prsty</text:span>.</text:p>
                    </text:list-item>
                    <text:list-item>
                      <text:p text:style-name="P521">Začíná vás pálit kůže po celém těle.</text:p>
                    </text:list-item>
                    <text:list-item>
                      <text:p text:style-name="P521"><text:span text:style-name="T1547">Přestávají vás poslouchat končetiny</text:span>.</text:p>
                    </text:list-item>
                    <text:list-item>
                      <text:p text:style-name="P810"><text:span text:style-name="T519">U</text:span><text:span text:style-name="T462">padáte do bezvědomí.</text:span></text:p>
                    </text:list-item>
                  </text:list>
                </text:list-item>
              </text:list>
              <text:p text:style-name="P811"><text:soft-page-break/><text:span text:style-name="T755">Po upadnutí do bezvědomí p</text:span><text:span text:style-name="T462">ostavy neumírají okamžitě, ale pokud jim nikdo nepomůže (neodtáhne je ven z⁠ podzemí), udusí se.</text:span></text:p>
            </text:list-item>
          </text:list>
        </text:list-item>
      </text:list>
      <text:list xml:id="list2256336043" text:style-name="L130">
        <text:list-item>
          <text:p text:style-name="P522">Zadržení dechu dá postavám 2 kola k⁠ dobru. Jed se ale vstřebává i⁠ kůží, takže po uplynutí dvou kol strávených v⁠ plynu začni oznamovat příznaky jako bez zadržení dechu.</text:p>
        </text:list-item>
        <text:list-item>
          <text:p text:style-name="P523">Plyn je bez barvy a⁠ bez zápachu, takže kromě <text:span text:style-name="T1586">zhoršujících se</text:span> <text:span text:style-name="T1548">příznaků</text:span> postavy nemají jak poznat, kde je a⁠ kde není.</text:p>
        </text:list-item>
        <text:list-item>
          <text:p text:style-name="P524"><text:span text:style-name="T1149">Při útěku se p</text:span>ozice <text:span text:style-name="T1149">na</text:span> stupnic<text:span text:style-name="T1149">i</text:span> <text:span text:style-name="T1149">nevrací na začátek</text:span>. Když jsou postavy například na druhém stupni, pak vběhnou do místnosti bez plynu a⁠ pak do další s⁠ plynem, posunou se na třetí stupeň stupnice.</text:p>
        </text:list-item>
        <text:list-item>
          <text:p text:style-name="P812"><text:span text:style-name="T750">Moc na hráče netlač</text:span><text:span text:style-name="T519">, </text:span><text:span text:style-name="T521">průběžné ohlašování zhoršujících se </text:span><text:span text:style-name="T750">příznaků</text:span><text:span text:style-name="T521"> by mělo </text:span><text:span text:style-name="T522">stačit k⁠ </text:span><text:span text:style-name="T750">navození pocitu, že jim jde o⁠ čas a⁠ o⁠ život</text:span><text:span text:style-name="T521">. </text:span><text:span text:style-name="T522">Nenech je ale příliš dlouho rozmýšlet.</text:span></text:p>
        </text:list-item>
      </text:list>
      <text:p text:style-name="P164"><text:span text:style-name="T526">P</text:span><text:span text:style-name="T535">lyn z⁠ podzemí za několik dní vyvětrá. </text:span><text:span text:style-name="T530">Přeživší p</text:span><text:span text:style-name="T535">ostavy se pak budou moci vrátit a⁠ dokončit průzkum.</text:span></text:p>
      <text:p text:style-name="Example_20_Header"><text:span text:style-name="T520">P</text:span><text:span text:style-name="T462">oznámka:</text:span></text:p>
      <text:p text:style-name="Example"><text:span text:style-name="T520">Vypuštění plynu </text:span><text:span text:style-name="T751">zabije</text:span><text:span text:style-name="T520"> všechno živé v⁠ podzemí, </text:span><text:span text:style-name="T524">co ještě nepobily postavy a⁠ </text:span><text:span text:style-name="T751">co nestihne utéct</text:span><text:span text:style-name="T520">:</text:span></text:p>
      <text:list xml:id="list122832911236719" text:continue-numbering="true" text:style-name="L130">
        <text:list-item>
          <text:list>
            <text:list-item>
              <text:p text:style-name="P820"><text:span text:style-name="T759">Dospěl</text:span><text:span text:style-name="T784">ého ještěra</text:span><text:span text:style-name="T759"> v⁠ </text:span><text:span text:style-name="T517">C11 </text:span><text:span text:style-name="T750">(mláďata v⁠ </text:span><text:span text:style-name="T759">C10</text:span><text:span text:style-name="T750"> utečou tunely ven)</text:span><text:span text:style-name="T517">.</text:span></text:p>
            </text:list-item>
            <text:list-item>
              <text:p text:style-name="P820"><text:span text:style-name="T520">Pavou</text:span><text:span text:style-name="T750">k</text:span><text:span text:style-name="T784">a</text:span><text:span text:style-name="T520"> v⁠ </text:span><text:span text:style-name="T517">C4.</text:span></text:p>
            </text:list-item>
            <text:list-item>
              <text:p text:style-name="P820"><text:span text:style-name="T520">Huňáči v⁠ </text:span><text:span text:style-name="T518">B</text:span><text:span text:style-name="T603">5</text:span><text:span text:style-name="T520"> utečou, stihnou ale odnést jen dvě koťata (každý jedno). </text:span><text:span text:style-name="T752">Zbylá tři koťata se udusí.</text:span></text:p>
            </text:list-item>
          </text:list>
        </text:list-item>
        <text:list-item>
          <text:p text:style-name="P820"><text:span text:style-name="T525">Mimik v⁠ </text:span><text:span text:style-name="T581">B10</text:span><text:span text:style-name="T525"> je magický tvor a⁠ nepotřebuje dýchat, takže jed mu nic neudělá. </text:span><text:span text:style-name="T526">To samé platí pro všechny sochy.</text:span></text:p>
        </text:list-item>
      </text:list>
      <text:p text:style-name="P63"><text:soft-page-break/></text:p>
      <text:p text:style-name="P276"/>
      <table:table table:name="Tabulka2" table:style-name="Tabulka2">
        <table:table-column table:style-name="Tabulka2.A"/>
        <table:table-column table:style-name="Tabulka2.B"/>
        <table:table-row>
          <table:table-cell table:style-name="Tabulka2.A1" table:number-columns-spanned="2" office:value-type="string">
            <text:p text:style-name="P289">Prodejní cena předmětů</text:p>
          </table:table-cell>
          <table:covered-table-cell/>
        </table:table-row>
        <table:table-row>
          <table:table-cell table:style-name="Tabulka2.A2" office:value-type="string">
            <text:p text:style-name="P303">zlatá soška žáby</text:p>
          </table:table-cell>
          <table:table-cell table:style-name="Tabulka2.A2" office:value-type="string">
            <text:p text:style-name="P323">15 zl</text:p>
          </table:table-cell>
        </table:table-row>
        <table:table-row>
          <table:table-cell table:style-name="Tabulka2.A2" office:value-type="string">
            <text:p text:style-name="P370">smaragdový náhrdelník</text:p>
          </table:table-cell>
          <table:table-cell table:style-name="Tabulka2.A2" office:value-type="string">
            <text:p text:style-name="P369">8 zl</text:p>
          </table:table-cell>
        </table:table-row>
        <table:table-row>
          <table:table-cell table:style-name="Tabulka2.A2" office:value-type="string">
            <text:p text:style-name="P371"/>
          </table:table-cell>
          <table:table-cell table:style-name="Tabulka2.A2" office:value-type="string">
            <text:p text:style-name="P319"/>
          </table:table-cell>
        </table:table-row>
        <table:table-row>
          <table:table-cell table:style-name="Tabulka2.A2" office:value-type="string">
            <text:p text:style-name="P371"/>
          </table:table-cell>
          <table:table-cell table:style-name="Tabulka2.A2" office:value-type="string">
            <text:p text:style-name="P319"/>
          </table:table-cell>
        </table:table-row>
        <table:table-row>
          <table:table-cell table:style-name="Tabulka2.A2" office:value-type="string">
            <text:p text:style-name="P304">amulet s⁠ bojovníkem</text:p>
          </table:table-cell>
          <table:table-cell table:style-name="Tabulka2.A2" office:value-type="string">
            <text:p text:style-name="P306">1 zl</text:p>
          </table:table-cell>
        </table:table-row>
        <table:table-row>
          <table:table-cell table:style-name="Tabulka2.A2" office:value-type="string">
            <text:p text:style-name="P371">celta</text:p>
          </table:table-cell>
          <table:table-cell table:style-name="Tabulka2.A2" office:value-type="string">
            <text:p text:style-name="P319">5 st</text:p>
          </table:table-cell>
        </table:table-row>
        <table:table-row>
          <table:table-cell table:style-name="Tabulka2.A2" office:value-type="string">
            <text:p text:style-name="P304">čtvercová mince</text:p>
          </table:table-cell>
          <table:table-cell table:style-name="Tabulka2.A2" office:value-type="string">
            <text:p text:style-name="P308">5 st</text:p>
          </table:table-cell>
        </table:table-row>
        <table:table-row>
          <table:table-cell table:style-name="Tabulka2.A2" office:value-type="string">
            <text:p text:style-name="P304">dlouhý luk</text:p>
          </table:table-cell>
          <table:table-cell table:style-name="Tabulka2.A2" office:value-type="string">
            <text:p text:style-name="P308">1 zl</text:p>
          </table:table-cell>
        </table:table-row>
        <table:table-row>
          <table:table-cell table:style-name="Tabulka2.A2" office:value-type="string">
            <text:p text:style-name="P291">dřevěná krabička (obsah krabičky viz <text:span text:style-name="T296">povzbuzující droga</text:span>)</text:p>
          </table:table-cell>
          <table:table-cell table:style-name="Tabulka2.A2" office:value-type="string">
            <text:p text:style-name="P321">1 st</text:p>
          </table:table-cell>
        </table:table-row>
        <table:table-row>
          <table:table-cell table:style-name="Tabulka2.A2" office:value-type="string">
            <text:p text:style-name="P276">dřevěná miska</text:p>
          </table:table-cell>
          <table:table-cell table:style-name="Tabulka2.A2" office:value-type="string">
            <text:p text:style-name="P326">4 mk</text:p>
          </table:table-cell>
        </table:table-row>
        <table:table-row>
          <table:table-cell table:style-name="Tabulka2.A2" office:value-type="string">
            <text:p text:style-name="P276">dřevěný pohár</text:p>
          </table:table-cell>
          <table:table-cell table:style-name="Tabulka2.A2" office:value-type="string">
            <text:p text:style-name="P326">5 mk</text:p>
          </table:table-cell>
        </table:table-row>
        <table:table-row>
          <table:table-cell table:style-name="Tabulka2.A2" office:value-type="string">
            <text:p text:style-name="P276">dřez</text:p>
          </table:table-cell>
          <table:table-cell table:style-name="Tabulka2.A2" office:value-type="string">
            <text:p text:style-name="P328">1 st</text:p>
          </table:table-cell>
        </table:table-row>
        <table:table-row>
          <table:table-cell table:style-name="Tabulka2.A2" office:value-type="string">
            <text:p text:style-name="P304">dvojruční kyj</text:p>
          </table:table-cell>
          <table:table-cell table:style-name="Tabulka2.A2" office:value-type="string">
            <text:p text:style-name="P310">4 mk</text:p>
          </table:table-cell>
        </table:table-row>
        <table:table-row>
          <table:table-cell table:style-name="Tabulka2.A2" office:value-type="string">
            <text:p text:style-name="P304">dýka</text:p>
          </table:table-cell>
          <table:table-cell table:style-name="Tabulka2.A2" office:value-type="string">
            <text:p text:style-name="P311">5 st</text:p>
          </table:table-cell>
        </table:table-row>
        <table:table-row>
          <table:table-cell table:style-name="Tabulka2.A2" office:value-type="string">
            <text:p text:style-name="P304">elfská dýka</text:p>
          </table:table-cell>
          <table:table-cell table:style-name="Tabulka2.A2" office:value-type="string">
            <text:p text:style-name="P312">1 zl</text:p>
          </table:table-cell>
        </table:table-row>
        <table:table-row>
          <table:table-cell table:style-name="Tabulka2.A2" office:value-type="string">
            <text:p text:style-name="P304">elfská lyra</text:p>
          </table:table-cell>
          <table:table-cell table:style-name="Tabulka2.A2" office:value-type="string">
            <text:p text:style-name="P313">10 zl</text:p>
          </table:table-cell>
        </table:table-row>
        <table:table-row>
          <table:table-cell table:style-name="Tabulka2.A2" office:value-type="string">
            <text:p text:style-name="P330">elfský amulet</text:p>
          </table:table-cell>
          <table:table-cell table:style-name="Tabulka2.A2" office:value-type="string">
            <text:p text:style-name="P292"><text:span text:style-name="T1153">1</text:span>k6 st</text:p>
          </table:table-cell>
        </table:table-row>
        <table:table-row>
          <table:table-cell table:style-name="Tabulka2.A2" office:value-type="string">
            <text:p text:style-name="P304">elfský meč</text:p>
          </table:table-cell>
          <table:table-cell table:style-name="Tabulka2.A2" office:value-type="string">
            <text:p text:style-name="P314">3 zl</text:p>
          </table:table-cell>
        </table:table-row>
        <table:table-row>
          <table:table-cell table:style-name="Tabulka2.A2" office:value-type="string">
            <text:p text:style-name="P371">flétna</text:p>
          </table:table-cell>
          <table:table-cell table:style-name="Tabulka2.A2" office:value-type="string">
            <text:p text:style-name="P331">2 st</text:p>
          </table:table-cell>
        </table:table-row>
        <table:table-row>
          <table:table-cell table:style-name="Tabulka2.A2" office:value-type="string">
            <text:p text:style-name="P276">formy na svíčky</text:p>
          </table:table-cell>
          <table:table-cell table:style-name="Tabulka2.A2" office:value-type="string">
            <text:p text:style-name="P328">2 mk</text:p>
          </table:table-cell>
        </table:table-row>
        <table:table-row>
          <table:table-cell table:style-name="Tabulka2.A2" office:value-type="string">
            <text:p text:style-name="P304">horský křišťál</text:p>
          </table:table-cell>
          <table:table-cell table:style-name="Tabulka2.A2" office:value-type="string">
            <text:p text:style-name="P315">5 st</text:p>
          </table:table-cell>
        </table:table-row>
        <table:table-row>
          <table:table-cell table:style-name="Tabulka2.A2" office:value-type="string">
            <text:p text:style-name="P276">hrací kostky</text:p>
          </table:table-cell>
          <table:table-cell table:style-name="Tabulka2.A2" office:value-type="string">
            <text:p text:style-name="P328">3 mk</text:p>
          </table:table-cell>
        </table:table-row>
        <table:table-row>
          <table:table-cell table:style-name="Tabulka2.A2" office:value-type="string">
            <text:p text:style-name="P371">hrst klínků</text:p>
          </table:table-cell>
          <table:table-cell table:style-name="Tabulka2.A2" office:value-type="string">
            <text:p text:style-name="P332">1 st</text:p>
          </table:table-cell>
        </table:table-row>
        <table:table-row>
          <table:table-cell table:style-name="Tabulka2.A2" office:value-type="string">
            <text:p text:style-name="P276">jed obřího pavouka (1 dávka)</text:p>
          </table:table-cell>
          <table:table-cell table:style-name="Tabulka2.A2" office:value-type="string">
            <text:p text:style-name="P333">1 zl</text:p>
          </table:table-cell>
        </table:table-row>
        <table:table-row>
          <table:table-cell table:style-name="Tabulka2.A2" office:value-type="string">
            <text:p text:style-name="P277">jednoruční kyj</text:p>
          </table:table-cell>
          <table:table-cell table:style-name="Tabulka2.A2" office:value-type="string">
            <text:p text:style-name="P334">2 mk</text:p>
          </table:table-cell>
        </table:table-row>
        <table:table-row>
          <table:table-cell table:style-name="Tabulka2.A2" office:value-type="string">
            <text:p text:style-name="P304">kamenická palice</text:p>
          </table:table-cell>
          <table:table-cell table:style-name="Tabulka2.A2" office:value-type="string">
            <text:p text:style-name="P316">2 st</text:p>
          </table:table-cell>
        </table:table-row>
        <table:table-row>
          <table:table-cell table:style-name="Tabulka2.A2" office:value-type="string">
            <text:p text:style-name="P304">kamenická špice</text:p>
          </table:table-cell>
          <table:table-cell table:style-name="Tabulka2.A2" office:value-type="string">
            <text:p text:style-name="P316">2 st</text:p>
          </table:table-cell>
        </table:table-row>
        <text:soft-page-break/>
        <table:table-row>
          <table:table-cell table:style-name="Tabulka2.A2" office:value-type="string">
            <text:p text:style-name="P304">kamenické dláto</text:p>
          </table:table-cell>
          <table:table-cell table:style-name="Tabulka2.A2" office:value-type="string">
            <text:p text:style-name="P316">2 st</text:p>
          </table:table-cell>
        </table:table-row>
        <table:table-row>
          <table:table-cell table:style-name="Tabulka2.A2" office:value-type="string">
            <text:p text:style-name="P304">kamenná palice</text:p>
          </table:table-cell>
          <table:table-cell table:style-name="Tabulka2.A2" office:value-type="string">
            <text:p text:style-name="P317"><text:span text:style-name="T1157">3</text:span> mk</text:p>
          </table:table-cell>
        </table:table-row>
        <table:table-row>
          <table:table-cell table:style-name="Tabulka2.A2" office:value-type="string">
            <text:p text:style-name="P276"><text:span text:style-name="T1588">k</text:span>aramelov<text:span text:style-name="T1588">é</text:span> bombóny</text:p>
          </table:table-cell>
          <table:table-cell table:style-name="Tabulka2.A2" office:value-type="string">
            <text:p text:style-name="P328">1 mk</text:p>
          </table:table-cell>
        </table:table-row>
        <table:table-row>
          <table:table-cell table:style-name="Tabulka2.A2" office:value-type="string">
            <text:p text:style-name="P371">keramická miska</text:p>
          </table:table-cell>
          <table:table-cell table:style-name="Tabulka2.A2" office:value-type="string">
            <text:p text:style-name="P336">1 st</text:p>
          </table:table-cell>
        </table:table-row>
        <table:table-row>
          <table:table-cell table:style-name="Tabulka2.A2" office:value-type="string">
            <text:p text:style-name="P371">keramický talíř</text:p>
          </table:table-cell>
          <table:table-cell table:style-name="Tabulka2.A2" office:value-type="string">
            <text:p text:style-name="P336">1 st</text:p>
          </table:table-cell>
        </table:table-row>
        <table:table-row>
          <table:table-cell table:style-name="Tabulka2.A2" office:value-type="string">
            <text:p text:style-name="P371">kleště</text:p>
          </table:table-cell>
          <table:table-cell table:style-name="Tabulka2.A2" office:value-type="string">
            <text:p text:style-name="P337"><text:span text:style-name="T1032">2</text:span> st</text:p>
          </table:table-cell>
        </table:table-row>
        <table:table-row>
          <table:table-cell table:style-name="Tabulka2.A2" office:value-type="string">
            <text:p text:style-name="P339">kovářské kladivo</text:p>
          </table:table-cell>
          <table:table-cell table:style-name="Tabulka2.A2" office:value-type="string">
            <text:p text:style-name="P338">5 st</text:p>
          </table:table-cell>
        </table:table-row>
        <table:table-row>
          <table:table-cell table:style-name="Tabulka2.A2" office:value-type="string">
            <text:p text:style-name="P276">kovový kelímek</text:p>
          </table:table-cell>
          <table:table-cell table:style-name="Tabulka2.A2" office:value-type="string">
            <text:p text:style-name="P328">1 st</text:p>
          </table:table-cell>
        </table:table-row>
        <table:table-row>
          <table:table-cell table:style-name="Tabulka2.A2" office:value-type="string">
            <text:p text:style-name="P371">kožené pouzdro na svitky</text:p>
          </table:table-cell>
          <table:table-cell table:style-name="Tabulka2.A2" office:value-type="string">
            <text:p text:style-name="P340"><text:span text:style-name="T1595">6</text:span> <text:span text:style-name="T1595">mk</text:span></text:p>
          </table:table-cell>
        </table:table-row>
        <table:table-row>
          <table:table-cell table:style-name="Tabulka2.A2" office:value-type="string">
            <text:p text:style-name="P342">krátký luk</text:p>
          </table:table-cell>
          <table:table-cell table:style-name="Tabulka2.A2" office:value-type="string">
            <text:p text:style-name="P341">3 st</text:p>
          </table:table-cell>
        </table:table-row>
        <table:table-row>
          <table:table-cell table:style-name="Tabulka2.A2" office:value-type="string">
            <text:p text:style-name="P371">kružítko</text:p>
          </table:table-cell>
          <table:table-cell table:style-name="Tabulka2.A2" office:value-type="string">
            <text:p text:style-name="P343"><text:span text:style-name="T1032">2</text:span> st</text:p>
          </table:table-cell>
        </table:table-row>
        <table:table-row>
          <table:table-cell table:style-name="Tabulka2.A2" office:value-type="string">
            <text:p text:style-name="P276">křesadlo</text:p>
          </table:table-cell>
          <table:table-cell table:style-name="Tabulka2.A2" office:value-type="string">
            <text:p text:style-name="P328"><text:span text:style-name="T1595">2</text:span> mk</text:p>
          </table:table-cell>
        </table:table-row>
        <table:table-row>
          <table:table-cell table:style-name="Tabulka2.A2" office:value-type="string">
            <text:p text:style-name="P276">kuchyňské náčiní <text:span text:style-name="T1588">(dohromady)</text:span></text:p>
          </table:table-cell>
          <table:table-cell table:style-name="Tabulka2.A2" office:value-type="string">
            <text:p text:style-name="P328">2 st</text:p>
          </table:table-cell>
        </table:table-row>
        <table:table-row>
          <table:table-cell table:style-name="Tabulka2.A2" office:value-type="string">
            <text:p text:style-name="P330">kulový blesk</text:p>
          </table:table-cell>
          <table:table-cell table:style-name="Tabulka2.A2" office:value-type="string">
            <text:p text:style-name="P292"><text:span text:style-name="T1153">1</text:span>k6 st</text:p>
          </table:table-cell>
        </table:table-row>
        <table:table-row>
          <table:table-cell table:style-name="Tabulka2.A2" office:value-type="string">
            <text:p text:style-name="P371">kvalitní cestovní oblečení</text:p>
          </table:table-cell>
          <table:table-cell table:style-name="Tabulka2.A2" office:value-type="string">
            <text:p text:style-name="P344">2,5 zl</text:p>
          </table:table-cell>
        </table:table-row>
        <table:table-row>
          <table:table-cell table:style-name="Tabulka2.A2" office:value-type="string">
            <text:p text:style-name="P335">kyj</text:p>
          </table:table-cell>
          <table:table-cell table:style-name="Tabulka2.A2" office:value-type="string">
            <text:p text:style-name="P334">2 mk</text:p>
          </table:table-cell>
        </table:table-row>
        <table:table-row>
          <table:table-cell table:style-name="Tabulka2.A2" office:value-type="string">
            <text:p text:style-name="P276">lano (5 metrů)</text:p>
          </table:table-cell>
          <table:table-cell table:style-name="Tabulka2.A2" office:value-type="string">
            <text:p text:style-name="P274">2 st</text:p>
          </table:table-cell>
        </table:table-row>
        <table:table-row>
          <table:table-cell table:style-name="Tabulka2.A2" office:value-type="string">
            <text:p text:style-name="P371">léčitelské potřeby</text:p>
          </table:table-cell>
          <table:table-cell table:style-name="Tabulka2.A2" office:value-type="string">
            <text:p text:style-name="P345">5 st</text:p>
          </table:table-cell>
        </table:table-row>
        <table:table-row>
          <table:table-cell table:style-name="Tabulka2.A2" office:value-type="string">
            <text:p text:style-name="P371">lehká orkská zbroj</text:p>
          </table:table-cell>
          <table:table-cell table:style-name="Tabulka2.A2" office:value-type="string">
            <text:p text:style-name="P346">4 st</text:p>
          </table:table-cell>
        </table:table-row>
        <table:table-row>
          <table:table-cell table:style-name="Tabulka2.A2" office:value-type="string">
            <text:p text:style-name="P348">lehká zbroj</text:p>
          </table:table-cell>
          <table:table-cell table:style-name="Tabulka2.A2" office:value-type="string">
            <text:p text:style-name="P347">2 zl</text:p>
          </table:table-cell>
        </table:table-row>
        <table:table-row>
          <table:table-cell table:style-name="Tabulka2.A2" office:value-type="string">
            <text:p text:style-name="P330">lektvar ohnivého dechu</text:p>
          </table:table-cell>
          <table:table-cell table:style-name="Tabulka2.A2" office:value-type="string">
            <text:p text:style-name="P292"><text:span text:style-name="T1153">1</text:span>k6 st</text:p>
          </table:table-cell>
        </table:table-row>
        <table:table-row>
          <table:table-cell table:style-name="Tabulka2.A2" office:value-type="string">
            <text:p text:style-name="P330"><text:span text:style-name="T1551">l</text:span>ektvar <text:span text:style-name="T1551">regenerace</text:span></text:p>
          </table:table-cell>
          <table:table-cell table:style-name="Tabulka2.A2" office:value-type="string">
            <text:p text:style-name="P292"><text:span text:style-name="T1153">1</text:span>k6 zl</text:p>
          </table:table-cell>
        </table:table-row>
        <table:table-row>
          <table:table-cell table:style-name="Tabulka2.A2" office:value-type="string">
            <text:p text:style-name="P276">lojové sví<text:span text:style-name="T1588">čky</text:span> <text:span text:style-name="T1588">(na 1 den svícení)</text:span></text:p>
          </table:table-cell>
          <table:table-cell table:style-name="Tabulka2.A2" office:value-type="string">
            <text:p text:style-name="P328">4 st</text:p>
          </table:table-cell>
        </table:table-row>
        <table:table-row>
          <table:table-cell table:style-name="Tabulka2.A2" office:value-type="string">
            <text:p text:style-name="P276"><text:span text:style-name="T1597">l</text:span>ucerna <text:span text:style-name="T1597">(na svíci)</text:span></text:p>
          </table:table-cell>
          <table:table-cell table:style-name="Tabulka2.A2" office:value-type="string">
            <text:p text:style-name="P274">1 st</text:p>
          </table:table-cell>
        </table:table-row>
        <table:table-row>
          <table:table-cell table:style-name="Tabulka2.A2" office:value-type="string">
            <text:p text:style-name="P371">malá kovadlina</text:p>
          </table:table-cell>
          <table:table-cell table:style-name="Tabulka2.A2" office:value-type="string">
            <text:p text:style-name="P349">5 st</text:p>
          </table:table-cell>
        </table:table-row>
        <table:table-row>
          <table:table-cell table:style-name="Tabulka2.A2" office:value-type="string">
            <text:p text:style-name="P371">malý železný vozík</text:p>
          </table:table-cell>
          <table:table-cell table:style-name="Tabulka2.A2" office:value-type="string">
            <text:p text:style-name="P349">5 st</text:p>
          </table:table-cell>
        </table:table-row>
        <table:table-row>
          <table:table-cell table:style-name="Tabulka2.A2" office:value-type="string">
            <text:p text:style-name="P329">mast na popáleniny</text:p>
          </table:table-cell>
          <table:table-cell table:style-name="Tabulka2.A2" office:value-type="string">
            <text:p text:style-name="P292"><text:span text:style-name="T1153">1</text:span>k6 zl</text:p>
          </table:table-cell>
        </table:table-row>
        <table:table-row>
          <table:table-cell table:style-name="Tabulka2.A2" office:value-type="string">
            <text:p text:style-name="P294">meč</text:p>
          </table:table-cell>
          <table:table-cell table:style-name="Tabulka2.A2" office:value-type="string">
            <text:p text:style-name="P293">1 zl, 5 st</text:p>
          </table:table-cell>
        </table:table-row>
        <table:table-row>
          <table:table-cell table:style-name="Tabulka2.A2" office:value-type="string">
            <text:p text:style-name="P276">měděná trubka s páčkou</text:p>
          </table:table-cell>
          <table:table-cell table:style-name="Tabulka2.A2" office:value-type="string">
            <text:p text:style-name="P328">5 st</text:p>
          </table:table-cell>
        </table:table-row>
        <table:table-row>
          <table:table-cell table:style-name="Tabulka2.A2" office:value-type="string">
            <text:p text:style-name="P276">měch na vodu</text:p>
          </table:table-cell>
          <table:table-cell table:style-name="Tabulka2.A2" office:value-type="string">
            <text:p text:style-name="P350"><text:span text:style-name="T1593">3</text:span> mk</text:p>
          </table:table-cell>
        </table:table-row>
        <table:table-row>
          <table:table-cell table:style-name="Tabulka2.A2" office:value-type="string">
            <text:p text:style-name="P276">měch s⁠ pálenkou</text:p>
          </table:table-cell>
          <table:table-cell table:style-name="Tabulka2.A2" office:value-type="string">
            <text:p text:style-name="P351">1 st</text:p>
          </table:table-cell>
        </table:table-row>
        <text:soft-page-break/>
        <table:table-row>
          <table:table-cell table:style-name="Tabulka2.A2" office:value-type="string">
            <text:p text:style-name="P371">mosazný svícen</text:p>
          </table:table-cell>
          <table:table-cell table:style-name="Tabulka2.A2" office:value-type="string">
            <text:p text:style-name="P352">5 st</text:p>
          </table:table-cell>
        </table:table-row>
        <table:table-row>
          <table:table-cell table:style-name="Tabulka2.A2" office:value-type="string">
            <text:p text:style-name="P330">nabíjecí rukavice</text:p>
          </table:table-cell>
          <table:table-cell table:style-name="Tabulka2.A2" office:value-type="string">
            <text:p text:style-name="P292"><text:span text:style-name="T1153">1</text:span>k6 st</text:p>
          </table:table-cell>
        </table:table-row>
        <table:table-row>
          <table:table-cell table:style-name="Tabulka2.A2" office:value-type="string">
            <text:p text:style-name="P276">nádobí a příbor<text:span text:style-name="T1588">y (1 sada)</text:span></text:p>
          </table:table-cell>
          <table:table-cell table:style-name="Tabulka2.A2" office:value-type="string">
            <text:p text:style-name="P328">1 st</text:p>
          </table:table-cell>
        </table:table-row>
        <table:table-row>
          <table:table-cell table:style-name="Tabulka2.A2" office:value-type="string">
            <text:p text:style-name="P278">náhrdelník z polodrahokamů</text:p>
          </table:table-cell>
          <table:table-cell table:style-name="Tabulka2.A2" office:value-type="string">
            <text:p text:style-name="P353">1 zl</text:p>
          </table:table-cell>
        </table:table-row>
        <table:table-row>
          <table:table-cell table:style-name="Tabulka2.A2" office:value-type="string">
            <text:p text:style-name="P280">náušnice s perlou</text:p>
          </table:table-cell>
          <table:table-cell table:style-name="Tabulka2.A2" office:value-type="string">
            <text:p text:style-name="P354">1 zl</text:p>
          </table:table-cell>
        </table:table-row>
        <table:table-row>
          <table:table-cell table:style-name="Tabulka2.A2" office:value-type="string">
            <text:p text:style-name="P371">nůžky</text:p>
          </table:table-cell>
          <table:table-cell table:style-name="Tabulka2.A2" office:value-type="string">
            <text:p text:style-name="P355"><text:span text:style-name="T1032">2</text:span> st</text:p>
          </table:table-cell>
        </table:table-row>
        <table:table-row>
          <table:table-cell table:style-name="Tabulka2.A2" office:value-type="string">
            <text:p text:style-name="P281"><text:span text:style-name="T1590">o</text:span>braz<text:span text:style-name="T1553"> (z⁠ místnosti C15)</text:span></text:p>
          </table:table-cell>
          <table:table-cell table:style-name="Tabulka2.A2" office:value-type="string">
            <text:p text:style-name="P356">2 zl</text:p>
          </table:table-cell>
        </table:table-row>
        <table:table-row>
          <table:table-cell table:style-name="Tabulka2.A2" office:value-type="string">
            <text:p text:style-name="P330">očarování rukavic</text:p>
          </table:table-cell>
          <table:table-cell table:style-name="Tabulka2.A2" office:value-type="string">
            <text:p text:style-name="P292"><text:span text:style-name="T1153">1</text:span>k6 st</text:p>
          </table:table-cell>
        </table:table-row>
        <table:table-row>
          <table:table-cell table:style-name="Tabulka2.A2" office:value-type="string">
            <text:p text:style-name="P296">orkský štít</text:p>
          </table:table-cell>
          <table:table-cell table:style-name="Tabulka2.A2" office:value-type="string">
            <text:p text:style-name="P295">4 st</text:p>
          </table:table-cell>
        </table:table-row>
        <table:table-row>
          <table:table-cell table:style-name="Tabulka2.A2" office:value-type="string">
            <text:p text:style-name="P298">pazourkový nůž</text:p>
          </table:table-cell>
          <table:table-cell table:style-name="Tabulka2.A2" office:value-type="string">
            <text:p text:style-name="P297">2 mk</text:p>
          </table:table-cell>
        </table:table-row>
        <table:table-row>
          <table:table-cell table:style-name="Tabulka2.A2" office:value-type="string">
            <text:p text:style-name="P371">pemrlice</text:p>
          </table:table-cell>
          <table:table-cell table:style-name="Tabulka2.A2" office:value-type="string">
            <text:p text:style-name="P358"><text:span text:style-name="T1032">2</text:span> st</text:p>
          </table:table-cell>
        </table:table-row>
        <table:table-row>
          <table:table-cell table:style-name="Tabulka2.A2" office:value-type="string">
            <text:p text:style-name="P371">pilník</text:p>
          </table:table-cell>
          <table:table-cell table:style-name="Tabulka2.A2" office:value-type="string">
            <text:p text:style-name="P337"><text:span text:style-name="T1032">2</text:span> st</text:p>
          </table:table-cell>
        </table:table-row>
        <table:table-row>
          <table:table-cell table:style-name="Tabulka2.A2" office:value-type="string">
            <text:p text:style-name="P371">potrhaný měšťanský <text:span text:style-name="T1588">oděv</text:span></text:p>
          </table:table-cell>
          <table:table-cell table:style-name="Tabulka2.A2" office:value-type="string">
            <text:p text:style-name="P359">1 zl</text:p>
          </table:table-cell>
        </table:table-row>
        <table:table-row>
          <table:table-cell table:style-name="Tabulka2.A2" office:value-type="string">
            <text:p text:style-name="P276">pouzdro na svitky</text:p>
          </table:table-cell>
          <table:table-cell table:style-name="Tabulka2.A2" office:value-type="string">
            <text:p text:style-name="P328">1 st</text:p>
          </table:table-cell>
        </table:table-row>
        <table:table-row>
          <table:table-cell table:style-name="Tabulka2.A2" office:value-type="string">
            <text:p text:style-name="P304"><text:span text:style-name="T786">povzbuzující droga</text:span><text:span text:style-name="T606"> </text:span><text:span text:style-name="T607">(</text:span><text:span text:style-name="T786">1 </text:span><text:span text:style-name="T787">dávka</text:span><text:span text:style-name="T607">)</text:span></text:p>
          </table:table-cell>
          <table:table-cell table:style-name="Tabulka2.A2" office:value-type="string">
            <text:p text:style-name="P360"><text:span text:style-name="T1156">4</text:span><text:span text:style-name="T1033"> </text:span><text:span text:style-name="T294">st</text:span></text:p>
          </table:table-cell>
        </table:table-row>
        <table:table-row>
          <table:table-cell table:style-name="Tabulka2.A2" office:value-type="string">
            <text:p text:style-name="P371">průbojník</text:p>
          </table:table-cell>
          <table:table-cell table:style-name="Tabulka2.A2" office:value-type="string">
            <text:p text:style-name="P337"><text:span text:style-name="T1032">2</text:span> st</text:p>
          </table:table-cell>
        </table:table-row>
        <table:table-row>
          <table:table-cell table:style-name="Tabulka2.A2" office:value-type="string">
            <text:p text:style-name="P330">přenos myšlenek</text:p>
          </table:table-cell>
          <table:table-cell table:style-name="Tabulka2.A2" office:value-type="string">
            <text:p text:style-name="P292"><text:span text:style-name="T1153">1</text:span>k6 st</text:p>
          </table:table-cell>
        </table:table-row>
        <table:table-row>
          <table:table-cell table:style-name="Tabulka2.A2" office:value-type="string">
            <text:p text:style-name="P300">přesýpací hodiny</text:p>
          </table:table-cell>
          <table:table-cell table:style-name="Tabulka2.A2" office:value-type="string">
            <text:p text:style-name="P299">2 zl</text:p>
          </table:table-cell>
        </table:table-row>
        <table:table-row>
          <table:table-cell table:style-name="Tabulka2.A2" office:value-type="string">
            <text:p text:style-name="P371">rydlo</text:p>
          </table:table-cell>
          <table:table-cell table:style-name="Tabulka2.A2" office:value-type="string">
            <text:p text:style-name="P355"><text:span text:style-name="T1032">2</text:span> st</text:p>
          </table:table-cell>
        </table:table-row>
        <table:table-row>
          <table:table-cell table:style-name="Tabulka2.A2" office:value-type="string">
            <text:p text:style-name="P371">sada mosazných příborů</text:p>
          </table:table-cell>
          <table:table-cell table:style-name="Tabulka2.A2" office:value-type="string">
            <text:p text:style-name="P361">1 st</text:p>
          </table:table-cell>
        </table:table-row>
        <table:table-row>
          <table:table-cell table:style-name="Tabulka2.A2" office:value-type="string">
            <text:p text:style-name="P330">sérotvorný flakón</text:p>
          </table:table-cell>
          <table:table-cell table:style-name="Tabulka2.A2" office:value-type="string">
            <text:p text:style-name="P292"><text:span text:style-name="T1153">1</text:span>k6 st</text:p>
          </table:table-cell>
        </table:table-row>
        <table:table-row>
          <table:table-cell table:style-name="Tabulka2.A2" office:value-type="string">
            <text:p text:style-name="P276">skicy soch</text:p>
          </table:table-cell>
          <table:table-cell table:style-name="Tabulka2.A2" office:value-type="string">
            <text:p text:style-name="P328">2 st</text:p>
          </table:table-cell>
        </table:table-row>
        <table:table-row>
          <table:table-cell table:style-name="Tabulka2.A2" office:value-type="string">
            <text:p text:style-name="P282">stříbrná nit</text:p>
          </table:table-cell>
          <table:table-cell table:style-name="Tabulka2.A2" office:value-type="string">
            <text:p text:style-name="P362">1 zl</text:p>
          </table:table-cell>
        </table:table-row>
        <table:table-row>
          <table:table-cell table:style-name="Tabulka2.A2" office:value-type="string">
            <text:p text:style-name="P282">stříbrný inkoust</text:p>
          </table:table-cell>
          <table:table-cell table:style-name="Tabulka2.A2" office:value-type="string">
            <text:p text:style-name="P362">2 zl</text:p>
          </table:table-cell>
        </table:table-row>
        <table:table-row>
          <table:table-cell table:style-name="Tabulka2.A2" office:value-type="string">
            <text:p text:style-name="P276">sušen<text:span text:style-name="T1591">é </text:span>mas<text:span text:style-name="T1591">o (na týden)</text:span></text:p>
          </table:table-cell>
          <table:table-cell table:style-name="Tabulka2.A2" office:value-type="string">
            <text:p text:style-name="P328">5 mk</text:p>
          </table:table-cell>
        </table:table-row>
        <table:table-row>
          <table:table-cell table:style-name="Tabulka2.A2" office:value-type="string">
            <text:p text:style-name="P371">šalírka</text:p>
          </table:table-cell>
          <table:table-cell table:style-name="Tabulka2.A2" office:value-type="string">
            <text:p text:style-name="P358"><text:span text:style-name="T1032">2</text:span> st</text:p>
          </table:table-cell>
        </table:table-row>
        <table:table-row>
          <table:table-cell table:style-name="Tabulka2.A2" office:value-type="string">
            <text:p text:style-name="P276"><text:span text:style-name="T1594">š</text:span>íp</text:p>
          </table:table-cell>
          <table:table-cell table:style-name="Tabulka2.A2" office:value-type="string">
            <text:p text:style-name="P328">1 mk</text:p>
          </table:table-cell>
        </table:table-row>
        <table:table-row>
          <table:table-cell table:style-name="Tabulka2.A2" office:value-type="string">
            <text:p text:style-name="P371">špachtle</text:p>
          </table:table-cell>
          <table:table-cell table:style-name="Tabulka2.A2" office:value-type="string">
            <text:p text:style-name="P355"><text:span text:style-name="T1032">2</text:span> st</text:p>
          </table:table-cell>
        </table:table-row>
        <table:table-row>
          <table:table-cell table:style-name="Tabulka2.A2" office:value-type="string">
            <text:p text:style-name="P276">torna</text:p>
          </table:table-cell>
          <table:table-cell table:style-name="Tabulka2.A2" office:value-type="string">
            <text:p text:style-name="P326">1 st</text:p>
          </table:table-cell>
        </table:table-row>
        <table:table-row>
          <table:table-cell table:style-name="Tabulka2.A2" office:value-type="string">
            <text:p text:style-name="P371">toulec</text:p>
          </table:table-cell>
          <table:table-cell table:style-name="Tabulka2.A2" office:value-type="string">
            <text:p text:style-name="P345">1 st</text:p>
          </table:table-cell>
        </table:table-row>
        <table:table-row>
          <table:table-cell table:style-name="Tabulka2.A2" office:value-type="string">
            <text:p text:style-name="P371">trojramenný mosazný svícen</text:p>
          </table:table-cell>
          <table:table-cell table:style-name="Tabulka2.A2" office:value-type="string">
            <text:p text:style-name="P363"><text:span text:style-name="T1155">1</text:span> zl</text:p>
          </table:table-cell>
        </table:table-row>
        <text:soft-page-break/>
        <table:table-row>
          <table:table-cell table:style-name="Tabulka2.A2" office:value-type="string">
            <text:p text:style-name="P276">trvanlivé jídlo <text:span text:style-name="T1588">(na týden)</text:span></text:p>
          </table:table-cell>
          <table:table-cell table:style-name="Tabulka2.A2" office:value-type="string">
            <text:p text:style-name="P328">5 mk</text:p>
          </table:table-cell>
        </table:table-row>
        <table:table-row>
          <table:table-cell table:style-name="Tabulka2.A2" office:value-type="string">
            <text:p text:style-name="P276">vědro na vodu</text:p>
          </table:table-cell>
          <table:table-cell table:style-name="Tabulka2.A2" office:value-type="string">
            <text:p text:style-name="P328">3 mk</text:p>
          </table:table-cell>
        </table:table-row>
        <table:table-row>
          <table:table-cell table:style-name="Tabulka2.A2" office:value-type="string">
            <text:p text:style-name="P371">velký hrnec</text:p>
          </table:table-cell>
          <table:table-cell table:style-name="Tabulka2.A2" office:value-type="string">
            <text:p text:style-name="P364">4 st</text:p>
          </table:table-cell>
        </table:table-row>
        <table:table-row>
          <table:table-cell table:style-name="Tabulka2.A2" office:value-type="string">
            <text:p text:style-name="P371">velký kotel</text:p>
          </table:table-cell>
          <table:table-cell table:style-name="Tabulka2.A2" office:value-type="string">
            <text:p text:style-name="P364">6 st</text:p>
          </table:table-cell>
        </table:table-row>
        <table:table-row>
          <table:table-cell table:style-name="Tabulka2.A2" office:value-type="string">
            <text:p text:style-name="P283">vlčí mor <text:span text:style-name="T1154">(1 dávka)</text:span></text:p>
          </table:table-cell>
          <table:table-cell table:style-name="Tabulka2.A2" office:value-type="string">
            <text:p text:style-name="P365">5 st</text:p>
          </table:table-cell>
        </table:table-row>
        <table:table-row>
          <table:table-cell table:style-name="Tabulka2.A2" office:value-type="string">
            <text:p text:style-name="P371">voskov<text:span text:style-name="T1589">é</text:span> sví<text:span text:style-name="T1589">čky (na 1 den svícení)</text:span></text:p>
          </table:table-cell>
          <table:table-cell table:style-name="Tabulka2.A2" office:value-type="string">
            <text:p text:style-name="P355"><text:span text:style-name="T1589">8</text:span> st</text:p>
          </table:table-cell>
        </table:table-row>
        <table:table-row>
          <table:table-cell table:style-name="Tabulka2.A2" office:value-type="string">
            <text:p text:style-name="P276">vozík s kolečky</text:p>
          </table:table-cell>
          <table:table-cell table:style-name="Tabulka2.A2" office:value-type="string">
            <text:p text:style-name="P328">2 st</text:p>
          </table:table-cell>
        </table:table-row>
        <table:table-row>
          <table:table-cell table:style-name="Tabulka2.A2" office:value-type="string">
            <text:p text:style-name="P330">vzplanutí</text:p>
          </table:table-cell>
          <table:table-cell table:style-name="Tabulka2.A2" office:value-type="string">
            <text:p text:style-name="P292"><text:span text:style-name="T1153">1</text:span>k6 st</text:p>
          </table:table-cell>
        </table:table-row>
        <table:table-row>
          <table:table-cell table:style-name="Tabulka2.A2" office:value-type="string">
            <text:p text:style-name="P276"><text:span text:style-name="T1590">z</text:span>ámek z⁠ bytelných dveří<text:span text:style-name="T1555"> (bez klíče 10 st)</text:span></text:p>
          </table:table-cell>
          <table:table-cell table:style-name="Tabulka2.A2" office:value-type="string">
            <text:p text:style-name="P356">12 st</text:p>
          </table:table-cell>
        </table:table-row>
        <table:table-row>
          <table:table-cell table:style-name="Tabulka2.A2" office:value-type="string">
            <text:p text:style-name="P276"><text:span text:style-name="T1590">z</text:span>ámek z⁠ obyčejných dveří <text:span text:style-name="T1592">(bez klíče 6 st)</text:span></text:p>
          </table:table-cell>
          <table:table-cell table:style-name="Tabulka2.A2" office:value-type="string">
            <text:p text:style-name="P356">8 st</text:p>
          </table:table-cell>
        </table:table-row>
        <table:table-row>
          <table:table-cell table:style-name="Tabulka2.A2" office:value-type="string">
            <text:p text:style-name="P276">zámek z⁠ truhly – <text:span text:style-name="T1590">v</text:span>isací (bez klíče)</text:p>
          </table:table-cell>
          <table:table-cell table:style-name="Tabulka2.A2" office:value-type="string">
            <text:p text:style-name="P285">6 st</text:p>
          </table:table-cell>
        </table:table-row>
        <table:table-row>
          <table:table-cell table:style-name="Tabulka2.A2" office:value-type="string">
            <text:p text:style-name="P276">záme<text:span text:style-name="T1590">k </text:span>z⁠ truhly – <text:span text:style-name="T1590">v</text:span>nitřní (bez klíče)</text:p>
          </table:table-cell>
          <table:table-cell table:style-name="Tabulka2.A2" office:value-type="string">
            <text:p text:style-name="P285">6 st</text:p>
          </table:table-cell>
        </table:table-row>
        <table:table-row>
          <table:table-cell table:style-name="Tabulka2.A2" office:value-type="string">
            <text:p text:style-name="P280">zlaté náušnice</text:p>
          </table:table-cell>
          <table:table-cell table:style-name="Tabulka2.A2" office:value-type="string">
            <text:p text:style-name="P287">6 zl</text:p>
          </table:table-cell>
        </table:table-row>
        <table:table-row>
          <table:table-cell table:style-name="Tabulka2.A104" office:value-type="string">
            <text:p text:style-name="P371">zubák</text:p>
          </table:table-cell>
          <table:table-cell table:style-name="Tabulka2.A104" office:value-type="string">
            <text:p text:style-name="P358"><text:span text:style-name="T1032">2</text:span> st</text:p>
          </table:table-cell>
        </table:table-row>
      </table:table>
      <text:p text:style-name="P3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7</text:page-number></text:p>
      </style:header>
      <style:header-left>
        <text:p text:style-name="MP2"><text:page-number text:select-page="current">28</text:page-number></text:p>
      </style:header-left>
      <style:footer>
        <text:p text:style-name="MP3"><text:chapter text:display="name" text:outline-level="3"/></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1T12:28:29.997000000</dc:date>
    <meta:editing-cycles>14797</meta:editing-cycles>
    <meta:editing-duration>P41DT15H49M56S</meta:editing-duration>
    <meta:generator>LibreOffice/6.0.5.2$Windows_X86_64 LibreOffice_project/54c8cbb85f300ac59db32fe8a675ff7683cd5a16</meta:generator>
    <meta:print-date>2018-07-15T16:02:19.878000000</meta:print-date>
    <dc:creator>York </dc:creator>
    <meta:document-statistic meta:table-count="2" meta:image-count="0" meta:object-count="0" meta:page-count="94" meta:paragraph-count="1131" meta:word-count="15108" meta:character-count="83692" meta:non-whitespace-character-count="70776"/>
  </office:meta>
</office:document-meta>
</file>